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Learn" table:style-name="ta1" table:print="false">
        <table:table-column table:style-name="co1" table:number-columns-repeated="2" table:default-cell-style-name="Excel_20_Built-in_20_Normal"/>
        <table:table-row table:style-name="ro1">
          <table:table-cell office:value-type="string">
            <text:p>(70%-ENTRAINEMENT) Apports Liquides-Solide Barrage Sidi Aissa</text:p>
          </table:table-cell>
          <table:table-cell table:style-name="Default"/>
        </table:table-row>
        <table:table-row table:style-name="ro1">
          <table:table-cell office:value-type="string">
            <text:p>Apports Liquides Q-Solide C, Barrage Sidi Aissa RU160614 (70% =1418 observations)</text:p>
          </table:table-cell>
          <table:table-cell table:style-name="Default"/>
        </table:table-row>
        <table:table-row table:style-name="ro1">
          <table:table-cell office:value-type="string">
            <text:p>T</text:p>
          </table:table-cell>
          <table:table-cell office:value-type="string">
            <text:p>QL_CON</text:p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2.346">
            <text:p>2,346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float" office:value="1.718">
            <text:p>1,718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float" office:value="0.933">
            <text:p>0,933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0.776">
            <text:p>0,776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0.672">
            <text:p>0,672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0.567">
            <text:p>0,567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0.503">
            <text:p>0,503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float" office:value="0.408">
            <text:p>0,408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float" office:value="0.344">
            <text:p>0,344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float" office:value="0.122">
            <text:p>0,122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0.073">
            <text:p>0,073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27]+1" office:value-type="float" office:value="25">
            <text:p>25</text:p>
          </table:table-cell>
          <table:table-cell office:value-type="float" office:value="0.672">
            <text:p>0,672</text:p>
          </table:table-cell>
        </table:table-row>
        <table:table-row table:style-name="ro1">
          <table:table-cell table:formula="of:=[.A28]+1" office:value-type="float" office:value="26">
            <text:p>26</text:p>
          </table:table-cell>
          <table:table-cell office:value-type="float" office:value="0.881">
            <text:p>0,881</text:p>
          </table:table-cell>
        </table:table-row>
        <table:table-row table:style-name="ro1">
          <table:table-cell table:formula="of:=[.A29]+1" office:value-type="float" office:value="27">
            <text:p>27</text:p>
          </table:table-cell>
          <table:table-cell office:value-type="float" office:value="0.408">
            <text:p>0,408</text:p>
          </table:table-cell>
        </table:table-row>
        <table:table-row table:style-name="ro1">
          <table:table-cell table:formula="of:=[.A30]+1" office:value-type="float" office:value="28">
            <text:p>28</text:p>
          </table:table-cell>
          <table:table-cell office:value-type="float" office:value="0.312">
            <text:p>0,312</text:p>
          </table:table-cell>
        </table:table-row>
        <table:table-row table:style-name="ro1">
          <table:table-cell table:formula="of:=[.A31]+1" office:value-type="float" office:value="29">
            <text:p>29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32]+1" office:value-type="float" office:value="30">
            <text:p>30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33]+1" office:value-type="float" office:value="31">
            <text:p>31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34]+1" office:value-type="float" office:value="32">
            <text:p>32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35]+1" office:value-type="float" office:value="33">
            <text:p>33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36]+1" office:value-type="float" office:value="34">
            <text:p>34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37]+1" office:value-type="float" office:value="35">
            <text:p>35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38]+1" office:value-type="float" office:value="36">
            <text:p>36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39]+1" office:value-type="float" office:value="37">
            <text:p>37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40]+1" office:value-type="float" office:value="38">
            <text:p>38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41]+1" office:value-type="float" office:value="39">
            <text:p>39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2]+1" office:value-type="float" office:value="40">
            <text:p>40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3]+1" office:value-type="float" office:value="41">
            <text:p>41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4]+1" office:value-type="float" office:value="42">
            <text:p>42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45]+1" office:value-type="float" office:value="43">
            <text:p>43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6]+1" office:value-type="float" office:value="44">
            <text:p>44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7]+1" office:value-type="float" office:value="45">
            <text:p>45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48]+1" office:value-type="float" office:value="46">
            <text:p>46</text:p>
          </table:table-cell>
          <table:table-cell office:value-type="float" office:value="0.201">
            <text:p>0,201</text:p>
          </table:table-cell>
        </table:table-row>
        <table:table-row table:style-name="ro1">
          <table:table-cell table:formula="of:=[.A49]+1" office:value-type="float" office:value="47">
            <text:p>47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50]+1" office:value-type="float" office:value="48">
            <text:p>48</text:p>
          </table:table-cell>
          <table:table-cell office:value-type="float" office:value="0.201">
            <text:p>0,201</text:p>
          </table:table-cell>
        </table:table-row>
        <table:table-row table:style-name="ro1">
          <table:table-cell table:formula="of:=[.A51]+1" office:value-type="float" office:value="49">
            <text:p>49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52]+1" office:value-type="float" office:value="50">
            <text:p>50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53]+1" office:value-type="float" office:value="51">
            <text:p>51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54]+1" office:value-type="float" office:value="52">
            <text:p>52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table:formula="of:=[.A55]+1" office:value-type="float" office:value="53">
            <text:p>53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56]+1" office:value-type="float" office:value="54">
            <text:p>54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57]+1" office:value-type="float" office:value="55">
            <text:p>55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58]+1" office:value-type="float" office:value="56">
            <text:p>56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table:formula="of:=[.A59]+1" office:value-type="float" office:value="57">
            <text:p>57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60]+1" office:value-type="float" office:value="58">
            <text:p>58</text:p>
          </table:table-cell>
          <table:table-cell office:value-type="float" office:value="0.201">
            <text:p>0,201</text:p>
          </table:table-cell>
        </table:table-row>
        <table:table-row table:style-name="ro1">
          <table:table-cell table:formula="of:=[.A61]+1" office:value-type="float" office:value="59">
            <text:p>59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62]+1" office:value-type="float" office:value="60">
            <text:p>60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63]+1" office:value-type="float" office:value="61">
            <text:p>61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64]+1" office:value-type="float" office:value="62">
            <text:p>62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65]+1" office:value-type="float" office:value="63">
            <text:p>63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66]+1" office:value-type="float" office:value="64">
            <text:p>6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67]+1" office:value-type="float" office:value="65">
            <text:p>65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68]+1" office:value-type="float" office:value="66">
            <text:p>66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69]+1" office:value-type="float" office:value="67">
            <text:p>67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70]+1" office:value-type="float" office:value="68">
            <text:p>68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71]+1" office:value-type="float" office:value="69">
            <text:p>69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72]+1" office:value-type="float" office:value="70">
            <text:p>70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73]+1" office:value-type="float" office:value="71">
            <text:p>71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74]+1" office:value-type="float" office:value="72">
            <text:p>72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75]+1" office:value-type="float" office:value="73">
            <text:p>73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76]+1" office:value-type="float" office:value="74">
            <text:p>74</text:p>
          </table:table-cell>
          <table:table-cell office:value-type="float" office:value="0.232">
            <text:p>0,232</text:p>
          </table:table-cell>
        </table:table-row>
        <table:table-row table:style-name="ro1">
          <table:table-cell table:formula="of:=[.A77]+1" office:value-type="float" office:value="75">
            <text:p>75</text:p>
          </table:table-cell>
          <table:table-cell office:value-type="float" office:value="0.201">
            <text:p>0,201</text:p>
          </table:table-cell>
        </table:table-row>
        <table:table-row table:style-name="ro1">
          <table:table-cell table:formula="of:=[.A78]+1" office:value-type="float" office:value="76">
            <text:p>76</text:p>
          </table:table-cell>
          <table:table-cell office:value-type="float" office:value="0.137">
            <text:p>0,137</text:p>
          </table:table-cell>
        </table:table-row>
        <table:table-row table:style-name="ro1">
          <table:table-cell table:formula="of:=[.A79]+1" office:value-type="float" office:value="77">
            <text:p>77</text:p>
          </table:table-cell>
          <table:table-cell office:value-type="float" office:value="0.106">
            <text:p>0,106</text:p>
          </table:table-cell>
        </table:table-row>
        <table:table-row table:style-name="ro1">
          <table:table-cell table:formula="of:=[.A80]+1" office:value-type="float" office:value="78">
            <text:p>78</text:p>
          </table:table-cell>
          <table:table-cell office:value-type="float" office:value="0.073">
            <text:p>0,073</text:p>
          </table:table-cell>
        </table:table-row>
        <table:table-row table:style-name="ro1">
          <table:table-cell table:formula="of:=[.A81]+1" office:value-type="float" office:value="79">
            <text:p>79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table:formula="of:=[.A82]+1" office:value-type="float" office:value="80">
            <text:p>80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table:formula="of:=[.A83]+1" office:value-type="float" office:value="81">
            <text:p>81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84]+1" office:value-type="float" office:value="82">
            <text:p>82</text:p>
          </table:table-cell>
          <table:table-cell office:value-type="float" office:value="0.106">
            <text:p>0,106</text:p>
          </table:table-cell>
        </table:table-row>
        <table:table-row table:style-name="ro1">
          <table:table-cell table:formula="of:=[.A85]+1" office:value-type="float" office:value="83">
            <text:p>83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86]+1" office:value-type="float" office:value="84">
            <text:p>84</text:p>
          </table:table-cell>
          <table:table-cell office:value-type="float" office:value="0.064">
            <text:p>0,064</text:p>
          </table:table-cell>
        </table:table-row>
        <table:table-row table:style-name="ro1">
          <table:table-cell table:formula="of:=[.A87]+1" office:value-type="float" office:value="85">
            <text:p>85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88]+1" office:value-type="float" office:value="86">
            <text:p>86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table:formula="of:=[.A89]+1" office:value-type="float" office:value="87">
            <text:p>87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table:formula="of:=[.A90]+1" office:value-type="float" office:value="88">
            <text:p>88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table:formula="of:=[.A91]+1" office:value-type="float" office:value="89">
            <text:p>89</text:p>
          </table:table-cell>
          <table:table-cell office:value-type="float" office:value="8.88">
            <text:p>8,88</text:p>
          </table:table-cell>
        </table:table-row>
        <table:table-row table:style-name="ro1">
          <table:table-cell table:formula="of:=[.A92]+1" office:value-type="float" office:value="90">
            <text:p>90</text:p>
          </table:table-cell>
          <table:table-cell office:value-type="float" office:value="55.53">
            <text:p>55,53</text:p>
          </table:table-cell>
        </table:table-row>
        <table:table-row table:style-name="ro1">
          <table:table-cell table:formula="of:=[.A93]+1" office:value-type="float" office:value="91">
            <text:p>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94]+1" office:value-type="float" office:value="92">
            <text:p>92</text:p>
          </table:table-cell>
          <table:table-cell office:value-type="float" office:value="108.6">
            <text:p>108,6</text:p>
          </table:table-cell>
        </table:table-row>
        <table:table-row table:style-name="ro1">
          <table:table-cell table:formula="of:=[.A95]+1" office:value-type="float" office:value="93">
            <text:p>93</text:p>
          </table:table-cell>
          <table:table-cell office:value-type="float" office:value="94.8">
            <text:p>94,8</text:p>
          </table:table-cell>
        </table:table-row>
        <table:table-row table:style-name="ro1">
          <table:table-cell table:formula="of:=[.A96]+1" office:value-type="float" office:value="94">
            <text:p>94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table:formula="of:=[.A97]+1" office:value-type="float" office:value="95">
            <text:p>95</text:p>
          </table:table-cell>
          <table:table-cell office:value-type="float" office:value="100.2">
            <text:p>100,2</text:p>
          </table:table-cell>
        </table:table-row>
        <table:table-row table:style-name="ro1">
          <table:table-cell table:formula="of:=[.A98]+1" office:value-type="float" office:value="96">
            <text:p>9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formula="of:=[.A99]+1" office:value-type="float" office:value="97">
            <text:p>9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formula="of:=[.A100]+1" office:value-type="float" office:value="98">
            <text:p>98</text:p>
          </table:table-cell>
          <table:table-cell office:value-type="float" office:value="143.4">
            <text:p>143,4</text:p>
          </table:table-cell>
        </table:table-row>
        <table:table-row table:style-name="ro1">
          <table:table-cell table:formula="of:=[.A101]+1" office:value-type="float" office:value="99">
            <text:p>9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formula="of:=[.A102]+1" office:value-type="float" office:value="100">
            <text:p>100</text:p>
          </table:table-cell>
          <table:table-cell office:value-type="float" office:value="111.6">
            <text:p>111,6</text:p>
          </table:table-cell>
        </table:table-row>
        <table:table-row table:style-name="ro1">
          <table:table-cell table:formula="of:=[.A103]+1" office:value-type="float" office:value="101">
            <text:p>101</text:p>
          </table:table-cell>
          <table:table-cell office:value-type="float" office:value="88.2">
            <text:p>88,2</text:p>
          </table:table-cell>
        </table:table-row>
        <table:table-row table:style-name="ro1">
          <table:table-cell table:formula="of:=[.A104]+1" office:value-type="float" office:value="102">
            <text:p>102</text:p>
          </table:table-cell>
          <table:table-cell office:value-type="float" office:value="67.92">
            <text:p>67,92</text:p>
          </table:table-cell>
        </table:table-row>
        <table:table-row table:style-name="ro1">
          <table:table-cell table:formula="of:=[.A105]+1" office:value-type="float" office:value="103">
            <text:p>103</text:p>
          </table:table-cell>
          <table:table-cell office:value-type="float" office:value="53.17">
            <text:p>53,17</text:p>
          </table:table-cell>
        </table:table-row>
        <table:table-row table:style-name="ro1">
          <table:table-cell table:formula="of:=[.A106]+1" office:value-type="float" office:value="104">
            <text:p>104</text:p>
          </table:table-cell>
          <table:table-cell office:value-type="float" office:value="39.6">
            <text:p>39,6</text:p>
          </table:table-cell>
        </table:table-row>
        <table:table-row table:style-name="ro1">
          <table:table-cell table:formula="of:=[.A107]+1" office:value-type="float" office:value="105">
            <text:p>105</text:p>
          </table:table-cell>
          <table:table-cell office:value-type="float" office:value="30.16">
            <text:p>30,16</text:p>
          </table:table-cell>
        </table:table-row>
        <table:table-row table:style-name="ro1">
          <table:table-cell table:formula="of:=[.A108]+1" office:value-type="float" office:value="106">
            <text:p>106</text:p>
          </table:table-cell>
          <table:table-cell office:value-type="float" office:value="23.38">
            <text:p>23,38</text:p>
          </table:table-cell>
        </table:table-row>
        <table:table-row table:style-name="ro1">
          <table:table-cell table:formula="of:=[.A109]+1" office:value-type="float" office:value="107">
            <text:p>107</text:p>
          </table:table-cell>
          <table:table-cell office:value-type="float" office:value="18.81">
            <text:p>18,81</text:p>
          </table:table-cell>
        </table:table-row>
        <table:table-row table:style-name="ro1">
          <table:table-cell table:formula="of:=[.A110]+1" office:value-type="float" office:value="108">
            <text:p>108</text:p>
          </table:table-cell>
          <table:table-cell office:value-type="float" office:value="14.82">
            <text:p>14,82</text:p>
          </table:table-cell>
        </table:table-row>
        <table:table-row table:style-name="ro1">
          <table:table-cell table:formula="of:=[.A111]+1" office:value-type="float" office:value="109">
            <text:p>109</text:p>
          </table:table-cell>
          <table:table-cell office:value-type="float" office:value="11.97">
            <text:p>11,97</text:p>
          </table:table-cell>
        </table:table-row>
        <table:table-row table:style-name="ro1">
          <table:table-cell table:formula="of:=[.A112]+1" office:value-type="float" office:value="110">
            <text:p>110</text:p>
          </table:table-cell>
          <table:table-cell office:value-type="float" office:value="10.56">
            <text:p>10,56</text:p>
          </table:table-cell>
        </table:table-row>
        <table:table-row table:style-name="ro1">
          <table:table-cell table:formula="of:=[.A113]+1" office:value-type="float" office:value="111">
            <text:p>111</text:p>
          </table:table-cell>
          <table:table-cell office:value-type="float" office:value="9.72">
            <text:p>9,72</text:p>
          </table:table-cell>
        </table:table-row>
        <table:table-row table:style-name="ro1">
          <table:table-cell table:formula="of:=[.A114]+1" office:value-type="float" office:value="112">
            <text:p>112</text:p>
          </table:table-cell>
          <table:table-cell office:value-type="float" office:value="5.58">
            <text:p>5,58</text:p>
          </table:table-cell>
        </table:table-row>
        <table:table-row table:style-name="ro1">
          <table:table-cell table:formula="of:=[.A115]+1" office:value-type="float" office:value="113">
            <text:p>113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table:formula="of:=[.A116]+1" office:value-type="float" office:value="114">
            <text:p>114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formula="of:=[.A117]+1" office:value-type="float" office:value="115">
            <text:p>115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table:formula="of:=[.A118]+1" office:value-type="float" office:value="116">
            <text:p>116</text:p>
          </table:table-cell>
          <table:table-cell office:value-type="float" office:value="2.34">
            <text:p>2,34</text:p>
          </table:table-cell>
        </table:table-row>
        <table:table-row table:style-name="ro1">
          <table:table-cell table:formula="of:=[.A119]+1" office:value-type="float" office:value="117">
            <text:p>117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table:formula="of:=[.A120]+1" office:value-type="float" office:value="118">
            <text:p>118</text:p>
          </table:table-cell>
          <table:table-cell office:value-type="float" office:value="2.07">
            <text:p>2,07</text:p>
          </table:table-cell>
        </table:table-row>
        <table:table-row table:style-name="ro1">
          <table:table-cell table:formula="of:=[.A121]+1" office:value-type="float" office:value="119">
            <text:p>119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table:formula="of:=[.A122]+1" office:value-type="float" office:value="120">
            <text:p>120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table:formula="of:=[.A123]+1"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124]+1" office:value-type="float" office:value="122">
            <text:p>122</text:p>
          </table:table-cell>
          <table:table-cell office:value-type="float" office:value="0.805">
            <text:p>0,805</text:p>
          </table:table-cell>
        </table:table-row>
        <table:table-row table:style-name="ro1">
          <table:table-cell table:formula="of:=[.A125]+1" office:value-type="float" office:value="123">
            <text:p>123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126]+1" office:value-type="float" office:value="124">
            <text:p>124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127]+1" office:value-type="float" office:value="125">
            <text:p>125</text:p>
          </table:table-cell>
          <table:table-cell office:value-type="float" office:value="0.675">
            <text:p>0,675</text:p>
          </table:table-cell>
        </table:table-row>
        <table:table-row table:style-name="ro1">
          <table:table-cell table:formula="of:=[.A128]+1" office:value-type="float" office:value="126">
            <text:p>126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table:formula="of:=[.A129]+1" office:value-type="float" office:value="127">
            <text:p>12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130]+1" office:value-type="float" office:value="128">
            <text:p>12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131]+1" office:value-type="float" office:value="129">
            <text:p>129</text:p>
          </table:table-cell>
          <table:table-cell office:value-type="float" office:value="0.805">
            <text:p>0,805</text:p>
          </table:table-cell>
        </table:table-row>
        <table:table-row table:style-name="ro1">
          <table:table-cell table:formula="of:=[.A132]+1" office:value-type="float" office:value="130">
            <text:p>130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133]+1" office:value-type="float" office:value="131">
            <text:p>131</text:p>
          </table:table-cell>
          <table:table-cell office:value-type="float" office:value="0.675">
            <text:p>0,675</text:p>
          </table:table-cell>
        </table:table-row>
        <table:table-row table:style-name="ro1">
          <table:table-cell table:formula="of:=[.A134]+1" office:value-type="float" office:value="132">
            <text:p>132</text:p>
          </table:table-cell>
          <table:table-cell office:value-type="float" office:value="0.545">
            <text:p>0,545</text:p>
          </table:table-cell>
        </table:table-row>
        <table:table-row table:style-name="ro1">
          <table:table-cell table:formula="of:=[.A135]+1" office:value-type="float" office:value="133">
            <text:p>133</text:p>
          </table:table-cell>
          <table:table-cell office:value-type="float" office:value="0.545">
            <text:p>0,545</text:p>
          </table:table-cell>
        </table:table-row>
        <table:table-row table:style-name="ro1">
          <table:table-cell table:formula="of:=[.A136]+1" office:value-type="float" office:value="134">
            <text:p>13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table:formula="of:=[.A137]+1" office:value-type="float" office:value="135">
            <text:p>135</text:p>
          </table:table-cell>
          <table:table-cell office:value-type="float" office:value="0.288">
            <text:p>0,288</text:p>
          </table:table-cell>
        </table:table-row>
        <table:table-row table:style-name="ro1">
          <table:table-cell table:formula="of:=[.A138]+1" office:value-type="float" office:value="136">
            <text:p>136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139]+1" office:value-type="float" office:value="137">
            <text:p>137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140]+1" office:value-type="float" office:value="138">
            <text:p>138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41]+1" office:value-type="float" office:value="139">
            <text:p>139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42]+1" office:value-type="float" office:value="140">
            <text:p>140</text:p>
          </table:table-cell>
          <table:table-cell office:value-type="float" office:value="0.288">
            <text:p>0,288</text:p>
          </table:table-cell>
        </table:table-row>
        <table:table-row table:style-name="ro1">
          <table:table-cell table:formula="of:=[.A143]+1" office:value-type="float" office:value="141">
            <text:p>141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table:formula="of:=[.A144]+1" office:value-type="float" office:value="142">
            <text:p>142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table:formula="of:=[.A145]+1" office:value-type="float" office:value="143">
            <text:p>143</text:p>
          </table:table-cell>
          <table:table-cell office:value-type="float" office:value="4.32">
            <text:p>4,32</text:p>
          </table:table-cell>
        </table:table-row>
        <table:table-row table:style-name="ro1">
          <table:table-cell table:formula="of:=[.A146]+1" office:value-type="float" office:value="144">
            <text:p>144</text:p>
          </table:table-cell>
          <table:table-cell office:value-type="float" office:value="4.77">
            <text:p>4,77</text:p>
          </table:table-cell>
        </table:table-row>
        <table:table-row table:style-name="ro1">
          <table:table-cell table:formula="of:=[.A147]+1" office:value-type="float" office:value="145">
            <text:p>145</text:p>
          </table:table-cell>
          <table:table-cell office:value-type="float" office:value="3.96">
            <text:p>3,96</text:p>
          </table:table-cell>
        </table:table-row>
        <table:table-row table:style-name="ro1">
          <table:table-cell table:formula="of:=[.A148]+1" office:value-type="float" office:value="146">
            <text:p>146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table:formula="of:=[.A149]+1" office:value-type="float" office:value="147">
            <text:p>147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table:formula="of:=[.A150]+1" office:value-type="float" office:value="148">
            <text:p>148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table:formula="of:=[.A151]+1" office:value-type="float" office:value="149">
            <text:p>149</text:p>
          </table:table-cell>
          <table:table-cell office:value-type="float" office:value="0.675">
            <text:p>0,675</text:p>
          </table:table-cell>
        </table:table-row>
        <table:table-row table:style-name="ro1">
          <table:table-cell table:formula="of:=[.A152]+1" office:value-type="float" office:value="150">
            <text:p>150</text:p>
          </table:table-cell>
          <table:table-cell office:value-type="float" office:value="0.545">
            <text:p>0,545</text:p>
          </table:table-cell>
        </table:table-row>
        <table:table-row table:style-name="ro1">
          <table:table-cell table:formula="of:=[.A153]+1" office:value-type="float" office:value="151">
            <text:p>151</text:p>
          </table:table-cell>
          <table:table-cell office:value-type="float" office:value="0.415">
            <text:p>0,415</text:p>
          </table:table-cell>
        </table:table-row>
        <table:table-row table:style-name="ro1">
          <table:table-cell table:formula="of:=[.A154]+1" office:value-type="float" office:value="152">
            <text:p>152</text:p>
          </table:table-cell>
          <table:table-cell office:value-type="float" office:value="0.415">
            <text:p>0,415</text:p>
          </table:table-cell>
        </table:table-row>
        <table:table-row table:style-name="ro1">
          <table:table-cell table:formula="of:=[.A155]+1" office:value-type="float" office:value="153">
            <text:p>153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156]+1" office:value-type="float" office:value="154">
            <text:p>154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157]+1" office:value-type="float" office:value="155">
            <text:p>155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58]+1" office:value-type="float" office:value="156">
            <text:p>156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59]+1" office:value-type="float" office:value="157">
            <text:p>157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60]+1" office:value-type="float" office:value="158">
            <text:p>158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61]+1" office:value-type="float" office:value="159">
            <text:p>159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62]+1" office:value-type="float" office:value="160">
            <text:p>160</text:p>
          </table:table-cell>
          <table:table-cell office:value-type="float" office:value="0.093">
            <text:p>0,093</text:p>
          </table:table-cell>
        </table:table-row>
        <table:table-row table:style-name="ro1">
          <table:table-cell table:formula="of:=[.A163]+1" office:value-type="float" office:value="161">
            <text:p>161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164]+1" office:value-type="float" office:value="162">
            <text:p>162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65]+1" office:value-type="float" office:value="163">
            <text:p>163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66]+1" office:value-type="float" office:value="164">
            <text:p>164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67]+1" office:value-type="float" office:value="165">
            <text:p>165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68]+1" office:value-type="float" office:value="166">
            <text:p>166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69]+1" office:value-type="float" office:value="167">
            <text:p>167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70]+1" office:value-type="float" office:value="168">
            <text:p>168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171]+1" office:value-type="float" office:value="169">
            <text:p>169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172]+1" office:value-type="float" office:value="170">
            <text:p>170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73]+1" office:value-type="float" office:value="171">
            <text:p>171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[.A174]+1" office:value-type="float" office:value="172">
            <text:p>172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table:formula="of:=[.A175]+1" office:value-type="float" office:value="173">
            <text:p>17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76]+1" office:value-type="float" office:value="174">
            <text:p>174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table:formula="of:=[.A177]+1" office:value-type="float" office:value="175">
            <text:p>17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78]+1" office:value-type="float" office:value="176">
            <text:p>1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79]+1" office:value-type="float" office:value="177">
            <text:p>17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80]+1" office:value-type="float" office:value="178">
            <text:p>178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181]+1" office:value-type="float" office:value="179">
            <text:p>179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table:formula="of:=[.A182]+1" office:value-type="float" office:value="180">
            <text:p>180</text:p>
          </table:table-cell>
          <table:table-cell office:value-type="float" office:value="0.006">
            <text:p>0,006</text:p>
          </table:table-cell>
        </table:table-row>
        <table:table-row table:style-name="ro1">
          <table:table-cell table:formula="of:=[.A183]+1" office:value-type="float" office:value="181">
            <text:p>181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table:formula="of:=[.A184]+1" office:value-type="float" office:value="182">
            <text:p>182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185]+1" office:value-type="float" office:value="183">
            <text:p>183</text:p>
          </table:table-cell>
          <table:table-cell office:value-type="float" office:value="0.093">
            <text:p>0,093</text:p>
          </table:table-cell>
        </table:table-row>
        <table:table-row table:style-name="ro1">
          <table:table-cell table:formula="of:=[.A186]+1" office:value-type="float" office:value="184">
            <text:p>184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187]+1" office:value-type="float" office:value="185">
            <text:p>185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88]+1" office:value-type="float" office:value="186">
            <text:p>186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189]+1" office:value-type="float" office:value="187">
            <text:p>187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190]+1" office:value-type="float" office:value="188">
            <text:p>188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191]+1" office:value-type="float" office:value="189">
            <text:p>189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192]+1" office:value-type="float" office:value="190">
            <text:p>190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193]+1" office:value-type="float" office:value="191">
            <text:p>191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94]+1" office:value-type="float" office:value="192">
            <text:p>192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95]+1" office:value-type="float" office:value="193">
            <text:p>193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196]+1" office:value-type="float" office:value="194">
            <text:p>194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197]+1" office:value-type="float" office:value="195">
            <text:p>195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198]+1" office:value-type="float" office:value="196">
            <text:p>196</text:p>
          </table:table-cell>
          <table:table-cell office:value-type="float" office:value="0.093">
            <text:p>0,093</text:p>
          </table:table-cell>
        </table:table-row>
        <table:table-row table:style-name="ro1">
          <table:table-cell table:formula="of:=[.A199]+1" office:value-type="float" office:value="197">
            <text:p>197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200]+1" office:value-type="float" office:value="198">
            <text:p>198</text:p>
          </table:table-cell>
          <table:table-cell office:value-type="float" office:value="0.163">
            <text:p>0,163</text:p>
          </table:table-cell>
        </table:table-row>
        <table:table-row table:style-name="ro1">
          <table:table-cell table:formula="of:=[.A201]+1" office:value-type="float" office:value="199">
            <text:p>199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202]+1" office:value-type="float" office:value="200">
            <text:p>200</text:p>
          </table:table-cell>
          <table:table-cell office:value-type="float" office:value="0.142">
            <text:p>0,142</text:p>
          </table:table-cell>
        </table:table-row>
        <table:table-row table:style-name="ro1">
          <table:table-cell table:formula="of:=[.A203]+1" office:value-type="float" office:value="201">
            <text:p>201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204]+1" office:value-type="float" office:value="202">
            <text:p>202</text:p>
          </table:table-cell>
          <table:table-cell office:value-type="float" office:value="0.246">
            <text:p>0,246</text:p>
          </table:table-cell>
        </table:table-row>
        <table:table-row table:style-name="ro1">
          <table:table-cell table:formula="of:=[.A205]+1" office:value-type="float" office:value="203">
            <text:p>203</text:p>
          </table:table-cell>
          <table:table-cell office:value-type="float" office:value="0.204">
            <text:p>0,204</text:p>
          </table:table-cell>
        </table:table-row>
        <table:table-row table:style-name="ro1">
          <table:table-cell table:formula="of:=[.A206]+1" office:value-type="float" office:value="204">
            <text:p>204</text:p>
          </table:table-cell>
          <table:table-cell office:value-type="float" office:value="0.366">
            <text:p>0,366</text:p>
          </table:table-cell>
        </table:table-row>
        <table:table-row table:style-name="ro1">
          <table:table-cell table:formula="of:=[.A207]+1" office:value-type="float" office:value="205">
            <text:p>205</text:p>
          </table:table-cell>
          <table:table-cell office:value-type="float" office:value="0.602">
            <text:p>0,602</text:p>
          </table:table-cell>
        </table:table-row>
        <table:table-row table:style-name="ro1">
          <table:table-cell table:formula="of:=[.A208]+1" office:value-type="float" office:value="206">
            <text:p>206</text:p>
          </table:table-cell>
          <table:table-cell office:value-type="float" office:value="1.294">
            <text:p>1,294</text:p>
          </table:table-cell>
        </table:table-row>
        <table:table-row table:style-name="ro1">
          <table:table-cell table:formula="of:=[.A209]+1" office:value-type="float" office:value="207">
            <text:p>207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table:formula="of:=[.A210]+1" office:value-type="float" office:value="208">
            <text:p>208</text:p>
          </table:table-cell>
          <table:table-cell office:value-type="float" office:value="28.44">
            <text:p>28,44</text:p>
          </table:table-cell>
        </table:table-row>
        <table:table-row table:style-name="ro1">
          <table:table-cell table:formula="of:=[.A211]+1" office:value-type="float" office:value="209">
            <text:p>209</text:p>
          </table:table-cell>
          <table:table-cell office:value-type="float" office:value="12.68">
            <text:p>12,68</text:p>
          </table:table-cell>
        </table:table-row>
        <table:table-row table:style-name="ro1">
          <table:table-cell table:formula="of:=[.A212]+1" office:value-type="float" office:value="210">
            <text:p>210</text:p>
          </table:table-cell>
          <table:table-cell office:value-type="float" office:value="8.52">
            <text:p>8,52</text:p>
          </table:table-cell>
        </table:table-row>
        <table:table-row table:style-name="ro1">
          <table:table-cell table:formula="of:=[.A213]+1" office:value-type="float" office:value="211">
            <text:p>211</text:p>
          </table:table-cell>
          <table:table-cell office:value-type="float" office:value="8.84">
            <text:p>8,84</text:p>
          </table:table-cell>
        </table:table-row>
        <table:table-row table:style-name="ro1">
          <table:table-cell table:formula="of:=[.A214]+1" office:value-type="float" office:value="212">
            <text:p>212</text:p>
          </table:table-cell>
          <table:table-cell office:value-type="float" office:value="12.68">
            <text:p>12,68</text:p>
          </table:table-cell>
        </table:table-row>
        <table:table-row table:style-name="ro1">
          <table:table-cell table:formula="of:=[.A215]+1" office:value-type="float" office:value="213">
            <text:p>213</text:p>
          </table:table-cell>
          <table:table-cell office:value-type="float" office:value="5.25">
            <text:p>5,25</text:p>
          </table:table-cell>
        </table:table-row>
        <table:table-row table:style-name="ro1">
          <table:table-cell table:formula="of:=[.A216]+1" office:value-type="float" office:value="214">
            <text:p>214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formula="of:=[.A217]+1" office:value-type="float" office:value="215">
            <text:p>215</text:p>
          </table:table-cell>
          <table:table-cell office:value-type="float" office:value="0.842">
            <text:p>0,842</text:p>
          </table:table-cell>
        </table:table-row>
        <table:table-row table:style-name="ro1">
          <table:table-cell table:formula="of:=[.A218]+1" office:value-type="float" office:value="216">
            <text:p>216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table:formula="of:=[.A219]+1" office:value-type="float" office:value="217">
            <text:p>217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table:formula="of:=[.A220]+1" office:value-type="float" office:value="218">
            <text:p>218</text:p>
          </table:table-cell>
          <table:table-cell office:value-type="float" office:value="1.799">
            <text:p>1,799</text:p>
          </table:table-cell>
        </table:table-row>
        <table:table-row table:style-name="ro1">
          <table:table-cell table:formula="of:=[.A221]+1" office:value-type="float" office:value="219">
            <text:p>219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table:formula="of:=[.A222]+1" office:value-type="float" office:value="220">
            <text:p>220</text:p>
          </table:table-cell>
          <table:table-cell office:value-type="float" office:value="0.842">
            <text:p>0,842</text:p>
          </table:table-cell>
        </table:table-row>
        <table:table-row table:style-name="ro1">
          <table:table-cell table:formula="of:=[.A223]+1" office:value-type="float" office:value="221">
            <text:p>221</text:p>
          </table:table-cell>
          <table:table-cell office:value-type="float" office:value="0.554">
            <text:p>0,554</text:p>
          </table:table-cell>
        </table:table-row>
        <table:table-row table:style-name="ro1">
          <table:table-cell table:formula="of:=[.A224]+1" office:value-type="float" office:value="222">
            <text:p>222</text:p>
          </table:table-cell>
          <table:table-cell office:value-type="float" office:value="0.388">
            <text:p>0,388</text:p>
          </table:table-cell>
        </table:table-row>
        <table:table-row table:style-name="ro1">
          <table:table-cell table:formula="of:=[.A225]+1" office:value-type="float" office:value="223">
            <text:p>223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table:formula="of:=[.A226]+1" office:value-type="float" office:value="224">
            <text:p>224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[.A227]+1" office:value-type="float" office:value="225">
            <text:p>225</text:p>
          </table:table-cell>
          <table:table-cell office:value-type="float" office:value="1.698">
            <text:p>1,698</text:p>
          </table:table-cell>
        </table:table-row>
        <table:table-row table:style-name="ro1">
          <table:table-cell table:formula="of:=[.A228]+1" office:value-type="float" office:value="226">
            <text:p>226</text:p>
          </table:table-cell>
          <table:table-cell office:value-type="float" office:value="1.496">
            <text:p>1,496</text:p>
          </table:table-cell>
        </table:table-row>
        <table:table-row table:style-name="ro1">
          <table:table-cell table:formula="of:=[.A229]+1" office:value-type="float" office:value="227">
            <text:p>227</text:p>
          </table:table-cell>
          <table:table-cell office:value-type="float" office:value="1.294">
            <text:p>1,294</text:p>
          </table:table-cell>
        </table:table-row>
        <table:table-row table:style-name="ro1">
          <table:table-cell table:formula="of:=[.A230]+1" office:value-type="float" office:value="228">
            <text:p>228</text:p>
          </table:table-cell>
          <table:table-cell office:value-type="float" office:value="0.842">
            <text:p>0,842</text:p>
          </table:table-cell>
        </table:table-row>
        <table:table-row table:style-name="ro1">
          <table:table-cell table:formula="of:=[.A231]+1" office:value-type="float" office:value="229">
            <text:p>229</text:p>
          </table:table-cell>
          <table:table-cell office:value-type="float" office:value="0.602">
            <text:p>0,602</text:p>
          </table:table-cell>
        </table:table-row>
        <table:table-row table:style-name="ro1">
          <table:table-cell table:formula="of:=[.A232]+1" office:value-type="float" office:value="230">
            <text:p>230</text:p>
          </table:table-cell>
          <table:table-cell office:value-type="float" office:value="0.458">
            <text:p>0,458</text:p>
          </table:table-cell>
        </table:table-row>
        <table:table-row table:style-name="ro1">
          <table:table-cell table:formula="of:=[.A233]+1" office:value-type="float" office:value="231">
            <text:p>231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table:formula="of:=[.A234]+1" office:value-type="float" office:value="232">
            <text:p>232</text:p>
          </table:table-cell>
          <table:table-cell office:value-type="float" office:value="0.388">
            <text:p>0,388</text:p>
          </table:table-cell>
        </table:table-row>
        <table:table-row table:style-name="ro1">
          <table:table-cell table:formula="of:=[.A235]+1" office:value-type="float" office:value="233">
            <text:p>233</text:p>
          </table:table-cell>
          <table:table-cell office:value-type="float" office:value="0.366">
            <text:p>0,366</text:p>
          </table:table-cell>
        </table:table-row>
        <table:table-row table:style-name="ro1">
          <table:table-cell table:formula="of:=[.A236]+1" office:value-type="float" office:value="234">
            <text:p>234</text:p>
          </table:table-cell>
          <table:table-cell office:value-type="float" office:value="0.344">
            <text:p>0,344</text:p>
          </table:table-cell>
        </table:table-row>
        <table:table-row table:style-name="ro1">
          <table:table-cell table:formula="of:=[.A237]+1" office:value-type="float" office:value="235">
            <text:p>235</text:p>
          </table:table-cell>
          <table:table-cell office:value-type="float" office:value="0.366">
            <text:p>0,366</text:p>
          </table:table-cell>
        </table:table-row>
        <table:table-row table:style-name="ro1">
          <table:table-cell table:formula="of:=[.A238]+1" office:value-type="float" office:value="236">
            <text:p>236</text:p>
          </table:table-cell>
          <table:table-cell office:value-type="float" office:value="0.366">
            <text:p>0,366</text:p>
          </table:table-cell>
        </table:table-row>
        <table:table-row table:style-name="ro1">
          <table:table-cell table:formula="of:=[.A239]+1" office:value-type="float" office:value="237">
            <text:p>237</text:p>
          </table:table-cell>
          <table:table-cell office:value-type="float" office:value="0.344">
            <text:p>0,344</text:p>
          </table:table-cell>
        </table:table-row>
        <table:table-row table:style-name="ro1">
          <table:table-cell table:formula="of:=[.A240]+1" office:value-type="float" office:value="238">
            <text:p>23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241]+1" office:value-type="float" office:value="239">
            <text:p>23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242]+1" office:value-type="float" office:value="240">
            <text:p>240</text:p>
          </table:table-cell>
          <table:table-cell office:value-type="float" office:value="0.278">
            <text:p>0,278</text:p>
          </table:table-cell>
        </table:table-row>
        <table:table-row table:style-name="ro1">
          <table:table-cell table:formula="of:=[.A243]+1" office:value-type="float" office:value="241">
            <text:p>241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244]+1" office:value-type="float" office:value="242">
            <text:p>242</text:p>
          </table:table-cell>
          <table:table-cell office:value-type="float" office:value="0.256">
            <text:p>0,256</text:p>
          </table:table-cell>
        </table:table-row>
        <table:table-row table:style-name="ro1">
          <table:table-cell table:formula="of:=[.A245]+1" office:value-type="float" office:value="243">
            <text:p>243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246]+1" office:value-type="float" office:value="244">
            <text:p>244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47]+1" office:value-type="float" office:value="245">
            <text:p>245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248]+1" office:value-type="float" office:value="246">
            <text:p>246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49]+1" office:value-type="float" office:value="247">
            <text:p>247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50]+1" office:value-type="float" office:value="248">
            <text:p>248</text:p>
          </table:table-cell>
          <table:table-cell office:value-type="float" office:value="0.116">
            <text:p>0,116</text:p>
          </table:table-cell>
        </table:table-row>
        <table:table-row table:style-name="ro1">
          <table:table-cell table:formula="of:=[.A251]+1" office:value-type="float" office:value="249">
            <text:p>249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table:formula="of:=[.A252]+1" office:value-type="float" office:value="250">
            <text:p>250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53]+1" office:value-type="float" office:value="251">
            <text:p>251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54]+1" office:value-type="float" office:value="252">
            <text:p>252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55]+1" office:value-type="float" office:value="253">
            <text:p>253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56]+1" office:value-type="float" office:value="254">
            <text:p>254</text:p>
          </table:table-cell>
          <table:table-cell office:value-type="float" office:value="0.116">
            <text:p>0,116</text:p>
          </table:table-cell>
        </table:table-row>
        <table:table-row table:style-name="ro1">
          <table:table-cell table:formula="of:=[.A257]+1" office:value-type="float" office:value="255">
            <text:p>255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58]+1" office:value-type="float" office:value="256">
            <text:p>256</text:p>
          </table:table-cell>
          <table:table-cell office:value-type="float" office:value="0.116">
            <text:p>0,116</text:p>
          </table:table-cell>
        </table:table-row>
        <table:table-row table:style-name="ro1">
          <table:table-cell table:formula="of:=[.A259]+1" office:value-type="float" office:value="257">
            <text:p>257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260]+1" office:value-type="float" office:value="258">
            <text:p>258</text:p>
          </table:table-cell>
          <table:table-cell office:value-type="float" office:value="0.086">
            <text:p>0,086</text:p>
          </table:table-cell>
        </table:table-row>
        <table:table-row table:style-name="ro1">
          <table:table-cell table:formula="of:=[.A261]+1" office:value-type="float" office:value="259">
            <text:p>259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62]+1" office:value-type="float" office:value="260">
            <text:p>260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263]+1" office:value-type="float" office:value="261">
            <text:p>261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264]+1" office:value-type="float" office:value="262">
            <text:p>262</text:p>
          </table:table-cell>
          <table:table-cell office:value-type="float" office:value="0.042">
            <text:p>0,042</text:p>
          </table:table-cell>
        </table:table-row>
        <table:table-row table:style-name="ro1">
          <table:table-cell table:formula="of:=[.A265]+1" office:value-type="float" office:value="263">
            <text:p>263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66]+1" office:value-type="float" office:value="264">
            <text:p>264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267]+1" office:value-type="float" office:value="265">
            <text:p>265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68]+1" office:value-type="float" office:value="266">
            <text:p>266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table:formula="of:=[.A269]+1" office:value-type="float" office:value="267">
            <text:p>267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70]+1" office:value-type="float" office:value="268">
            <text:p>268</text:p>
          </table:table-cell>
          <table:table-cell office:value-type="float" office:value="0.086">
            <text:p>0,086</text:p>
          </table:table-cell>
        </table:table-row>
        <table:table-row table:style-name="ro1">
          <table:table-cell table:formula="of:=[.A271]+1" office:value-type="float" office:value="269">
            <text:p>269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272]+1" office:value-type="float" office:value="270">
            <text:p>270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formula="of:=[.A273]+1" office:value-type="float" office:value="271">
            <text:p>27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274]+1" office:value-type="float" office:value="272">
            <text:p>272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275]+1" office:value-type="float" office:value="273">
            <text:p>273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formula="of:=[.A276]+1" office:value-type="float" office:value="274">
            <text:p>274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77]+1" office:value-type="float" office:value="275">
            <text:p>275</text:p>
          </table:table-cell>
          <table:table-cell office:value-type="float" office:value="0.116">
            <text:p>0,116</text:p>
          </table:table-cell>
        </table:table-row>
        <table:table-row table:style-name="ro1">
          <table:table-cell table:formula="of:=[.A278]+1" office:value-type="float" office:value="276">
            <text:p>276</text:p>
          </table:table-cell>
          <table:table-cell office:value-type="float" office:value="0.086">
            <text:p>0,086</text:p>
          </table:table-cell>
        </table:table-row>
        <table:table-row table:style-name="ro1">
          <table:table-cell table:formula="of:=[.A279]+1" office:value-type="float" office:value="277">
            <text:p>277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280]+1" office:value-type="float" office:value="278">
            <text:p>278</text:p>
          </table:table-cell>
          <table:table-cell office:value-type="float" office:value="0.101">
            <text:p>0,101</text:p>
          </table:table-cell>
        </table:table-row>
        <table:table-row table:style-name="ro1">
          <table:table-cell table:formula="of:=[.A281]+1" office:value-type="float" office:value="279">
            <text:p>279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table:formula="of:=[.A282]+1" office:value-type="float" office:value="280">
            <text:p>280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table:formula="of:=[.A283]+1" office:value-type="float" office:value="281">
            <text:p>281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84]+1" office:value-type="float" office:value="282">
            <text:p>282</text:p>
          </table:table-cell>
          <table:table-cell office:value-type="float" office:value="7.24">
            <text:p>7,24</text:p>
          </table:table-cell>
        </table:table-row>
        <table:table-row table:style-name="ro1">
          <table:table-cell table:formula="of:=[.A285]+1" office:value-type="float" office:value="283">
            <text:p>283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table:formula="of:=[.A286]+1" office:value-type="float" office:value="284">
            <text:p>284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table:formula="of:=[.A287]+1" office:value-type="float" office:value="285">
            <text:p>285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[.A288]+1" office:value-type="float" office:value="286">
            <text:p>286</text:p>
          </table:table-cell>
          <table:table-cell office:value-type="float" office:value="0.991">
            <text:p>0,991</text:p>
          </table:table-cell>
        </table:table-row>
        <table:table-row table:style-name="ro1">
          <table:table-cell table:formula="of:=[.A289]+1" office:value-type="float" office:value="287">
            <text:p>287</text:p>
          </table:table-cell>
          <table:table-cell office:value-type="float" office:value="0.602">
            <text:p>0,602</text:p>
          </table:table-cell>
        </table:table-row>
        <table:table-row table:style-name="ro1">
          <table:table-cell table:formula="of:=[.A290]+1" office:value-type="float" office:value="288">
            <text:p>28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291]+1" office:value-type="float" office:value="289">
            <text:p>289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92]+1" office:value-type="float" office:value="290">
            <text:p>290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table:formula="of:=[.A293]+1" office:value-type="float" office:value="291">
            <text:p>291</text:p>
          </table:table-cell>
          <table:table-cell office:value-type="float" office:value="0.146">
            <text:p>0,146</text:p>
          </table:table-cell>
        </table:table-row>
        <table:table-row table:style-name="ro1">
          <table:table-cell table:formula="of:=[.A294]+1" office:value-type="float" office:value="292">
            <text:p>292</text:p>
          </table:table-cell>
          <table:table-cell office:value-type="float" office:value="9.264">
            <text:p>9,264</text:p>
          </table:table-cell>
        </table:table-row>
        <table:table-row table:style-name="ro1">
          <table:table-cell table:formula="of:=[.A295]+1" office:value-type="float" office:value="293">
            <text:p>293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table:formula="of:=[.A296]+1" office:value-type="float" office:value="294">
            <text:p>294</text:p>
          </table:table-cell>
          <table:table-cell office:value-type="float" office:value="2.63">
            <text:p>2,63</text:p>
          </table:table-cell>
        </table:table-row>
        <table:table-row table:style-name="ro1">
          <table:table-cell table:formula="of:=[.A297]+1" office:value-type="float" office:value="295">
            <text:p>295</text:p>
          </table:table-cell>
          <table:table-cell office:value-type="float" office:value="1.106">
            <text:p>1,106</text:p>
          </table:table-cell>
        </table:table-row>
        <table:table-row table:style-name="ro1">
          <table:table-cell table:formula="of:=[.A298]+1" office:value-type="float" office:value="296">
            <text:p>296</text:p>
          </table:table-cell>
          <table:table-cell office:value-type="float" office:value="0.586">
            <text:p>0,586</text:p>
          </table:table-cell>
        </table:table-row>
        <table:table-row table:style-name="ro1">
          <table:table-cell table:formula="of:=[.A299]+1" office:value-type="float" office:value="297">
            <text:p>297</text:p>
          </table:table-cell>
          <table:table-cell office:value-type="float" office:value="0.438">
            <text:p>0,438</text:p>
          </table:table-cell>
        </table:table-row>
        <table:table-row table:style-name="ro1">
          <table:table-cell table:formula="of:=[.A300]+1" office:value-type="float" office:value="298">
            <text:p>298</text:p>
          </table:table-cell>
          <table:table-cell office:value-type="float" office:value="0.289">
            <text:p>0,289</text:p>
          </table:table-cell>
        </table:table-row>
        <table:table-row table:style-name="ro1">
          <table:table-cell table:formula="of:=[.A301]+1" office:value-type="float" office:value="299">
            <text:p>29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02]+1" office:value-type="float" office:value="300">
            <text:p>300</text:p>
          </table:table-cell>
          <table:table-cell office:value-type="float" office:value="0.126">
            <text:p>0,126</text:p>
          </table:table-cell>
        </table:table-row>
        <table:table-row table:style-name="ro1">
          <table:table-cell table:formula="of:=[.A303]+1" office:value-type="float" office:value="301">
            <text:p>301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304]+1" office:value-type="float" office:value="302">
            <text:p>302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305]+1" office:value-type="float" office:value="303">
            <text:p>303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306]+1" office:value-type="float" office:value="304">
            <text:p>304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307]+1" office:value-type="float" office:value="305">
            <text:p>305</text:p>
          </table:table-cell>
          <table:table-cell office:value-type="float" office:value="67.1">
            <text:p>67,1</text:p>
          </table:table-cell>
        </table:table-row>
        <table:table-row table:style-name="ro1">
          <table:table-cell table:formula="of:=[.A308]+1" office:value-type="float" office:value="306">
            <text:p>306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table:formula="of:=[.A309]+1" office:value-type="float" office:value="307">
            <text:p>307</text:p>
          </table:table-cell>
          <table:table-cell office:value-type="float" office:value="95.3">
            <text:p>95,3</text:p>
          </table:table-cell>
        </table:table-row>
        <table:table-row table:style-name="ro1">
          <table:table-cell table:formula="of:=[.A310]+1" office:value-type="float" office:value="308">
            <text:p>30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formula="of:=[.A311]+1" office:value-type="float" office:value="309">
            <text:p>30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formula="of:=[.A312]+1" office:value-type="float" office:value="310">
            <text:p>310</text:p>
          </table:table-cell>
          <table:table-cell office:value-type="float" office:value="55.96">
            <text:p>55,96</text:p>
          </table:table-cell>
        </table:table-row>
        <table:table-row table:style-name="ro1">
          <table:table-cell table:formula="of:=[.A313]+1" office:value-type="float" office:value="311">
            <text:p>311</text:p>
          </table:table-cell>
          <table:table-cell office:value-type="float" office:value="14.56">
            <text:p>14,56</text:p>
          </table:table-cell>
        </table:table-row>
        <table:table-row table:style-name="ro1">
          <table:table-cell table:formula="of:=[.A314]+1" office:value-type="float" office:value="312">
            <text:p>312</text:p>
          </table:table-cell>
          <table:table-cell office:value-type="float" office:value="5.52">
            <text:p>5,52</text:p>
          </table:table-cell>
        </table:table-row>
        <table:table-row table:style-name="ro1">
          <table:table-cell table:formula="of:=[.A315]+1" office:value-type="float" office:value="313">
            <text:p>313</text:p>
          </table:table-cell>
          <table:table-cell office:value-type="float" office:value="1.367">
            <text:p>1,367</text:p>
          </table:table-cell>
        </table:table-row>
        <table:table-row table:style-name="ro1">
          <table:table-cell table:formula="of:=[.A316]+1" office:value-type="float" office:value="314">
            <text:p>314</text:p>
          </table:table-cell>
          <table:table-cell office:value-type="float" office:value="0.567">
            <text:p>0,567</text:p>
          </table:table-cell>
        </table:table-row>
        <table:table-row table:style-name="ro1">
          <table:table-cell table:formula="of:=[.A317]+1" office:value-type="float" office:value="315">
            <text:p>315</text:p>
          </table:table-cell>
          <table:table-cell office:value-type="float" office:value="41.24">
            <text:p>41,24</text:p>
          </table:table-cell>
        </table:table-row>
        <table:table-row table:style-name="ro1">
          <table:table-cell table:formula="of:=[.A318]+1" office:value-type="float" office:value="316">
            <text:p>316</text:p>
          </table:table-cell>
          <table:table-cell office:value-type="float" office:value="53.2">
            <text:p>53,2</text:p>
          </table:table-cell>
        </table:table-row>
        <table:table-row table:style-name="ro1">
          <table:table-cell table:formula="of:=[.A319]+1" office:value-type="float" office:value="317">
            <text:p>317</text:p>
          </table:table-cell>
          <table:table-cell office:value-type="float" office:value="24.68">
            <text:p>24,68</text:p>
          </table:table-cell>
        </table:table-row>
        <table:table-row table:style-name="ro1">
          <table:table-cell table:formula="of:=[.A320]+1" office:value-type="float" office:value="318">
            <text:p>318</text:p>
          </table:table-cell>
          <table:table-cell office:value-type="float" office:value="4.96">
            <text:p>4,96</text:p>
          </table:table-cell>
        </table:table-row>
        <table:table-row table:style-name="ro1">
          <table:table-cell table:formula="of:=[.A321]+1" office:value-type="float" office:value="319">
            <text:p>319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table:formula="of:=[.A322]+1" office:value-type="float" office:value="320">
            <text:p>320</text:p>
          </table:table-cell>
          <table:table-cell office:value-type="float" office:value="0.948">
            <text:p>0,948</text:p>
          </table:table-cell>
        </table:table-row>
        <table:table-row table:style-name="ro1">
          <table:table-cell table:formula="of:=[.A323]+1" office:value-type="float" office:value="321">
            <text:p>321</text:p>
          </table:table-cell>
          <table:table-cell office:value-type="float" office:value="0.683">
            <text:p>0,683</text:p>
          </table:table-cell>
        </table:table-row>
        <table:table-row table:style-name="ro1">
          <table:table-cell table:formula="of:=[.A324]+1" office:value-type="float" office:value="322">
            <text:p>322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325]+1" office:value-type="float" office:value="323">
            <text:p>323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326]+1" office:value-type="float" office:value="324">
            <text:p>324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327]+1" office:value-type="float" office:value="325">
            <text:p>325</text:p>
          </table:table-cell>
          <table:table-cell office:value-type="float" office:value="0.087">
            <text:p>0,087</text:p>
          </table:table-cell>
        </table:table-row>
        <table:table-row table:style-name="ro1">
          <table:table-cell table:formula="of:=[.A328]+1" office:value-type="float" office:value="326">
            <text:p>326</text:p>
          </table:table-cell>
          <table:table-cell office:value-type="float" office:value="0.033">
            <text:p>0,033</text:p>
          </table:table-cell>
        </table:table-row>
        <table:table-row table:style-name="ro1">
          <table:table-cell table:formula="of:=[.A329]+1" office:value-type="float" office:value="327">
            <text:p>327</text:p>
          </table:table-cell>
          <table:table-cell office:value-type="float" office:value="0.109">
            <text:p>0,109</text:p>
          </table:table-cell>
        </table:table-row>
        <table:table-row table:style-name="ro1">
          <table:table-cell table:formula="of:=[.A330]+1" office:value-type="float" office:value="328">
            <text:p>328</text:p>
          </table:table-cell>
          <table:table-cell office:value-type="float" office:value="0.136">
            <text:p>0,136</text:p>
          </table:table-cell>
        </table:table-row>
        <table:table-row table:style-name="ro1">
          <table:table-cell table:formula="of:=[.A331]+1" office:value-type="float" office:value="329">
            <text:p>329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32]+1" office:value-type="float" office:value="330">
            <text:p>330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33]+1" office:value-type="float" office:value="331">
            <text:p>331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34]+1" office:value-type="float" office:value="332">
            <text:p>332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335]+1" office:value-type="float" office:value="333">
            <text:p>333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336]+1" office:value-type="float" office:value="334">
            <text:p>334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37]+1" office:value-type="float" office:value="335">
            <text:p>335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38]+1" office:value-type="float" office:value="336">
            <text:p>336</text:p>
          </table:table-cell>
          <table:table-cell office:value-type="float" office:value="1.504">
            <text:p>1,504</text:p>
          </table:table-cell>
        </table:table-row>
        <table:table-row table:style-name="ro1">
          <table:table-cell table:formula="of:=[.A339]+1" office:value-type="float" office:value="337">
            <text:p>337</text:p>
          </table:table-cell>
          <table:table-cell office:value-type="float" office:value="1.042">
            <text:p>1,042</text:p>
          </table:table-cell>
        </table:table-row>
        <table:table-row table:style-name="ro1">
          <table:table-cell table:formula="of:=[.A340]+1" office:value-type="float" office:value="338">
            <text:p>338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table:formula="of:=[.A341]+1" office:value-type="float" office:value="339">
            <text:p>339</text:p>
          </table:table-cell>
          <table:table-cell office:value-type="float" office:value="2.052">
            <text:p>2,052</text:p>
          </table:table-cell>
        </table:table-row>
        <table:table-row table:style-name="ro1">
          <table:table-cell table:formula="of:=[.A342]+1" office:value-type="float" office:value="340">
            <text:p>340</text:p>
          </table:table-cell>
          <table:table-cell office:value-type="float" office:value="1.042">
            <text:p>1,042</text:p>
          </table:table-cell>
        </table:table-row>
        <table:table-row table:style-name="ro1">
          <table:table-cell table:formula="of:=[.A343]+1" office:value-type="float" office:value="341">
            <text:p>341</text:p>
          </table:table-cell>
          <table:table-cell office:value-type="float" office:value="1.504">
            <text:p>1,504</text:p>
          </table:table-cell>
        </table:table-row>
        <table:table-row table:style-name="ro1">
          <table:table-cell table:formula="of:=[.A344]+1" office:value-type="float" office:value="342">
            <text:p>342</text:p>
          </table:table-cell>
          <table:table-cell office:value-type="float" office:value="0.901">
            <text:p>0,901</text:p>
          </table:table-cell>
        </table:table-row>
        <table:table-row table:style-name="ro1">
          <table:table-cell table:formula="of:=[.A345]+1" office:value-type="float" office:value="343">
            <text:p>343</text:p>
          </table:table-cell>
          <table:table-cell office:value-type="float" office:value="0.567">
            <text:p>0,567</text:p>
          </table:table-cell>
        </table:table-row>
        <table:table-row table:style-name="ro1">
          <table:table-cell table:formula="of:=[.A346]+1" office:value-type="float" office:value="344">
            <text:p>344</text:p>
          </table:table-cell>
          <table:table-cell office:value-type="float" office:value="0.321">
            <text:p>0,321</text:p>
          </table:table-cell>
        </table:table-row>
        <table:table-row table:style-name="ro1">
          <table:table-cell table:formula="of:=[.A347]+1" office:value-type="float" office:value="345">
            <text:p>345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48]+1" office:value-type="float" office:value="346">
            <text:p>346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49]+1" office:value-type="float" office:value="347">
            <text:p>347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50]+1" office:value-type="float" office:value="348">
            <text:p>348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51]+1" office:value-type="float" office:value="349">
            <text:p>349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52]+1" office:value-type="float" office:value="350">
            <text:p>350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53]+1" office:value-type="float" office:value="351">
            <text:p>351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54]+1" office:value-type="float" office:value="352">
            <text:p>352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55]+1" office:value-type="float" office:value="353">
            <text:p>353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56]+1" office:value-type="float" office:value="354">
            <text:p>354</text:p>
          </table:table-cell>
          <table:table-cell office:value-type="float" office:value="0.189">
            <text:p>0,189</text:p>
          </table:table-cell>
        </table:table-row>
        <table:table-row table:style-name="ro1">
          <table:table-cell table:formula="of:=[.A357]+1" office:value-type="float" office:value="355">
            <text:p>355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58]+1" office:value-type="float" office:value="356">
            <text:p>356</text:p>
          </table:table-cell>
          <table:table-cell office:value-type="float" office:value="0.268">
            <text:p>0,268</text:p>
          </table:table-cell>
        </table:table-row>
        <table:table-row table:style-name="ro1">
          <table:table-cell table:formula="of:=[.A359]+1" office:value-type="float" office:value="357">
            <text:p>357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60]+1" office:value-type="float" office:value="358">
            <text:p>358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61]+1" office:value-type="float" office:value="359">
            <text:p>359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62]+1" office:value-type="float" office:value="360">
            <text:p>360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63]+1" office:value-type="float" office:value="361">
            <text:p>361</text:p>
          </table:table-cell>
          <table:table-cell office:value-type="float" office:value="0.189">
            <text:p>0,189</text:p>
          </table:table-cell>
        </table:table-row>
        <table:table-row table:style-name="ro1">
          <table:table-cell table:formula="of:=[.A364]+1" office:value-type="float" office:value="362">
            <text:p>362</text:p>
          </table:table-cell>
          <table:table-cell office:value-type="float" office:value="0.189">
            <text:p>0,189</text:p>
          </table:table-cell>
        </table:table-row>
        <table:table-row table:style-name="ro1">
          <table:table-cell table:formula="of:=[.A365]+1" office:value-type="float" office:value="363">
            <text:p>363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66]+1" office:value-type="float" office:value="364">
            <text:p>364</text:p>
          </table:table-cell>
          <table:table-cell office:value-type="float" office:value="0.215">
            <text:p>0,215</text:p>
          </table:table-cell>
        </table:table-row>
        <table:table-row table:style-name="ro1">
          <table:table-cell table:formula="of:=[.A367]+1" office:value-type="float" office:value="365">
            <text:p>365</text:p>
          </table:table-cell>
          <table:table-cell office:value-type="float" office:value="0.189">
            <text:p>0,189</text:p>
          </table:table-cell>
        </table:table-row>
        <table:table-row table:style-name="ro1">
          <table:table-cell table:formula="of:=[.A368]+1" office:value-type="float" office:value="366">
            <text:p>366</text:p>
          </table:table-cell>
          <table:table-cell office:value-type="float" office:value="0.451">
            <text:p>0,451</text:p>
          </table:table-cell>
        </table:table-row>
        <table:table-row table:style-name="ro1">
          <table:table-cell table:formula="of:=[.A369]+1" office:value-type="float" office:value="367">
            <text:p>367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formula="of:=[.A370]+1" office:value-type="float" office:value="368">
            <text:p>368</text:p>
          </table:table-cell>
          <table:table-cell office:value-type="float" office:value="0.321">
            <text:p>0,321</text:p>
          </table:table-cell>
        </table:table-row>
        <table:table-row table:style-name="ro1">
          <table:table-cell table:formula="of:=[.A371]+1" office:value-type="float" office:value="369">
            <text:p>369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72]+1" office:value-type="float" office:value="370">
            <text:p>370</text:p>
          </table:table-cell>
          <table:table-cell office:value-type="float" office:value="0.268">
            <text:p>0,268</text:p>
          </table:table-cell>
        </table:table-row>
        <table:table-row table:style-name="ro1">
          <table:table-cell table:formula="of:=[.A373]+1" office:value-type="float" office:value="371">
            <text:p>371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74]+1" office:value-type="float" office:value="372">
            <text:p>372</text:p>
          </table:table-cell>
          <table:table-cell office:value-type="float" office:value="0.321">
            <text:p>0,321</text:p>
          </table:table-cell>
        </table:table-row>
        <table:table-row table:style-name="ro1">
          <table:table-cell table:formula="of:=[.A375]+1" office:value-type="float" office:value="373">
            <text:p>373</text:p>
          </table:table-cell>
          <table:table-cell office:value-type="float" office:value="0.268">
            <text:p>0,268</text:p>
          </table:table-cell>
        </table:table-row>
        <table:table-row table:style-name="ro1">
          <table:table-cell table:formula="of:=[.A376]+1" office:value-type="float" office:value="374">
            <text:p>374</text:p>
          </table:table-cell>
          <table:table-cell office:value-type="float" office:value="0.268">
            <text:p>0,268</text:p>
          </table:table-cell>
        </table:table-row>
        <table:table-row table:style-name="ro1">
          <table:table-cell table:formula="of:=[.A377]+1" office:value-type="float" office:value="375">
            <text:p>375</text:p>
          </table:table-cell>
          <table:table-cell office:value-type="float" office:value="0.242">
            <text:p>0,242</text:p>
          </table:table-cell>
        </table:table-row>
        <table:table-row table:style-name="ro1">
          <table:table-cell table:formula="of:=[.A378]+1" office:value-type="float" office:value="376">
            <text:p>376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79]+1" office:value-type="float" office:value="377">
            <text:p>377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80]+1" office:value-type="float" office:value="378">
            <text:p>378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381]+1" office:value-type="float" office:value="379">
            <text:p>379</text:p>
          </table:table-cell>
          <table:table-cell office:value-type="float" office:value="0.268">
            <text:p>0,268</text:p>
          </table:table-cell>
        </table:table-row>
        <table:table-row table:style-name="ro1">
          <table:table-cell table:formula="of:=[.A382]+1" office:value-type="float" office:value="380">
            <text:p>380</text:p>
          </table:table-cell>
          <table:table-cell office:value-type="float" office:value="1.089">
            <text:p>1,089</text:p>
          </table:table-cell>
        </table:table-row>
        <table:table-row table:style-name="ro1">
          <table:table-cell table:formula="of:=[.A383]+1" office:value-type="float" office:value="381">
            <text:p>381</text:p>
          </table:table-cell>
          <table:table-cell office:value-type="float" office:value="0.854">
            <text:p>0,854</text:p>
          </table:table-cell>
        </table:table-row>
        <table:table-row table:style-name="ro1">
          <table:table-cell table:formula="of:=[.A384]+1" office:value-type="float" office:value="382">
            <text:p>382</text:p>
          </table:table-cell>
          <table:table-cell office:value-type="float" office:value="1.042">
            <text:p>1,042</text:p>
          </table:table-cell>
        </table:table-row>
        <table:table-row table:style-name="ro1">
          <table:table-cell table:formula="of:=[.A385]+1" office:value-type="float" office:value="383">
            <text:p>383</text:p>
          </table:table-cell>
          <table:table-cell office:value-type="float" office:value="0.948">
            <text:p>0,948</text:p>
          </table:table-cell>
        </table:table-row>
        <table:table-row table:style-name="ro1">
          <table:table-cell table:formula="of:=[.A386]+1" office:value-type="float" office:value="384">
            <text:p>384</text:p>
          </table:table-cell>
          <table:table-cell office:value-type="float" office:value="0.683">
            <text:p>0,683</text:p>
          </table:table-cell>
        </table:table-row>
        <table:table-row table:style-name="ro1">
          <table:table-cell table:formula="of:=[.A387]+1" office:value-type="float" office:value="385">
            <text:p>385</text:p>
          </table:table-cell>
          <table:table-cell office:value-type="float" office:value="0.451">
            <text:p>0,451</text:p>
          </table:table-cell>
        </table:table-row>
        <table:table-row table:style-name="ro1">
          <table:table-cell table:formula="of:=[.A388]+1" office:value-type="float" office:value="386">
            <text:p>386</text:p>
          </table:table-cell>
          <table:table-cell office:value-type="float" office:value="0.413">
            <text:p>0,413</text:p>
          </table:table-cell>
        </table:table-row>
        <table:table-row table:style-name="ro1">
          <table:table-cell table:formula="of:=[.A389]+1" office:value-type="float" office:value="387">
            <text:p>387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390]+1" office:value-type="float" office:value="388">
            <text:p>388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391]+1" office:value-type="float" office:value="389">
            <text:p>389</text:p>
          </table:table-cell>
          <table:table-cell office:value-type="float" office:value="20.6">
            <text:p>20,6</text:p>
          </table:table-cell>
        </table:table-row>
        <table:table-row table:style-name="ro1">
          <table:table-cell table:formula="of:=[.A392]+1" office:value-type="float" office:value="390">
            <text:p>390</text:p>
          </table:table-cell>
          <table:table-cell office:value-type="float" office:value="9.012">
            <text:p>9,012</text:p>
          </table:table-cell>
        </table:table-row>
        <table:table-row table:style-name="ro1">
          <table:table-cell table:formula="of:=[.A393]+1" office:value-type="float" office:value="391">
            <text:p>391</text:p>
          </table:table-cell>
          <table:table-cell office:value-type="float" office:value="7.08">
            <text:p>7,08</text:p>
          </table:table-cell>
        </table:table-row>
        <table:table-row table:style-name="ro1">
          <table:table-cell table:formula="of:=[.A394]+1" office:value-type="float" office:value="392">
            <text:p>392</text:p>
          </table:table-cell>
          <table:table-cell office:value-type="float" office:value="26.2">
            <text:p>26,2</text:p>
          </table:table-cell>
        </table:table-row>
        <table:table-row table:style-name="ro1">
          <table:table-cell table:formula="of:=[.A395]+1" office:value-type="float" office:value="393">
            <text:p>39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[.A396]+1" office:value-type="float" office:value="394">
            <text:p>394</text:p>
          </table:table-cell>
          <table:table-cell office:value-type="float" office:value="27.94">
            <text:p>27,94</text:p>
          </table:table-cell>
        </table:table-row>
        <table:table-row table:style-name="ro1">
          <table:table-cell table:formula="of:=[.A397]+1" office:value-type="float" office:value="395">
            <text:p>395</text:p>
          </table:table-cell>
          <table:table-cell office:value-type="float" office:value="13.6">
            <text:p>13,6</text:p>
          </table:table-cell>
        </table:table-row>
        <table:table-row table:style-name="ro1">
          <table:table-cell table:formula="of:=[.A398]+1" office:value-type="float" office:value="396">
            <text:p>396</text:p>
          </table:table-cell>
          <table:table-cell office:value-type="float" office:value="6.54">
            <text:p>6,54</text:p>
          </table:table-cell>
        </table:table-row>
        <table:table-row table:style-name="ro1">
          <table:table-cell table:formula="of:=[.A399]+1" office:value-type="float" office:value="397">
            <text:p>397</text:p>
          </table:table-cell>
          <table:table-cell office:value-type="float" office:value="5.46">
            <text:p>5,46</text:p>
          </table:table-cell>
        </table:table-row>
        <table:table-row table:style-name="ro1">
          <table:table-cell table:formula="of:=[.A400]+1" office:value-type="float" office:value="398">
            <text:p>398</text:p>
          </table:table-cell>
          <table:table-cell office:value-type="float" office:value="3.828">
            <text:p>3,828</text:p>
          </table:table-cell>
        </table:table-row>
        <table:table-row table:style-name="ro1">
          <table:table-cell table:formula="of:=[.A401]+1" office:value-type="float" office:value="399">
            <text:p>399</text:p>
          </table:table-cell>
          <table:table-cell office:value-type="float" office:value="3.516">
            <text:p>3,516</text:p>
          </table:table-cell>
        </table:table-row>
        <table:table-row table:style-name="ro1">
          <table:table-cell table:formula="of:=[.A402]+1" office:value-type="float" office:value="400">
            <text:p>400</text:p>
          </table:table-cell>
          <table:table-cell office:value-type="float" office:value="2.652">
            <text:p>2,652</text:p>
          </table:table-cell>
        </table:table-row>
        <table:table-row table:style-name="ro1">
          <table:table-cell table:formula="of:=[.A403]+1" office:value-type="float" office:value="401">
            <text:p>401</text:p>
          </table:table-cell>
          <table:table-cell office:value-type="float" office:value="1.746">
            <text:p>1,746</text:p>
          </table:table-cell>
        </table:table-row>
        <table:table-row table:style-name="ro1">
          <table:table-cell table:formula="of:=[.A404]+1" office:value-type="float" office:value="402">
            <text:p>402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formula="of:=[.A405]+1" office:value-type="float" office:value="403">
            <text:p>403</text:p>
          </table:table-cell>
          <table:table-cell office:value-type="float" office:value="0.996">
            <text:p>0,996</text:p>
          </table:table-cell>
        </table:table-row>
        <table:table-row table:style-name="ro1">
          <table:table-cell table:formula="of:=[.A406]+1" office:value-type="float" office:value="404">
            <text:p>404</text:p>
          </table:table-cell>
          <table:table-cell office:value-type="float" office:value="0.854">
            <text:p>0,854</text:p>
          </table:table-cell>
        </table:table-row>
        <table:table-row table:style-name="ro1">
          <table:table-cell table:formula="of:=[.A407]+1" office:value-type="float" office:value="405">
            <text:p>405</text:p>
          </table:table-cell>
          <table:table-cell office:value-type="float" office:value="2.97">
            <text:p>2,97</text:p>
          </table:table-cell>
        </table:table-row>
        <table:table-row table:style-name="ro1">
          <table:table-cell table:formula="of:=[.A408]+1" office:value-type="float" office:value="406">
            <text:p>406</text:p>
          </table:table-cell>
          <table:table-cell office:value-type="float" office:value="10.45">
            <text:p>10,45</text:p>
          </table:table-cell>
        </table:table-row>
        <table:table-row table:style-name="ro1">
          <table:table-cell table:formula="of:=[.A409]+1" office:value-type="float" office:value="407">
            <text:p>407</text:p>
          </table:table-cell>
          <table:table-cell office:value-type="float" office:value="33.8">
            <text:p>33,8</text:p>
          </table:table-cell>
        </table:table-row>
        <table:table-row table:style-name="ro1">
          <table:table-cell table:formula="of:=[.A410]+1" office:value-type="float" office:value="408">
            <text:p>408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formula="of:=[.A411]+1" office:value-type="float" office:value="409">
            <text:p>40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formula="of:=[.A412]+1" office:value-type="float" office:value="410">
            <text:p>410</text:p>
          </table:table-cell>
          <table:table-cell office:value-type="float" office:value="231.6">
            <text:p>231,6</text:p>
          </table:table-cell>
        </table:table-row>
        <table:table-row table:style-name="ro1">
          <table:table-cell table:formula="of:=[.A413]+1" office:value-type="float" office:value="411">
            <text:p>411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formula="of:=[.A414]+1" office:value-type="float" office:value="412">
            <text:p>412</text:p>
          </table:table-cell>
          <table:table-cell office:value-type="float" office:value="169.6">
            <text:p>169,6</text:p>
          </table:table-cell>
        </table:table-row>
        <table:table-row table:style-name="ro1">
          <table:table-cell table:formula="of:=[.A415]+1" office:value-type="float" office:value="413">
            <text:p>41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formula="of:=[.A416]+1" office:value-type="float" office:value="414">
            <text:p>41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formula="of:=[.A417]+1" office:value-type="float" office:value="415">
            <text:p>415</text:p>
          </table:table-cell>
          <table:table-cell office:value-type="float" office:value="51.4">
            <text:p>51,4</text:p>
          </table:table-cell>
        </table:table-row>
        <table:table-row table:style-name="ro1">
          <table:table-cell table:formula="of:=[.A418]+1" office:value-type="float" office:value="416">
            <text:p>416</text:p>
          </table:table-cell>
          <table:table-cell office:value-type="float" office:value="44.6">
            <text:p>44,6</text:p>
          </table:table-cell>
        </table:table-row>
        <table:table-row table:style-name="ro1">
          <table:table-cell table:formula="of:=[.A419]+1" office:value-type="float" office:value="417">
            <text:p>4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formula="of:=[.A420]+1" office:value-type="float" office:value="418">
            <text:p>418</text:p>
          </table:table-cell>
          <table:table-cell office:value-type="float" office:value="27.25">
            <text:p>27,25</text:p>
          </table:table-cell>
        </table:table-row>
        <table:table-row table:style-name="ro1">
          <table:table-cell table:formula="of:=[.A421]+1" office:value-type="float" office:value="419">
            <text:p>419</text:p>
          </table:table-cell>
          <table:table-cell office:value-type="float" office:value="22.7">
            <text:p>22,7</text:p>
          </table:table-cell>
        </table:table-row>
        <table:table-row table:style-name="ro1">
          <table:table-cell table:formula="of:=[.A422]+1" office:value-type="float" office:value="420">
            <text:p>420</text:p>
          </table:table-cell>
          <table:table-cell office:value-type="float" office:value="12.2">
            <text:p>12,2</text:p>
          </table:table-cell>
        </table:table-row>
        <table:table-row table:style-name="ro1">
          <table:table-cell table:formula="of:=[.A423]+1" office:value-type="float" office:value="421">
            <text:p>421</text:p>
          </table:table-cell>
          <table:table-cell office:value-type="float" office:value="11.15">
            <text:p>11,15</text:p>
          </table:table-cell>
        </table:table-row>
        <table:table-row table:style-name="ro1">
          <table:table-cell table:formula="of:=[.A424]+1" office:value-type="float" office:value="422">
            <text:p>422</text:p>
          </table:table-cell>
          <table:table-cell office:value-type="float" office:value="6.8">
            <text:p>6,8</text:p>
          </table:table-cell>
        </table:table-row>
        <table:table-row table:style-name="ro1">
          <table:table-cell table:formula="of:=[.A425]+1" office:value-type="float" office:value="423">
            <text:p>423</text:p>
          </table:table-cell>
          <table:table-cell office:value-type="float" office:value="4.391">
            <text:p>4,391</text:p>
          </table:table-cell>
        </table:table-row>
        <table:table-row table:style-name="ro1">
          <table:table-cell table:formula="of:=[.A426]+1" office:value-type="float" office:value="424">
            <text:p>424</text:p>
          </table:table-cell>
          <table:table-cell office:value-type="float" office:value="3.376">
            <text:p>3,376</text:p>
          </table:table-cell>
        </table:table-row>
        <table:table-row table:style-name="ro1">
          <table:table-cell table:formula="of:=[.A427]+1" office:value-type="float" office:value="425">
            <text:p>425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table:formula="of:=[.A428]+1" office:value-type="float" office:value="426">
            <text:p>426</text:p>
          </table:table-cell>
          <table:table-cell office:value-type="float" office:value="24.8">
            <text:p>24,8</text:p>
          </table:table-cell>
        </table:table-row>
        <table:table-row table:style-name="ro1">
          <table:table-cell table:formula="of:=[.A429]+1" office:value-type="float" office:value="427">
            <text:p>427</text:p>
          </table:table-cell>
          <table:table-cell office:value-type="float" office:value="15.35">
            <text:p>15,35</text:p>
          </table:table-cell>
        </table:table-row>
        <table:table-row table:style-name="ro1">
          <table:table-cell table:formula="of:=[.A430]+1" office:value-type="float" office:value="428">
            <text:p>428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table:formula="of:=[.A431]+1" office:value-type="float" office:value="429">
            <text:p>42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[.A432]+1" office:value-type="float" office:value="430">
            <text:p>430</text:p>
          </table:table-cell>
          <table:table-cell office:value-type="float" office:value="3.635">
            <text:p>3,635</text:p>
          </table:table-cell>
        </table:table-row>
        <table:table-row table:style-name="ro1">
          <table:table-cell table:formula="of:=[.A433]+1" office:value-type="float" office:value="431">
            <text:p>431</text:p>
          </table:table-cell>
          <table:table-cell office:value-type="float" office:value="7.322">
            <text:p>7,322</text:p>
          </table:table-cell>
        </table:table-row>
        <table:table-row table:style-name="ro1">
          <table:table-cell table:formula="of:=[.A434]+1" office:value-type="float" office:value="432">
            <text:p>432</text:p>
          </table:table-cell>
          <table:table-cell office:value-type="float" office:value="4.325">
            <text:p>4,325</text:p>
          </table:table-cell>
        </table:table-row>
        <table:table-row table:style-name="ro1">
          <table:table-cell table:formula="of:=[.A435]+1" office:value-type="float" office:value="433">
            <text:p>433</text:p>
          </table:table-cell>
          <table:table-cell office:value-type="float" office:value="3.405">
            <text:p>3,405</text:p>
          </table:table-cell>
        </table:table-row>
        <table:table-row table:style-name="ro1">
          <table:table-cell table:formula="of:=[.A436]+1" office:value-type="float" office:value="434">
            <text:p>434</text:p>
          </table:table-cell>
          <table:table-cell office:value-type="float" office:value="2.87">
            <text:p>2,87</text:p>
          </table:table-cell>
        </table:table-row>
        <table:table-row table:style-name="ro1">
          <table:table-cell table:formula="of:=[.A437]+1" office:value-type="float" office:value="435">
            <text:p>435</text:p>
          </table:table-cell>
          <table:table-cell office:value-type="float" office:value="2.345">
            <text:p>2,345</text:p>
          </table:table-cell>
        </table:table-row>
        <table:table-row table:style-name="ro1">
          <table:table-cell table:formula="of:=[.A438]+1" office:value-type="float" office:value="436">
            <text:p>436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table:formula="of:=[.A439]+1" office:value-type="float" office:value="437">
            <text:p>437</text:p>
          </table:table-cell>
          <table:table-cell office:value-type="float" office:value="1.736">
            <text:p>1,736</text:p>
          </table:table-cell>
        </table:table-row>
        <table:table-row table:style-name="ro1">
          <table:table-cell table:formula="of:=[.A440]+1" office:value-type="float" office:value="438">
            <text:p>438</text:p>
          </table:table-cell>
          <table:table-cell office:value-type="float" office:value="1.568">
            <text:p>1,568</text:p>
          </table:table-cell>
        </table:table-row>
        <table:table-row table:style-name="ro1">
          <table:table-cell table:formula="of:=[.A441]+1" office:value-type="float" office:value="439">
            <text:p>439</text:p>
          </table:table-cell>
          <table:table-cell office:value-type="float" office:value="1.484">
            <text:p>1,484</text:p>
          </table:table-cell>
        </table:table-row>
        <table:table-row table:style-name="ro1">
          <table:table-cell table:formula="of:=[.A442]+1" office:value-type="float" office:value="440">
            <text:p>440</text:p>
          </table:table-cell>
          <table:table-cell office:value-type="float" office:value="1.235">
            <text:p>1,235</text:p>
          </table:table-cell>
        </table:table-row>
        <table:table-row table:style-name="ro1">
          <table:table-cell table:formula="of:=[.A443]+1" office:value-type="float" office:value="441">
            <text:p>441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table:formula="of:=[.A444]+1" office:value-type="float" office:value="442">
            <text:p>442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table:formula="of:=[.A445]+1" office:value-type="float" office:value="443">
            <text:p>443</text:p>
          </table:table-cell>
          <table:table-cell office:value-type="float" office:value="0.905">
            <text:p>0,905</text:p>
          </table:table-cell>
        </table:table-row>
        <table:table-row table:style-name="ro1">
          <table:table-cell table:formula="of:=[.A446]+1" office:value-type="float" office:value="444">
            <text:p>444</text:p>
          </table:table-cell>
          <table:table-cell office:value-type="float" office:value="0.814">
            <text:p>0,814</text:p>
          </table:table-cell>
        </table:table-row>
        <table:table-row table:style-name="ro1">
          <table:table-cell table:formula="of:=[.A447]+1" office:value-type="float" office:value="445">
            <text:p>445</text:p>
          </table:table-cell>
          <table:table-cell office:value-type="float" office:value="0.598">
            <text:p>0,598</text:p>
          </table:table-cell>
        </table:table-row>
        <table:table-row table:style-name="ro1">
          <table:table-cell table:formula="of:=[.A448]+1" office:value-type="float" office:value="446">
            <text:p>446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449]+1" office:value-type="float" office:value="447">
            <text:p>447</text:p>
          </table:table-cell>
          <table:table-cell office:value-type="float" office:value="0.462">
            <text:p>0,462</text:p>
          </table:table-cell>
        </table:table-row>
        <table:table-row table:style-name="ro1">
          <table:table-cell table:formula="of:=[.A450]+1" office:value-type="float" office:value="448">
            <text:p>448</text:p>
          </table:table-cell>
          <table:table-cell office:value-type="float" office:value="0.433">
            <text:p>0,433</text:p>
          </table:table-cell>
        </table:table-row>
        <table:table-row table:style-name="ro1">
          <table:table-cell table:formula="of:=[.A451]+1" office:value-type="float" office:value="449">
            <text:p>449</text:p>
          </table:table-cell>
          <table:table-cell office:value-type="float" office:value="0.433">
            <text:p>0,433</text:p>
          </table:table-cell>
        </table:table-row>
        <table:table-row table:style-name="ro1">
          <table:table-cell table:formula="of:=[.A452]+1" office:value-type="float" office:value="450">
            <text:p>450</text:p>
          </table:table-cell>
          <table:table-cell office:value-type="float" office:value="0.376">
            <text:p>0,376</text:p>
          </table:table-cell>
        </table:table-row>
        <table:table-row table:style-name="ro1">
          <table:table-cell table:formula="of:=[.A453]+1" office:value-type="float" office:value="451">
            <text:p>45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54]+1" office:value-type="float" office:value="452">
            <text:p>452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455]+1" office:value-type="float" office:value="453">
            <text:p>453</text:p>
          </table:table-cell>
          <table:table-cell office:value-type="float" office:value="0.405">
            <text:p>0,405</text:p>
          </table:table-cell>
        </table:table-row>
        <table:table-row table:style-name="ro1">
          <table:table-cell table:formula="of:=[.A456]+1" office:value-type="float" office:value="454">
            <text:p>454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457]+1" office:value-type="float" office:value="455">
            <text:p>455</text:p>
          </table:table-cell>
          <table:table-cell office:value-type="float" office:value="0.376">
            <text:p>0,376</text:p>
          </table:table-cell>
        </table:table-row>
        <table:table-row table:style-name="ro1">
          <table:table-cell table:formula="of:=[.A458]+1" office:value-type="float" office:value="456">
            <text:p>456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59]+1" office:value-type="float" office:value="457">
            <text:p>457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60]+1" office:value-type="float" office:value="458">
            <text:p>458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61]+1" office:value-type="float" office:value="459">
            <text:p>459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62]+1" office:value-type="float" office:value="460">
            <text:p>460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463]+1" office:value-type="float" office:value="461">
            <text:p>46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64]+1" office:value-type="float" office:value="462">
            <text:p>462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465]+1" office:value-type="float" office:value="463">
            <text:p>463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466]+1" office:value-type="float" office:value="464">
            <text:p>464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467]+1" office:value-type="float" office:value="465">
            <text:p>465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468]+1" office:value-type="float" office:value="466">
            <text:p>466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469]+1" office:value-type="float" office:value="467">
            <text:p>467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470]+1" office:value-type="float" office:value="468">
            <text:p>468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471]+1" office:value-type="float" office:value="469">
            <text:p>469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472]+1" office:value-type="float" office:value="470">
            <text:p>470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473]+1" office:value-type="float" office:value="471">
            <text:p>471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474]+1" office:value-type="float" office:value="472">
            <text:p>472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475]+1" office:value-type="float" office:value="473">
            <text:p>473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476]+1" office:value-type="float" office:value="474">
            <text:p>474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477]+1" office:value-type="float" office:value="475">
            <text:p>475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78]+1" office:value-type="float" office:value="476">
            <text:p>476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table:formula="of:=[.A479]+1" office:value-type="float" office:value="477">
            <text:p>477</text:p>
          </table:table-cell>
          <table:table-cell office:value-type="float" office:value="0.064">
            <text:p>0,064</text:p>
          </table:table-cell>
        </table:table-row>
        <table:table-row table:style-name="ro1">
          <table:table-cell table:formula="of:=[.A480]+1" office:value-type="float" office:value="478">
            <text:p>478</text:p>
          </table:table-cell>
          <table:table-cell office:value-type="float" office:value="0.064">
            <text:p>0,064</text:p>
          </table:table-cell>
        </table:table-row>
        <table:table-row table:style-name="ro1">
          <table:table-cell table:formula="of:=[.A481]+1" office:value-type="float" office:value="479">
            <text:p>479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82]+1" office:value-type="float" office:value="480">
            <text:p>480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83]+1" office:value-type="float" office:value="481">
            <text:p>481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table:formula="of:=[.A484]+1" office:value-type="float" office:value="482">
            <text:p>482</text:p>
          </table:table-cell>
          <table:table-cell office:value-type="float" office:value="0.021">
            <text:p>0,021</text:p>
          </table:table-cell>
        </table:table-row>
        <table:table-row table:style-name="ro1">
          <table:table-cell table:formula="of:=[.A485]+1" office:value-type="float" office:value="483">
            <text:p>483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486]+1" office:value-type="float" office:value="484">
            <text:p>484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487]+1" office:value-type="float" office:value="485">
            <text:p>485</text:p>
          </table:table-cell>
          <table:table-cell office:value-type="float" office:value="0.117">
            <text:p>0,117</text:p>
          </table:table-cell>
        </table:table-row>
        <table:table-row table:style-name="ro1">
          <table:table-cell table:formula="of:=[.A488]+1" office:value-type="float" office:value="486">
            <text:p>486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489]+1" office:value-type="float" office:value="487">
            <text:p>487</text:p>
          </table:table-cell>
          <table:table-cell office:value-type="float" office:value="0.117">
            <text:p>0,117</text:p>
          </table:table-cell>
        </table:table-row>
        <table:table-row table:style-name="ro1">
          <table:table-cell table:formula="of:=[.A490]+1" office:value-type="float" office:value="488">
            <text:p>488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491]+1" office:value-type="float" office:value="489">
            <text:p>489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492]+1" office:value-type="float" office:value="490">
            <text:p>490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493]+1" office:value-type="float" office:value="491">
            <text:p>491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494]+1" office:value-type="float" office:value="492">
            <text:p>492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495]+1" office:value-type="float" office:value="493">
            <text:p>493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496]+1" office:value-type="float" office:value="494">
            <text:p>494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497]+1" office:value-type="float" office:value="495">
            <text:p>495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498]+1" office:value-type="float" office:value="496">
            <text:p>496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499]+1" office:value-type="float" office:value="497">
            <text:p>497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00]+1" office:value-type="float" office:value="498">
            <text:p>498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01]+1" office:value-type="float" office:value="499">
            <text:p>499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02]+1" office:value-type="float" office:value="500">
            <text:p>500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03]+1" office:value-type="float" office:value="501">
            <text:p>501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04]+1" office:value-type="float" office:value="502">
            <text:p>502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505]+1" office:value-type="float" office:value="503">
            <text:p>503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06]+1" office:value-type="float" office:value="504">
            <text:p>504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07]+1" office:value-type="float" office:value="505">
            <text:p>505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08]+1" office:value-type="float" office:value="506">
            <text:p>506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09]+1" office:value-type="float" office:value="507">
            <text:p>507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10]+1" office:value-type="float" office:value="508">
            <text:p>508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11]+1" office:value-type="float" office:value="509">
            <text:p>509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12]+1" office:value-type="float" office:value="510">
            <text:p>510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13]+1" office:value-type="float" office:value="511">
            <text:p>511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14]+1" office:value-type="float" office:value="512">
            <text:p>512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15]+1" office:value-type="float" office:value="513">
            <text:p>513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16]+1" office:value-type="float" office:value="514">
            <text:p>514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517]+1" office:value-type="float" office:value="515">
            <text:p>515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table:formula="of:=[.A518]+1" office:value-type="float" office:value="516">
            <text:p>516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19]+1" office:value-type="float" office:value="517">
            <text:p>517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20]+1" office:value-type="float" office:value="518">
            <text:p>518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21]+1" office:value-type="float" office:value="519">
            <text:p>519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22]+1" office:value-type="float" office:value="520">
            <text:p>520</text:p>
          </table:table-cell>
          <table:table-cell office:value-type="float" office:value="0.405">
            <text:p>0,405</text:p>
          </table:table-cell>
        </table:table-row>
        <table:table-row table:style-name="ro1">
          <table:table-cell table:formula="of:=[.A523]+1" office:value-type="float" office:value="521">
            <text:p>521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24]+1" office:value-type="float" office:value="522">
            <text:p>52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25]+1" office:value-type="float" office:value="523">
            <text:p>523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26]+1" office:value-type="float" office:value="524">
            <text:p>524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27]+1" office:value-type="float" office:value="525">
            <text:p>525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28]+1" office:value-type="float" office:value="526">
            <text:p>526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29]+1" office:value-type="float" office:value="527">
            <text:p>527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530]+1" office:value-type="float" office:value="528">
            <text:p>528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31]+1" office:value-type="float" office:value="529">
            <text:p>529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32]+1" office:value-type="float" office:value="530">
            <text:p>530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33]+1" office:value-type="float" office:value="531">
            <text:p>53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34]+1" office:value-type="float" office:value="532">
            <text:p>532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35]+1" office:value-type="float" office:value="533">
            <text:p>533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36]+1" office:value-type="float" office:value="534">
            <text:p>534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37]+1" office:value-type="float" office:value="535">
            <text:p>535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38]+1" office:value-type="float" office:value="536">
            <text:p>536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39]+1" office:value-type="float" office:value="537">
            <text:p>537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40]+1" office:value-type="float" office:value="538">
            <text:p>538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41]+1" office:value-type="float" office:value="539">
            <text:p>539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42]+1" office:value-type="float" office:value="540">
            <text:p>540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43]+1" office:value-type="float" office:value="541">
            <text:p>541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44]+1" office:value-type="float" office:value="542">
            <text:p>542</text:p>
          </table:table-cell>
          <table:table-cell office:value-type="float" office:value="0.376">
            <text:p>0,376</text:p>
          </table:table-cell>
        </table:table-row>
        <table:table-row table:style-name="ro1">
          <table:table-cell table:formula="of:=[.A545]+1" office:value-type="float" office:value="543">
            <text:p>543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46]+1" office:value-type="float" office:value="544">
            <text:p>544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47]+1" office:value-type="float" office:value="545">
            <text:p>545</text:p>
          </table:table-cell>
          <table:table-cell office:value-type="float" office:value="0.376">
            <text:p>0,376</text:p>
          </table:table-cell>
        </table:table-row>
        <table:table-row table:style-name="ro1">
          <table:table-cell table:formula="of:=[.A548]+1" office:value-type="float" office:value="546">
            <text:p>546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49]+1" office:value-type="float" office:value="547">
            <text:p>547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50]+1" office:value-type="float" office:value="548">
            <text:p>548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51]+1" office:value-type="float" office:value="549">
            <text:p>549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52]+1" office:value-type="float" office:value="550">
            <text:p>550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53]+1" office:value-type="float" office:value="551">
            <text:p>551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54]+1" office:value-type="float" office:value="552">
            <text:p>552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555]+1" office:value-type="float" office:value="553">
            <text:p>553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56]+1" office:value-type="float" office:value="554">
            <text:p>554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57]+1" office:value-type="float" office:value="555">
            <text:p>555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58]+1" office:value-type="float" office:value="556">
            <text:p>556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59]+1" office:value-type="float" office:value="557">
            <text:p>557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60]+1" office:value-type="float" office:value="558">
            <text:p>558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61]+1" office:value-type="float" office:value="559">
            <text:p>559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562]+1" office:value-type="float" office:value="560">
            <text:p>560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table:formula="of:=[.A563]+1" office:value-type="float" office:value="561">
            <text:p>561</text:p>
          </table:table-cell>
          <table:table-cell office:value-type="float" office:value="0.433">
            <text:p>0,433</text:p>
          </table:table-cell>
        </table:table-row>
        <table:table-row table:style-name="ro1">
          <table:table-cell table:formula="of:=[.A564]+1" office:value-type="float" office:value="562">
            <text:p>562</text:p>
          </table:table-cell>
          <table:table-cell office:value-type="float" office:value="1.345">
            <text:p>1,345</text:p>
          </table:table-cell>
        </table:table-row>
        <table:table-row table:style-name="ro1">
          <table:table-cell table:formula="of:=[.A565]+1" office:value-type="float" office:value="563">
            <text:p>563</text:p>
          </table:table-cell>
          <table:table-cell office:value-type="float" office:value="0.562">
            <text:p>0,562</text:p>
          </table:table-cell>
        </table:table-row>
        <table:table-row table:style-name="ro1">
          <table:table-cell table:formula="of:=[.A566]+1" office:value-type="float" office:value="564">
            <text:p>564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567]+1" office:value-type="float" office:value="565">
            <text:p>565</text:p>
          </table:table-cell>
          <table:table-cell office:value-type="float" office:value="0.433">
            <text:p>0,433</text:p>
          </table:table-cell>
        </table:table-row>
        <table:table-row table:style-name="ro1">
          <table:table-cell table:formula="of:=[.A568]+1" office:value-type="float" office:value="566">
            <text:p>566</text:p>
          </table:table-cell>
          <table:table-cell office:value-type="float" office:value="0.405">
            <text:p>0,405</text:p>
          </table:table-cell>
        </table:table-row>
        <table:table-row table:style-name="ro1">
          <table:table-cell table:formula="of:=[.A569]+1" office:value-type="float" office:value="567">
            <text:p>567</text:p>
          </table:table-cell>
          <table:table-cell office:value-type="float" office:value="0.405">
            <text:p>0,405</text:p>
          </table:table-cell>
        </table:table-row>
        <table:table-row table:style-name="ro1">
          <table:table-cell table:formula="of:=[.A570]+1" office:value-type="float" office:value="568">
            <text:p>568</text:p>
          </table:table-cell>
          <table:table-cell office:value-type="float" office:value="0.376">
            <text:p>0,376</text:p>
          </table:table-cell>
        </table:table-row>
        <table:table-row table:style-name="ro1">
          <table:table-cell table:formula="of:=[.A571]+1" office:value-type="float" office:value="569">
            <text:p>569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table:formula="of:=[.A572]+1" office:value-type="float" office:value="570">
            <text:p>570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73]+1" office:value-type="float" office:value="571">
            <text:p>571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74]+1" office:value-type="float" office:value="572">
            <text:p>572</text:p>
          </table:table-cell>
          <table:table-cell office:value-type="float" office:value="0.263">
            <text:p>0,263</text:p>
          </table:table-cell>
        </table:table-row>
        <table:table-row table:style-name="ro1">
          <table:table-cell table:formula="of:=[.A575]+1" office:value-type="float" office:value="573">
            <text:p>573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576]+1" office:value-type="float" office:value="574">
            <text:p>574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577]+1" office:value-type="float" office:value="575">
            <text:p>575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578]+1" office:value-type="float" office:value="576">
            <text:p>576</text:p>
          </table:table-cell>
          <table:table-cell office:value-type="float" office:value="1.568">
            <text:p>1,568</text:p>
          </table:table-cell>
        </table:table-row>
        <table:table-row table:style-name="ro1">
          <table:table-cell table:formula="of:=[.A579]+1" office:value-type="float" office:value="577">
            <text:p>577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table:formula="of:=[.A580]+1" office:value-type="float" office:value="578">
            <text:p>578</text:p>
          </table:table-cell>
          <table:table-cell office:value-type="float" office:value="2.765">
            <text:p>2,765</text:p>
          </table:table-cell>
        </table:table-row>
        <table:table-row table:style-name="ro1">
          <table:table-cell table:formula="of:=[.A581]+1" office:value-type="float" office:value="579">
            <text:p>579</text:p>
          </table:table-cell>
          <table:table-cell office:value-type="float" office:value="1.235">
            <text:p>1,235</text:p>
          </table:table-cell>
        </table:table-row>
        <table:table-row table:style-name="ro1">
          <table:table-cell table:formula="of:=[.A582]+1" office:value-type="float" office:value="580">
            <text:p>580</text:p>
          </table:table-cell>
          <table:table-cell office:value-type="float" office:value="0.814">
            <text:p>0,814</text:p>
          </table:table-cell>
        </table:table-row>
        <table:table-row table:style-name="ro1">
          <table:table-cell table:formula="of:=[.A583]+1" office:value-type="float" office:value="581">
            <text:p>581</text:p>
          </table:table-cell>
          <table:table-cell office:value-type="float" office:value="0.742">
            <text:p>0,742</text:p>
          </table:table-cell>
        </table:table-row>
        <table:table-row table:style-name="ro1">
          <table:table-cell table:formula="of:=[.A584]+1" office:value-type="float" office:value="582">
            <text:p>582</text:p>
          </table:table-cell>
          <table:table-cell office:value-type="float" office:value="0.199">
            <text:p>0,199</text:p>
          </table:table-cell>
        </table:table-row>
        <table:table-row table:style-name="ro1">
          <table:table-cell table:formula="of:=[.A585]+1" office:value-type="float" office:value="583">
            <text:p>583</text:p>
          </table:table-cell>
          <table:table-cell office:value-type="float" office:value="0.199">
            <text:p>0,199</text:p>
          </table:table-cell>
        </table:table-row>
        <table:table-row table:style-name="ro1">
          <table:table-cell table:formula="of:=[.A586]+1" office:value-type="float" office:value="584">
            <text:p>584</text:p>
          </table:table-cell>
          <table:table-cell office:value-type="float" office:value="0.245">
            <text:p>0,245</text:p>
          </table:table-cell>
        </table:table-row>
        <table:table-row table:style-name="ro1">
          <table:table-cell table:formula="of:=[.A587]+1" office:value-type="float" office:value="585">
            <text:p>585</text:p>
          </table:table-cell>
          <table:table-cell office:value-type="float" office:value="46.46">
            <text:p>46,46</text:p>
          </table:table-cell>
        </table:table-row>
        <table:table-row table:style-name="ro1">
          <table:table-cell table:formula="of:=[.A588]+1" office:value-type="float" office:value="586">
            <text:p>586</text:p>
          </table:table-cell>
          <table:table-cell office:value-type="float" office:value="10.976">
            <text:p>10,976</text:p>
          </table:table-cell>
        </table:table-row>
        <table:table-row table:style-name="ro1">
          <table:table-cell table:formula="of:=[.A589]+1" office:value-type="float" office:value="587">
            <text:p>587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table:formula="of:=[.A590]+1" office:value-type="float" office:value="588">
            <text:p>588</text:p>
          </table:table-cell>
          <table:table-cell office:value-type="float" office:value="3.488">
            <text:p>3,488</text:p>
          </table:table-cell>
        </table:table-row>
        <table:table-row table:style-name="ro1">
          <table:table-cell table:formula="of:=[.A591]+1" office:value-type="float" office:value="589">
            <text:p>589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table:formula="of:=[.A592]+1" office:value-type="float" office:value="590">
            <text:p>590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 table:formula="of:=[.A593]+1" office:value-type="float" office:value="591">
            <text:p>591</text:p>
          </table:table-cell>
          <table:table-cell office:value-type="float" office:value="4.064">
            <text:p>4,064</text:p>
          </table:table-cell>
        </table:table-row>
        <table:table-row table:style-name="ro1">
          <table:table-cell table:formula="of:=[.A594]+1" office:value-type="float" office:value="592">
            <text:p>592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table:formula="of:=[.A595]+1" office:value-type="float" office:value="593">
            <text:p>593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table:formula="of:=[.A596]+1" office:value-type="float" office:value="594">
            <text:p>594</text:p>
          </table:table-cell>
          <table:table-cell office:value-type="float" office:value="1.088">
            <text:p>1,088</text:p>
          </table:table-cell>
        </table:table-row>
        <table:table-row table:style-name="ro1">
          <table:table-cell table:formula="of:=[.A597]+1" office:value-type="float" office:value="595">
            <text:p>595</text:p>
          </table:table-cell>
          <table:table-cell office:value-type="float" office:value="0.763">
            <text:p>0,763</text:p>
          </table:table-cell>
        </table:table-row>
        <table:table-row table:style-name="ro1">
          <table:table-cell table:formula="of:=[.A598]+1" office:value-type="float" office:value="596">
            <text:p>596</text:p>
          </table:table-cell>
          <table:table-cell office:value-type="float" office:value="0.577">
            <text:p>0,577</text:p>
          </table:table-cell>
        </table:table-row>
        <table:table-row table:style-name="ro1">
          <table:table-cell table:formula="of:=[.A599]+1" office:value-type="float" office:value="597">
            <text:p>597</text:p>
          </table:table-cell>
          <table:table-cell office:value-type="float" office:value="0.484">
            <text:p>0,484</text:p>
          </table:table-cell>
        </table:table-row>
        <table:table-row table:style-name="ro1">
          <table:table-cell table:formula="of:=[.A600]+1" office:value-type="float" office:value="598">
            <text:p>598</text:p>
          </table:table-cell>
          <table:table-cell office:value-type="float" office:value="0.515">
            <text:p>0,515</text:p>
          </table:table-cell>
        </table:table-row>
        <table:table-row table:style-name="ro1">
          <table:table-cell table:formula="of:=[.A601]+1" office:value-type="float" office:value="599">
            <text:p>599</text:p>
          </table:table-cell>
          <table:table-cell office:value-type="float" office:value="0.423">
            <text:p>0,423</text:p>
          </table:table-cell>
        </table:table-row>
        <table:table-row table:style-name="ro1">
          <table:table-cell table:formula="of:=[.A602]+1" office:value-type="float" office:value="600">
            <text:p>600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03]+1" office:value-type="float" office:value="601">
            <text:p>601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04]+1" office:value-type="float" office:value="602">
            <text:p>602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05]+1" office:value-type="float" office:value="603">
            <text:p>603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06]+1" office:value-type="float" office:value="604">
            <text:p>604</text:p>
          </table:table-cell>
          <table:table-cell office:value-type="float" office:value="0.453">
            <text:p>0,453</text:p>
          </table:table-cell>
        </table:table-row>
        <table:table-row table:style-name="ro1">
          <table:table-cell table:formula="of:=[.A607]+1" office:value-type="float" office:value="605">
            <text:p>605</text:p>
          </table:table-cell>
          <table:table-cell office:value-type="float" office:value="0.423">
            <text:p>0,423</text:p>
          </table:table-cell>
        </table:table-row>
        <table:table-row table:style-name="ro1">
          <table:table-cell table:formula="of:=[.A608]+1" office:value-type="float" office:value="606">
            <text:p>606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09]+1" office:value-type="float" office:value="607">
            <text:p>607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10]+1" office:value-type="float" office:value="608">
            <text:p>608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11]+1" office:value-type="float" office:value="609">
            <text:p>609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12]+1" office:value-type="float" office:value="610">
            <text:p>610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13]+1" office:value-type="float" office:value="611">
            <text:p>611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14]+1" office:value-type="float" office:value="612">
            <text:p>612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15]+1" office:value-type="float" office:value="613">
            <text:p>613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16]+1" office:value-type="float" office:value="614">
            <text:p>614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17]+1" office:value-type="float" office:value="615">
            <text:p>615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18]+1" office:value-type="float" office:value="616">
            <text:p>616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19]+1" office:value-type="float" office:value="617">
            <text:p>617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620]+1" office:value-type="float" office:value="618">
            <text:p>618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21]+1" office:value-type="float" office:value="619">
            <text:p>61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22]+1" office:value-type="float" office:value="620">
            <text:p>620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23]+1" office:value-type="float" office:value="621">
            <text:p>62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24]+1" office:value-type="float" office:value="622">
            <text:p>62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25]+1" office:value-type="float" office:value="623">
            <text:p>623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26]+1" office:value-type="float" office:value="624">
            <text:p>624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27]+1" office:value-type="float" office:value="625">
            <text:p>625</text:p>
          </table:table-cell>
          <table:table-cell office:value-type="float" office:value="0.006">
            <text:p>0,006</text:p>
          </table:table-cell>
        </table:table-row>
        <table:table-row table:style-name="ro1">
          <table:table-cell table:formula="of:=[.A628]+1" office:value-type="float" office:value="626">
            <text:p>626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629]+1" office:value-type="float" office:value="627">
            <text:p>627</text:p>
          </table:table-cell>
          <table:table-cell office:value-type="float" office:value="0.006">
            <text:p>0,006</text:p>
          </table:table-cell>
        </table:table-row>
        <table:table-row table:style-name="ro1">
          <table:table-cell table:formula="of:=[.A630]+1" office:value-type="float" office:value="628">
            <text:p>628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31]+1" office:value-type="float" office:value="629">
            <text:p>629</text:p>
          </table:table-cell>
          <table:table-cell office:value-type="float" office:value="0.089">
            <text:p>0,089</text:p>
          </table:table-cell>
        </table:table-row>
        <table:table-row table:style-name="ro1">
          <table:table-cell table:formula="of:=[.A632]+1" office:value-type="float" office:value="630">
            <text:p>630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33]+1" office:value-type="float" office:value="631">
            <text:p>631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34]+1" office:value-type="float" office:value="632">
            <text:p>632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35]+1" office:value-type="float" office:value="633">
            <text:p>633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636]+1" office:value-type="float" office:value="634">
            <text:p>634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637]+1" office:value-type="float" office:value="635">
            <text:p>635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38]+1" office:value-type="float" office:value="636">
            <text:p>636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39]+1" office:value-type="float" office:value="637">
            <text:p>637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40]+1" office:value-type="float" office:value="638">
            <text:p>638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41]+1" office:value-type="float" office:value="639">
            <text:p>639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42]+1" office:value-type="float" office:value="640">
            <text:p>640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43]+1" office:value-type="float" office:value="641">
            <text:p>641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44]+1" office:value-type="float" office:value="642">
            <text:p>642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645]+1" office:value-type="float" office:value="643">
            <text:p>643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46]+1" office:value-type="float" office:value="644">
            <text:p>644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647]+1" office:value-type="float" office:value="645">
            <text:p>645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48]+1" office:value-type="float" office:value="646">
            <text:p>646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49]+1" office:value-type="float" office:value="647">
            <text:p>647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50]+1" office:value-type="float" office:value="648">
            <text:p>648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51]+1" office:value-type="float" office:value="649">
            <text:p>649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52]+1" office:value-type="float" office:value="650">
            <text:p>650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53]+1" office:value-type="float" office:value="651">
            <text:p>651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54]+1" office:value-type="float" office:value="652">
            <text:p>652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55]+1" office:value-type="float" office:value="653">
            <text:p>653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56]+1" office:value-type="float" office:value="654">
            <text:p>654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57]+1" office:value-type="float" office:value="655">
            <text:p>655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658]+1" office:value-type="float" office:value="656">
            <text:p>656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59]+1" office:value-type="float" office:value="657">
            <text:p>657</text:p>
          </table:table-cell>
          <table:table-cell office:value-type="float" office:value="0.423">
            <text:p>0,423</text:p>
          </table:table-cell>
        </table:table-row>
        <table:table-row table:style-name="ro1">
          <table:table-cell table:formula="of:=[.A660]+1" office:value-type="float" office:value="658">
            <text:p>658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61]+1" office:value-type="float" office:value="659">
            <text:p>659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62]+1" office:value-type="float" office:value="660">
            <text:p>660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63]+1" office:value-type="float" office:value="661">
            <text:p>661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64]+1" office:value-type="float" office:value="662">
            <text:p>662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665]+1" office:value-type="float" office:value="663">
            <text:p>663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66]+1" office:value-type="float" office:value="664">
            <text:p>664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667]+1" office:value-type="float" office:value="665">
            <text:p>665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68]+1" office:value-type="float" office:value="666">
            <text:p>666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69]+1" office:value-type="float" office:value="667">
            <text:p>667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70]+1" office:value-type="float" office:value="668">
            <text:p>668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71]+1" office:value-type="float" office:value="669">
            <text:p>669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72]+1" office:value-type="float" office:value="670">
            <text:p>670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73]+1" office:value-type="float" office:value="671">
            <text:p>671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74]+1" office:value-type="float" office:value="672">
            <text:p>672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75]+1" office:value-type="float" office:value="673">
            <text:p>673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76]+1" office:value-type="float" office:value="674">
            <text:p>674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77]+1" office:value-type="float" office:value="675">
            <text:p>675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78]+1" office:value-type="float" office:value="676">
            <text:p>676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79]+1" office:value-type="float" office:value="677">
            <text:p>677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80]+1" office:value-type="float" office:value="678">
            <text:p>678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81]+1" office:value-type="float" office:value="679">
            <text:p>679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82]+1" office:value-type="float" office:value="680">
            <text:p>680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83]+1" office:value-type="float" office:value="681">
            <text:p>681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84]+1" office:value-type="float" office:value="682">
            <text:p>682</text:p>
          </table:table-cell>
          <table:table-cell office:value-type="float" office:value="0.207">
            <text:p>0,207</text:p>
          </table:table-cell>
        </table:table-row>
        <table:table-row table:style-name="ro1">
          <table:table-cell table:formula="of:=[.A685]+1" office:value-type="float" office:value="683">
            <text:p>683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86]+1" office:value-type="float" office:value="684">
            <text:p>684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687]+1" office:value-type="float" office:value="685">
            <text:p>685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88]+1" office:value-type="float" office:value="686">
            <text:p>686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689]+1" office:value-type="float" office:value="687">
            <text:p>687</text:p>
          </table:table-cell>
          <table:table-cell office:value-type="float" office:value="0.148">
            <text:p>0,148</text:p>
          </table:table-cell>
        </table:table-row>
        <table:table-row table:style-name="ro1">
          <table:table-cell table:formula="of:=[.A690]+1" office:value-type="float" office:value="688">
            <text:p>688</text:p>
          </table:table-cell>
          <table:table-cell office:value-type="float" office:value="0.392">
            <text:p>0,392</text:p>
          </table:table-cell>
        </table:table-row>
        <table:table-row table:style-name="ro1">
          <table:table-cell table:formula="of:=[.A691]+1" office:value-type="float" office:value="689">
            <text:p>689</text:p>
          </table:table-cell>
          <table:table-cell office:value-type="float" office:value="0.701">
            <text:p>0,701</text:p>
          </table:table-cell>
        </table:table-row>
        <table:table-row table:style-name="ro1">
          <table:table-cell table:formula="of:=[.A692]+1" office:value-type="float" office:value="690">
            <text:p>690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formula="of:=[.A693]+1" office:value-type="float" office:value="691">
            <text:p>691</text:p>
          </table:table-cell>
          <table:table-cell office:value-type="float" office:value="0.732">
            <text:p>0,732</text:p>
          </table:table-cell>
        </table:table-row>
        <table:table-row table:style-name="ro1">
          <table:table-cell table:formula="of:=[.A694]+1" office:value-type="float" office:value="692">
            <text:p>692</text:p>
          </table:table-cell>
          <table:table-cell office:value-type="float" office:value="0.67">
            <text:p>0,67</text:p>
          </table:table-cell>
        </table:table-row>
        <table:table-row table:style-name="ro1">
          <table:table-cell table:formula="of:=[.A695]+1" office:value-type="float" office:value="693">
            <text:p>693</text:p>
          </table:table-cell>
          <table:table-cell office:value-type="float" office:value="0.515">
            <text:p>0,515</text:p>
          </table:table-cell>
        </table:table-row>
        <table:table-row table:style-name="ro1">
          <table:table-cell table:formula="of:=[.A696]+1" office:value-type="float" office:value="694">
            <text:p>694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697]+1" office:value-type="float" office:value="695">
            <text:p>695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98]+1" office:value-type="float" office:value="696">
            <text:p>696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699]+1" office:value-type="float" office:value="697">
            <text:p>697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700]+1" office:value-type="float" office:value="698">
            <text:p>698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701]+1" office:value-type="float" office:value="699">
            <text:p>699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702]+1" office:value-type="float" office:value="700">
            <text:p>700</text:p>
          </table:table-cell>
          <table:table-cell office:value-type="float" office:value="0.299">
            <text:p>0,299</text:p>
          </table:table-cell>
        </table:table-row>
        <table:table-row table:style-name="ro1">
          <table:table-cell table:formula="of:=[.A703]+1" office:value-type="float" office:value="701">
            <text:p>701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704]+1" office:value-type="float" office:value="702">
            <text:p>702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705]+1" office:value-type="float" office:value="703">
            <text:p>703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706]+1" office:value-type="float" office:value="704">
            <text:p>704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707]+1" office:value-type="float" office:value="705">
            <text:p>705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708]+1" office:value-type="float" office:value="706">
            <text:p>706</text:p>
          </table:table-cell>
          <table:table-cell office:value-type="float" office:value="0.238">
            <text:p>0,238</text:p>
          </table:table-cell>
        </table:table-row>
        <table:table-row table:style-name="ro1">
          <table:table-cell table:formula="of:=[.A709]+1" office:value-type="float" office:value="707">
            <text:p>707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710]+1" office:value-type="float" office:value="708">
            <text:p>708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711]+1" office:value-type="float" office:value="709">
            <text:p>709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712]+1" office:value-type="float" office:value="710">
            <text:p>710</text:p>
          </table:table-cell>
          <table:table-cell office:value-type="float" office:value="0.187">
            <text:p>0,187</text:p>
          </table:table-cell>
        </table:table-row>
        <table:table-row table:style-name="ro1">
          <table:table-cell table:formula="of:=[.A713]+1" office:value-type="float" office:value="711">
            <text:p>711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714]+1" office:value-type="float" office:value="712">
            <text:p>712</text:p>
          </table:table-cell>
          <table:table-cell office:value-type="float" office:value="0.109">
            <text:p>0,109</text:p>
          </table:table-cell>
        </table:table-row>
        <table:table-row table:style-name="ro1">
          <table:table-cell table:formula="of:=[.A715]+1" office:value-type="float" office:value="713">
            <text:p>713</text:p>
          </table:table-cell>
          <table:table-cell office:value-type="float" office:value="0.089">
            <text:p>0,089</text:p>
          </table:table-cell>
        </table:table-row>
        <table:table-row table:style-name="ro1">
          <table:table-cell table:formula="of:=[.A716]+1" office:value-type="float" office:value="714">
            <text:p>714</text:p>
          </table:table-cell>
          <table:table-cell office:value-type="float" office:value="0.109">
            <text:p>0,109</text:p>
          </table:table-cell>
        </table:table-row>
        <table:table-row table:style-name="ro1">
          <table:table-cell table:formula="of:=[.A717]+1" office:value-type="float" office:value="715">
            <text:p>715</text:p>
          </table:table-cell>
          <table:table-cell office:value-type="float" office:value="0.129">
            <text:p>0,129</text:p>
          </table:table-cell>
        </table:table-row>
        <table:table-row table:style-name="ro1">
          <table:table-cell table:formula="of:=[.A718]+1" office:value-type="float" office:value="716">
            <text:p>716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719]+1" office:value-type="float" office:value="717">
            <text:p>717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720]+1" office:value-type="float" office:value="718">
            <text:p>718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721]+1" office:value-type="float" office:value="719">
            <text:p>719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722]+1" office:value-type="float" office:value="720">
            <text:p>720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table:formula="of:=[.A723]+1" office:value-type="float" office:value="721">
            <text:p>721</text:p>
          </table:table-cell>
          <table:table-cell office:value-type="float" office:value="0.484">
            <text:p>0,484</text:p>
          </table:table-cell>
        </table:table-row>
        <table:table-row table:style-name="ro1">
          <table:table-cell table:formula="of:=[.A724]+1" office:value-type="float" office:value="722">
            <text:p>722</text:p>
          </table:table-cell>
          <table:table-cell office:value-type="float" office:value="0.453">
            <text:p>0,453</text:p>
          </table:table-cell>
        </table:table-row>
        <table:table-row table:style-name="ro1">
          <table:table-cell table:formula="of:=[.A725]+1" office:value-type="float" office:value="723">
            <text:p>723</text:p>
          </table:table-cell>
          <table:table-cell office:value-type="float" office:value="0.423">
            <text:p>0,423</text:p>
          </table:table-cell>
        </table:table-row>
        <table:table-row table:style-name="ro1">
          <table:table-cell table:formula="of:=[.A726]+1" office:value-type="float" office:value="724">
            <text:p>724</text:p>
          </table:table-cell>
          <table:table-cell office:value-type="float" office:value="0.392">
            <text:p>0,392</text:p>
          </table:table-cell>
        </table:table-row>
        <table:table-row table:style-name="ro1">
          <table:table-cell table:formula="of:=[.A727]+1" office:value-type="float" office:value="725">
            <text:p>725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728]+1" office:value-type="float" office:value="726">
            <text:p>726</text:p>
          </table:table-cell>
          <table:table-cell office:value-type="float" office:value="0.392">
            <text:p>0,392</text:p>
          </table:table-cell>
        </table:table-row>
        <table:table-row table:style-name="ro1">
          <table:table-cell table:formula="of:=[.A729]+1" office:value-type="float" office:value="727">
            <text:p>727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table:formula="of:=[.A730]+1" office:value-type="float" office:value="728">
            <text:p>728</text:p>
          </table:table-cell>
          <table:table-cell office:value-type="float" office:value="4.732">
            <text:p>4,732</text:p>
          </table:table-cell>
        </table:table-row>
        <table:table-row table:style-name="ro1">
          <table:table-cell table:formula="of:=[.A731]+1" office:value-type="float" office:value="729">
            <text:p>729</text:p>
          </table:table-cell>
          <table:table-cell office:value-type="float" office:value="14.5">
            <text:p>14,5</text:p>
          </table:table-cell>
        </table:table-row>
        <table:table-row table:style-name="ro1">
          <table:table-cell table:formula="of:=[.A732]+1" office:value-type="float" office:value="730">
            <text:p>730</text:p>
          </table:table-cell>
          <table:table-cell office:value-type="float" office:value="4.732">
            <text:p>4,732</text:p>
          </table:table-cell>
        </table:table-row>
        <table:table-row table:style-name="ro1">
          <table:table-cell table:formula="of:=[.A733]+1" office:value-type="float" office:value="731">
            <text:p>731</text:p>
          </table:table-cell>
          <table:table-cell office:value-type="float" office:value="3.604">
            <text:p>3,604</text:p>
          </table:table-cell>
        </table:table-row>
        <table:table-row table:style-name="ro1">
          <table:table-cell table:formula="of:=[.A734]+1" office:value-type="float" office:value="732">
            <text:p>732</text:p>
          </table:table-cell>
          <table:table-cell office:value-type="float" office:value="2.942">
            <text:p>2,942</text:p>
          </table:table-cell>
        </table:table-row>
        <table:table-row table:style-name="ro1">
          <table:table-cell table:formula="of:=[.A735]+1" office:value-type="float" office:value="733">
            <text:p>733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table:formula="of:=[.A736]+1" office:value-type="float" office:value="734">
            <text:p>734</text:p>
          </table:table-cell>
          <table:table-cell office:value-type="float" office:value="1.462">
            <text:p>1,462</text:p>
          </table:table-cell>
        </table:table-row>
        <table:table-row table:style-name="ro1">
          <table:table-cell table:formula="of:=[.A737]+1" office:value-type="float" office:value="735">
            <text:p>735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table:formula="of:=[.A738]+1" office:value-type="float" office:value="736">
            <text:p>736</text:p>
          </table:table-cell>
          <table:table-cell office:value-type="float" office:value="0.583">
            <text:p>0,583</text:p>
          </table:table-cell>
        </table:table-row>
        <table:table-row table:style-name="ro1">
          <table:table-cell table:formula="of:=[.A739]+1" office:value-type="float" office:value="737">
            <text:p>737</text:p>
          </table:table-cell>
          <table:table-cell office:value-type="float" office:value="0.472">
            <text:p>0,472</text:p>
          </table:table-cell>
        </table:table-row>
        <table:table-row table:style-name="ro1">
          <table:table-cell table:formula="of:=[.A740]+1" office:value-type="float" office:value="738">
            <text:p>738</text:p>
          </table:table-cell>
          <table:table-cell office:value-type="float" office:value="0.398">
            <text:p>0,398</text:p>
          </table:table-cell>
        </table:table-row>
        <table:table-row table:style-name="ro1">
          <table:table-cell table:formula="of:=[.A741]+1" office:value-type="float" office:value="739">
            <text:p>739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742]+1" office:value-type="float" office:value="740">
            <text:p>740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743]+1" office:value-type="float" office:value="741">
            <text:p>741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744]+1" office:value-type="float" office:value="742">
            <text:p>742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745]+1" office:value-type="float" office:value="743">
            <text:p>743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746]+1" office:value-type="float" office:value="744">
            <text:p>744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47]+1" office:value-type="float" office:value="745">
            <text:p>745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48]+1" office:value-type="float" office:value="746">
            <text:p>746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49]+1" office:value-type="float" office:value="747">
            <text:p>747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750]+1" office:value-type="float" office:value="748">
            <text:p>748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[.A751]+1" office:value-type="float" office:value="749">
            <text:p>74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52]+1" office:value-type="float" office:value="750">
            <text:p>750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[.A753]+1" office:value-type="float" office:value="751">
            <text:p>75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54]+1" office:value-type="float" office:value="752">
            <text:p>752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755]+1" office:value-type="float" office:value="753">
            <text:p>753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table:formula="of:=[.A756]+1" office:value-type="float" office:value="754">
            <text:p>754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table:formula="of:=[.A757]+1" office:value-type="float" office:value="755">
            <text:p>755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758]+1" office:value-type="float" office:value="756">
            <text:p>756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759]+1" office:value-type="float" office:value="757">
            <text:p>757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760]+1" office:value-type="float" office:value="758">
            <text:p>758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761]+1" office:value-type="float" office:value="759">
            <text:p>75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62]+1" office:value-type="float" office:value="760">
            <text:p>760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763]+1" office:value-type="float" office:value="761">
            <text:p>761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64]+1" office:value-type="float" office:value="762">
            <text:p>762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65]+1" office:value-type="float" office:value="763">
            <text:p>763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766]+1" office:value-type="float" office:value="764">
            <text:p>764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67]+1" office:value-type="float" office:value="765">
            <text:p>765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68]+1" office:value-type="float" office:value="766">
            <text:p>766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69]+1" office:value-type="float" office:value="767">
            <text:p>767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70]+1" office:value-type="float" office:value="768">
            <text:p>768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71]+1" office:value-type="float" office:value="769">
            <text:p>76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72]+1" office:value-type="float" office:value="770">
            <text:p>77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73]+1" office:value-type="float" office:value="771">
            <text:p>77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74]+1" office:value-type="float" office:value="772">
            <text:p>772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75]+1" office:value-type="float" office:value="773">
            <text:p>773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76]+1" office:value-type="float" office:value="774">
            <text:p>774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77]+1" office:value-type="float" office:value="775">
            <text:p>775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78]+1" office:value-type="float" office:value="776">
            <text:p>77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79]+1" office:value-type="float" office:value="777">
            <text:p>777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80]+1" office:value-type="float" office:value="778">
            <text:p>778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81]+1" office:value-type="float" office:value="779">
            <text:p>779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782]+1" office:value-type="float" office:value="780">
            <text:p>780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783]+1" office:value-type="float" office:value="781">
            <text:p>781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784]+1" office:value-type="float" office:value="782">
            <text:p>782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table:formula="of:=[.A785]+1" office:value-type="float" office:value="783">
            <text:p>783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786]+1" office:value-type="float" office:value="784">
            <text:p>784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87]+1" office:value-type="float" office:value="785">
            <text:p>785</text:p>
          </table:table-cell>
          <table:table-cell office:value-type="float" office:value="0.398">
            <text:p>0,398</text:p>
          </table:table-cell>
        </table:table-row>
        <table:table-row table:style-name="ro1">
          <table:table-cell table:formula="of:=[.A788]+1" office:value-type="float" office:value="786">
            <text:p>786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789]+1" office:value-type="float" office:value="787">
            <text:p>787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790]+1" office:value-type="float" office:value="788">
            <text:p>788</text:p>
          </table:table-cell>
          <table:table-cell office:value-type="float" office:value="0.324">
            <text:p>0,324</text:p>
          </table:table-cell>
        </table:table-row>
        <table:table-row table:style-name="ro1">
          <table:table-cell table:formula="of:=[.A791]+1" office:value-type="float" office:value="789">
            <text:p>789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792]+1" office:value-type="float" office:value="790">
            <text:p>790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793]+1" office:value-type="float" office:value="791">
            <text:p>791</text:p>
          </table:table-cell>
          <table:table-cell office:value-type="float" office:value="0.324">
            <text:p>0,324</text:p>
          </table:table-cell>
        </table:table-row>
        <table:table-row table:style-name="ro1">
          <table:table-cell table:formula="of:=[.A794]+1" office:value-type="float" office:value="792">
            <text:p>792</text:p>
          </table:table-cell>
          <table:table-cell office:value-type="float" office:value="1.315">
            <text:p>1,315</text:p>
          </table:table-cell>
        </table:table-row>
        <table:table-row table:style-name="ro1">
          <table:table-cell table:formula="of:=[.A795]+1" office:value-type="float" office:value="793">
            <text:p>793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table:formula="of:=[.A796]+1" office:value-type="float" office:value="794">
            <text:p>794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table:formula="of:=[.A797]+1" office:value-type="float" office:value="795">
            <text:p>795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table:formula="of:=[.A798]+1" office:value-type="float" office:value="796">
            <text:p>796</text:p>
          </table:table-cell>
          <table:table-cell office:value-type="float" office:value="0.935">
            <text:p>0,935</text:p>
          </table:table-cell>
        </table:table-row>
        <table:table-row table:style-name="ro1">
          <table:table-cell table:formula="of:=[.A799]+1" office:value-type="float" office:value="797">
            <text:p>797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800]+1" office:value-type="float" office:value="798">
            <text:p>798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801]+1" office:value-type="float" office:value="799">
            <text:p>799</text:p>
          </table:table-cell>
          <table:table-cell office:value-type="float" office:value="0.509">
            <text:p>0,509</text:p>
          </table:table-cell>
        </table:table-row>
        <table:table-row table:style-name="ro1">
          <table:table-cell table:formula="of:=[.A802]+1" office:value-type="float" office:value="800">
            <text:p>800</text:p>
          </table:table-cell>
          <table:table-cell office:value-type="float" office:value="0.472">
            <text:p>0,472</text:p>
          </table:table-cell>
        </table:table-row>
        <table:table-row table:style-name="ro1">
          <table:table-cell table:formula="of:=[.A803]+1" office:value-type="float" office:value="801">
            <text:p>801</text:p>
          </table:table-cell>
          <table:table-cell office:value-type="float" office:value="0.435">
            <text:p>0,435</text:p>
          </table:table-cell>
        </table:table-row>
        <table:table-row table:style-name="ro1">
          <table:table-cell table:formula="of:=[.A804]+1" office:value-type="float" office:value="802">
            <text:p>802</text:p>
          </table:table-cell>
          <table:table-cell office:value-type="float" office:value="0.398">
            <text:p>0,398</text:p>
          </table:table-cell>
        </table:table-row>
        <table:table-row table:style-name="ro1">
          <table:table-cell table:formula="of:=[.A805]+1" office:value-type="float" office:value="803">
            <text:p>803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806]+1" office:value-type="float" office:value="804">
            <text:p>804</text:p>
          </table:table-cell>
          <table:table-cell office:value-type="float" office:value="0.324">
            <text:p>0,324</text:p>
          </table:table-cell>
        </table:table-row>
        <table:table-row table:style-name="ro1">
          <table:table-cell table:formula="of:=[.A807]+1" office:value-type="float" office:value="805">
            <text:p>805</text:p>
          </table:table-cell>
          <table:table-cell office:value-type="float" office:value="0.435">
            <text:p>0,435</text:p>
          </table:table-cell>
        </table:table-row>
        <table:table-row table:style-name="ro1">
          <table:table-cell table:formula="of:=[.A808]+1" office:value-type="float" office:value="806">
            <text:p>806</text:p>
          </table:table-cell>
          <table:table-cell office:value-type="float" office:value="0.435">
            <text:p>0,435</text:p>
          </table:table-cell>
        </table:table-row>
        <table:table-row table:style-name="ro1">
          <table:table-cell table:formula="of:=[.A809]+1" office:value-type="float" office:value="807">
            <text:p>807</text:p>
          </table:table-cell>
          <table:table-cell office:value-type="float" office:value="0.935">
            <text:p>0,935</text:p>
          </table:table-cell>
        </table:table-row>
        <table:table-row table:style-name="ro1">
          <table:table-cell table:formula="of:=[.A810]+1" office:value-type="float" office:value="808">
            <text:p>808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table:formula="of:=[.A811]+1" office:value-type="float" office:value="809">
            <text:p>809</text:p>
          </table:table-cell>
          <table:table-cell office:value-type="float" office:value="0.755">
            <text:p>0,755</text:p>
          </table:table-cell>
        </table:table-row>
        <table:table-row table:style-name="ro1">
          <table:table-cell table:formula="of:=[.A812]+1" office:value-type="float" office:value="810">
            <text:p>810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813]+1" office:value-type="float" office:value="811">
            <text:p>811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table:formula="of:=[.A814]+1" office:value-type="float" office:value="812">
            <text:p>812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table:formula="of:=[.A815]+1" office:value-type="float" office:value="813">
            <text:p>813</text:p>
          </table:table-cell>
          <table:table-cell office:value-type="float" office:value="1.364">
            <text:p>1,364</text:p>
          </table:table-cell>
        </table:table-row>
        <table:table-row table:style-name="ro1">
          <table:table-cell table:formula="of:=[.A816]+1" office:value-type="float" office:value="814">
            <text:p>814</text:p>
          </table:table-cell>
          <table:table-cell office:value-type="float" office:value="1.025">
            <text:p>1,025</text:p>
          </table:table-cell>
        </table:table-row>
        <table:table-row table:style-name="ro1">
          <table:table-cell table:formula="of:=[.A817]+1" office:value-type="float" office:value="815">
            <text:p>815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818]+1" office:value-type="float" office:value="816">
            <text:p>816</text:p>
          </table:table-cell>
          <table:table-cell office:value-type="float" office:value="0.583">
            <text:p>0,583</text:p>
          </table:table-cell>
        </table:table-row>
        <table:table-row table:style-name="ro1">
          <table:table-cell table:formula="of:=[.A819]+1" office:value-type="float" office:value="817">
            <text:p>817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820]+1" office:value-type="float" office:value="818">
            <text:p>818</text:p>
          </table:table-cell>
          <table:table-cell office:value-type="float" office:value="0.583">
            <text:p>0,583</text:p>
          </table:table-cell>
        </table:table-row>
        <table:table-row table:style-name="ro1">
          <table:table-cell table:formula="of:=[.A821]+1" office:value-type="float" office:value="819">
            <text:p>819</text:p>
          </table:table-cell>
          <table:table-cell office:value-type="float" office:value="0.509">
            <text:p>0,509</text:p>
          </table:table-cell>
        </table:table-row>
        <table:table-row table:style-name="ro1">
          <table:table-cell table:formula="of:=[.A822]+1" office:value-type="float" office:value="820">
            <text:p>820</text:p>
          </table:table-cell>
          <table:table-cell office:value-type="float" office:value="0.509">
            <text:p>0,509</text:p>
          </table:table-cell>
        </table:table-row>
        <table:table-row table:style-name="ro1">
          <table:table-cell table:formula="of:=[.A823]+1" office:value-type="float" office:value="821">
            <text:p>821</text:p>
          </table:table-cell>
          <table:table-cell office:value-type="float" office:value="0.472">
            <text:p>0,472</text:p>
          </table:table-cell>
        </table:table-row>
        <table:table-row table:style-name="ro1">
          <table:table-cell table:formula="of:=[.A824]+1" office:value-type="float" office:value="822">
            <text:p>822</text:p>
          </table:table-cell>
          <table:table-cell office:value-type="float" office:value="0.435">
            <text:p>0,435</text:p>
          </table:table-cell>
        </table:table-row>
        <table:table-row table:style-name="ro1">
          <table:table-cell table:formula="of:=[.A825]+1" office:value-type="float" office:value="823">
            <text:p>823</text:p>
          </table:table-cell>
          <table:table-cell office:value-type="float" office:value="0.435">
            <text:p>0,435</text:p>
          </table:table-cell>
        </table:table-row>
        <table:table-row table:style-name="ro1">
          <table:table-cell table:formula="of:=[.A826]+1" office:value-type="float" office:value="824">
            <text:p>824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827]+1" office:value-type="float" office:value="825">
            <text:p>825</text:p>
          </table:table-cell>
          <table:table-cell office:value-type="float" office:value="0.361">
            <text:p>0,361</text:p>
          </table:table-cell>
        </table:table-row>
        <table:table-row table:style-name="ro1">
          <table:table-cell table:formula="of:=[.A828]+1" office:value-type="float" office:value="826">
            <text:p>826</text:p>
          </table:table-cell>
          <table:table-cell office:value-type="float" office:value="0.324">
            <text:p>0,324</text:p>
          </table:table-cell>
        </table:table-row>
        <table:table-row table:style-name="ro1">
          <table:table-cell table:formula="of:=[.A829]+1" office:value-type="float" office:value="827">
            <text:p>827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830]+1" office:value-type="float" office:value="828">
            <text:p>828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831]+1" office:value-type="float" office:value="829">
            <text:p>829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832]+1" office:value-type="float" office:value="830">
            <text:p>830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833]+1" office:value-type="float" office:value="831">
            <text:p>831</text:p>
          </table:table-cell>
          <table:table-cell office:value-type="float" office:value="0.184">
            <text:p>0,184</text:p>
          </table:table-cell>
        </table:table-row>
        <table:table-row table:style-name="ro1">
          <table:table-cell table:formula="of:=[.A834]+1" office:value-type="float" office:value="832">
            <text:p>83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835]+1" office:value-type="float" office:value="833">
            <text:p>833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836]+1" office:value-type="float" office:value="834">
            <text:p>834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837]+1" office:value-type="float" office:value="835">
            <text:p>835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[.A838]+1" office:value-type="float" office:value="836">
            <text:p>836</text:p>
          </table:table-cell>
          <table:table-cell office:value-type="float" office:value="0.096">
            <text:p>0,096</text:p>
          </table:table-cell>
        </table:table-row>
        <table:table-row table:style-name="ro1">
          <table:table-cell table:formula="of:=[.A839]+1" office:value-type="float" office:value="837">
            <text:p>837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840]+1" office:value-type="float" office:value="838">
            <text:p>838</text:p>
          </table:table-cell>
          <table:table-cell office:value-type="float" office:value="0.228">
            <text:p>0,228</text:p>
          </table:table-cell>
        </table:table-row>
        <table:table-row table:style-name="ro1">
          <table:table-cell table:formula="of:=[.A841]+1" office:value-type="float" office:value="839">
            <text:p>839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42]+1" office:value-type="float" office:value="840">
            <text:p>84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43]+1" office:value-type="float" office:value="841">
            <text:p>841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[.A844]+1" office:value-type="float" office:value="842">
            <text:p>842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table:formula="of:=[.A845]+1" office:value-type="float" office:value="843">
            <text:p>843</text:p>
          </table:table-cell>
          <table:table-cell office:value-type="float" office:value="0.096">
            <text:p>0,096</text:p>
          </table:table-cell>
        </table:table-row>
        <table:table-row table:style-name="ro1">
          <table:table-cell table:formula="of:=[.A846]+1" office:value-type="float" office:value="844">
            <text:p>844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table:formula="of:=[.A847]+1" office:value-type="float" office:value="845">
            <text:p>845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table:formula="of:=[.A848]+1" office:value-type="float" office:value="846">
            <text:p>846</text:p>
          </table:table-cell>
          <table:table-cell office:value-type="float" office:value="0.888">
            <text:p>0,888</text:p>
          </table:table-cell>
        </table:table-row>
        <table:table-row table:style-name="ro1">
          <table:table-cell table:formula="of:=[.A849]+1" office:value-type="float" office:value="847">
            <text:p>847</text:p>
          </table:table-cell>
          <table:table-cell office:value-type="float" office:value="0.708">
            <text:p>0,708</text:p>
          </table:table-cell>
        </table:table-row>
        <table:table-row table:style-name="ro1">
          <table:table-cell table:formula="of:=[.A850]+1" office:value-type="float" office:value="848">
            <text:p>848</text:p>
          </table:table-cell>
          <table:table-cell office:value-type="float" office:value="2.985">
            <text:p>2,985</text:p>
          </table:table-cell>
        </table:table-row>
        <table:table-row table:style-name="ro1">
          <table:table-cell table:formula="of:=[.A851]+1" office:value-type="float" office:value="849">
            <text:p>849</text:p>
          </table:table-cell>
          <table:table-cell office:value-type="float" office:value="1.164">
            <text:p>1,164</text:p>
          </table:table-cell>
        </table:table-row>
        <table:table-row table:style-name="ro1">
          <table:table-cell table:formula="of:=[.A852]+1" office:value-type="float" office:value="850">
            <text:p>850</text:p>
          </table:table-cell>
          <table:table-cell office:value-type="float" office:value="0.888">
            <text:p>0,888</text:p>
          </table:table-cell>
        </table:table-row>
        <table:table-row table:style-name="ro1">
          <table:table-cell table:formula="of:=[.A853]+1" office:value-type="float" office:value="851">
            <text:p>851</text:p>
          </table:table-cell>
          <table:table-cell office:value-type="float" office:value="8.82">
            <text:p>8,82</text:p>
          </table:table-cell>
        </table:table-row>
        <table:table-row table:style-name="ro1">
          <table:table-cell table:formula="of:=[.A854]+1" office:value-type="float" office:value="852">
            <text:p>852</text:p>
          </table:table-cell>
          <table:table-cell office:value-type="float" office:value="4.24">
            <text:p>4,24</text:p>
          </table:table-cell>
        </table:table-row>
        <table:table-row table:style-name="ro1">
          <table:table-cell table:formula="of:=[.A855]+1" office:value-type="float" office:value="853">
            <text:p>853</text:p>
          </table:table-cell>
          <table:table-cell office:value-type="float" office:value="2.354">
            <text:p>2,354</text:p>
          </table:table-cell>
        </table:table-row>
        <table:table-row table:style-name="ro1">
          <table:table-cell table:formula="of:=[.A856]+1" office:value-type="float" office:value="854">
            <text:p>854</text:p>
          </table:table-cell>
          <table:table-cell office:value-type="float" office:value="53.82">
            <text:p>53,82</text:p>
          </table:table-cell>
        </table:table-row>
        <table:table-row table:style-name="ro1">
          <table:table-cell table:formula="of:=[.A857]+1" office:value-type="float" office:value="855">
            <text:p>855</text:p>
          </table:table-cell>
          <table:table-cell office:value-type="float" office:value="40.26">
            <text:p>40,26</text:p>
          </table:table-cell>
        </table:table-row>
        <table:table-row table:style-name="ro1">
          <table:table-cell table:formula="of:=[.A858]+1" office:value-type="float" office:value="856">
            <text:p>856</text:p>
          </table:table-cell>
          <table:table-cell office:value-type="float" office:value="1.274">
            <text:p>1,274</text:p>
          </table:table-cell>
        </table:table-row>
        <table:table-row table:style-name="ro1">
          <table:table-cell table:formula="of:=[.A859]+1" office:value-type="float" office:value="857">
            <text:p>857</text:p>
          </table:table-cell>
          <table:table-cell office:value-type="float" office:value="0.372">
            <text:p>0,372</text:p>
          </table:table-cell>
        </table:table-row>
        <table:table-row table:style-name="ro1">
          <table:table-cell table:formula="of:=[.A860]+1" office:value-type="float" office:value="858">
            <text:p>858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61]+1" office:value-type="float" office:value="859">
            <text:p>859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862]+1" office:value-type="float" office:value="860">
            <text:p>860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863]+1" office:value-type="float" office:value="861">
            <text:p>861</text:p>
          </table:table-cell>
          <table:table-cell office:value-type="float" office:value="0.081">
            <text:p>0,081</text:p>
          </table:table-cell>
        </table:table-row>
        <table:table-row table:style-name="ro1">
          <table:table-cell table:formula="of:=[.A864]+1" office:value-type="float" office:value="862">
            <text:p>862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table:formula="of:=[.A865]+1" office:value-type="float" office:value="863">
            <text:p>863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table:formula="of:=[.A866]+1" office:value-type="float" office:value="864">
            <text:p>864</text:p>
          </table:table-cell>
          <table:table-cell office:value-type="float" office:value="1.338">
            <text:p>1,338</text:p>
          </table:table-cell>
        </table:table-row>
        <table:table-row table:style-name="ro1">
          <table:table-cell table:formula="of:=[.A867]+1" office:value-type="float" office:value="865">
            <text:p>865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868]+1" office:value-type="float" office:value="866">
            <text:p>866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869]+1" office:value-type="float" office:value="867">
            <text:p>867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70]+1" office:value-type="float" office:value="868">
            <text:p>868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71]+1" office:value-type="float" office:value="869">
            <text:p>869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872]+1" office:value-type="float" office:value="870">
            <text:p>870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873]+1" office:value-type="float" office:value="871">
            <text:p>871</text:p>
          </table:table-cell>
          <table:table-cell office:value-type="float" office:value="1.338">
            <text:p>1,338</text:p>
          </table:table-cell>
        </table:table-row>
        <table:table-row table:style-name="ro1">
          <table:table-cell table:formula="of:=[.A874]+1" office:value-type="float" office:value="872">
            <text:p>872</text:p>
          </table:table-cell>
          <table:table-cell office:value-type="float" office:value="0.796">
            <text:p>0,796</text:p>
          </table:table-cell>
        </table:table-row>
        <table:table-row table:style-name="ro1">
          <table:table-cell table:formula="of:=[.A875]+1" office:value-type="float" office:value="873">
            <text:p>873</text:p>
          </table:table-cell>
          <table:table-cell office:value-type="float" office:value="1.658">
            <text:p>1,658</text:p>
          </table:table-cell>
        </table:table-row>
        <table:table-row table:style-name="ro1">
          <table:table-cell table:formula="of:=[.A876]+1" office:value-type="float" office:value="874">
            <text:p>874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877]+1" office:value-type="float" office:value="875">
            <text:p>875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78]+1" office:value-type="float" office:value="876">
            <text:p>876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79]+1" office:value-type="float" office:value="877">
            <text:p>877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table:formula="of:=[.A880]+1" office:value-type="float" office:value="878">
            <text:p>878</text:p>
          </table:table-cell>
          <table:table-cell office:value-type="float" office:value="7.77">
            <text:p>7,77</text:p>
          </table:table-cell>
        </table:table-row>
        <table:table-row table:style-name="ro1">
          <table:table-cell table:formula="of:=[.A881]+1" office:value-type="float" office:value="879">
            <text:p>879</text:p>
          </table:table-cell>
          <table:table-cell office:value-type="float" office:value="22.5">
            <text:p>22,5</text:p>
          </table:table-cell>
        </table:table-row>
        <table:table-row table:style-name="ro1">
          <table:table-cell table:formula="of:=[.A882]+1" office:value-type="float" office:value="880">
            <text:p>880</text:p>
          </table:table-cell>
          <table:table-cell office:value-type="float" office:value="49.5">
            <text:p>49,5</text:p>
          </table:table-cell>
        </table:table-row>
        <table:table-row table:style-name="ro1">
          <table:table-cell table:formula="of:=[.A883]+1" office:value-type="float" office:value="881">
            <text:p>881</text:p>
          </table:table-cell>
          <table:table-cell office:value-type="float" office:value="3.96">
            <text:p>3,96</text:p>
          </table:table-cell>
        </table:table-row>
        <table:table-row table:style-name="ro1">
          <table:table-cell table:formula="of:=[.A884]+1" office:value-type="float" office:value="882">
            <text:p>882</text:p>
          </table:table-cell>
          <table:table-cell office:value-type="float" office:value="1.922">
            <text:p>1,922</text:p>
          </table:table-cell>
        </table:table-row>
        <table:table-row table:style-name="ro1">
          <table:table-cell table:formula="of:=[.A885]+1" office:value-type="float" office:value="883">
            <text:p>883</text:p>
          </table:table-cell>
          <table:table-cell office:value-type="float" office:value="0.708">
            <text:p>0,708</text:p>
          </table:table-cell>
        </table:table-row>
        <table:table-row table:style-name="ro1">
          <table:table-cell table:formula="of:=[.A886]+1" office:value-type="float" office:value="884">
            <text:p>884</text:p>
          </table:table-cell>
          <table:table-cell office:value-type="float" office:value="0.258">
            <text:p>0,258</text:p>
          </table:table-cell>
        </table:table-row>
        <table:table-row table:style-name="ro1">
          <table:table-cell table:formula="of:=[.A887]+1" office:value-type="float" office:value="885">
            <text:p>885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888]+1" office:value-type="float" office:value="886">
            <text:p>886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889]+1" office:value-type="float" office:value="887">
            <text:p>887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90]+1" office:value-type="float" office:value="888">
            <text:p>888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1]+1" office:value-type="float" office:value="889">
            <text:p>889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92]+1" office:value-type="float" office:value="890">
            <text:p>890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93]+1" office:value-type="float" office:value="891">
            <text:p>891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4]+1" office:value-type="float" office:value="892">
            <text:p>892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5]+1" office:value-type="float" office:value="893">
            <text:p>893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6]+1" office:value-type="float" office:value="894">
            <text:p>894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7]+1" office:value-type="float" office:value="895">
            <text:p>895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898]+1" office:value-type="float" office:value="896">
            <text:p>896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899]+1" office:value-type="float" office:value="897">
            <text:p>897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900]+1" office:value-type="float" office:value="898">
            <text:p>898</text:p>
          </table:table-cell>
          <table:table-cell office:value-type="float" office:value="0.372">
            <text:p>0,372</text:p>
          </table:table-cell>
        </table:table-row>
        <table:table-row table:style-name="ro1">
          <table:table-cell table:formula="of:=[.A901]+1" office:value-type="float" office:value="899">
            <text:p>899</text:p>
          </table:table-cell>
          <table:table-cell office:value-type="float" office:value="0.258">
            <text:p>0,258</text:p>
          </table:table-cell>
        </table:table-row>
        <table:table-row table:style-name="ro1">
          <table:table-cell table:formula="of:=[.A902]+1" office:value-type="float" office:value="900">
            <text:p>900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903]+1" office:value-type="float" office:value="901">
            <text:p>901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904]+1" office:value-type="float" office:value="902">
            <text:p>902</text:p>
          </table:table-cell>
          <table:table-cell office:value-type="float" office:value="0.306">
            <text:p>0,306</text:p>
          </table:table-cell>
        </table:table-row>
        <table:table-row table:style-name="ro1">
          <table:table-cell table:formula="of:=[.A905]+1" office:value-type="float" office:value="903">
            <text:p>903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906]+1" office:value-type="float" office:value="904">
            <text:p>904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907]+1" office:value-type="float" office:value="905">
            <text:p>905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908]+1" office:value-type="float" office:value="906">
            <text:p>906</text:p>
          </table:table-cell>
          <table:table-cell office:value-type="float" office:value="0.186">
            <text:p>0,186</text:p>
          </table:table-cell>
        </table:table-row>
        <table:table-row table:style-name="ro1">
          <table:table-cell table:formula="of:=[.A909]+1" office:value-type="float" office:value="907">
            <text:p>907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910]+1" office:value-type="float" office:value="908">
            <text:p>908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911]+1" office:value-type="float" office:value="909">
            <text:p>909</text:p>
          </table:table-cell>
          <table:table-cell office:value-type="float" office:value="0.582">
            <text:p>0,582</text:p>
          </table:table-cell>
        </table:table-row>
        <table:table-row table:style-name="ro1">
          <table:table-cell table:formula="of:=[.A912]+1" office:value-type="float" office:value="910">
            <text:p>910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table:formula="of:=[.A913]+1" office:value-type="float" office:value="911">
            <text:p>911</text:p>
          </table:table-cell>
          <table:table-cell office:value-type="float" office:value="5.25">
            <text:p>5,25</text:p>
          </table:table-cell>
        </table:table-row>
        <table:table-row table:style-name="ro1">
          <table:table-cell table:formula="of:=[.A914]+1" office:value-type="float" office:value="912">
            <text:p>912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formula="of:=[.A915]+1" office:value-type="float" office:value="913">
            <text:p>913</text:p>
          </table:table-cell>
          <table:table-cell office:value-type="float" office:value="0.666">
            <text:p>0,666</text:p>
          </table:table-cell>
        </table:table-row>
        <table:table-row table:style-name="ro1">
          <table:table-cell table:formula="of:=[.A916]+1" office:value-type="float" office:value="914">
            <text:p>914</text:p>
          </table:table-cell>
          <table:table-cell office:value-type="float" office:value="39.78">
            <text:p>39,78</text:p>
          </table:table-cell>
        </table:table-row>
        <table:table-row table:style-name="ro1">
          <table:table-cell table:formula="of:=[.A917]+1" office:value-type="float" office:value="915">
            <text:p>915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table:formula="of:=[.A918]+1" office:value-type="float" office:value="916">
            <text:p>916</text:p>
          </table:table-cell>
          <table:table-cell office:value-type="float" office:value="27.24">
            <text:p>27,24</text:p>
          </table:table-cell>
        </table:table-row>
        <table:table-row table:style-name="ro1">
          <table:table-cell table:formula="of:=[.A919]+1" office:value-type="float" office:value="917">
            <text:p>917</text:p>
          </table:table-cell>
          <table:table-cell office:value-type="float" office:value="16.2">
            <text:p>16,2</text:p>
          </table:table-cell>
        </table:table-row>
        <table:table-row table:style-name="ro1">
          <table:table-cell table:formula="of:=[.A920]+1" office:value-type="float" office:value="918">
            <text:p>918</text:p>
          </table:table-cell>
          <table:table-cell office:value-type="float" office:value="8.19">
            <text:p>8,19</text:p>
          </table:table-cell>
        </table:table-row>
        <table:table-row table:style-name="ro1">
          <table:table-cell table:formula="of:=[.A921]+1" office:value-type="float" office:value="919">
            <text:p>919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table:formula="of:=[.A922]+1" office:value-type="float" office:value="920">
            <text:p>920</text:p>
          </table:table-cell>
          <table:table-cell office:value-type="float" office:value="2.138">
            <text:p>2,138</text:p>
          </table:table-cell>
        </table:table-row>
        <table:table-row table:style-name="ro1">
          <table:table-cell table:formula="of:=[.A923]+1" office:value-type="float" office:value="921">
            <text:p>921</text:p>
          </table:table-cell>
          <table:table-cell office:value-type="float" office:value="1.118">
            <text:p>1,118</text:p>
          </table:table-cell>
        </table:table-row>
        <table:table-row table:style-name="ro1">
          <table:table-cell table:formula="of:=[.A924]+1" office:value-type="float" office:value="922">
            <text:p>922</text:p>
          </table:table-cell>
          <table:table-cell office:value-type="float" office:value="0.666">
            <text:p>0,666</text:p>
          </table:table-cell>
        </table:table-row>
        <table:table-row table:style-name="ro1">
          <table:table-cell table:formula="of:=[.A925]+1" office:value-type="float" office:value="923">
            <text:p>923</text:p>
          </table:table-cell>
          <table:table-cell office:value-type="float" office:value="0.498">
            <text:p>0,498</text:p>
          </table:table-cell>
        </table:table-row>
        <table:table-row table:style-name="ro1">
          <table:table-cell table:formula="of:=[.A926]+1" office:value-type="float" office:value="924">
            <text:p>924</text:p>
          </table:table-cell>
          <table:table-cell office:value-type="float" office:value="1.072">
            <text:p>1,072</text:p>
          </table:table-cell>
        </table:table-row>
        <table:table-row table:style-name="ro1">
          <table:table-cell table:formula="of:=[.A927]+1" office:value-type="float" office:value="925">
            <text:p>925</text:p>
          </table:table-cell>
          <table:table-cell office:value-type="float" office:value="0.372">
            <text:p>0,372</text:p>
          </table:table-cell>
        </table:table-row>
        <table:table-row table:style-name="ro1">
          <table:table-cell table:formula="of:=[.A928]+1" office:value-type="float" office:value="926">
            <text:p>926</text:p>
          </table:table-cell>
          <table:table-cell office:value-type="float" office:value="0.582">
            <text:p>0,582</text:p>
          </table:table-cell>
        </table:table-row>
        <table:table-row table:style-name="ro1">
          <table:table-cell table:formula="of:=[.A929]+1" office:value-type="float" office:value="927">
            <text:p>927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930]+1" office:value-type="float" office:value="928">
            <text:p>928</text:p>
          </table:table-cell>
          <table:table-cell office:value-type="float" office:value="0.234">
            <text:p>0,234</text:p>
          </table:table-cell>
        </table:table-row>
        <table:table-row table:style-name="ro1">
          <table:table-cell table:formula="of:=[.A931]+1" office:value-type="float" office:value="929">
            <text:p>929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932]+1" office:value-type="float" office:value="930">
            <text:p>930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table:formula="of:=[.A933]+1" office:value-type="float" office:value="931">
            <text:p>931</text:p>
          </table:table-cell>
          <table:table-cell office:value-type="float" office:value="0.258">
            <text:p>0,258</text:p>
          </table:table-cell>
        </table:table-row>
        <table:table-row table:style-name="ro1">
          <table:table-cell table:formula="of:=[.A934]+1" office:value-type="float" office:value="932">
            <text:p>932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935]+1" office:value-type="float" office:value="933">
            <text:p>933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936]+1" office:value-type="float" office:value="934">
            <text:p>934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table:formula="of:=[.A937]+1" office:value-type="float" office:value="935">
            <text:p>935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938]+1" office:value-type="float" office:value="936">
            <text:p>936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939]+1" office:value-type="float" office:value="937">
            <text:p>937</text:p>
          </table:table-cell>
          <table:table-cell office:value-type="float" office:value="0.842">
            <text:p>0,842</text:p>
          </table:table-cell>
        </table:table-row>
        <table:table-row table:style-name="ro1">
          <table:table-cell table:formula="of:=[.A940]+1" office:value-type="float" office:value="938">
            <text:p>938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41]+1" office:value-type="float" office:value="939">
            <text:p>939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table:formula="of:=[.A942]+1" office:value-type="float" office:value="940">
            <text:p>940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943]+1" office:value-type="float" office:value="941">
            <text:p>941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944]+1" office:value-type="float" office:value="942">
            <text:p>942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45]+1" office:value-type="float" office:value="943">
            <text:p>943</text:p>
          </table:table-cell>
          <table:table-cell office:value-type="float" office:value="0.054">
            <text:p>0,054</text:p>
          </table:table-cell>
        </table:table-row>
        <table:table-row table:style-name="ro1">
          <table:table-cell table:formula="of:=[.A946]+1" office:value-type="float" office:value="944">
            <text:p>944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table:formula="of:=[.A947]+1" office:value-type="float" office:value="945">
            <text:p>945</text:p>
          </table:table-cell>
          <table:table-cell office:value-type="float" office:value="0.708">
            <text:p>0,708</text:p>
          </table:table-cell>
        </table:table-row>
        <table:table-row table:style-name="ro1">
          <table:table-cell table:formula="of:=[.A948]+1" office:value-type="float" office:value="946">
            <text:p>946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949]+1" office:value-type="float" office:value="947">
            <text:p>947</text:p>
          </table:table-cell>
          <table:table-cell office:value-type="float" office:value="3.068">
            <text:p>3,068</text:p>
          </table:table-cell>
        </table:table-row>
        <table:table-row table:style-name="ro1">
          <table:table-cell table:formula="of:=[.A950]+1" office:value-type="float" office:value="948">
            <text:p>948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table:formula="of:=[.A951]+1" office:value-type="float" office:value="949">
            <text:p>949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table:formula="of:=[.A952]+1" office:value-type="float" office:value="950">
            <text:p>950</text:p>
          </table:table-cell>
          <table:table-cell office:value-type="float" office:value="0.227">
            <text:p>0,227</text:p>
          </table:table-cell>
        </table:table-row>
        <table:table-row table:style-name="ro1">
          <table:table-cell table:formula="of:=[.A953]+1" office:value-type="float" office:value="951">
            <text:p>951</text:p>
          </table:table-cell>
          <table:table-cell office:value-type="float" office:value="0.159">
            <text:p>0,159</text:p>
          </table:table-cell>
        </table:table-row>
        <table:table-row table:style-name="ro1">
          <table:table-cell table:formula="of:=[.A954]+1" office:value-type="float" office:value="952">
            <text:p>952</text:p>
          </table:table-cell>
          <table:table-cell office:value-type="float" office:value="0.114">
            <text:p>0,114</text:p>
          </table:table-cell>
        </table:table-row>
        <table:table-row table:style-name="ro1">
          <table:table-cell table:formula="of:=[.A955]+1" office:value-type="float" office:value="953">
            <text:p>953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956]+1" office:value-type="float" office:value="954">
            <text:p>954</text:p>
          </table:table-cell>
          <table:table-cell office:value-type="float" office:value="0.136">
            <text:p>0,136</text:p>
          </table:table-cell>
        </table:table-row>
        <table:table-row table:style-name="ro1">
          <table:table-cell table:formula="of:=[.A957]+1" office:value-type="float" office:value="955">
            <text:p>955</text:p>
          </table:table-cell>
          <table:table-cell office:value-type="float" office:value="0.114">
            <text:p>0,114</text:p>
          </table:table-cell>
        </table:table-row>
        <table:table-row table:style-name="ro1">
          <table:table-cell table:formula="of:=[.A958]+1" office:value-type="float" office:value="956">
            <text:p>956</text:p>
          </table:table-cell>
          <table:table-cell office:value-type="float" office:value="0.091">
            <text:p>0,091</text:p>
          </table:table-cell>
        </table:table-row>
        <table:table-row table:style-name="ro1">
          <table:table-cell table:formula="of:=[.A959]+1" office:value-type="float" office:value="957">
            <text:p>957</text:p>
          </table:table-cell>
          <table:table-cell office:value-type="float" office:value="0.091">
            <text:p>0,091</text:p>
          </table:table-cell>
        </table:table-row>
        <table:table-row table:style-name="ro1">
          <table:table-cell table:formula="of:=[.A960]+1" office:value-type="float" office:value="958">
            <text:p>958</text:p>
          </table:table-cell>
          <table:table-cell office:value-type="float" office:value="0.039">
            <text:p>0,039</text:p>
          </table:table-cell>
        </table:table-row>
        <table:table-row table:style-name="ro1">
          <table:table-cell table:formula="of:=[.A961]+1" office:value-type="float" office:value="959">
            <text:p>959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[.A962]+1" office:value-type="float" office:value="960">
            <text:p>960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963]+1" office:value-type="float" office:value="961">
            <text:p>961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[.A964]+1" office:value-type="float" office:value="962">
            <text:p>962</text:p>
          </table:table-cell>
          <table:table-cell office:value-type="float" office:value="0.091">
            <text:p>0,091</text:p>
          </table:table-cell>
        </table:table-row>
        <table:table-row table:style-name="ro1">
          <table:table-cell table:formula="of:=[.A965]+1" office:value-type="float" office:value="963">
            <text:p>963</text:p>
          </table:table-cell>
          <table:table-cell office:value-type="float" office:value="0.136">
            <text:p>0,136</text:p>
          </table:table-cell>
        </table:table-row>
        <table:table-row table:style-name="ro1">
          <table:table-cell table:formula="of:=[.A966]+1" office:value-type="float" office:value="964">
            <text:p>964</text:p>
          </table:table-cell>
          <table:table-cell office:value-type="float" office:value="0.159">
            <text:p>0,159</text:p>
          </table:table-cell>
        </table:table-row>
        <table:table-row table:style-name="ro1">
          <table:table-cell table:formula="of:=[.A967]+1" office:value-type="float" office:value="965">
            <text:p>965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968]+1" office:value-type="float" office:value="966">
            <text:p>966</text:p>
          </table:table-cell>
          <table:table-cell office:value-type="float" office:value="0.039">
            <text:p>0,039</text:p>
          </table:table-cell>
        </table:table-row>
        <table:table-row table:style-name="ro1">
          <table:table-cell table:formula="of:=[.A969]+1" office:value-type="float" office:value="967">
            <text:p>967</text:p>
          </table:table-cell>
          <table:table-cell office:value-type="float" office:value="0.114">
            <text:p>0,114</text:p>
          </table:table-cell>
        </table:table-row>
        <table:table-row table:style-name="ro1">
          <table:table-cell table:formula="of:=[.A970]+1" office:value-type="float" office:value="968">
            <text:p>968</text:p>
          </table:table-cell>
          <table:table-cell office:value-type="float" office:value="0.159">
            <text:p>0,159</text:p>
          </table:table-cell>
        </table:table-row>
        <table:table-row table:style-name="ro1">
          <table:table-cell table:formula="of:=[.A971]+1" office:value-type="float" office:value="969">
            <text:p>969</text:p>
          </table:table-cell>
          <table:table-cell office:value-type="float" office:value="0.114">
            <text:p>0,114</text:p>
          </table:table-cell>
        </table:table-row>
        <table:table-row table:style-name="ro1">
          <table:table-cell table:formula="of:=[.A972]+1" office:value-type="float" office:value="970">
            <text:p>970</text:p>
          </table:table-cell>
          <table:table-cell office:value-type="float" office:value="0.114">
            <text:p>0,114</text:p>
          </table:table-cell>
        </table:table-row>
        <table:table-row table:style-name="ro1">
          <table:table-cell table:formula="of:=[.A973]+1" office:value-type="float" office:value="971">
            <text:p>971</text:p>
          </table:table-cell>
          <table:table-cell office:value-type="float" office:value="0.136">
            <text:p>0,136</text:p>
          </table:table-cell>
        </table:table-row>
        <table:table-row table:style-name="ro1">
          <table:table-cell table:formula="of:=[.A974]+1" office:value-type="float" office:value="972">
            <text:p>972</text:p>
          </table:table-cell>
          <table:table-cell office:value-type="float" office:value="0.295">
            <text:p>0,295</text:p>
          </table:table-cell>
        </table:table-row>
        <table:table-row table:style-name="ro1">
          <table:table-cell table:formula="of:=[.A975]+1" office:value-type="float" office:value="973">
            <text:p>973</text:p>
          </table:table-cell>
          <table:table-cell office:value-type="float" office:value="17.1">
            <text:p>17,1</text:p>
          </table:table-cell>
        </table:table-row>
        <table:table-row table:style-name="ro1">
          <table:table-cell table:formula="of:=[.A976]+1" office:value-type="float" office:value="974">
            <text:p>9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977]+1" office:value-type="float" office:value="975">
            <text:p>975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table:formula="of:=[.A978]+1" office:value-type="float" office:value="976">
            <text:p>976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979]+1" office:value-type="float" office:value="977">
            <text:p>977</text:p>
          </table:table-cell>
          <table:table-cell office:value-type="float" office:value="0.318">
            <text:p>0,318</text:p>
          </table:table-cell>
        </table:table-row>
        <table:table-row table:style-name="ro1">
          <table:table-cell table:formula="of:=[.A980]+1" office:value-type="float" office:value="978">
            <text:p>978</text:p>
          </table:table-cell>
          <table:table-cell office:value-type="float" office:value="0.273">
            <text:p>0,273</text:p>
          </table:table-cell>
        </table:table-row>
        <table:table-row table:style-name="ro1">
          <table:table-cell table:formula="of:=[.A981]+1" office:value-type="float" office:value="979">
            <text:p>979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82]+1" office:value-type="float" office:value="980">
            <text:p>980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83]+1" office:value-type="float" office:value="981">
            <text:p>981</text:p>
          </table:table-cell>
          <table:table-cell office:value-type="float" office:value="0.227">
            <text:p>0,227</text:p>
          </table:table-cell>
        </table:table-row>
        <table:table-row table:style-name="ro1">
          <table:table-cell table:formula="of:=[.A984]+1" office:value-type="float" office:value="982">
            <text:p>982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85]+1" office:value-type="float" office:value="983">
            <text:p>983</text:p>
          </table:table-cell>
          <table:table-cell office:value-type="float" office:value="0.227">
            <text:p>0,227</text:p>
          </table:table-cell>
        </table:table-row>
        <table:table-row table:style-name="ro1">
          <table:table-cell table:formula="of:=[.A986]+1" office:value-type="float" office:value="984">
            <text:p>984</text:p>
          </table:table-cell>
          <table:table-cell office:value-type="float" office:value="0.205">
            <text:p>0,205</text:p>
          </table:table-cell>
        </table:table-row>
        <table:table-row table:style-name="ro1">
          <table:table-cell table:formula="of:=[.A987]+1" office:value-type="float" office:value="985">
            <text:p>985</text:p>
          </table:table-cell>
          <table:table-cell office:value-type="float" office:value="0.227">
            <text:p>0,227</text:p>
          </table:table-cell>
        </table:table-row>
        <table:table-row table:style-name="ro1">
          <table:table-cell table:formula="of:=[.A988]+1" office:value-type="float" office:value="986">
            <text:p>986</text:p>
          </table:table-cell>
          <table:table-cell office:value-type="float" office:value="0.318">
            <text:p>0,318</text:p>
          </table:table-cell>
        </table:table-row>
        <table:table-row table:style-name="ro1">
          <table:table-cell table:formula="of:=[.A989]+1" office:value-type="float" office:value="987">
            <text:p>987</text:p>
          </table:table-cell>
          <table:table-cell office:value-type="float" office:value="0.227">
            <text:p>0,227</text:p>
          </table:table-cell>
        </table:table-row>
        <table:table-row table:style-name="ro1">
          <table:table-cell table:formula="of:=[.A990]+1" office:value-type="float" office:value="988">
            <text:p>988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91]+1" office:value-type="float" office:value="989">
            <text:p>989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92]+1" office:value-type="float" office:value="990">
            <text:p>990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93]+1" office:value-type="float" office:value="991">
            <text:p>991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994]+1" office:value-type="float" office:value="992">
            <text:p>992</text:p>
          </table:table-cell>
          <table:table-cell office:value-type="float" office:value="0.499">
            <text:p>0,499</text:p>
          </table:table-cell>
        </table:table-row>
        <table:table-row table:style-name="ro1">
          <table:table-cell table:formula="of:=[.A995]+1" office:value-type="float" office:value="993">
            <text:p>993</text:p>
          </table:table-cell>
          <table:table-cell office:value-type="float" office:value="6.558">
            <text:p>6,558</text:p>
          </table:table-cell>
        </table:table-row>
        <table:table-row table:style-name="ro1">
          <table:table-cell table:formula="of:=[.A996]+1" office:value-type="float" office:value="994">
            <text:p>994</text:p>
          </table:table-cell>
          <table:table-cell office:value-type="float" office:value="24.78">
            <text:p>24,78</text:p>
          </table:table-cell>
        </table:table-row>
        <table:table-row table:style-name="ro1">
          <table:table-cell table:formula="of:=[.A997]+1" office:value-type="float" office:value="995">
            <text:p>995</text:p>
          </table:table-cell>
          <table:table-cell office:value-type="float" office:value="5.622">
            <text:p>5,622</text:p>
          </table:table-cell>
        </table:table-row>
        <table:table-row table:style-name="ro1">
          <table:table-cell table:formula="of:=[.A998]+1" office:value-type="float" office:value="996">
            <text:p>996</text:p>
          </table:table-cell>
          <table:table-cell office:value-type="float" office:value="3.096">
            <text:p>3,096</text:p>
          </table:table-cell>
        </table:table-row>
        <table:table-row table:style-name="ro1">
          <table:table-cell table:formula="of:=[.A999]+1" office:value-type="float" office:value="997">
            <text:p>997</text:p>
          </table:table-cell>
          <table:table-cell office:value-type="float" office:value="1.925">
            <text:p>1,925</text:p>
          </table:table-cell>
        </table:table-row>
        <table:table-row table:style-name="ro1">
          <table:table-cell table:formula="of:=[.A1000]+1" office:value-type="float" office:value="998">
            <text:p>998</text:p>
          </table:table-cell>
          <table:table-cell office:value-type="float" office:value="1.182">
            <text:p>1,182</text:p>
          </table:table-cell>
        </table:table-row>
        <table:table-row table:style-name="ro1">
          <table:table-cell table:formula="of:=[.A1001]+1" office:value-type="float" office:value="999">
            <text:p>999</text:p>
          </table:table-cell>
          <table:table-cell office:value-type="float" office:value="0.881">
            <text:p>0,881</text:p>
          </table:table-cell>
        </table:table-row>
        <table:table-row table:style-name="ro1">
          <table:table-cell table:formula="of:=[.A1002]+1" office:value-type="float" office:value="1000">
            <text:p>1000</text:p>
          </table:table-cell>
          <table:table-cell office:value-type="float" office:value="0.926">
            <text:p>0,926</text:p>
          </table:table-cell>
        </table:table-row>
        <table:table-row table:style-name="ro1">
          <table:table-cell table:formula="of:=[.A1003]+1" office:value-type="float" office:value="1001">
            <text:p>1001</text:p>
          </table:table-cell>
          <table:table-cell office:value-type="float" office:value="0.481">
            <text:p>0,481</text:p>
          </table:table-cell>
        </table:table-row>
        <table:table-row table:style-name="ro1">
          <table:table-cell table:formula="of:=[.A1004]+1" office:value-type="float" office:value="1002">
            <text:p>1002</text:p>
          </table:table-cell>
          <table:table-cell office:value-type="float" office:value="0.455">
            <text:p>0,455</text:p>
          </table:table-cell>
        </table:table-row>
        <table:table-row table:style-name="ro1">
          <table:table-cell table:formula="of:=[.A1005]+1" office:value-type="float" office:value="1003">
            <text:p>1003</text:p>
          </table:table-cell>
          <table:table-cell office:value-type="float" office:value="0.481">
            <text:p>0,481</text:p>
          </table:table-cell>
        </table:table-row>
        <table:table-row table:style-name="ro1">
          <table:table-cell table:formula="of:=[.A1006]+1" office:value-type="float" office:value="1004">
            <text:p>1004</text:p>
          </table:table-cell>
          <table:table-cell office:value-type="float" office:value="0.455">
            <text:p>0,455</text:p>
          </table:table-cell>
        </table:table-row>
        <table:table-row table:style-name="ro1">
          <table:table-cell table:formula="of:=[.A1007]+1" office:value-type="float" office:value="1005">
            <text:p>1005</text:p>
          </table:table-cell>
          <table:table-cell office:value-type="float" office:value="0.402">
            <text:p>0,402</text:p>
          </table:table-cell>
        </table:table-row>
        <table:table-row table:style-name="ro1">
          <table:table-cell table:formula="of:=[.A1008]+1" office:value-type="float" office:value="1006">
            <text:p>1006</text:p>
          </table:table-cell>
          <table:table-cell office:value-type="float" office:value="0.461">
            <text:p>0,461</text:p>
          </table:table-cell>
        </table:table-row>
        <table:table-row table:style-name="ro1">
          <table:table-cell table:formula="of:=[.A1009]+1" office:value-type="float" office:value="1007">
            <text:p>1007</text:p>
          </table:table-cell>
          <table:table-cell office:value-type="float" office:value="0.461">
            <text:p>0,461</text:p>
          </table:table-cell>
        </table:table-row>
        <table:table-row table:style-name="ro1">
          <table:table-cell table:formula="of:=[.A1010]+1" office:value-type="float" office:value="1008">
            <text:p>1008</text:p>
          </table:table-cell>
          <table:table-cell office:value-type="float" office:value="3.288">
            <text:p>3,288</text:p>
          </table:table-cell>
        </table:table-row>
        <table:table-row table:style-name="ro1">
          <table:table-cell table:formula="of:=[.A1011]+1" office:value-type="float" office:value="1009">
            <text:p>1009</text:p>
          </table:table-cell>
          <table:table-cell office:value-type="float" office:value="1.548">
            <text:p>1,548</text:p>
          </table:table-cell>
        </table:table-row>
        <table:table-row table:style-name="ro1">
          <table:table-cell table:formula="of:=[.A1012]+1" office:value-type="float" office:value="1010">
            <text:p>1010</text:p>
          </table:table-cell>
          <table:table-cell office:value-type="float" office:value="2.35">
            <text:p>2,35</text:p>
          </table:table-cell>
        </table:table-row>
        <table:table-row table:style-name="ro1">
          <table:table-cell table:formula="of:=[.A1013]+1" office:value-type="float" office:value="1011">
            <text:p>1011</text:p>
          </table:table-cell>
          <table:table-cell office:value-type="float" office:value="0.926">
            <text:p>0,926</text:p>
          </table:table-cell>
        </table:table-row>
        <table:table-row table:style-name="ro1">
          <table:table-cell table:formula="of:=[.A1014]+1" office:value-type="float" office:value="1012">
            <text:p>1012</text:p>
          </table:table-cell>
          <table:table-cell office:value-type="float" office:value="1.121">
            <text:p>1,121</text:p>
          </table:table-cell>
        </table:table-row>
        <table:table-row table:style-name="ro1">
          <table:table-cell table:formula="of:=[.A1015]+1" office:value-type="float" office:value="1013">
            <text:p>1013</text:p>
          </table:table-cell>
          <table:table-cell office:value-type="float" office:value="0.657">
            <text:p>0,657</text:p>
          </table:table-cell>
        </table:table-row>
        <table:table-row table:style-name="ro1">
          <table:table-cell table:formula="of:=[.A1016]+1" office:value-type="float" office:value="1014">
            <text:p>1014</text:p>
          </table:table-cell>
          <table:table-cell office:value-type="float" office:value="0.586">
            <text:p>0,586</text:p>
          </table:table-cell>
        </table:table-row>
        <table:table-row table:style-name="ro1">
          <table:table-cell table:formula="of:=[.A1017]+1" office:value-type="float" office:value="1015">
            <text:p>1015</text:p>
          </table:table-cell>
          <table:table-cell office:value-type="float" office:value="0.533">
            <text:p>0,533</text:p>
          </table:table-cell>
        </table:table-row>
        <table:table-row table:style-name="ro1">
          <table:table-cell table:formula="of:=[.A1018]+1" office:value-type="float" office:value="1016">
            <text:p>1016</text:p>
          </table:table-cell>
          <table:table-cell office:value-type="float" office:value="0.702">
            <text:p>0,702</text:p>
          </table:table-cell>
        </table:table-row>
        <table:table-row table:style-name="ro1">
          <table:table-cell table:formula="of:=[.A1019]+1" office:value-type="float" office:value="1017">
            <text:p>1017</text:p>
          </table:table-cell>
          <table:table-cell office:value-type="float" office:value="1.243">
            <text:p>1,243</text:p>
          </table:table-cell>
        </table:table-row>
        <table:table-row table:style-name="ro1">
          <table:table-cell table:formula="of:=[.A1020]+1" office:value-type="float" office:value="1018">
            <text:p>1018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table:formula="of:=[.A1021]+1" office:value-type="float" office:value="1019">
            <text:p>1019</text:p>
          </table:table-cell>
          <table:table-cell office:value-type="float" office:value="4.632">
            <text:p>4,632</text:p>
          </table:table-cell>
        </table:table-row>
        <table:table-row table:style-name="ro1">
          <table:table-cell table:formula="of:=[.A1022]+1" office:value-type="float" office:value="1020">
            <text:p>1020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table:formula="of:=[.A1023]+1" office:value-type="float" office:value="1021">
            <text:p>1021</text:p>
          </table:table-cell>
          <table:table-cell office:value-type="float" office:value="4.344">
            <text:p>4,344</text:p>
          </table:table-cell>
        </table:table-row>
        <table:table-row table:style-name="ro1">
          <table:table-cell table:formula="of:=[.A1024]+1" office:value-type="float" office:value="1022">
            <text:p>1022</text:p>
          </table:table-cell>
          <table:table-cell office:value-type="float" office:value="2.808">
            <text:p>2,808</text:p>
          </table:table-cell>
        </table:table-row>
        <table:table-row table:style-name="ro1">
          <table:table-cell table:formula="of:=[.A1025]+1" office:value-type="float" office:value="1023">
            <text:p>1023</text:p>
          </table:table-cell>
          <table:table-cell office:value-type="float" office:value="2.095">
            <text:p>2,095</text:p>
          </table:table-cell>
        </table:table-row>
        <table:table-row table:style-name="ro1">
          <table:table-cell table:formula="of:=[.A1026]+1" office:value-type="float" office:value="1024">
            <text:p>1024</text:p>
          </table:table-cell>
          <table:table-cell office:value-type="float" office:value="28.44">
            <text:p>28,44</text:p>
          </table:table-cell>
        </table:table-row>
        <table:table-row table:style-name="ro1">
          <table:table-cell table:formula="of:=[.A1027]+1" office:value-type="float" office:value="1025">
            <text:p>1025</text:p>
          </table:table-cell>
          <table:table-cell office:value-type="float" office:value="14.68">
            <text:p>14,68</text:p>
          </table:table-cell>
        </table:table-row>
        <table:table-row table:style-name="ro1">
          <table:table-cell table:formula="of:=[.A1028]+1" office:value-type="float" office:value="1026">
            <text:p>1026</text:p>
          </table:table-cell>
          <table:table-cell office:value-type="float" office:value="20.51">
            <text:p>20,51</text:p>
          </table:table-cell>
        </table:table-row>
        <table:table-row table:style-name="ro1">
          <table:table-cell table:formula="of:=[.A1029]+1" office:value-type="float" office:value="1027">
            <text:p>1027</text:p>
          </table:table-cell>
          <table:table-cell office:value-type="float" office:value="11.5">
            <text:p>11,5</text:p>
          </table:table-cell>
        </table:table-row>
        <table:table-row table:style-name="ro1">
          <table:table-cell table:formula="of:=[.A1030]+1" office:value-type="float" office:value="1028">
            <text:p>1028</text:p>
          </table:table-cell>
          <table:table-cell office:value-type="float" office:value="9.94">
            <text:p>9,94</text:p>
          </table:table-cell>
        </table:table-row>
        <table:table-row table:style-name="ro1">
          <table:table-cell table:formula="of:=[.A1031]+1" office:value-type="float" office:value="1029">
            <text:p>1029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table:formula="of:=[.A1032]+1" office:value-type="float" office:value="1030">
            <text:p>1030</text:p>
          </table:table-cell>
          <table:table-cell office:value-type="float" office:value="10.98">
            <text:p>10,98</text:p>
          </table:table-cell>
        </table:table-row>
        <table:table-row table:style-name="ro1">
          <table:table-cell table:formula="of:=[.A1033]+1" office:value-type="float" office:value="1031">
            <text:p>1031</text:p>
          </table:table-cell>
          <table:table-cell office:value-type="float" office:value="4.935">
            <text:p>4,935</text:p>
          </table:table-cell>
        </table:table-row>
        <table:table-row table:style-name="ro1">
          <table:table-cell table:formula="of:=[.A1034]+1" office:value-type="float" office:value="1032">
            <text:p>1032</text:p>
          </table:table-cell>
          <table:table-cell office:value-type="float" office:value="3.57">
            <text:p>3,57</text:p>
          </table:table-cell>
        </table:table-row>
        <table:table-row table:style-name="ro1">
          <table:table-cell table:formula="of:=[.A1035]+1" office:value-type="float" office:value="1033">
            <text:p>1033</text:p>
          </table:table-cell>
          <table:table-cell office:value-type="float" office:value="3.125">
            <text:p>3,125</text:p>
          </table:table-cell>
        </table:table-row>
        <table:table-row table:style-name="ro1">
          <table:table-cell table:formula="of:=[.A1036]+1" office:value-type="float" office:value="1034">
            <text:p>1034</text:p>
          </table:table-cell>
          <table:table-cell office:value-type="float" office:value="2.392">
            <text:p>2,392</text:p>
          </table:table-cell>
        </table:table-row>
        <table:table-row table:style-name="ro1">
          <table:table-cell table:formula="of:=[.A1037]+1" office:value-type="float" office:value="1035">
            <text:p>1035</text:p>
          </table:table-cell>
          <table:table-cell office:value-type="float" office:value="2.104">
            <text:p>2,104</text:p>
          </table:table-cell>
        </table:table-row>
        <table:table-row table:style-name="ro1">
          <table:table-cell table:formula="of:=[.A1038]+1" office:value-type="float" office:value="1036">
            <text:p>1036</text:p>
          </table:table-cell>
          <table:table-cell office:value-type="float" office:value="1.895">
            <text:p>1,895</text:p>
          </table:table-cell>
        </table:table-row>
        <table:table-row table:style-name="ro1">
          <table:table-cell table:formula="of:=[.A1039]+1" office:value-type="float" office:value="1037">
            <text:p>1037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table:formula="of:=[.A1040]+1" office:value-type="float" office:value="1038">
            <text:p>1038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formula="of:=[.A1041]+1" office:value-type="float" office:value="1039">
            <text:p>1039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table:formula="of:=[.A1042]+1" office:value-type="float" office:value="1040">
            <text:p>1040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table:formula="of:=[.A1043]+1" office:value-type="float" office:value="1041">
            <text:p>1041</text:p>
          </table:table-cell>
          <table:table-cell office:value-type="float" office:value="0.985">
            <text:p>0,985</text:p>
          </table:table-cell>
        </table:table-row>
        <table:table-row table:style-name="ro1">
          <table:table-cell table:formula="of:=[.A1044]+1" office:value-type="float" office:value="1042">
            <text:p>1042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formula="of:=[.A1045]+1" office:value-type="float" office:value="1043">
            <text:p>1043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formula="of:=[.A1046]+1" office:value-type="float" office:value="1044">
            <text:p>1044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table:formula="of:=[.A1047]+1" office:value-type="float" office:value="1045">
            <text:p>1045</text:p>
          </table:table-cell>
          <table:table-cell office:value-type="float" office:value="0.855">
            <text:p>0,855</text:p>
          </table:table-cell>
        </table:table-row>
        <table:table-row table:style-name="ro1">
          <table:table-cell table:formula="of:=[.A1048]+1" office:value-type="float" office:value="1046">
            <text:p>1046</text:p>
          </table:table-cell>
          <table:table-cell office:value-type="float" office:value="0.593">
            <text:p>0,593</text:p>
          </table:table-cell>
        </table:table-row>
        <table:table-row table:style-name="ro1">
          <table:table-cell table:formula="of:=[.A1049]+1" office:value-type="float" office:value="1047">
            <text:p>1047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1050]+1" office:value-type="float" office:value="1048">
            <text:p>1048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1051]+1" office:value-type="float" office:value="1049">
            <text:p>1049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1052]+1" office:value-type="float" office:value="1050">
            <text:p>1050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1053]+1" office:value-type="float" office:value="1051">
            <text:p>1051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formula="of:=[.A1054]+1" office:value-type="float" office:value="1052">
            <text:p>1052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formula="of:=[.A1055]+1" office:value-type="float" office:value="1053">
            <text:p>1053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table:formula="of:=[.A1056]+1" office:value-type="float" office:value="1054">
            <text:p>1054</text:p>
          </table:table-cell>
          <table:table-cell office:value-type="float" office:value="0.855">
            <text:p>0,855</text:p>
          </table:table-cell>
        </table:table-row>
        <table:table-row table:style-name="ro1">
          <table:table-cell table:formula="of:=[.A1057]+1" office:value-type="float" office:value="1055">
            <text:p>1055</text:p>
          </table:table-cell>
          <table:table-cell office:value-type="float" office:value="0.725">
            <text:p>0,725</text:p>
          </table:table-cell>
        </table:table-row>
        <table:table-row table:style-name="ro1">
          <table:table-cell table:formula="of:=[.A1058]+1" office:value-type="float" office:value="1056">
            <text:p>1056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table:formula="of:=[.A1059]+1" office:value-type="float" office:value="1057">
            <text:p>1057</text:p>
          </table:table-cell>
          <table:table-cell office:value-type="float" office:value="1.505">
            <text:p>1,505</text:p>
          </table:table-cell>
        </table:table-row>
        <table:table-row table:style-name="ro1">
          <table:table-cell table:formula="of:=[.A1060]+1" office:value-type="float" office:value="1058">
            <text:p>1058</text:p>
          </table:table-cell>
          <table:table-cell office:value-type="float" office:value="1.895">
            <text:p>1,895</text:p>
          </table:table-cell>
        </table:table-row>
        <table:table-row table:style-name="ro1">
          <table:table-cell table:formula="of:=[.A1061]+1" office:value-type="float" office:value="1059">
            <text:p>1059</text:p>
          </table:table-cell>
          <table:table-cell office:value-type="float" office:value="2.032">
            <text:p>2,032</text:p>
          </table:table-cell>
        </table:table-row>
        <table:table-row table:style-name="ro1">
          <table:table-cell table:formula="of:=[.A1062]+1" office:value-type="float" office:value="1060">
            <text:p>1060</text:p>
          </table:table-cell>
          <table:table-cell office:value-type="float" office:value="1.635">
            <text:p>1,635</text:p>
          </table:table-cell>
        </table:table-row>
        <table:table-row table:style-name="ro1">
          <table:table-cell table:formula="of:=[.A1063]+1" office:value-type="float" office:value="1061">
            <text:p>1061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formula="of:=[.A1064]+1" office:value-type="float" office:value="1062">
            <text:p>1062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table:formula="of:=[.A1065]+1" office:value-type="float" office:value="1063">
            <text:p>1063</text:p>
          </table:table-cell>
          <table:table-cell office:value-type="float" office:value="0.985">
            <text:p>0,985</text:p>
          </table:table-cell>
        </table:table-row>
        <table:table-row table:style-name="ro1">
          <table:table-cell table:formula="of:=[.A1066]+1" office:value-type="float" office:value="1064">
            <text:p>1064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table:formula="of:=[.A1067]+1" office:value-type="float" office:value="1065">
            <text:p>1065</text:p>
          </table:table-cell>
          <table:table-cell office:value-type="float" office:value="0.725">
            <text:p>0,725</text:p>
          </table:table-cell>
        </table:table-row>
        <table:table-row table:style-name="ro1">
          <table:table-cell table:formula="of:=[.A1068]+1" office:value-type="float" office:value="1066">
            <text:p>1066</text:p>
          </table:table-cell>
          <table:table-cell office:value-type="float" office:value="0.627">
            <text:p>0,627</text:p>
          </table:table-cell>
        </table:table-row>
        <table:table-row table:style-name="ro1">
          <table:table-cell table:formula="of:=[.A1069]+1" office:value-type="float" office:value="1067">
            <text:p>1067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1070]+1" office:value-type="float" office:value="1068">
            <text:p>1068</text:p>
          </table:table-cell>
          <table:table-cell office:value-type="float" office:value="0.459">
            <text:p>0,459</text:p>
          </table:table-cell>
        </table:table-row>
        <table:table-row table:style-name="ro1">
          <table:table-cell table:formula="of:=[.A1071]+1" office:value-type="float" office:value="1069">
            <text:p>1069</text:p>
          </table:table-cell>
          <table:table-cell office:value-type="float" office:value="0.392">
            <text:p>0,392</text:p>
          </table:table-cell>
        </table:table-row>
        <table:table-row table:style-name="ro1">
          <table:table-cell table:formula="of:=[.A1072]+1" office:value-type="float" office:value="1070">
            <text:p>1070</text:p>
          </table:table-cell>
          <table:table-cell office:value-type="float" office:value="0.298">
            <text:p>0,298</text:p>
          </table:table-cell>
        </table:table-row>
        <table:table-row table:style-name="ro1">
          <table:table-cell table:formula="of:=[.A1073]+1" office:value-type="float" office:value="1071">
            <text:p>1071</text:p>
          </table:table-cell>
          <table:table-cell office:value-type="float" office:value="0.325">
            <text:p>0,325</text:p>
          </table:table-cell>
        </table:table-row>
        <table:table-row table:style-name="ro1">
          <table:table-cell table:formula="of:=[.A1074]+1" office:value-type="float" office:value="1072">
            <text:p>1072</text:p>
          </table:table-cell>
          <table:table-cell office:value-type="float" office:value="0.271">
            <text:p>0,271</text:p>
          </table:table-cell>
        </table:table-row>
        <table:table-row table:style-name="ro1">
          <table:table-cell table:formula="of:=[.A1075]+1" office:value-type="float" office:value="1073">
            <text:p>1073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1076]+1" office:value-type="float" office:value="1074">
            <text:p>1074</text:p>
          </table:table-cell>
          <table:table-cell office:value-type="float" office:value="0.189">
            <text:p>0,189</text:p>
          </table:table-cell>
        </table:table-row>
        <table:table-row table:style-name="ro1">
          <table:table-cell table:formula="of:=[.A1077]+1" office:value-type="float" office:value="1075">
            <text:p>1075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078]+1" office:value-type="float" office:value="1076">
            <text:p>1076</text:p>
          </table:table-cell>
          <table:table-cell office:value-type="float" office:value="0.325">
            <text:p>0,325</text:p>
          </table:table-cell>
        </table:table-row>
        <table:table-row table:style-name="ro1">
          <table:table-cell table:formula="of:=[.A1079]+1" office:value-type="float" office:value="1077">
            <text:p>1077</text:p>
          </table:table-cell>
          <table:table-cell office:value-type="float" office:value="0.359">
            <text:p>0,359</text:p>
          </table:table-cell>
        </table:table-row>
        <table:table-row table:style-name="ro1">
          <table:table-cell table:formula="of:=[.A1080]+1" office:value-type="float" office:value="1078">
            <text:p>1078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table:formula="of:=[.A1081]+1" office:value-type="float" office:value="1079">
            <text:p>1079</text:p>
          </table:table-cell>
          <table:table-cell office:value-type="float" office:value="1.052">
            <text:p>1,052</text:p>
          </table:table-cell>
        </table:table-row>
        <table:table-row table:style-name="ro1">
          <table:table-cell table:formula="of:=[.A1082]+1" office:value-type="float" office:value="1080">
            <text:p>1080</text:p>
          </table:table-cell>
          <table:table-cell office:value-type="float" office:value="0.381">
            <text:p>0,381</text:p>
          </table:table-cell>
        </table:table-row>
        <table:table-row table:style-name="ro1">
          <table:table-cell table:formula="of:=[.A1083]+1" office:value-type="float" office:value="1081">
            <text:p>1081</text:p>
          </table:table-cell>
          <table:table-cell office:value-type="float" office:value="0.239">
            <text:p>0,239</text:p>
          </table:table-cell>
        </table:table-row>
        <table:table-row table:style-name="ro1">
          <table:table-cell table:formula="of:=[.A1084]+1" office:value-type="float" office:value="1082">
            <text:p>1082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85]+1" office:value-type="float" office:value="1083">
            <text:p>1083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86]+1" office:value-type="float" office:value="1084">
            <text:p>1084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087]+1" office:value-type="float" office:value="1085">
            <text:p>1085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88]+1" office:value-type="float" office:value="1086">
            <text:p>1086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89]+1" office:value-type="float" office:value="1087">
            <text:p>1087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90]+1" office:value-type="float" office:value="1088">
            <text:p>1088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1091]+1" office:value-type="float" office:value="1089">
            <text:p>1089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092]+1" office:value-type="float" office:value="1090">
            <text:p>1090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093]+1" office:value-type="float" office:value="1091">
            <text:p>1091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094]+1" office:value-type="float" office:value="1092">
            <text:p>1092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095]+1" office:value-type="float" office:value="1093">
            <text:p>1093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1096]+1" office:value-type="float" office:value="1094">
            <text:p>1094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097]+1" office:value-type="float" office:value="1095">
            <text:p>1095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098]+1" office:value-type="float" office:value="1096">
            <text:p>1096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099]+1" office:value-type="float" office:value="1097">
            <text:p>1097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100]+1" office:value-type="float" office:value="1098">
            <text:p>1098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1101]+1" office:value-type="float" office:value="1099">
            <text:p>1099</text:p>
          </table:table-cell>
          <table:table-cell office:value-type="float" office:value="0.062">
            <text:p>0,062</text:p>
          </table:table-cell>
        </table:table-row>
        <table:table-row table:style-name="ro1">
          <table:table-cell table:formula="of:=[.A1102]+1" office:value-type="float" office:value="1100">
            <text:p>1100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03]+1" office:value-type="float" office:value="1101">
            <text:p>1101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04]+1" office:value-type="float" office:value="1102">
            <text:p>1102</text:p>
          </table:table-cell>
          <table:table-cell office:value-type="float" office:value="0.039">
            <text:p>0,039</text:p>
          </table:table-cell>
        </table:table-row>
        <table:table-row table:style-name="ro1">
          <table:table-cell table:formula="of:=[.A1105]+1" office:value-type="float" office:value="1103">
            <text:p>1103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06]+1" office:value-type="float" office:value="1104">
            <text:p>1104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07]+1" office:value-type="float" office:value="1105">
            <text:p>1105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08]+1" office:value-type="float" office:value="1106">
            <text:p>110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09]+1" office:value-type="float" office:value="1107">
            <text:p>1107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110]+1" office:value-type="float" office:value="1108">
            <text:p>1108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11]+1" office:value-type="float" office:value="1109">
            <text:p>1109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12]+1" office:value-type="float" office:value="1110">
            <text:p>1110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13]+1" office:value-type="float" office:value="1111">
            <text:p>1111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1114]+1" office:value-type="float" office:value="1112">
            <text:p>1112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1115]+1" office:value-type="float" office:value="1113">
            <text:p>1113</text:p>
          </table:table-cell>
          <table:table-cell office:value-type="float" office:value="0.078">
            <text:p>0,078</text:p>
          </table:table-cell>
        </table:table-row>
        <table:table-row table:style-name="ro1">
          <table:table-cell table:formula="of:=[.A1116]+1" office:value-type="float" office:value="1114">
            <text:p>1114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1117]+1" office:value-type="float" office:value="1115">
            <text:p>1115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1118]+1" office:value-type="float" office:value="1116">
            <text:p>1116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1119]+1" office:value-type="float" office:value="1117">
            <text:p>1117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1120]+1" office:value-type="float" office:value="1118">
            <text:p>1118</text:p>
          </table:table-cell>
          <table:table-cell office:value-type="float" office:value="0.062">
            <text:p>0,062</text:p>
          </table:table-cell>
        </table:table-row>
        <table:table-row table:style-name="ro1">
          <table:table-cell table:formula="of:=[.A1121]+1" office:value-type="float" office:value="1119">
            <text:p>1119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122]+1" office:value-type="float" office:value="1120">
            <text:p>1120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23]+1" office:value-type="float" office:value="1121">
            <text:p>1121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24]+1" office:value-type="float" office:value="1122">
            <text:p>1122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25]+1" office:value-type="float" office:value="1123">
            <text:p>1123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26]+1" office:value-type="float" office:value="1124">
            <text:p>1124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27]+1" office:value-type="float" office:value="1125">
            <text:p>1125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28]+1" office:value-type="float" office:value="1126">
            <text:p>1126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1129]+1" office:value-type="float" office:value="1127">
            <text:p>1127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0]+1" office:value-type="float" office:value="1128">
            <text:p>1128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31]+1" office:value-type="float" office:value="1129">
            <text:p>1129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2]+1" office:value-type="float" office:value="1130">
            <text:p>1130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3]+1" office:value-type="float" office:value="1131">
            <text:p>1131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34]+1" office:value-type="float" office:value="1132">
            <text:p>1132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5]+1" office:value-type="float" office:value="1133">
            <text:p>1133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6]+1" office:value-type="float" office:value="1134">
            <text:p>1134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37]+1" office:value-type="float" office:value="1135">
            <text:p>1135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138]+1" office:value-type="float" office:value="1136">
            <text:p>1136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139]+1" office:value-type="float" office:value="1137">
            <text:p>1137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40]+1" office:value-type="float" office:value="1138">
            <text:p>1138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41]+1" office:value-type="float" office:value="1139">
            <text:p>1139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table:formula="of:=[.A1142]+1" office:value-type="float" office:value="1140">
            <text:p>1140</text:p>
          </table:table-cell>
          <table:table-cell office:value-type="float" office:value="0.346">
            <text:p>0,346</text:p>
          </table:table-cell>
        </table:table-row>
        <table:table-row table:style-name="ro1">
          <table:table-cell table:formula="of:=[.A1143]+1" office:value-type="float" office:value="1141">
            <text:p>1141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44]+1" office:value-type="float" office:value="1142">
            <text:p>1142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table:formula="of:=[.A1145]+1" office:value-type="float" office:value="1143">
            <text:p>1143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46]+1" office:value-type="float" office:value="1144">
            <text:p>1144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47]+1" office:value-type="float" office:value="1145">
            <text:p>1145</text:p>
          </table:table-cell>
          <table:table-cell office:value-type="float" office:value="0.381">
            <text:p>0,381</text:p>
          </table:table-cell>
        </table:table-row>
        <table:table-row table:style-name="ro1">
          <table:table-cell table:formula="of:=[.A1148]+1" office:value-type="float" office:value="1146">
            <text:p>1146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table:formula="of:=[.A1149]+1" office:value-type="float" office:value="1147">
            <text:p>1147</text:p>
          </table:table-cell>
          <table:table-cell office:value-type="float" office:value="0.381">
            <text:p>0,381</text:p>
          </table:table-cell>
        </table:table-row>
        <table:table-row table:style-name="ro1">
          <table:table-cell table:formula="of:=[.A1150]+1" office:value-type="float" office:value="1148">
            <text:p>1148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table:formula="of:=[.A1151]+1" office:value-type="float" office:value="1149">
            <text:p>1149</text:p>
          </table:table-cell>
          <table:table-cell office:value-type="float" office:value="0.346">
            <text:p>0,346</text:p>
          </table:table-cell>
        </table:table-row>
        <table:table-row table:style-name="ro1">
          <table:table-cell table:formula="of:=[.A1152]+1" office:value-type="float" office:value="1150">
            <text:p>1150</text:p>
          </table:table-cell>
          <table:table-cell office:value-type="float" office:value="1.123">
            <text:p>1,123</text:p>
          </table:table-cell>
        </table:table-row>
        <table:table-row table:style-name="ro1">
          <table:table-cell table:formula="of:=[.A1153]+1" office:value-type="float" office:value="1151">
            <text:p>1151</text:p>
          </table:table-cell>
          <table:table-cell office:value-type="float" office:value="0.554">
            <text:p>0,554</text:p>
          </table:table-cell>
        </table:table-row>
        <table:table-row table:style-name="ro1">
          <table:table-cell table:formula="of:=[.A1154]+1" office:value-type="float" office:value="1152">
            <text:p>1152</text:p>
          </table:table-cell>
          <table:table-cell office:value-type="float" office:value="0.415">
            <text:p>0,415</text:p>
          </table:table-cell>
        </table:table-row>
        <table:table-row table:style-name="ro1">
          <table:table-cell table:formula="of:=[.A1155]+1" office:value-type="float" office:value="1153">
            <text:p>1153</text:p>
          </table:table-cell>
          <table:table-cell office:value-type="float" office:value="0.415">
            <text:p>0,415</text:p>
          </table:table-cell>
        </table:table-row>
        <table:table-row table:style-name="ro1">
          <table:table-cell table:formula="of:=[.A1156]+1" office:value-type="float" office:value="1154">
            <text:p>1154</text:p>
          </table:table-cell>
          <table:table-cell office:value-type="float" office:value="0.346">
            <text:p>0,346</text:p>
          </table:table-cell>
        </table:table-row>
        <table:table-row table:style-name="ro1">
          <table:table-cell table:formula="of:=[.A1157]+1" office:value-type="float" office:value="1155">
            <text:p>1155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58]+1" office:value-type="float" office:value="1156">
            <text:p>1156</text:p>
          </table:table-cell>
          <table:table-cell office:value-type="float" office:value="0.292">
            <text:p>0,292</text:p>
          </table:table-cell>
        </table:table-row>
        <table:table-row table:style-name="ro1">
          <table:table-cell table:formula="of:=[.A1159]+1" office:value-type="float" office:value="1157">
            <text:p>1157</text:p>
          </table:table-cell>
          <table:table-cell office:value-type="float" office:value="0.239">
            <text:p>0,239</text:p>
          </table:table-cell>
        </table:table-row>
        <table:table-row table:style-name="ro1">
          <table:table-cell table:formula="of:=[.A1160]+1" office:value-type="float" office:value="1158">
            <text:p>1158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table:formula="of:=[.A1161]+1" office:value-type="float" office:value="1159">
            <text:p>1159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1162]+1" office:value-type="float" office:value="1160">
            <text:p>1160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63]+1" office:value-type="float" office:value="1161">
            <text:p>1161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64]+1" office:value-type="float" office:value="1162">
            <text:p>1162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1165]+1" office:value-type="float" office:value="1163">
            <text:p>1163</text:p>
          </table:table-cell>
          <table:table-cell office:value-type="float" office:value="0.055">
            <text:p>0,055</text:p>
          </table:table-cell>
        </table:table-row>
        <table:table-row table:style-name="ro1">
          <table:table-cell table:formula="of:=[.A1166]+1" office:value-type="float" office:value="1164">
            <text:p>1164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67]+1" office:value-type="float" office:value="1165">
            <text:p>1165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168]+1" office:value-type="float" office:value="1166">
            <text:p>116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69]+1" office:value-type="float" office:value="1167">
            <text:p>1167</text:p>
          </table:table-cell>
          <table:table-cell office:value-type="float" office:value="0.055">
            <text:p>0,055</text:p>
          </table:table-cell>
        </table:table-row>
        <table:table-row table:style-name="ro1">
          <table:table-cell table:formula="of:=[.A1170]+1" office:value-type="float" office:value="1168">
            <text:p>1168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table:formula="of:=[.A1171]+1" office:value-type="float" office:value="1169">
            <text:p>1169</text:p>
          </table:table-cell>
          <table:table-cell office:value-type="float" office:value="0.624">
            <text:p>0,624</text:p>
          </table:table-cell>
        </table:table-row>
        <table:table-row table:style-name="ro1">
          <table:table-cell table:formula="of:=[.A1172]+1" office:value-type="float" office:value="1170">
            <text:p>1170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table:formula="of:=[.A1173]+1" office:value-type="float" office:value="1171">
            <text:p>1171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table:formula="of:=[.A1174]+1" office:value-type="float" office:value="1172">
            <text:p>1172</text:p>
          </table:table-cell>
          <table:table-cell office:value-type="float" office:value="0.381">
            <text:p>0,381</text:p>
          </table:table-cell>
        </table:table-row>
        <table:table-row table:style-name="ro1">
          <table:table-cell table:formula="of:=[.A1175]+1" office:value-type="float" office:value="1173">
            <text:p>1173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1176]+1" office:value-type="float" office:value="1174">
            <text:p>1174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77]+1" office:value-type="float" office:value="1175">
            <text:p>1175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78]+1" office:value-type="float" office:value="1176">
            <text:p>1176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[.A1179]+1" office:value-type="float" office:value="1177">
            <text:p>1177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80]+1" office:value-type="float" office:value="1178">
            <text:p>1178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181]+1" office:value-type="float" office:value="1179">
            <text:p>1179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table:formula="of:=[.A1182]+1" office:value-type="float" office:value="1180">
            <text:p>1180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83]+1" office:value-type="float" office:value="1181">
            <text:p>1181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184]+1" office:value-type="float" office:value="1182">
            <text:p>1182</text:p>
          </table:table-cell>
          <table:table-cell office:value-type="float" office:value="0.016">
            <text:p>0,016</text:p>
          </table:table-cell>
        </table:table-row>
        <table:table-row table:style-name="ro1">
          <table:table-cell table:formula="of:=[.A1185]+1" office:value-type="float" office:value="1183">
            <text:p>1183</text:p>
          </table:table-cell>
          <table:table-cell office:value-type="float" office:value="0.288070175438596">
            <text:p>0,2880701754</text:p>
          </table:table-cell>
        </table:table-row>
        <table:table-row table:style-name="ro1">
          <table:table-cell table:formula="of:=[.A1186]+1" office:value-type="float" office:value="1184">
            <text:p>1184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187]+1" office:value-type="float" office:value="1185">
            <text:p>1185</text:p>
          </table:table-cell>
          <table:table-cell office:value-type="float" office:value="0.287962962962963">
            <text:p>0,287962963</text:p>
          </table:table-cell>
        </table:table-row>
        <table:table-row table:style-name="ro1">
          <table:table-cell table:formula="of:=[.A1188]+1" office:value-type="float" office:value="1186">
            <text:p>1186</text:p>
          </table:table-cell>
          <table:table-cell office:value-type="float" office:value="10.36">
            <text:p>10,36</text:p>
          </table:table-cell>
        </table:table-row>
        <table:table-row table:style-name="ro1">
          <table:table-cell table:formula="of:=[.A1189]+1" office:value-type="float" office:value="1187">
            <text:p>1187</text:p>
          </table:table-cell>
          <table:table-cell office:value-type="float" office:value="0.311985018726592">
            <text:p>0,3119850187</text:p>
          </table:table-cell>
        </table:table-row>
        <table:table-row table:style-name="ro1">
          <table:table-cell table:formula="of:=[.A1190]+1" office:value-type="float" office:value="1188">
            <text:p>1188</text:p>
          </table:table-cell>
          <table:table-cell office:value-type="float" office:value="0.147058823529412">
            <text:p>0,1470588235</text:p>
          </table:table-cell>
        </table:table-row>
        <table:table-row table:style-name="ro1">
          <table:table-cell table:formula="of:=[.A1191]+1" office:value-type="float" office:value="1189">
            <text:p>1189</text:p>
          </table:table-cell>
          <table:table-cell office:value-type="float" office:value="2.44799240368964">
            <text:p>2,4479924037</text:p>
          </table:table-cell>
        </table:table-row>
        <table:table-row table:style-name="ro1">
          <table:table-cell table:formula="of:=[.A1192]+1" office:value-type="float" office:value="1190">
            <text:p>1190</text:p>
          </table:table-cell>
          <table:table-cell office:value-type="float" office:value="9.94010416666667">
            <text:p>9,9401041667</text:p>
          </table:table-cell>
        </table:table-row>
        <table:table-row table:style-name="ro1">
          <table:table-cell table:formula="of:=[.A1193]+1" office:value-type="float" office:value="1191">
            <text:p>1191</text:p>
          </table:table-cell>
          <table:table-cell office:value-type="float" office:value="0.287037037037037">
            <text:p>0,287037037</text:p>
          </table:table-cell>
        </table:table-row>
        <table:table-row table:style-name="ro1">
          <table:table-cell table:formula="of:=[.A1194]+1" office:value-type="float" office:value="1192">
            <text:p>1192</text:p>
          </table:table-cell>
          <table:table-cell office:value-type="float" office:value="0.347007874015748">
            <text:p>0,347007874</text:p>
          </table:table-cell>
        </table:table-row>
        <table:table-row table:style-name="ro1">
          <table:table-cell table:formula="of:=[.A1195]+1" office:value-type="float" office:value="1193">
            <text:p>1193</text:p>
          </table:table-cell>
          <table:table-cell office:value-type="float" office:value="0.407997594708359">
            <text:p>0,4079975947</text:p>
          </table:table-cell>
        </table:table-row>
        <table:table-row table:style-name="ro1">
          <table:table-cell table:formula="of:=[.A1196]+1" office:value-type="float" office:value="1194">
            <text:p>1194</text:p>
          </table:table-cell>
          <table:table-cell office:value-type="float" office:value="295.4">
            <text:p>295,4</text:p>
          </table:table-cell>
        </table:table-row>
        <table:table-row table:style-name="ro1">
          <table:table-cell table:formula="of:=[.A1197]+1" office:value-type="float" office:value="1195">
            <text:p>1195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table:formula="of:=[.A1198]+1" office:value-type="float" office:value="1196">
            <text:p>119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199]+1" office:value-type="float" office:value="1197">
            <text:p>1197</text:p>
          </table:table-cell>
          <table:table-cell office:value-type="float" office:value="0.106666666666667">
            <text:p>0,1066666667</text:p>
          </table:table-cell>
        </table:table-row>
        <table:table-row table:style-name="ro1">
          <table:table-cell table:formula="of:=[.A1200]+1" office:value-type="float" office:value="1198">
            <text:p>119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01]+1" office:value-type="float" office:value="1199">
            <text:p>1199</text:p>
          </table:table-cell>
          <table:table-cell office:value-type="float" office:value="0.0625">
            <text:p>0,0625</text:p>
          </table:table-cell>
        </table:table-row>
        <table:table-row table:style-name="ro1">
          <table:table-cell table:formula="of:=[.A1202]+1" office:value-type="float" office:value="1200">
            <text:p>1200</text:p>
          </table:table-cell>
          <table:table-cell office:value-type="float" office:value="0.0625">
            <text:p>0,0625</text:p>
          </table:table-cell>
        </table:table-row>
        <table:table-row table:style-name="ro1">
          <table:table-cell table:formula="of:=[.A1203]+1" office:value-type="float" office:value="1201">
            <text:p>1201</text:p>
          </table:table-cell>
          <table:table-cell office:value-type="float" office:value="0.0833333333333333">
            <text:p>0,0833333333</text:p>
          </table:table-cell>
        </table:table-row>
        <table:table-row table:style-name="ro1">
          <table:table-cell table:formula="of:=[.A1204]+1" office:value-type="float" office:value="1202">
            <text:p>1202</text:p>
          </table:table-cell>
          <table:table-cell office:value-type="float" office:value="0.0333333333333333">
            <text:p>0,0333333333</text:p>
          </table:table-cell>
        </table:table-row>
        <table:table-row table:style-name="ro1">
          <table:table-cell table:formula="of:=[.A1205]+1" office:value-type="float" office:value="1203">
            <text:p>120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06]+1" office:value-type="float" office:value="1204">
            <text:p>120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07]+1" office:value-type="float" office:value="1205">
            <text:p>1205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08]+1" office:value-type="float" office:value="1206">
            <text:p>1206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09]+1" office:value-type="float" office:value="1207">
            <text:p>1207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10]+1" office:value-type="float" office:value="1208">
            <text:p>1208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211]+1" office:value-type="float" office:value="1209">
            <text:p>1209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212]+1" office:value-type="float" office:value="1210">
            <text:p>1210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213]+1" office:value-type="float" office:value="1211">
            <text:p>1211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214]+1" office:value-type="float" office:value="1212">
            <text:p>1212</text:p>
          </table:table-cell>
          <table:table-cell office:value-type="float" office:value="0.506">
            <text:p>0,506</text:p>
          </table:table-cell>
        </table:table-row>
        <table:table-row table:style-name="ro1">
          <table:table-cell table:formula="of:=[.A1215]+1" office:value-type="float" office:value="1213">
            <text:p>1213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16]+1" office:value-type="float" office:value="1214">
            <text:p>1214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17]+1" office:value-type="float" office:value="1215">
            <text:p>1215</text:p>
          </table:table-cell>
          <table:table-cell office:value-type="float" office:value="0.572">
            <text:p>0,572</text:p>
          </table:table-cell>
        </table:table-row>
        <table:table-row table:style-name="ro1">
          <table:table-cell table:formula="of:=[.A1218]+1" office:value-type="float" office:value="1216">
            <text:p>1216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19]+1" office:value-type="float" office:value="1217">
            <text:p>1217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20]+1" office:value-type="float" office:value="1218">
            <text:p>1218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21]+1" office:value-type="float" office:value="1219">
            <text:p>1219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22]+1" office:value-type="float" office:value="1220">
            <text:p>1220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23]+1" office:value-type="float" office:value="1221">
            <text:p>1221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24]+1" office:value-type="float" office:value="1222">
            <text:p>1222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25]+1" office:value-type="float" office:value="1223">
            <text:p>1223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26]+1" office:value-type="float" office:value="1224">
            <text:p>1224</text:p>
          </table:table-cell>
          <table:table-cell office:value-type="float" office:value="0.506">
            <text:p>0,506</text:p>
          </table:table-cell>
        </table:table-row>
        <table:table-row table:style-name="ro1">
          <table:table-cell table:formula="of:=[.A1227]+1" office:value-type="float" office:value="1225">
            <text:p>1225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28]+1" office:value-type="float" office:value="1226">
            <text:p>1226</text:p>
          </table:table-cell>
          <table:table-cell office:value-type="float" office:value="0.317">
            <text:p>0,317</text:p>
          </table:table-cell>
        </table:table-row>
        <table:table-row table:style-name="ro1">
          <table:table-cell table:formula="of:=[.A1229]+1" office:value-type="float" office:value="1227">
            <text:p>1227</text:p>
          </table:table-cell>
          <table:table-cell office:value-type="float" office:value="0.317">
            <text:p>0,317</text:p>
          </table:table-cell>
        </table:table-row>
        <table:table-row table:style-name="ro1">
          <table:table-cell table:formula="of:=[.A1230]+1" office:value-type="float" office:value="1228">
            <text:p>1228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31]+1" office:value-type="float" office:value="1229">
            <text:p>1229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table:formula="of:=[.A1232]+1" office:value-type="float" office:value="1230">
            <text:p>1230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33]+1" office:value-type="float" office:value="1231">
            <text:p>1231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34]+1" office:value-type="float" office:value="1232">
            <text:p>1232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35]+1" office:value-type="float" office:value="1233">
            <text:p>1233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36]+1" office:value-type="float" office:value="1234">
            <text:p>1234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37]+1" office:value-type="float" office:value="1235">
            <text:p>1235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38]+1" office:value-type="float" office:value="1236">
            <text:p>1236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39]+1" office:value-type="float" office:value="1237">
            <text:p>1237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40]+1" office:value-type="float" office:value="1238">
            <text:p>1238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41]+1" office:value-type="float" office:value="1239">
            <text:p>1239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42]+1" office:value-type="float" office:value="1240">
            <text:p>1240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43]+1" office:value-type="float" office:value="1241">
            <text:p>1241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44]+1" office:value-type="float" office:value="1242">
            <text:p>1242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45]+1" office:value-type="float" office:value="1243">
            <text:p>1243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246]+1" office:value-type="float" office:value="1244">
            <text:p>1244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47]+1" office:value-type="float" office:value="1245">
            <text:p>1245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48]+1" office:value-type="float" office:value="1246">
            <text:p>1246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49]+1" office:value-type="float" office:value="1247">
            <text:p>1247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250]+1" office:value-type="float" office:value="1248">
            <text:p>1248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51]+1" office:value-type="float" office:value="1249">
            <text:p>1249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52]+1" office:value-type="float" office:value="1250">
            <text:p>1250</text:p>
          </table:table-cell>
          <table:table-cell office:value-type="float" office:value="1.068">
            <text:p>1,068</text:p>
          </table:table-cell>
        </table:table-row>
        <table:table-row table:style-name="ro1">
          <table:table-cell table:formula="of:=[.A1253]+1" office:value-type="float" office:value="1251">
            <text:p>1251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54]+1" office:value-type="float" office:value="1252">
            <text:p>1252</text:p>
          </table:table-cell>
          <table:table-cell office:value-type="float" office:value="0.572">
            <text:p>0,572</text:p>
          </table:table-cell>
        </table:table-row>
        <table:table-row table:style-name="ro1">
          <table:table-cell table:formula="of:=[.A1255]+1" office:value-type="float" office:value="1253">
            <text:p>1253</text:p>
          </table:table-cell>
          <table:table-cell office:value-type="float" office:value="0.408">
            <text:p>0,408</text:p>
          </table:table-cell>
        </table:table-row>
        <table:table-row table:style-name="ro1">
          <table:table-cell table:formula="of:=[.A1256]+1" office:value-type="float" office:value="1254">
            <text:p>1254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table:formula="of:=[.A1257]+1" office:value-type="float" office:value="1255">
            <text:p>1255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58]+1" office:value-type="float" office:value="1256">
            <text:p>1256</text:p>
          </table:table-cell>
          <table:table-cell office:value-type="float" office:value="0.317">
            <text:p>0,317</text:p>
          </table:table-cell>
        </table:table-row>
        <table:table-row table:style-name="ro1">
          <table:table-cell table:formula="of:=[.A1259]+1" office:value-type="float" office:value="1257">
            <text:p>1257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60]+1" office:value-type="float" office:value="1258">
            <text:p>1258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61]+1" office:value-type="float" office:value="1259">
            <text:p>1259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62]+1" office:value-type="float" office:value="1260">
            <text:p>1260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63]+1" office:value-type="float" office:value="1261">
            <text:p>1261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64]+1" office:value-type="float" office:value="1262">
            <text:p>1262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65]+1" office:value-type="float" office:value="1263">
            <text:p>1263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66]+1" office:value-type="float" office:value="1264">
            <text:p>1264</text:p>
          </table:table-cell>
          <table:table-cell office:value-type="float" office:value="0.378">
            <text:p>0,378</text:p>
          </table:table-cell>
        </table:table-row>
        <table:table-row table:style-name="ro1">
          <table:table-cell table:formula="of:=[.A1267]+1" office:value-type="float" office:value="1265">
            <text:p>1265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268]+1" office:value-type="float" office:value="1266">
            <text:p>1266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269]+1" office:value-type="float" office:value="1267">
            <text:p>1267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1270]+1" office:value-type="float" office:value="1268">
            <text:p>1268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[.A1271]+1" office:value-type="float" office:value="1269">
            <text:p>1269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[.A1272]+1" office:value-type="float" office:value="1270">
            <text:p>1270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73]+1" office:value-type="float" office:value="1271">
            <text:p>1271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74]+1" office:value-type="float" office:value="1272">
            <text:p>1272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75]+1" office:value-type="float" office:value="1273">
            <text:p>1273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76]+1" office:value-type="float" office:value="1274">
            <text:p>1274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77]+1" office:value-type="float" office:value="1275">
            <text:p>1275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278]+1" office:value-type="float" office:value="1276">
            <text:p>1276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79]+1" office:value-type="float" office:value="1277">
            <text:p>1277</text:p>
          </table:table-cell>
          <table:table-cell office:value-type="float" office:value="0.054">
            <text:p>0,054</text:p>
          </table:table-cell>
        </table:table-row>
        <table:table-row table:style-name="ro1">
          <table:table-cell table:formula="of:=[.A1280]+1" office:value-type="float" office:value="1278">
            <text:p>1278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81]+1" office:value-type="float" office:value="1279">
            <text:p>1279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1282]+1" office:value-type="float" office:value="1280">
            <text:p>1280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table:formula="of:=[.A1283]+1" office:value-type="float" office:value="1281">
            <text:p>1281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[.A1284]+1" office:value-type="float" office:value="1282">
            <text:p>1282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[.A1285]+1" office:value-type="float" office:value="1283">
            <text:p>1283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table:formula="of:=[.A1286]+1" office:value-type="float" office:value="1284">
            <text:p>1284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287]+1" office:value-type="float" office:value="1285">
            <text:p>1285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288]+1" office:value-type="float" office:value="1286">
            <text:p>1286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289]+1" office:value-type="float" office:value="1287">
            <text:p>1287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[.A1290]+1" office:value-type="float" office:value="1288">
            <text:p>1288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291]+1" office:value-type="float" office:value="1289">
            <text:p>1289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table:formula="of:=[.A1292]+1" office:value-type="float" office:value="1290">
            <text:p>1290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293]+1" office:value-type="float" office:value="1291">
            <text:p>1291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[.A1294]+1" office:value-type="float" office:value="1292">
            <text:p>1292</text:p>
          </table:table-cell>
          <table:table-cell office:value-type="float" office:value="0.054">
            <text:p>0,054</text:p>
          </table:table-cell>
        </table:table-row>
        <table:table-row table:style-name="ro1">
          <table:table-cell table:formula="of:=[.A1295]+1" office:value-type="float" office:value="1293">
            <text:p>1293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96]+1" office:value-type="float" office:value="1294">
            <text:p>1294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297]+1" office:value-type="float" office:value="1295">
            <text:p>1295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1298]+1" office:value-type="float" office:value="1296">
            <text:p>1296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299]+1" office:value-type="float" office:value="1297">
            <text:p>1297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00]+1" office:value-type="float" office:value="1298">
            <text:p>1298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301]+1" office:value-type="float" office:value="1299">
            <text:p>1299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02]+1" office:value-type="float" office:value="1300">
            <text:p>1300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[.A1303]+1" office:value-type="float" office:value="1301">
            <text:p>1301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1304]+1" office:value-type="float" office:value="1302">
            <text:p>1302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05]+1" office:value-type="float" office:value="1303">
            <text:p>1303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table:formula="of:=[.A1306]+1" office:value-type="float" office:value="1304">
            <text:p>1304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07]+1" office:value-type="float" office:value="1305">
            <text:p>1305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308]+1" office:value-type="float" office:value="1306">
            <text:p>1306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table:formula="of:=[.A1309]+1" office:value-type="float" office:value="1307">
            <text:p>1307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[.A1310]+1" office:value-type="float" office:value="1308">
            <text:p>1308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table:formula="of:=[.A1311]+1" office:value-type="float" office:value="1309">
            <text:p>1309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table:formula="of:=[.A1312]+1" office:value-type="float" office:value="1310">
            <text:p>1310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table:formula="of:=[.A1313]+1" office:value-type="float" office:value="1311">
            <text:p>1311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314]+1" office:value-type="float" office:value="1312">
            <text:p>1312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15]+1" office:value-type="float" office:value="1313">
            <text:p>1313</text:p>
          </table:table-cell>
          <table:table-cell office:value-type="float" office:value="0.135">
            <text:p>0,135</text:p>
          </table:table-cell>
        </table:table-row>
        <table:table-row table:style-name="ro1">
          <table:table-cell table:formula="of:=[.A1316]+1" office:value-type="float" office:value="1314">
            <text:p>1314</text:p>
          </table:table-cell>
          <table:table-cell office:value-type="float" office:value="0.075">
            <text:p>0,075</text:p>
          </table:table-cell>
        </table:table-row>
        <table:table-row table:style-name="ro1">
          <table:table-cell table:formula="of:=[.A1317]+1" office:value-type="float" office:value="1315">
            <text:p>1315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318]+1" office:value-type="float" office:value="1316">
            <text:p>1316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19]+1" office:value-type="float" office:value="1317">
            <text:p>1317</text:p>
          </table:table-cell>
          <table:table-cell office:value-type="float" office:value="0.506">
            <text:p>0,506</text:p>
          </table:table-cell>
        </table:table-row>
        <table:table-row table:style-name="ro1">
          <table:table-cell table:formula="of:=[.A1320]+1" office:value-type="float" office:value="1318">
            <text:p>1318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21]+1" office:value-type="float" office:value="1319">
            <text:p>1319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22]+1" office:value-type="float" office:value="1320">
            <text:p>1320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23]+1" office:value-type="float" office:value="1321">
            <text:p>1321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1324]+1" office:value-type="float" office:value="1322">
            <text:p>1322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25]+1" office:value-type="float" office:value="1323">
            <text:p>1323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1326]+1" office:value-type="float" office:value="1324">
            <text:p>1324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27]+1" office:value-type="float" office:value="1325">
            <text:p>1325</text:p>
          </table:table-cell>
          <table:table-cell office:value-type="float" office:value="1.234">
            <text:p>1,234</text:p>
          </table:table-cell>
        </table:table-row>
        <table:table-row table:style-name="ro1">
          <table:table-cell table:formula="of:=[.A1328]+1" office:value-type="float" office:value="1326">
            <text:p>1326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329]+1" office:value-type="float" office:value="1327">
            <text:p>1327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30]+1" office:value-type="float" office:value="1328">
            <text:p>1328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331]+1" office:value-type="float" office:value="1329">
            <text:p>1329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332]+1" office:value-type="float" office:value="1330">
            <text:p>1330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3]+1" office:value-type="float" office:value="1331">
            <text:p>1331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4]+1" office:value-type="float" office:value="1332">
            <text:p>1332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5]+1" office:value-type="float" office:value="1333">
            <text:p>1333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36]+1" office:value-type="float" office:value="1334">
            <text:p>1334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7]+1" office:value-type="float" office:value="1335">
            <text:p>1335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8]+1" office:value-type="float" office:value="1336">
            <text:p>1336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39]+1" office:value-type="float" office:value="1337">
            <text:p>1337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40]+1" office:value-type="float" office:value="1338">
            <text:p>1338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41]+1" office:value-type="float" office:value="1339">
            <text:p>1339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42]+1" office:value-type="float" office:value="1340">
            <text:p>1340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343]+1" office:value-type="float" office:value="1341">
            <text:p>1341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344]+1" office:value-type="float" office:value="1342">
            <text:p>1342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45]+1" office:value-type="float" office:value="1343">
            <text:p>1343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46]+1" office:value-type="float" office:value="1344">
            <text:p>1344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47]+1" office:value-type="float" office:value="1345">
            <text:p>1345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table:formula="of:=[.A1348]+1" office:value-type="float" office:value="1346">
            <text:p>1346</text:p>
          </table:table-cell>
          <table:table-cell office:value-type="float" office:value="0.637">
            <text:p>0,637</text:p>
          </table:table-cell>
        </table:table-row>
        <table:table-row table:style-name="ro1">
          <table:table-cell table:formula="of:=[.A1349]+1" office:value-type="float" office:value="1347">
            <text:p>1347</text:p>
          </table:table-cell>
          <table:table-cell office:value-type="float" office:value="2.048">
            <text:p>2,048</text:p>
          </table:table-cell>
        </table:table-row>
        <table:table-row table:style-name="ro1">
          <table:table-cell table:formula="of:=[.A1350]+1" office:value-type="float" office:value="1348">
            <text:p>1348</text:p>
          </table:table-cell>
          <table:table-cell office:value-type="float" office:value="1.542">
            <text:p>1,542</text:p>
          </table:table-cell>
        </table:table-row>
        <table:table-row table:style-name="ro1">
          <table:table-cell table:formula="of:=[.A1351]+1" office:value-type="float" office:value="1349">
            <text:p>1349</text:p>
          </table:table-cell>
          <table:table-cell office:value-type="float" office:value="1.013">
            <text:p>1,013</text:p>
          </table:table-cell>
        </table:table-row>
        <table:table-row table:style-name="ro1">
          <table:table-cell table:formula="of:=[.A1352]+1" office:value-type="float" office:value="1350">
            <text:p>1350</text:p>
          </table:table-cell>
          <table:table-cell office:value-type="float" office:value="0.473">
            <text:p>0,473</text:p>
          </table:table-cell>
        </table:table-row>
        <table:table-row table:style-name="ro1">
          <table:table-cell table:formula="of:=[.A1353]+1" office:value-type="float" office:value="1351">
            <text:p>1351</text:p>
          </table:table-cell>
          <table:table-cell office:value-type="float" office:value="0.473">
            <text:p>0,473</text:p>
          </table:table-cell>
        </table:table-row>
        <table:table-row table:style-name="ro1">
          <table:table-cell table:formula="of:=[.A1354]+1" office:value-type="float" office:value="1352">
            <text:p>1352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table:formula="of:=[.A1355]+1" office:value-type="float" office:value="1353">
            <text:p>1353</text:p>
          </table:table-cell>
          <table:table-cell office:value-type="float" office:value="0.287">
            <text:p>0,287</text:p>
          </table:table-cell>
        </table:table-row>
        <table:table-row table:style-name="ro1">
          <table:table-cell table:formula="of:=[.A1356]+1" office:value-type="float" office:value="1354">
            <text:p>1354</text:p>
          </table:table-cell>
          <table:table-cell office:value-type="float" office:value="0.226">
            <text:p>0,226</text:p>
          </table:table-cell>
        </table:table-row>
        <table:table-row table:style-name="ro1">
          <table:table-cell table:formula="of:=[.A1357]+1" office:value-type="float" office:value="1355">
            <text:p>1355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table:formula="of:=[.A1358]+1" office:value-type="float" office:value="1356">
            <text:p>1356</text:p>
          </table:table-cell>
          <table:table-cell office:value-type="float" office:value="0.248">
            <text:p>0,248</text:p>
          </table:table-cell>
        </table:table-row>
        <table:table-row table:style-name="ro1">
          <table:table-cell table:formula="of:=[.A1359]+1" office:value-type="float" office:value="1357">
            <text:p>1357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table:formula="of:=[.A1360]+1" office:value-type="float" office:value="1358">
            <text:p>1358</text:p>
          </table:table-cell>
          <table:table-cell office:value-type="float" office:value="14.65">
            <text:p>14,65</text:p>
          </table:table-cell>
        </table:table-row>
        <table:table-row table:style-name="ro1">
          <table:table-cell table:formula="of:=[.A1361]+1" office:value-type="float" office:value="1359">
            <text:p>1359</text:p>
          </table:table-cell>
          <table:table-cell office:value-type="float" office:value="24.98">
            <text:p>24,98</text:p>
          </table:table-cell>
        </table:table-row>
        <table:table-row table:style-name="ro1">
          <table:table-cell table:formula="of:=[.A1362]+1" office:value-type="float" office:value="1360">
            <text:p>1360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table:formula="of:=[.A1363]+1" office:value-type="float" office:value="1361">
            <text:p>1361</text:p>
          </table:table-cell>
          <table:table-cell office:value-type="float" office:value="1.608">
            <text:p>1,608</text:p>
          </table:table-cell>
        </table:table-row>
        <table:table-row table:style-name="ro1">
          <table:table-cell table:formula="of:=[.A1364]+1" office:value-type="float" office:value="1362">
            <text:p>1362</text:p>
          </table:table-cell>
          <table:table-cell office:value-type="float" office:value="1.104">
            <text:p>1,104</text:p>
          </table:table-cell>
        </table:table-row>
        <table:table-row table:style-name="ro1">
          <table:table-cell table:formula="of:=[.A1365]+1" office:value-type="float" office:value="1363">
            <text:p>1363</text:p>
          </table:table-cell>
          <table:table-cell office:value-type="float" office:value="4.945">
            <text:p>4,945</text:p>
          </table:table-cell>
        </table:table-row>
        <table:table-row table:style-name="ro1">
          <table:table-cell table:formula="of:=[.A1366]+1" office:value-type="float" office:value="1364">
            <text:p>1364</text:p>
          </table:table-cell>
          <table:table-cell office:value-type="float" office:value="4.253">
            <text:p>4,253</text:p>
          </table:table-cell>
        </table:table-row>
        <table:table-row table:style-name="ro1">
          <table:table-cell table:formula="of:=[.A1367]+1" office:value-type="float" office:value="1365">
            <text:p>1365</text:p>
          </table:table-cell>
          <table:table-cell office:value-type="float" office:value="1.792">
            <text:p>1,792</text:p>
          </table:table-cell>
        </table:table-row>
        <table:table-row table:style-name="ro1">
          <table:table-cell table:formula="of:=[.A1368]+1" office:value-type="float" office:value="1366">
            <text:p>1366</text:p>
          </table:table-cell>
          <table:table-cell office:value-type="float" office:value="0.923">
            <text:p>0,923</text:p>
          </table:table-cell>
        </table:table-row>
        <table:table-row table:style-name="ro1">
          <table:table-cell table:formula="of:=[.A1369]+1" office:value-type="float" office:value="1367">
            <text:p>1367</text:p>
          </table:table-cell>
          <table:table-cell office:value-type="float" office:value="0.627">
            <text:p>0,627</text:p>
          </table:table-cell>
        </table:table-row>
        <table:table-row table:style-name="ro1">
          <table:table-cell table:formula="of:=[.A1370]+1" office:value-type="float" office:value="1368">
            <text:p>1368</text:p>
          </table:table-cell>
          <table:table-cell office:value-type="float" office:value="0.482">
            <text:p>0,482</text:p>
          </table:table-cell>
        </table:table-row>
        <table:table-row table:style-name="ro1">
          <table:table-cell table:formula="of:=[.A1371]+1" office:value-type="float" office:value="1369">
            <text:p>1369</text:p>
          </table:table-cell>
          <table:table-cell office:value-type="float" office:value="0.401">
            <text:p>0,401</text:p>
          </table:table-cell>
        </table:table-row>
        <table:table-row table:style-name="ro1">
          <table:table-cell table:formula="of:=[.A1372]+1" office:value-type="float" office:value="1370">
            <text:p>1370</text:p>
          </table:table-cell>
          <table:table-cell office:value-type="float" office:value="3.824">
            <text:p>3,824</text:p>
          </table:table-cell>
        </table:table-row>
        <table:table-row table:style-name="ro1">
          <table:table-cell table:formula="of:=[.A1373]+1" office:value-type="float" office:value="1371">
            <text:p>1371</text:p>
          </table:table-cell>
          <table:table-cell office:value-type="float" office:value="0.59">
            <text:p>0,59</text:p>
          </table:table-cell>
        </table:table-row>
        <table:table-row table:style-name="ro1">
          <table:table-cell table:formula="of:=[.A1374]+1" office:value-type="float" office:value="1372">
            <text:p>1372</text:p>
          </table:table-cell>
          <table:table-cell office:value-type="float" office:value="0.509">
            <text:p>0,509</text:p>
          </table:table-cell>
        </table:table-row>
        <table:table-row table:style-name="ro1">
          <table:table-cell table:formula="of:=[.A1375]+1" office:value-type="float" office:value="1373">
            <text:p>1373</text:p>
          </table:table-cell>
          <table:table-cell office:value-type="float" office:value="0.428">
            <text:p>0,428</text:p>
          </table:table-cell>
        </table:table-row>
        <table:table-row table:style-name="ro1">
          <table:table-cell table:formula="of:=[.A1376]+1" office:value-type="float" office:value="1374">
            <text:p>1374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table:formula="of:=[.A1377]+1" office:value-type="float" office:value="1375">
            <text:p>1375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table:formula="of:=[.A1378]+1" office:value-type="float" office:value="1376">
            <text:p>1376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table:formula="of:=[.A1379]+1" office:value-type="float" office:value="1377">
            <text:p>1377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380]+1" office:value-type="float" office:value="1378">
            <text:p>1378</text:p>
          </table:table-cell>
          <table:table-cell office:value-type="float" office:value="0.176">
            <text:p>0,176</text:p>
          </table:table-cell>
        </table:table-row>
        <table:table-row table:style-name="ro1">
          <table:table-cell table:formula="of:=[.A1381]+1" office:value-type="float" office:value="1379">
            <text:p>1379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382]+1" office:value-type="float" office:value="1380">
            <text:p>1380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1383]+1" office:value-type="float" office:value="1381">
            <text:p>138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384]+1" office:value-type="float" office:value="1382">
            <text:p>1382</text:p>
          </table:table-cell>
          <table:table-cell office:value-type="float" office:value="0.098">
            <text:p>0,098</text:p>
          </table:table-cell>
        </table:table-row>
        <table:table-row table:style-name="ro1">
          <table:table-cell table:formula="of:=[.A1385]+1" office:value-type="float" office:value="1383">
            <text:p>1383</text:p>
          </table:table-cell>
          <table:table-cell office:value-type="float" office:value="0.098">
            <text:p>0,098</text:p>
          </table:table-cell>
        </table:table-row>
        <table:table-row table:style-name="ro1">
          <table:table-cell table:formula="of:=[.A1386]+1" office:value-type="float" office:value="1384">
            <text:p>1384</text:p>
          </table:table-cell>
          <table:table-cell office:value-type="float" office:value="0.098">
            <text:p>0,098</text:p>
          </table:table-cell>
        </table:table-row>
        <table:table-row table:style-name="ro1">
          <table:table-cell table:formula="of:=[.A1387]+1" office:value-type="float" office:value="1385">
            <text:p>1385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table:formula="of:=[.A1388]+1" office:value-type="float" office:value="1386">
            <text:p>1386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table:formula="of:=[.A1389]+1" office:value-type="float" office:value="1387">
            <text:p>1387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table:formula="of:=[.A1390]+1" office:value-type="float" office:value="1388">
            <text:p>1388</text:p>
          </table:table-cell>
          <table:table-cell office:value-type="float" office:value="0.112">
            <text:p>0,112</text:p>
          </table:table-cell>
        </table:table-row>
        <table:table-row table:style-name="ro1">
          <table:table-cell table:formula="of:=[.A1391]+1" office:value-type="float" office:value="1389">
            <text:p>1389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1392]+1" office:value-type="float" office:value="1390">
            <text:p>1390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table:formula="of:=[.A1393]+1" office:value-type="float" office:value="1391">
            <text:p>1391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table:formula="of:=[.A1394]+1" office:value-type="float" office:value="1392">
            <text:p>1392</text:p>
          </table:table-cell>
          <table:table-cell office:value-type="float" office:value="44.556">
            <text:p>44,556</text:p>
          </table:table-cell>
        </table:table-row>
        <table:table-row table:style-name="ro1">
          <table:table-cell table:formula="of:=[.A1395]+1" office:value-type="float" office:value="1393">
            <text:p>1393</text:p>
          </table:table-cell>
          <table:table-cell office:value-type="float" office:value="147.3">
            <text:p>147,3</text:p>
          </table:table-cell>
        </table:table-row>
        <table:table-row table:style-name="ro1">
          <table:table-cell table:formula="of:=[.A1396]+1" office:value-type="float" office:value="1394">
            <text:p>1394</text:p>
          </table:table-cell>
          <table:table-cell office:value-type="float" office:value="64.778">
            <text:p>64,778</text:p>
          </table:table-cell>
        </table:table-row>
        <table:table-row table:style-name="ro1">
          <table:table-cell table:formula="of:=[.A1397]+1" office:value-type="float" office:value="1395">
            <text:p>1395</text:p>
          </table:table-cell>
          <table:table-cell office:value-type="float" office:value="46.072">
            <text:p>46,072</text:p>
          </table:table-cell>
        </table:table-row>
        <table:table-row table:style-name="ro1">
          <table:table-cell table:formula="of:=[.A1398]+1" office:value-type="float" office:value="1396">
            <text:p>1396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table:formula="of:=[.A1399]+1" office:value-type="float" office:value="1397">
            <text:p>1397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1400]+1" office:value-type="float" office:value="1398">
            <text:p>1398</text:p>
          </table:table-cell>
          <table:table-cell office:value-type="float" office:value="0.058">
            <text:p>0,058</text:p>
          </table:table-cell>
        </table:table-row>
        <table:table-row table:style-name="ro1">
          <table:table-cell table:formula="of:=[.A1401]+1" office:value-type="float" office:value="1399">
            <text:p>1399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table:formula="of:=[.A1402]+1" office:value-type="float" office:value="1400">
            <text:p>1400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1403]+1" office:value-type="float" office:value="1401">
            <text:p>1401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1404]+1" office:value-type="float" office:value="1402">
            <text:p>1402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1405]+1" office:value-type="float" office:value="1403">
            <text:p>1403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table:formula="of:=[.A1406]+1" office:value-type="float" office:value="1404">
            <text:p>1404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table:formula="of:=[.A1407]+1" office:value-type="float" office:value="1405">
            <text:p>1405</text:p>
          </table:table-cell>
          <table:table-cell office:value-type="float" office:value="1.358">
            <text:p>1,358</text:p>
          </table:table-cell>
        </table:table-row>
        <table:table-row table:style-name="ro1">
          <table:table-cell table:formula="of:=[.A1408]+1" office:value-type="float" office:value="1406">
            <text:p>1406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1409]+1" office:value-type="float" office:value="1407">
            <text:p>1407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1410]+1" office:value-type="float" office:value="1408">
            <text:p>1408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1]+1" office:value-type="float" office:value="1409">
            <text:p>1409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1412]+1" office:value-type="float" office:value="1410">
            <text:p>1410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3]+1" office:value-type="float" office:value="1411">
            <text:p>1411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4]+1" office:value-type="float" office:value="1412">
            <text:p>1412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5]+1" office:value-type="float" office:value="1413">
            <text:p>1413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6]+1" office:value-type="float" office:value="1414">
            <text:p>1414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7]+1" office:value-type="float" office:value="1415">
            <text:p>1415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8]+1" office:value-type="float" office:value="1416">
            <text:p>1416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19]+1" office:value-type="float" office:value="1417">
            <text:p>1417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1420]+1" office:value-type="float" office:value="1418">
            <text:p>1418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number-columns-repeated="2"/>
        </table:table-row>
      </table:table>
      <table:table table:name="CLearn" table:style-name="ta1" table:print="false">
        <table:table-column table:style-name="co1" table:number-columns-repeated="2" table:default-cell-style-name="Excel_20_Built-in_20_Normal"/>
        <table:table-row table:style-name="ro1">
          <table:table-cell office:value-type="string">
            <text:p>(70%-ENTRAINEMENT) Apports Liquides-Solide Barrage Sidi Aissa</text:p>
          </table:table-cell>
          <table:table-cell/>
        </table:table-row>
        <table:table-row table:style-name="ro1">
          <table:table-cell office:value-type="string">
            <text:p>Apports Liquides Q-Solide C, Barrage Sidi Aissa RU160614 (70% =1418 observations)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office:value-type="float" office:value="59.73">
            <text:p>59,73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float" office:value="57.26">
            <text:p>57,26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56.6">
            <text:p>56,6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59.74">
            <text:p>59,74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float" office:value="60.16">
            <text:p>60,16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66.02">
            <text:p>66,02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float" office:value="68.06">
            <text:p>68,06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70.52">
            <text:p>70,52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66.58">
            <text:p>66,58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77.61">
            <text:p>77,61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72.36">
            <text:p>72,36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float" office:value="72.34">
            <text:p>72,34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float" office:value="70.2">
            <text:p>70,2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office:value-type="float" office:value="74.6">
            <text:p>74,6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float" office:value="74.22">
            <text:p>74,22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71.5">
            <text:p>71,5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office:value-type="float" office:value="66.58">
            <text:p>66,58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float" office:value="68.3">
            <text:p>68,3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70.05">
            <text:p>70,05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64.98">
            <text:p>64,98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float" office:value="63.8">
            <text:p>63,8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float" office:value="64.16">
            <text:p>64,16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float" office:value="61.62">
            <text:p>61,62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.44">
            <text:p>2,44</text:p>
          </table:table-cell>
        </table:table-row>
        <table:table-row table:style-name="ro1">
          <table:table-cell table:formula="of:=[.A27]+1" office:value-type="float" office:value="25">
            <text:p>2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28]+1" office:value-type="float" office:value="26">
            <text:p>26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29]+1" office:value-type="float" office:value="27">
            <text:p>27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table:formula="of:=[.A30]+1" office:value-type="float" office:value="28">
            <text:p>2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31]+1" office:value-type="float" office:value="29">
            <text:p>29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table:formula="of:=[.A32]+1" office:value-type="float" office:value="30">
            <text:p>3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33]+1" office:value-type="float" office:value="31">
            <text:p>3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4]+1" office:value-type="float" office:value="32">
            <text:p>32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5]+1" office:value-type="float" office:value="33">
            <text:p>3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6]+1" office:value-type="float" office:value="34">
            <text:p>3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7]+1" office:value-type="float" office:value="35">
            <text:p>3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8]+1" office:value-type="float" office:value="36">
            <text:p>3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9]+1" office:value-type="float" office:value="37">
            <text:p>3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0]+1" office:value-type="float" office:value="38">
            <text:p>3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1]+1" office:value-type="float" office:value="39">
            <text:p>39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42]+1" office:value-type="float" office:value="40">
            <text:p>4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3]+1" office:value-type="float" office:value="41">
            <text:p>4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4]+1" office:value-type="float" office:value="42">
            <text:p>4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5]+1" office:value-type="float" office:value="43">
            <text:p>4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6]+1" office:value-type="float" office:value="44">
            <text:p>4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7]+1" office:value-type="float" office:value="45">
            <text:p>4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8]+1" office:value-type="float" office:value="46">
            <text:p>4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9]+1" office:value-type="float" office:value="47">
            <text:p>47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0]+1" office:value-type="float" office:value="48">
            <text:p>4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1]+1" office:value-type="float" office:value="49">
            <text:p>4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]+1" office:value-type="float" office:value="50">
            <text:p>5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3]+1" office:value-type="float" office:value="51">
            <text:p>5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4]+1" office:value-type="float" office:value="52">
            <text:p>5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5]+1" office:value-type="float" office:value="53">
            <text:p>53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6]+1" office:value-type="float" office:value="54">
            <text:p>5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7]+1" office:value-type="float" office:value="55">
            <text:p>5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8]+1" office:value-type="float" office:value="56">
            <text:p>5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9]+1" office:value-type="float" office:value="57">
            <text:p>57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0]+1" office:value-type="float" office:value="58">
            <text:p>58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1]+1" office:value-type="float" office:value="59">
            <text:p>5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2]+1" office:value-type="float" office:value="60">
            <text:p>6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3]+1" office:value-type="float" office:value="61">
            <text:p>6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4]+1" office:value-type="float" office:value="62">
            <text:p>6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5]+1" office:value-type="float" office:value="63">
            <text:p>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6]+1" office:value-type="float" office:value="64">
            <text:p>6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7]+1" office:value-type="float" office:value="65">
            <text:p>6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]+1" office:value-type="float" office:value="66">
            <text:p>6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9]+1" office:value-type="float" office:value="67">
            <text:p>6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0]+1" office:value-type="float" office:value="68">
            <text:p>6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1]+1" office:value-type="float" office:value="69">
            <text:p>6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]+1" office:value-type="float" office:value="70">
            <text:p>7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73]+1" office:value-type="float" office:value="71">
            <text:p>7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4]+1" office:value-type="float" office:value="72">
            <text:p>7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75]+1" office:value-type="float" office:value="73">
            <text:p>7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6]+1" office:value-type="float" office:value="74">
            <text:p>74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7]+1" office:value-type="float" office:value="75">
            <text:p>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8]+1" office:value-type="float" office:value="76">
            <text:p>7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79]+1" office:value-type="float" office:value="77">
            <text:p>7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0]+1" office:value-type="float" office:value="78">
            <text:p>7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81]+1" office:value-type="float" office:value="79">
            <text:p>7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2]+1" office:value-type="float" office:value="80">
            <text:p>8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83]+1" office:value-type="float" office:value="81">
            <text:p>8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4]+1" office:value-type="float" office:value="82">
            <text:p>82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85]+1" office:value-type="float" office:value="83">
            <text:p>8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6]+1" office:value-type="float" office:value="84">
            <text:p>8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87]+1" office:value-type="float" office:value="85">
            <text:p>8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8]+1" office:value-type="float" office:value="86">
            <text:p>86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89]+1" office:value-type="float" office:value="87">
            <text:p>87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90]+1" office:value-type="float" office:value="88">
            <text:p>88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table:formula="of:=[.A91]+1" office:value-type="float" office:value="89">
            <text:p>89</text:p>
          </table:table-cell>
          <table:table-cell office:value-type="float" office:value="12.44">
            <text:p>12,44</text:p>
          </table:table-cell>
        </table:table-row>
        <table:table-row table:style-name="ro1">
          <table:table-cell table:formula="of:=[.A92]+1" office:value-type="float" office:value="90">
            <text:p>90</text:p>
          </table:table-cell>
          <table:table-cell office:value-type="float" office:value="5.99">
            <text:p>5,99</text:p>
          </table:table-cell>
        </table:table-row>
        <table:table-row table:style-name="ro1">
          <table:table-cell table:formula="of:=[.A93]+1" office:value-type="float" office:value="91">
            <text:p>91</text:p>
          </table:table-cell>
          <table:table-cell office:value-type="float" office:value="11.88">
            <text:p>11,88</text:p>
          </table:table-cell>
        </table:table-row>
        <table:table-row table:style-name="ro1">
          <table:table-cell table:formula="of:=[.A94]+1" office:value-type="float" office:value="92">
            <text:p>92</text:p>
          </table:table-cell>
          <table:table-cell office:value-type="float" office:value="12.44">
            <text:p>12,44</text:p>
          </table:table-cell>
        </table:table-row>
        <table:table-row table:style-name="ro1">
          <table:table-cell table:formula="of:=[.A95]+1" office:value-type="float" office:value="93">
            <text:p>93</text:p>
          </table:table-cell>
          <table:table-cell office:value-type="float" office:value="13.57">
            <text:p>13,57</text:p>
          </table:table-cell>
        </table:table-row>
        <table:table-row table:style-name="ro1">
          <table:table-cell table:formula="of:=[.A96]+1" office:value-type="float" office:value="94">
            <text:p>94</text:p>
          </table:table-cell>
          <table:table-cell office:value-type="float" office:value="14.99">
            <text:p>14,99</text:p>
          </table:table-cell>
        </table:table-row>
        <table:table-row table:style-name="ro1">
          <table:table-cell table:formula="of:=[.A97]+1" office:value-type="float" office:value="95">
            <text:p>95</text:p>
          </table:table-cell>
          <table:table-cell office:value-type="float" office:value="17.31">
            <text:p>17,31</text:p>
          </table:table-cell>
        </table:table-row>
        <table:table-row table:style-name="ro1">
          <table:table-cell table:formula="of:=[.A98]+1" office:value-type="float" office:value="96">
            <text:p>96</text:p>
          </table:table-cell>
          <table:table-cell office:value-type="float" office:value="13.33">
            <text:p>13,33</text:p>
          </table:table-cell>
        </table:table-row>
        <table:table-row table:style-name="ro1">
          <table:table-cell table:formula="of:=[.A99]+1" office:value-type="float" office:value="97">
            <text:p>97</text:p>
          </table:table-cell>
          <table:table-cell office:value-type="float" office:value="17.68">
            <text:p>17,68</text:p>
          </table:table-cell>
        </table:table-row>
        <table:table-row table:style-name="ro1">
          <table:table-cell table:formula="of:=[.A100]+1" office:value-type="float" office:value="98">
            <text:p>98</text:p>
          </table:table-cell>
          <table:table-cell office:value-type="float" office:value="17.16">
            <text:p>17,16</text:p>
          </table:table-cell>
        </table:table-row>
        <table:table-row table:style-name="ro1">
          <table:table-cell table:formula="of:=[.A101]+1" office:value-type="float" office:value="99">
            <text:p>99</text:p>
          </table:table-cell>
          <table:table-cell office:value-type="float" office:value="13.11">
            <text:p>13,11</text:p>
          </table:table-cell>
        </table:table-row>
        <table:table-row table:style-name="ro1">
          <table:table-cell table:formula="of:=[.A102]+1" office:value-type="float" office:value="100">
            <text:p>100</text:p>
          </table:table-cell>
          <table:table-cell office:value-type="float" office:value="12.69">
            <text:p>12,69</text:p>
          </table:table-cell>
        </table:table-row>
        <table:table-row table:style-name="ro1">
          <table:table-cell table:formula="of:=[.A103]+1" office:value-type="float" office:value="101">
            <text:p>101</text:p>
          </table:table-cell>
          <table:table-cell office:value-type="float" office:value="10.53">
            <text:p>10,53</text:p>
          </table:table-cell>
        </table:table-row>
        <table:table-row table:style-name="ro1">
          <table:table-cell table:formula="of:=[.A104]+1" office:value-type="float" office:value="102">
            <text:p>102</text:p>
          </table:table-cell>
          <table:table-cell office:value-type="float" office:value="6.26">
            <text:p>6,26</text:p>
          </table:table-cell>
        </table:table-row>
        <table:table-row table:style-name="ro1">
          <table:table-cell table:formula="of:=[.A105]+1" office:value-type="float" office:value="103">
            <text:p>103</text:p>
          </table:table-cell>
          <table:table-cell office:value-type="float" office:value="3.37">
            <text:p>3,37</text:p>
          </table:table-cell>
        </table:table-row>
        <table:table-row table:style-name="ro1">
          <table:table-cell table:formula="of:=[.A106]+1" office:value-type="float" office:value="104">
            <text:p>104</text:p>
          </table:table-cell>
          <table:table-cell office:value-type="float" office:value="4.95">
            <text:p>4,95</text:p>
          </table:table-cell>
        </table:table-row>
        <table:table-row table:style-name="ro1">
          <table:table-cell table:formula="of:=[.A107]+1" office:value-type="float" office:value="105">
            <text:p>105</text:p>
          </table:table-cell>
          <table:table-cell office:value-type="float" office:value="5.89">
            <text:p>5,89</text:p>
          </table:table-cell>
        </table:table-row>
        <table:table-row table:style-name="ro1">
          <table:table-cell table:formula="of:=[.A108]+1" office:value-type="float" office:value="106">
            <text:p>106</text:p>
          </table:table-cell>
          <table:table-cell office:value-type="float" office:value="1.81">
            <text:p>1,81</text:p>
          </table:table-cell>
        </table:table-row>
        <table:table-row table:style-name="ro1">
          <table:table-cell table:formula="of:=[.A109]+1" office:value-type="float" office:value="107">
            <text:p>107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table:formula="of:=[.A110]+1" office:value-type="float" office:value="108">
            <text:p>108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table:formula="of:=[.A111]+1" office:value-type="float" office:value="109">
            <text:p>109</text:p>
          </table:table-cell>
          <table:table-cell office:value-type="float" office:value="14.86">
            <text:p>14,86</text:p>
          </table:table-cell>
        </table:table-row>
        <table:table-row table:style-name="ro1">
          <table:table-cell table:formula="of:=[.A112]+1" office:value-type="float" office:value="110">
            <text:p>110</text:p>
          </table:table-cell>
          <table:table-cell office:value-type="float" office:value="9.59">
            <text:p>9,59</text:p>
          </table:table-cell>
        </table:table-row>
        <table:table-row table:style-name="ro1">
          <table:table-cell table:formula="of:=[.A113]+1" office:value-type="float" office:value="111">
            <text:p>111</text:p>
          </table:table-cell>
          <table:table-cell office:value-type="float" office:value="0.72">
            <text:p>0,72</text:p>
          </table:table-cell>
        </table:table-row>
        <table:table-row table:style-name="ro1">
          <table:table-cell table:formula="of:=[.A114]+1" office:value-type="float" office:value="112">
            <text:p>112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formula="of:=[.A115]+1" office:value-type="float" office:value="113">
            <text:p>113</text:p>
          </table:table-cell>
          <table:table-cell office:value-type="float" office:value="0.53">
            <text:p>0,53</text:p>
          </table:table-cell>
        </table:table-row>
        <table:table-row table:style-name="ro1">
          <table:table-cell table:formula="of:=[.A116]+1" office:value-type="float" office:value="114">
            <text:p>114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table:formula="of:=[.A117]+1" office:value-type="float" office:value="115">
            <text:p>115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table:formula="of:=[.A118]+1" office:value-type="float" office:value="116">
            <text:p>116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119]+1" office:value-type="float" office:value="117">
            <text:p>117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table:formula="of:=[.A120]+1" office:value-type="float" office:value="118">
            <text:p>11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1]+1" office:value-type="float" office:value="119">
            <text:p>119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table:formula="of:=[.A122]+1" office:value-type="float" office:value="120">
            <text:p>120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123]+1" office:value-type="float" office:value="121">
            <text:p>121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24]+1" office:value-type="float" office:value="122">
            <text:p>122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125]+1" office:value-type="float" office:value="123">
            <text:p>123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126]+1" office:value-type="float" office:value="124">
            <text:p>124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127]+1" office:value-type="float" office:value="125">
            <text:p>125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8]+1" office:value-type="float" office:value="126">
            <text:p>12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9]+1" office:value-type="float" office:value="127">
            <text:p>127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table:formula="of:=[.A130]+1" office:value-type="float" office:value="128">
            <text:p>128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table:formula="of:=[.A131]+1" office:value-type="float" office:value="129">
            <text:p>129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132]+1" office:value-type="float" office:value="130">
            <text:p>130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table:formula="of:=[.A133]+1" office:value-type="float" office:value="131">
            <text:p>131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34]+1" office:value-type="float" office:value="132">
            <text:p>132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35]+1" office:value-type="float" office:value="133">
            <text:p>133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36]+1" office:value-type="float" office:value="134">
            <text:p>134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137]+1" office:value-type="float" office:value="135">
            <text:p>135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table:formula="of:=[.A138]+1" office:value-type="float" office:value="136">
            <text:p>136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table:formula="of:=[.A139]+1" office:value-type="float" office:value="137">
            <text:p>137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140]+1" office:value-type="float" office:value="138">
            <text:p>138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41]+1" office:value-type="float" office:value="139">
            <text:p>13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42]+1" office:value-type="float" office:value="140">
            <text:p>140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table:formula="of:=[.A143]+1" office:value-type="float" office:value="141">
            <text:p>14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table:formula="of:=[.A144]+1" office:value-type="float" office:value="142">
            <text:p>142</text:p>
          </table:table-cell>
          <table:table-cell office:value-type="float" office:value="7.24">
            <text:p>7,24</text:p>
          </table:table-cell>
        </table:table-row>
        <table:table-row table:style-name="ro1">
          <table:table-cell table:formula="of:=[.A145]+1" office:value-type="float" office:value="143">
            <text:p>143</text:p>
          </table:table-cell>
          <table:table-cell office:value-type="float" office:value="6.78">
            <text:p>6,78</text:p>
          </table:table-cell>
        </table:table-row>
        <table:table-row table:style-name="ro1">
          <table:table-cell table:formula="of:=[.A146]+1" office:value-type="float" office:value="144">
            <text:p>144</text:p>
          </table:table-cell>
          <table:table-cell office:value-type="float" office:value="10.07">
            <text:p>10,07</text:p>
          </table:table-cell>
        </table:table-row>
        <table:table-row table:style-name="ro1">
          <table:table-cell table:formula="of:=[.A147]+1" office:value-type="float" office:value="145">
            <text:p>145</text:p>
          </table:table-cell>
          <table:table-cell office:value-type="float" office:value="11.09">
            <text:p>11,09</text:p>
          </table:table-cell>
        </table:table-row>
        <table:table-row table:style-name="ro1">
          <table:table-cell table:formula="of:=[.A148]+1" office:value-type="float" office:value="146">
            <text:p>146</text:p>
          </table:table-cell>
          <table:table-cell office:value-type="float" office:value="11.41">
            <text:p>11,41</text:p>
          </table:table-cell>
        </table:table-row>
        <table:table-row table:style-name="ro1">
          <table:table-cell table:formula="of:=[.A149]+1" office:value-type="float" office:value="147">
            <text:p>147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formula="of:=[.A150]+1" office:value-type="float" office:value="148">
            <text:p>148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table:formula="of:=[.A151]+1" office:value-type="float" office:value="149">
            <text:p>149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52]+1" office:value-type="float" office:value="150">
            <text:p>150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153]+1" office:value-type="float" office:value="151">
            <text:p>151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table:formula="of:=[.A154]+1" office:value-type="float" office:value="152">
            <text:p>15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155]+1" office:value-type="float" office:value="153">
            <text:p>15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56]+1" office:value-type="float" office:value="154">
            <text:p>15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57]+1" office:value-type="float" office:value="155">
            <text:p>15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58]+1" office:value-type="float" office:value="156">
            <text:p>15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59]+1" office:value-type="float" office:value="157">
            <text:p>15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60]+1" office:value-type="float" office:value="158">
            <text:p>158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161]+1" office:value-type="float" office:value="159">
            <text:p>15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62]+1" office:value-type="float" office:value="160">
            <text:p>16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63]+1" office:value-type="float" office:value="161">
            <text:p>16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64]+1" office:value-type="float" office:value="162">
            <text:p>16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65]+1" office:value-type="float" office:value="163">
            <text:p>16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66]+1" office:value-type="float" office:value="164">
            <text:p>16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67]+1" office:value-type="float" office:value="165">
            <text:p>16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68]+1" office:value-type="float" office:value="166">
            <text:p>16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69]+1" office:value-type="float" office:value="167">
            <text:p>16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70]+1" office:value-type="float" office:value="168">
            <text:p>16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71]+1" office:value-type="float" office:value="169">
            <text:p>16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72]+1" office:value-type="float" office:value="170">
            <text:p>17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73]+1" office:value-type="float" office:value="171">
            <text:p>17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74]+1" office:value-type="float" office:value="172">
            <text:p>17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75]+1" office:value-type="float" office:value="173">
            <text:p>17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76]+1" office:value-type="float" office:value="174">
            <text:p>17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77]+1" office:value-type="float" office:value="175">
            <text:p>17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78]+1" office:value-type="float" office:value="176">
            <text:p>17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79]+1" office:value-type="float" office:value="177">
            <text:p>17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80]+1" office:value-type="float" office:value="178">
            <text:p>17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81]+1" office:value-type="float" office:value="179">
            <text:p>17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82]+1" office:value-type="float" office:value="180">
            <text:p>18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83]+1" office:value-type="float" office:value="181">
            <text:p>181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184]+1" office:value-type="float" office:value="182">
            <text:p>18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85]+1" office:value-type="float" office:value="183">
            <text:p>18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86]+1" office:value-type="float" office:value="184">
            <text:p>18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87]+1" office:value-type="float" office:value="185">
            <text:p>18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88]+1" office:value-type="float" office:value="186">
            <text:p>186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89]+1" office:value-type="float" office:value="187">
            <text:p>18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0]+1" office:value-type="float" office:value="188">
            <text:p>18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91]+1" office:value-type="float" office:value="189">
            <text:p>189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2]+1" office:value-type="float" office:value="190">
            <text:p>190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93]+1" office:value-type="float" office:value="191">
            <text:p>19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4]+1" office:value-type="float" office:value="192">
            <text:p>192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95]+1" office:value-type="float" office:value="193">
            <text:p>19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96]+1" office:value-type="float" office:value="194">
            <text:p>19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97]+1" office:value-type="float" office:value="195">
            <text:p>195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198]+1" office:value-type="float" office:value="196">
            <text:p>196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9]+1" office:value-type="float" office:value="197">
            <text:p>19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[.A200]+1" office:value-type="float" office:value="198">
            <text:p>198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table:formula="of:=[.A201]+1" office:value-type="float" office:value="199">
            <text:p>199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table:formula="of:=[.A202]+1" office:value-type="float" office:value="200">
            <text:p>20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203]+1" office:value-type="float" office:value="201">
            <text:p>20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04]+1" office:value-type="float" office:value="202">
            <text:p>202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205]+1" office:value-type="float" office:value="203">
            <text:p>20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06]+1" office:value-type="float" office:value="204">
            <text:p>204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207]+1" office:value-type="float" office:value="205">
            <text:p>205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208]+1" office:value-type="float" office:value="206">
            <text:p>206</text:p>
          </table:table-cell>
          <table:table-cell office:value-type="float" office:value="10.3">
            <text:p>10,3</text:p>
          </table:table-cell>
        </table:table-row>
        <table:table-row table:style-name="ro1">
          <table:table-cell table:formula="of:=[.A209]+1" office:value-type="float" office:value="207">
            <text:p>207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table:formula="of:=[.A210]+1" office:value-type="float" office:value="208">
            <text:p>208</text:p>
          </table:table-cell>
          <table:table-cell office:value-type="float" office:value="11.62">
            <text:p>11,62</text:p>
          </table:table-cell>
        </table:table-row>
        <table:table-row table:style-name="ro1">
          <table:table-cell table:formula="of:=[.A211]+1" office:value-type="float" office:value="209">
            <text:p>209</text:p>
          </table:table-cell>
          <table:table-cell office:value-type="float" office:value="12.46">
            <text:p>12,46</text:p>
          </table:table-cell>
        </table:table-row>
        <table:table-row table:style-name="ro1">
          <table:table-cell table:formula="of:=[.A212]+1" office:value-type="float" office:value="210">
            <text:p>210</text:p>
          </table:table-cell>
          <table:table-cell office:value-type="float" office:value="11.66">
            <text:p>11,66</text:p>
          </table:table-cell>
        </table:table-row>
        <table:table-row table:style-name="ro1">
          <table:table-cell table:formula="of:=[.A213]+1" office:value-type="float" office:value="211">
            <text:p>211</text:p>
          </table:table-cell>
          <table:table-cell office:value-type="float" office:value="26.26">
            <text:p>26,26</text:p>
          </table:table-cell>
        </table:table-row>
        <table:table-row table:style-name="ro1">
          <table:table-cell table:formula="of:=[.A214]+1" office:value-type="float" office:value="212">
            <text:p>212</text:p>
          </table:table-cell>
          <table:table-cell office:value-type="float" office:value="9.54">
            <text:p>9,54</text:p>
          </table:table-cell>
        </table:table-row>
        <table:table-row table:style-name="ro1">
          <table:table-cell table:formula="of:=[.A215]+1" office:value-type="float" office:value="213">
            <text:p>213</text:p>
          </table:table-cell>
          <table:table-cell office:value-type="float" office:value="5.48">
            <text:p>5,48</text:p>
          </table:table-cell>
        </table:table-row>
        <table:table-row table:style-name="ro1">
          <table:table-cell table:formula="of:=[.A216]+1" office:value-type="float" office:value="214">
            <text:p>214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table:formula="of:=[.A217]+1" office:value-type="float" office:value="215">
            <text:p>215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218]+1" office:value-type="float" office:value="216">
            <text:p>21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219]+1" office:value-type="float" office:value="217">
            <text:p>217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[.A220]+1" office:value-type="float" office:value="218">
            <text:p>218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table:formula="of:=[.A221]+1" office:value-type="float" office:value="219">
            <text:p>219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table:formula="of:=[.A222]+1" office:value-type="float" office:value="220">
            <text:p>220</text:p>
          </table:table-cell>
          <table:table-cell office:value-type="float" office:value="2.35">
            <text:p>2,35</text:p>
          </table:table-cell>
        </table:table-row>
        <table:table-row table:style-name="ro1">
          <table:table-cell table:formula="of:=[.A223]+1" office:value-type="float" office:value="221">
            <text:p>221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table:formula="of:=[.A224]+1" office:value-type="float" office:value="222">
            <text:p>222</text:p>
          </table:table-cell>
          <table:table-cell office:value-type="float" office:value="38.18">
            <text:p>38,18</text:p>
          </table:table-cell>
        </table:table-row>
        <table:table-row table:style-name="ro1">
          <table:table-cell table:formula="of:=[.A225]+1" office:value-type="float" office:value="223">
            <text:p>223</text:p>
          </table:table-cell>
          <table:table-cell office:value-type="float" office:value="17.66">
            <text:p>17,66</text:p>
          </table:table-cell>
        </table:table-row>
        <table:table-row table:style-name="ro1">
          <table:table-cell table:formula="of:=[.A226]+1" office:value-type="float" office:value="224">
            <text:p>224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table:formula="of:=[.A227]+1" office:value-type="float" office:value="225">
            <text:p>225</text:p>
          </table:table-cell>
          <table:table-cell office:value-type="float" office:value="5.84">
            <text:p>5,84</text:p>
          </table:table-cell>
        </table:table-row>
        <table:table-row table:style-name="ro1">
          <table:table-cell table:formula="of:=[.A228]+1" office:value-type="float" office:value="226">
            <text:p>226</text:p>
          </table:table-cell>
          <table:table-cell office:value-type="float" office:value="7.54">
            <text:p>7,54</text:p>
          </table:table-cell>
        </table:table-row>
        <table:table-row table:style-name="ro1">
          <table:table-cell table:formula="of:=[.A229]+1" office:value-type="float" office:value="227">
            <text:p>227</text:p>
          </table:table-cell>
          <table:table-cell office:value-type="float" office:value="17.98">
            <text:p>17,98</text:p>
          </table:table-cell>
        </table:table-row>
        <table:table-row table:style-name="ro1">
          <table:table-cell table:formula="of:=[.A230]+1" office:value-type="float" office:value="228">
            <text:p>228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231]+1" office:value-type="float" office:value="229">
            <text:p>22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232]+1" office:value-type="float" office:value="230">
            <text:p>23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33]+1" office:value-type="float" office:value="231">
            <text:p>23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34]+1" office:value-type="float" office:value="232">
            <text:p>23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35]+1" office:value-type="float" office:value="233">
            <text:p>23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36]+1" office:value-type="float" office:value="234">
            <text:p>23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37]+1" office:value-type="float" office:value="235">
            <text:p>235</text:p>
          </table:table-cell>
          <table:table-cell office:value-type="float" office:value="15.1">
            <text:p>15,1</text:p>
          </table:table-cell>
        </table:table-row>
        <table:table-row table:style-name="ro1">
          <table:table-cell table:formula="of:=[.A238]+1" office:value-type="float" office:value="236">
            <text:p>236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239]+1" office:value-type="float" office:value="237">
            <text:p>23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0]+1" office:value-type="float" office:value="238">
            <text:p>23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241]+1" office:value-type="float" office:value="239">
            <text:p>23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242]+1" office:value-type="float" office:value="240">
            <text:p>24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43]+1" office:value-type="float" office:value="241">
            <text:p>24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44]+1" office:value-type="float" office:value="242">
            <text:p>2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5]+1" office:value-type="float" office:value="243">
            <text:p>243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246]+1" office:value-type="float" office:value="244">
            <text:p>24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7]+1" office:value-type="float" office:value="245">
            <text:p>24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48]+1" office:value-type="float" office:value="246">
            <text:p>24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9]+1" office:value-type="float" office:value="247">
            <text:p>24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50]+1" office:value-type="float" office:value="248">
            <text:p>24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51]+1" office:value-type="float" office:value="249">
            <text:p>24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52]+1" office:value-type="float" office:value="250">
            <text:p>25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253]+1" office:value-type="float" office:value="251">
            <text:p>25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54]+1" office:value-type="float" office:value="252">
            <text:p>25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55]+1" office:value-type="float" office:value="253">
            <text:p>25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56]+1" office:value-type="float" office:value="254">
            <text:p>25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57]+1" office:value-type="float" office:value="255">
            <text:p>25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58]+1" office:value-type="float" office:value="256">
            <text:p>25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59]+1" office:value-type="float" office:value="257">
            <text:p>257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60]+1" office:value-type="float" office:value="258">
            <text:p>25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61]+1" office:value-type="float" office:value="259">
            <text:p>25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262]+1" office:value-type="float" office:value="260">
            <text:p>26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63]+1" office:value-type="float" office:value="261">
            <text:p>26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64]+1" office:value-type="float" office:value="262">
            <text:p>26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65]+1" office:value-type="float" office:value="263">
            <text:p>26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66]+1" office:value-type="float" office:value="264">
            <text:p>26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67]+1" office:value-type="float" office:value="265">
            <text:p>26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68]+1" office:value-type="float" office:value="266">
            <text:p>266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table:formula="of:=[.A269]+1" office:value-type="float" office:value="267">
            <text:p>267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table:formula="of:=[.A270]+1" office:value-type="float" office:value="268">
            <text:p>268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271]+1" office:value-type="float" office:value="269">
            <text:p>26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272]+1" office:value-type="float" office:value="270">
            <text:p>27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73]+1" office:value-type="float" office:value="271">
            <text:p>27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74]+1" office:value-type="float" office:value="272">
            <text:p>27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75]+1" office:value-type="float" office:value="273">
            <text:p>27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76]+1" office:value-type="float" office:value="274">
            <text:p>27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77]+1" office:value-type="float" office:value="275">
            <text:p>275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278]+1" office:value-type="float" office:value="276">
            <text:p>276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279]+1" office:value-type="float" office:value="277">
            <text:p>27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80]+1" office:value-type="float" office:value="278">
            <text:p>27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81]+1" office:value-type="float" office:value="279">
            <text:p>279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table:formula="of:=[.A282]+1" office:value-type="float" office:value="280">
            <text:p>28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283]+1" office:value-type="float" office:value="281">
            <text:p>28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84]+1" office:value-type="float" office:value="282">
            <text:p>282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table:formula="of:=[.A285]+1" office:value-type="float" office:value="283">
            <text:p>283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table:formula="of:=[.A286]+1" office:value-type="float" office:value="284">
            <text:p>284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table:formula="of:=[.A287]+1" office:value-type="float" office:value="285">
            <text:p>285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table:formula="of:=[.A288]+1" office:value-type="float" office:value="286">
            <text:p>286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289]+1" office:value-type="float" office:value="287">
            <text:p>287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290]+1" office:value-type="float" office:value="288">
            <text:p>288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291]+1" office:value-type="float" office:value="289">
            <text:p>289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292]+1" office:value-type="float" office:value="290">
            <text:p>290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293]+1" office:value-type="float" office:value="291">
            <text:p>29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94]+1" office:value-type="float" office:value="292">
            <text:p>292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295]+1" office:value-type="float" office:value="293">
            <text:p>293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296]+1" office:value-type="float" office:value="294">
            <text:p>29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297]+1" office:value-type="float" office:value="295">
            <text:p>29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298]+1" office:value-type="float" office:value="296">
            <text:p>29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299]+1" office:value-type="float" office:value="297">
            <text:p>29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00]+1" office:value-type="float" office:value="298">
            <text:p>29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01]+1" office:value-type="float" office:value="299">
            <text:p>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2]+1"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3]+1" office:value-type="float" office:value="301">
            <text:p>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4]+1" office:value-type="float" office:value="302">
            <text:p>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5]+1" office:value-type="float" office:value="303">
            <text:p>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6]+1" office:value-type="float" office:value="304">
            <text:p>30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307]+1" office:value-type="float" office:value="305">
            <text:p>305</text:p>
          </table:table-cell>
          <table:table-cell office:value-type="float" office:value="43.74">
            <text:p>43,74</text:p>
          </table:table-cell>
        </table:table-row>
        <table:table-row table:style-name="ro1">
          <table:table-cell table:formula="of:=[.A308]+1" office:value-type="float" office:value="306">
            <text:p>306</text:p>
          </table:table-cell>
          <table:table-cell office:value-type="float" office:value="45.26">
            <text:p>45,26</text:p>
          </table:table-cell>
        </table:table-row>
        <table:table-row table:style-name="ro1">
          <table:table-cell table:formula="of:=[.A309]+1" office:value-type="float" office:value="307">
            <text:p>307</text:p>
          </table:table-cell>
          <table:table-cell office:value-type="float" office:value="32.48">
            <text:p>32,48</text:p>
          </table:table-cell>
        </table:table-row>
        <table:table-row table:style-name="ro1">
          <table:table-cell table:formula="of:=[.A310]+1" office:value-type="float" office:value="308">
            <text:p>308</text:p>
          </table:table-cell>
          <table:table-cell office:value-type="float" office:value="44.98">
            <text:p>44,98</text:p>
          </table:table-cell>
        </table:table-row>
        <table:table-row table:style-name="ro1">
          <table:table-cell table:formula="of:=[.A311]+1" office:value-type="float" office:value="309">
            <text:p>309</text:p>
          </table:table-cell>
          <table:table-cell office:value-type="float" office:value="43.54">
            <text:p>43,54</text:p>
          </table:table-cell>
        </table:table-row>
        <table:table-row table:style-name="ro1">
          <table:table-cell table:formula="of:=[.A312]+1" office:value-type="float" office:value="310">
            <text:p>310</text:p>
          </table:table-cell>
          <table:table-cell office:value-type="float" office:value="45.28">
            <text:p>45,28</text:p>
          </table:table-cell>
        </table:table-row>
        <table:table-row table:style-name="ro1">
          <table:table-cell table:formula="of:=[.A313]+1" office:value-type="float" office:value="311">
            <text:p>311</text:p>
          </table:table-cell>
          <table:table-cell office:value-type="float" office:value="38.82">
            <text:p>38,82</text:p>
          </table:table-cell>
        </table:table-row>
        <table:table-row table:style-name="ro1">
          <table:table-cell table:formula="of:=[.A314]+1" office:value-type="float" office:value="312">
            <text:p>312</text:p>
          </table:table-cell>
          <table:table-cell office:value-type="float" office:value="39.9">
            <text:p>39,9</text:p>
          </table:table-cell>
        </table:table-row>
        <table:table-row table:style-name="ro1">
          <table:table-cell table:formula="of:=[.A315]+1" office:value-type="float" office:value="313">
            <text:p>313</text:p>
          </table:table-cell>
          <table:table-cell office:value-type="float" office:value="29.66">
            <text:p>29,66</text:p>
          </table:table-cell>
        </table:table-row>
        <table:table-row table:style-name="ro1">
          <table:table-cell table:formula="of:=[.A316]+1" office:value-type="float" office:value="314">
            <text:p>314</text:p>
          </table:table-cell>
          <table:table-cell office:value-type="float" office:value="24.84">
            <text:p>24,84</text:p>
          </table:table-cell>
        </table:table-row>
        <table:table-row table:style-name="ro1">
          <table:table-cell table:formula="of:=[.A317]+1" office:value-type="float" office:value="315">
            <text:p>315</text:p>
          </table:table-cell>
          <table:table-cell office:value-type="float" office:value="39.32">
            <text:p>39,32</text:p>
          </table:table-cell>
        </table:table-row>
        <table:table-row table:style-name="ro1">
          <table:table-cell table:formula="of:=[.A318]+1" office:value-type="float" office:value="316">
            <text:p>316</text:p>
          </table:table-cell>
          <table:table-cell office:value-type="float" office:value="36.06">
            <text:p>36,06</text:p>
          </table:table-cell>
        </table:table-row>
        <table:table-row table:style-name="ro1">
          <table:table-cell table:formula="of:=[.A319]+1" office:value-type="float" office:value="317">
            <text:p>317</text:p>
          </table:table-cell>
          <table:table-cell office:value-type="float" office:value="40.18">
            <text:p>40,18</text:p>
          </table:table-cell>
        </table:table-row>
        <table:table-row table:style-name="ro1">
          <table:table-cell table:formula="of:=[.A320]+1" office:value-type="float" office:value="318">
            <text:p>318</text:p>
          </table:table-cell>
          <table:table-cell office:value-type="float" office:value="41.36">
            <text:p>41,36</text:p>
          </table:table-cell>
        </table:table-row>
        <table:table-row table:style-name="ro1">
          <table:table-cell table:formula="of:=[.A321]+1" office:value-type="float" office:value="319">
            <text:p>319</text:p>
          </table:table-cell>
          <table:table-cell office:value-type="float" office:value="41.42">
            <text:p>41,42</text:p>
          </table:table-cell>
        </table:table-row>
        <table:table-row table:style-name="ro1">
          <table:table-cell table:formula="of:=[.A322]+1" office:value-type="float" office:value="320">
            <text:p>320</text:p>
          </table:table-cell>
          <table:table-cell office:value-type="float" office:value="18.3">
            <text:p>18,3</text:p>
          </table:table-cell>
        </table:table-row>
        <table:table-row table:style-name="ro1">
          <table:table-cell table:formula="of:=[.A323]+1" office:value-type="float" office:value="321">
            <text:p>321</text:p>
          </table:table-cell>
          <table:table-cell office:value-type="float" office:value="10.64">
            <text:p>10,64</text:p>
          </table:table-cell>
        </table:table-row>
        <table:table-row table:style-name="ro1">
          <table:table-cell table:formula="of:=[.A324]+1" office:value-type="float" office:value="322">
            <text:p>322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table:formula="of:=[.A325]+1" office:value-type="float" office:value="323">
            <text:p>323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table:formula="of:=[.A326]+1" office:value-type="float" office:value="324">
            <text:p>324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327]+1" office:value-type="float" office:value="325">
            <text:p>325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328]+1" office:value-type="float" office:value="326">
            <text:p>326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329]+1" office:value-type="float" office:value="327">
            <text:p>327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330]+1" office:value-type="float" office:value="328">
            <text:p>328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331]+1" office:value-type="float" office:value="329">
            <text:p>32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32]+1" office:value-type="float" office:value="330">
            <text:p>33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333]+1" office:value-type="float" office:value="331">
            <text:p>331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334]+1" office:value-type="float" office:value="332">
            <text:p>332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35]+1" office:value-type="float" office:value="333">
            <text:p>33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36]+1" office:value-type="float" office:value="334">
            <text:p>33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37]+1" office:value-type="float" office:value="335">
            <text:p>33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38]+1" office:value-type="float" office:value="336">
            <text:p>336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formula="of:=[.A339]+1" office:value-type="float" office:value="337">
            <text:p>337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table:formula="of:=[.A340]+1" office:value-type="float" office:value="338">
            <text:p>338</text:p>
          </table:table-cell>
          <table:table-cell office:value-type="float" office:value="10.58">
            <text:p>10,58</text:p>
          </table:table-cell>
        </table:table-row>
        <table:table-row table:style-name="ro1">
          <table:table-cell table:formula="of:=[.A341]+1" office:value-type="float" office:value="339">
            <text:p>339</text:p>
          </table:table-cell>
          <table:table-cell office:value-type="float" office:value="14.84">
            <text:p>14,84</text:p>
          </table:table-cell>
        </table:table-row>
        <table:table-row table:style-name="ro1">
          <table:table-cell table:formula="of:=[.A342]+1" office:value-type="float" office:value="340">
            <text:p>340</text:p>
          </table:table-cell>
          <table:table-cell office:value-type="float" office:value="5.45">
            <text:p>5,45</text:p>
          </table:table-cell>
        </table:table-row>
        <table:table-row table:style-name="ro1">
          <table:table-cell table:formula="of:=[.A343]+1" office:value-type="float" office:value="341">
            <text:p>341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table:formula="of:=[.A344]+1" office:value-type="float" office:value="342">
            <text:p>342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table:formula="of:=[.A345]+1" office:value-type="float" office:value="343">
            <text:p>343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table:formula="of:=[.A346]+1" office:value-type="float" office:value="344">
            <text:p>344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347]+1" office:value-type="float" office:value="345">
            <text:p>34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48]+1" office:value-type="float" office:value="346">
            <text:p>34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49]+1" office:value-type="float" office:value="347">
            <text:p>34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350]+1" office:value-type="float" office:value="348">
            <text:p>34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51]+1" office:value-type="float" office:value="349">
            <text:p>34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352]+1" office:value-type="float" office:value="350">
            <text:p>350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353]+1" office:value-type="float" office:value="351">
            <text:p>35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54]+1" office:value-type="float" office:value="352">
            <text:p>35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55]+1" office:value-type="float" office:value="353">
            <text:p>353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356]+1" office:value-type="float" office:value="354">
            <text:p>35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57]+1" office:value-type="float" office:value="355">
            <text:p>35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58]+1" office:value-type="float" office:value="356">
            <text:p>35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59]+1" office:value-type="float" office:value="357">
            <text:p>357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60]+1" office:value-type="float" office:value="358">
            <text:p>358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361]+1" office:value-type="float" office:value="359">
            <text:p>35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62]+1" office:value-type="float" office:value="360">
            <text:p>36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63]+1" office:value-type="float" office:value="361">
            <text:p>36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64]+1" office:value-type="float" office:value="362">
            <text:p>36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65]+1" office:value-type="float" office:value="363">
            <text:p>3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66]+1" office:value-type="float" office:value="364">
            <text:p>36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67]+1" office:value-type="float" office:value="365">
            <text:p>36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68]+1" office:value-type="float" office:value="366">
            <text:p>366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369]+1" office:value-type="float" office:value="367">
            <text:p>367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table:formula="of:=[.A370]+1" office:value-type="float" office:value="368">
            <text:p>36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71]+1" office:value-type="float" office:value="369">
            <text:p>36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72]+1" office:value-type="float" office:value="370">
            <text:p>370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373]+1" office:value-type="float" office:value="371">
            <text:p>37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74]+1" office:value-type="float" office:value="372">
            <text:p>372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375]+1" office:value-type="float" office:value="373">
            <text:p>373</text:p>
          </table:table-cell>
          <table:table-cell office:value-type="float" office:value="2.62">
            <text:p>2,62</text:p>
          </table:table-cell>
        </table:table-row>
        <table:table-row table:style-name="ro1">
          <table:table-cell table:formula="of:=[.A376]+1" office:value-type="float" office:value="374">
            <text:p>37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77]+1" office:value-type="float" office:value="375">
            <text:p>3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78]+1" office:value-type="float" office:value="376">
            <text:p>37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379]+1" office:value-type="float" office:value="377">
            <text:p>37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80]+1" office:value-type="float" office:value="378">
            <text:p>37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381]+1" office:value-type="float" office:value="379">
            <text:p>37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82]+1" office:value-type="float" office:value="380">
            <text:p>380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table:formula="of:=[.A383]+1" office:value-type="float" office:value="381">
            <text:p>381</text:p>
          </table:table-cell>
          <table:table-cell office:value-type="float" office:value="3.06">
            <text:p>3,06</text:p>
          </table:table-cell>
        </table:table-row>
        <table:table-row table:style-name="ro1">
          <table:table-cell table:formula="of:=[.A384]+1" office:value-type="float" office:value="382">
            <text:p>382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table:formula="of:=[.A385]+1" office:value-type="float" office:value="383">
            <text:p>383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386]+1" office:value-type="float" office:value="384">
            <text:p>38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387]+1" office:value-type="float" office:value="385">
            <text:p>3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88]+1" office:value-type="float" office:value="386">
            <text:p>38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89]+1" office:value-type="float" office:value="387">
            <text:p>387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90]+1" office:value-type="float" office:value="388">
            <text:p>388</text:p>
          </table:table-cell>
          <table:table-cell office:value-type="float" office:value="24.39">
            <text:p>24,39</text:p>
          </table:table-cell>
        </table:table-row>
        <table:table-row table:style-name="ro1">
          <table:table-cell table:formula="of:=[.A391]+1" office:value-type="float" office:value="389">
            <text:p>38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92]+1" office:value-type="float" office:value="390">
            <text:p>39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93]+1" office:value-type="float" office:value="391">
            <text:p>391</text:p>
          </table:table-cell>
          <table:table-cell office:value-type="float" office:value="8.11">
            <text:p>8,11</text:p>
          </table:table-cell>
        </table:table-row>
        <table:table-row table:style-name="ro1">
          <table:table-cell table:formula="of:=[.A394]+1" office:value-type="float" office:value="392">
            <text:p>392</text:p>
          </table:table-cell>
          <table:table-cell office:value-type="float" office:value="13.06">
            <text:p>13,06</text:p>
          </table:table-cell>
        </table:table-row>
        <table:table-row table:style-name="ro1">
          <table:table-cell table:formula="of:=[.A395]+1" office:value-type="float" office:value="393">
            <text:p>393</text:p>
          </table:table-cell>
          <table:table-cell office:value-type="float" office:value="9.63">
            <text:p>9,63</text:p>
          </table:table-cell>
        </table:table-row>
        <table:table-row table:style-name="ro1">
          <table:table-cell table:formula="of:=[.A396]+1" office:value-type="float" office:value="394">
            <text:p>394</text:p>
          </table:table-cell>
          <table:table-cell office:value-type="float" office:value="2.49">
            <text:p>2,49</text:p>
          </table:table-cell>
        </table:table-row>
        <table:table-row table:style-name="ro1">
          <table:table-cell table:formula="of:=[.A397]+1" office:value-type="float" office:value="395">
            <text:p>395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table:formula="of:=[.A398]+1" office:value-type="float" office:value="396">
            <text:p>396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table:formula="of:=[.A399]+1" office:value-type="float" office:value="397">
            <text:p>397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table:formula="of:=[.A400]+1" office:value-type="float" office:value="398">
            <text:p>398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table:formula="of:=[.A401]+1" office:value-type="float" office:value="399">
            <text:p>399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402]+1" office:value-type="float" office:value="400">
            <text:p>400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403]+1" office:value-type="float" office:value="401">
            <text:p>40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04]+1" office:value-type="float" office:value="402">
            <text:p>40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05]+1" office:value-type="float" office:value="403">
            <text:p>40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06]+1" office:value-type="float" office:value="404">
            <text:p>404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407]+1" office:value-type="float" office:value="405">
            <text:p>405</text:p>
          </table:table-cell>
          <table:table-cell office:value-type="float" office:value="12.98">
            <text:p>12,98</text:p>
          </table:table-cell>
        </table:table-row>
        <table:table-row table:style-name="ro1">
          <table:table-cell table:formula="of:=[.A408]+1" office:value-type="float" office:value="406">
            <text:p>406</text:p>
          </table:table-cell>
          <table:table-cell office:value-type="float" office:value="12.83">
            <text:p>12,83</text:p>
          </table:table-cell>
        </table:table-row>
        <table:table-row table:style-name="ro1">
          <table:table-cell table:formula="of:=[.A409]+1" office:value-type="float" office:value="407">
            <text:p>407</text:p>
          </table:table-cell>
          <table:table-cell office:value-type="float" office:value="18.2">
            <text:p>18,2</text:p>
          </table:table-cell>
        </table:table-row>
        <table:table-row table:style-name="ro1">
          <table:table-cell table:formula="of:=[.A410]+1" office:value-type="float" office:value="408">
            <text:p>408</text:p>
          </table:table-cell>
          <table:table-cell office:value-type="float" office:value="30.2">
            <text:p>30,2</text:p>
          </table:table-cell>
        </table:table-row>
        <table:table-row table:style-name="ro1">
          <table:table-cell table:formula="of:=[.A411]+1" office:value-type="float" office:value="409">
            <text:p>409</text:p>
          </table:table-cell>
          <table:table-cell office:value-type="float" office:value="33.77">
            <text:p>33,77</text:p>
          </table:table-cell>
        </table:table-row>
        <table:table-row table:style-name="ro1">
          <table:table-cell table:formula="of:=[.A412]+1" office:value-type="float" office:value="410">
            <text:p>410</text:p>
          </table:table-cell>
          <table:table-cell office:value-type="float" office:value="21.55">
            <text:p>21,55</text:p>
          </table:table-cell>
        </table:table-row>
        <table:table-row table:style-name="ro1">
          <table:table-cell table:formula="of:=[.A413]+1" office:value-type="float" office:value="411">
            <text:p>411</text:p>
          </table:table-cell>
          <table:table-cell office:value-type="float" office:value="20.08">
            <text:p>20,08</text:p>
          </table:table-cell>
        </table:table-row>
        <table:table-row table:style-name="ro1">
          <table:table-cell table:formula="of:=[.A414]+1" office:value-type="float" office:value="412">
            <text:p>412</text:p>
          </table:table-cell>
          <table:table-cell office:value-type="float" office:value="9.4">
            <text:p>9,4</text:p>
          </table:table-cell>
        </table:table-row>
        <table:table-row table:style-name="ro1">
          <table:table-cell table:formula="of:=[.A415]+1" office:value-type="float" office:value="413">
            <text:p>413</text:p>
          </table:table-cell>
          <table:table-cell office:value-type="float" office:value="8.75">
            <text:p>8,75</text:p>
          </table:table-cell>
        </table:table-row>
        <table:table-row table:style-name="ro1">
          <table:table-cell table:formula="of:=[.A416]+1" office:value-type="float" office:value="414">
            <text:p>414</text:p>
          </table:table-cell>
          <table:table-cell office:value-type="float" office:value="6.59">
            <text:p>6,59</text:p>
          </table:table-cell>
        </table:table-row>
        <table:table-row table:style-name="ro1">
          <table:table-cell table:formula="of:=[.A417]+1" office:value-type="float" office:value="415">
            <text:p>415</text:p>
          </table:table-cell>
          <table:table-cell office:value-type="float" office:value="4.91">
            <text:p>4,91</text:p>
          </table:table-cell>
        </table:table-row>
        <table:table-row table:style-name="ro1">
          <table:table-cell table:formula="of:=[.A418]+1" office:value-type="float" office:value="416">
            <text:p>416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table:formula="of:=[.A419]+1" office:value-type="float" office:value="417">
            <text:p>417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table:formula="of:=[.A420]+1" office:value-type="float" office:value="418">
            <text:p>418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table:formula="of:=[.A421]+1" office:value-type="float" office:value="419">
            <text:p>419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formula="of:=[.A422]+1" office:value-type="float" office:value="420">
            <text:p>420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table:formula="of:=[.A423]+1" office:value-type="float" office:value="421">
            <text:p>421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table:formula="of:=[.A424]+1" office:value-type="float" office:value="422">
            <text:p>422</text:p>
          </table:table-cell>
          <table:table-cell office:value-type="float" office:value="0.77">
            <text:p>0,77</text:p>
          </table:table-cell>
        </table:table-row>
        <table:table-row table:style-name="ro1">
          <table:table-cell table:formula="of:=[.A425]+1" office:value-type="float" office:value="423">
            <text:p>42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26]+1" office:value-type="float" office:value="424">
            <text:p>424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table:formula="of:=[.A427]+1" office:value-type="float" office:value="425">
            <text:p>42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28]+1" office:value-type="float" office:value="426">
            <text:p>426</text:p>
          </table:table-cell>
          <table:table-cell office:value-type="float" office:value="9.29">
            <text:p>9,29</text:p>
          </table:table-cell>
        </table:table-row>
        <table:table-row table:style-name="ro1">
          <table:table-cell table:formula="of:=[.A429]+1" office:value-type="float" office:value="427">
            <text:p>427</text:p>
          </table:table-cell>
          <table:table-cell office:value-type="float" office:value="2.99">
            <text:p>2,99</text:p>
          </table:table-cell>
        </table:table-row>
        <table:table-row table:style-name="ro1">
          <table:table-cell table:formula="of:=[.A430]+1" office:value-type="float" office:value="428">
            <text:p>428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431]+1" office:value-type="float" office:value="429">
            <text:p>42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432]+1" office:value-type="float" office:value="430">
            <text:p>430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433]+1" office:value-type="float" office:value="431">
            <text:p>431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434]+1" office:value-type="float" office:value="432">
            <text:p>43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35]+1" office:value-type="float" office:value="433">
            <text:p>43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36]+1" office:value-type="float" office:value="434">
            <text:p>4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37]+1" office:value-type="float" office:value="435">
            <text:p>43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438]+1" office:value-type="float" office:value="436">
            <text:p>43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39]+1" office:value-type="float" office:value="437">
            <text:p>43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440]+1" office:value-type="float" office:value="438">
            <text:p>43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441]+1" office:value-type="float" office:value="439">
            <text:p>43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442]+1" office:value-type="float" office:value="440">
            <text:p>44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443]+1" office:value-type="float" office:value="441">
            <text:p>44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444]+1" office:value-type="float" office:value="442">
            <text:p>4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45]+1" office:value-type="float" office:value="443">
            <text:p>443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446]+1" office:value-type="float" office:value="444">
            <text:p>44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47]+1" office:value-type="float" office:value="445">
            <text:p>44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448]+1" office:value-type="float" office:value="446">
            <text:p>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9]+1"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0]+1" office:value-type="float" office:value="448">
            <text:p>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1]+1" office:value-type="float" office:value="449">
            <text:p>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2]+1"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3]+1" office:value-type="float" office:value="451">
            <text:p>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4]+1" office:value-type="float" office:value="452">
            <text:p>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5]+1" office:value-type="float" office:value="453">
            <text:p>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6]+1" office:value-type="float" office:value="454">
            <text:p>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7]+1" office:value-type="float" office:value="455">
            <text:p>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8]+1" office:value-type="float" office:value="456">
            <text:p>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9]+1" office:value-type="float" office:value="457">
            <text:p>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0]+1" office:value-type="float" office:value="458">
            <text:p>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1]+1" office:value-type="float" office:value="459">
            <text:p>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2]+1" office:value-type="float" office:value="460">
            <text:p>4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3]+1" office:value-type="float" office:value="461">
            <text:p>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4]+1" office:value-type="float" office:value="462">
            <text:p>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5]+1" office:value-type="float" office:value="463">
            <text:p>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6]+1" office:value-type="float" office:value="464">
            <text:p>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7]+1" office:value-type="float" office:value="465">
            <text:p>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8]+1" office:value-type="float" office:value="466">
            <text:p>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9]+1" office:value-type="float" office:value="467">
            <text:p>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0]+1"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1]+1" office:value-type="float" office:value="469">
            <text:p>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2]+1" office:value-type="float" office:value="470">
            <text:p>4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3]+1" office:value-type="float" office:value="471">
            <text:p>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4]+1"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5]+1"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6]+1" office:value-type="float" office:value="474">
            <text:p>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7]+1"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8]+1"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9]+1" office:value-type="float" office:value="477">
            <text:p>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0]+1"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1]+1" office:value-type="float" office:value="479">
            <text:p>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2]+1" office:value-type="float" office:value="480">
            <text:p>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3]+1" office:value-type="float" office:value="481">
            <text:p>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4]+1" office:value-type="float" office:value="482">
            <text:p>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5]+1" office:value-type="float" office:value="483">
            <text:p>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6]+1" office:value-type="float" office:value="484">
            <text:p>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7]+1" office:value-type="float" office:value="485">
            <text:p>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8]+1"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9]+1"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0]+1" office:value-type="float" office:value="488">
            <text:p>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1]+1" office:value-type="float" office:value="489">
            <text:p>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2]+1"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3]+1" office:value-type="float" office:value="491">
            <text:p>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4]+1" office:value-type="float" office:value="492">
            <text:p>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5]+1"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6]+1" office:value-type="float" office:value="494">
            <text:p>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7]+1" office:value-type="float" office:value="495">
            <text:p>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8]+1" office:value-type="float" office:value="496">
            <text:p>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9]+1" office:value-type="float" office:value="497">
            <text:p>497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500]+1" office:value-type="float" office:value="498">
            <text:p>498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501]+1" office:value-type="float" office:value="499">
            <text:p>499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table:formula="of:=[.A502]+1" office:value-type="float" office:value="500">
            <text:p>500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03]+1" office:value-type="float" office:value="501">
            <text:p>501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504]+1" office:value-type="float" office:value="502">
            <text:p>50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505]+1" office:value-type="float" office:value="503">
            <text:p>50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06]+1" office:value-type="float" office:value="504">
            <text:p>50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07]+1" office:value-type="float" office:value="505">
            <text:p>50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08]+1" office:value-type="float" office:value="506">
            <text:p>50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09]+1" office:value-type="float" office:value="507">
            <text:p>50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[.A510]+1" office:value-type="float" office:value="508">
            <text:p>508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511]+1" office:value-type="float" office:value="509">
            <text:p>50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12]+1" office:value-type="float" office:value="510">
            <text:p>51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13]+1" office:value-type="float" office:value="511">
            <text:p>51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14]+1" office:value-type="float" office:value="512">
            <text:p>51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515]+1" office:value-type="float" office:value="513">
            <text:p>51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16]+1" office:value-type="float" office:value="514">
            <text:p>51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17]+1" office:value-type="float" office:value="515">
            <text:p>51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518]+1" office:value-type="float" office:value="516">
            <text:p>51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19]+1" office:value-type="float" office:value="517">
            <text:p>51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0]+1" office:value-type="float" office:value="518">
            <text:p>51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21]+1" office:value-type="float" office:value="519">
            <text:p>51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22]+1" office:value-type="float" office:value="520">
            <text:p>52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3]+1" office:value-type="float" office:value="521">
            <text:p>52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4]+1" office:value-type="float" office:value="522">
            <text:p>52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5]+1" office:value-type="float" office:value="523">
            <text:p>52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26]+1" office:value-type="float" office:value="524">
            <text:p>524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27]+1" office:value-type="float" office:value="525">
            <text:p>52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8]+1" office:value-type="float" office:value="526">
            <text:p>52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29]+1" office:value-type="float" office:value="527">
            <text:p>52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30]+1" office:value-type="float" office:value="528">
            <text:p>52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31]+1" office:value-type="float" office:value="529">
            <text:p>52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532]+1" office:value-type="float" office:value="530">
            <text:p>53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33]+1" office:value-type="float" office:value="531">
            <text:p>53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34]+1" office:value-type="float" office:value="532">
            <text:p>53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35]+1" office:value-type="float" office:value="533">
            <text:p>53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36]+1"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7]+1"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8]+1"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9]+1" office:value-type="float" office:value="537">
            <text:p>53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40]+1" office:value-type="float" office:value="538">
            <text:p>53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541]+1" office:value-type="float" office:value="539">
            <text:p>53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42]+1"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3]+1" office:value-type="float" office:value="541">
            <text:p>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4]+1" office:value-type="float" office:value="542">
            <text:p>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5]+1" office:value-type="float" office:value="543">
            <text:p>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6]+1" office:value-type="float" office:value="544">
            <text:p>54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547]+1" office:value-type="float" office:value="545">
            <text:p>54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48]+1" office:value-type="float" office:value="546">
            <text:p>54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49]+1" office:value-type="float" office:value="547">
            <text:p>54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550]+1" office:value-type="float" office:value="548">
            <text:p>54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51]+1" office:value-type="float" office:value="549">
            <text:p>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2]+1"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3]+1" office:value-type="float" office:value="551">
            <text:p>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4]+1" office:value-type="float" office:value="552">
            <text:p>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5]+1"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6]+1" office:value-type="float" office:value="554">
            <text:p>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7]+1" office:value-type="float" office:value="555">
            <text:p>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8]+1" office:value-type="float" office:value="556">
            <text:p>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9]+1"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0]+1"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1]+1" office:value-type="float" office:value="559">
            <text:p>55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62]+1" office:value-type="float" office:value="560">
            <text:p>56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563]+1" office:value-type="float" office:value="561">
            <text:p>56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564]+1" office:value-type="float" office:value="562">
            <text:p>56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65]+1" office:value-type="float" office:value="563">
            <text:p>563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table:formula="of:=[.A566]+1" office:value-type="float" office:value="564">
            <text:p>56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67]+1" office:value-type="float" office:value="565">
            <text:p>565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68]+1" office:value-type="float" office:value="566">
            <text:p>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9]+1" office:value-type="float" office:value="567">
            <text:p>567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70]+1" office:value-type="float" office:value="568">
            <text:p>56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71]+1" office:value-type="float" office:value="569">
            <text:p>56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72]+1" office:value-type="float" office:value="570">
            <text:p>57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573]+1" office:value-type="float" office:value="571">
            <text:p>57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74]+1" office:value-type="float" office:value="572">
            <text:p>572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575]+1" office:value-type="float" office:value="573">
            <text:p>573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76]+1" office:value-type="float" office:value="574">
            <text:p>574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77]+1" office:value-type="float" office:value="575">
            <text:p>575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578]+1" office:value-type="float" office:value="576">
            <text:p>576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table:formula="of:=[.A579]+1" office:value-type="float" office:value="577">
            <text:p>577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table:formula="of:=[.A580]+1" office:value-type="float" office:value="578">
            <text:p>578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table:formula="of:=[.A581]+1" office:value-type="float" office:value="579">
            <text:p>579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table:formula="of:=[.A582]+1" office:value-type="float" office:value="580">
            <text:p>580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table:formula="of:=[.A583]+1" office:value-type="float" office:value="581">
            <text:p>581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table:formula="of:=[.A584]+1" office:value-type="float" office:value="582">
            <text:p>582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585]+1" office:value-type="float" office:value="583">
            <text:p>583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formula="of:=[.A586]+1" office:value-type="float" office:value="584">
            <text:p>584</text:p>
          </table:table-cell>
          <table:table-cell office:value-type="float" office:value="7.71">
            <text:p>7,71</text:p>
          </table:table-cell>
        </table:table-row>
        <table:table-row table:style-name="ro1">
          <table:table-cell table:formula="of:=[.A587]+1" office:value-type="float" office:value="585">
            <text:p>585</text:p>
          </table:table-cell>
          <table:table-cell office:value-type="float" office:value="5.05">
            <text:p>5,05</text:p>
          </table:table-cell>
        </table:table-row>
        <table:table-row table:style-name="ro1">
          <table:table-cell table:formula="of:=[.A588]+1" office:value-type="float" office:value="586">
            <text:p>586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589]+1" office:value-type="float" office:value="587">
            <text:p>587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table:formula="of:=[.A590]+1" office:value-type="float" office:value="588">
            <text:p>588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table:formula="of:=[.A591]+1" office:value-type="float" office:value="589">
            <text:p>589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table:formula="of:=[.A592]+1" office:value-type="float" office:value="590">
            <text:p>590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593]+1" office:value-type="float" office:value="591">
            <text:p>591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formula="of:=[.A594]+1" office:value-type="float" office:value="592">
            <text:p>592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595]+1" office:value-type="float" office:value="593">
            <text:p>593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596]+1" office:value-type="float" office:value="594">
            <text:p>59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597]+1" office:value-type="float" office:value="595">
            <text:p>595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598]+1" office:value-type="float" office:value="596">
            <text:p>59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599]+1" office:value-type="float" office:value="597">
            <text:p>597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table:formula="of:=[.A600]+1" office:value-type="float" office:value="598">
            <text:p>598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601]+1" office:value-type="float" office:value="599">
            <text:p>599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602]+1" office:value-type="float" office:value="600">
            <text:p>600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603]+1" office:value-type="float" office:value="601">
            <text:p>601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604]+1" office:value-type="float" office:value="602">
            <text:p>60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605]+1" office:value-type="float" office:value="603">
            <text:p>603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606]+1" office:value-type="float" office:value="604">
            <text:p>60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07]+1" office:value-type="float" office:value="605">
            <text:p>60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08]+1" office:value-type="float" office:value="606">
            <text:p>60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09]+1" office:value-type="float" office:value="607">
            <text:p>60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10]+1" office:value-type="float" office:value="608">
            <text:p>608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[.A611]+1" office:value-type="float" office:value="609">
            <text:p>60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12]+1" office:value-type="float" office:value="610">
            <text:p>610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613]+1" office:value-type="float" office:value="611">
            <text:p>61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614]+1" office:value-type="float" office:value="612">
            <text:p>61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15]+1" office:value-type="float" office:value="613">
            <text:p>61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616]+1" office:value-type="float" office:value="614">
            <text:p>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17]+1"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18]+1"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19]+1"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0]+1" office:value-type="float" office:value="618">
            <text:p>61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21]+1" office:value-type="float" office:value="619">
            <text:p>61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22]+1" office:value-type="float" office:value="620">
            <text:p>62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23]+1" office:value-type="float" office:value="621">
            <text:p>62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24]+1" office:value-type="float" office:value="622">
            <text:p>62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25]+1" office:value-type="float" office:value="623">
            <text:p>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6]+1"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7]+1" office:value-type="float" office:value="625">
            <text:p>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8]+1"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9]+1" office:value-type="float" office:value="627">
            <text:p>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30]+1" office:value-type="float" office:value="628">
            <text:p>62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31]+1" office:value-type="float" office:value="629">
            <text:p>62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32]+1" office:value-type="float" office:value="630">
            <text:p>63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33]+1" office:value-type="float" office:value="631">
            <text:p>63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34]+1" office:value-type="float" office:value="632">
            <text:p>63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35]+1" office:value-type="float" office:value="633">
            <text:p>63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36]+1" office:value-type="float" office:value="634">
            <text:p>6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37]+1" office:value-type="float" office:value="635">
            <text:p>63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38]+1" office:value-type="float" office:value="636">
            <text:p>63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39]+1" office:value-type="float" office:value="637">
            <text:p>63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40]+1" office:value-type="float" office:value="638">
            <text:p>63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41]+1" office:value-type="float" office:value="639">
            <text:p>63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42]+1" office:value-type="float" office:value="640">
            <text:p>64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43]+1" office:value-type="float" office:value="641">
            <text:p>64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44]+1" office:value-type="float" office:value="642">
            <text:p>6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45]+1" office:value-type="float" office:value="643">
            <text:p>64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46]+1" office:value-type="float" office:value="644">
            <text:p>64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47]+1" office:value-type="float" office:value="645">
            <text:p>64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48]+1" office:value-type="float" office:value="646">
            <text:p>64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49]+1" office:value-type="float" office:value="647">
            <text:p>64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50]+1" office:value-type="float" office:value="648">
            <text:p>64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51]+1" office:value-type="float" office:value="649">
            <text:p>64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52]+1" office:value-type="float" office:value="650">
            <text:p>65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53]+1" office:value-type="float" office:value="651">
            <text:p>65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54]+1" office:value-type="float" office:value="652">
            <text:p>65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55]+1" office:value-type="float" office:value="653">
            <text:p>65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56]+1" office:value-type="float" office:value="654">
            <text:p>65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57]+1"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58]+1" office:value-type="float" office:value="656">
            <text:p>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59]+1"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60]+1" office:value-type="float" office:value="658">
            <text:p>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61]+1" office:value-type="float" office:value="659">
            <text:p>65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62]+1" office:value-type="float" office:value="660">
            <text:p>66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63]+1" office:value-type="float" office:value="661">
            <text:p>66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64]+1" office:value-type="float" office:value="662">
            <text:p>66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65]+1" office:value-type="float" office:value="663">
            <text:p>6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66]+1" office:value-type="float" office:value="664">
            <text:p>66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67]+1" office:value-type="float" office:value="665">
            <text:p>66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68]+1" office:value-type="float" office:value="666">
            <text:p>66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69]+1" office:value-type="float" office:value="667">
            <text:p>66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70]+1" office:value-type="float" office:value="668">
            <text:p>66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71]+1" office:value-type="float" office:value="669">
            <text:p>66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72]+1" office:value-type="float" office:value="670">
            <text:p>67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73]+1" office:value-type="float" office:value="671">
            <text:p>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74]+1" office:value-type="float" office:value="672">
            <text:p>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75]+1" office:value-type="float" office:value="673">
            <text:p>6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76]+1" office:value-type="float" office:value="674">
            <text:p>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77]+1" office:value-type="float" office:value="675">
            <text:p>67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78]+1" office:value-type="float" office:value="676">
            <text:p>67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79]+1" office:value-type="float" office:value="677">
            <text:p>67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80]+1" office:value-type="float" office:value="678">
            <text:p>67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1]+1" office:value-type="float" office:value="679">
            <text:p>67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2]+1" office:value-type="float" office:value="680">
            <text:p>68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3]+1" office:value-type="float" office:value="681">
            <text:p>68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4]+1" office:value-type="float" office:value="682">
            <text:p>68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85]+1" office:value-type="float" office:value="683">
            <text:p>68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6]+1" office:value-type="float" office:value="684">
            <text:p>68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687]+1" office:value-type="float" office:value="685">
            <text:p>6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8]+1" office:value-type="float" office:value="686">
            <text:p>68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89]+1" office:value-type="float" office:value="687">
            <text:p>68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690]+1" office:value-type="float" office:value="688">
            <text:p>688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691]+1" office:value-type="float" office:value="689">
            <text:p>68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692]+1" office:value-type="float" office:value="690">
            <text:p>690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table:formula="of:=[.A693]+1" office:value-type="float" office:value="691">
            <text:p>69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694]+1" office:value-type="float" office:value="692">
            <text:p>692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695]+1" office:value-type="float" office:value="693">
            <text:p>693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table:formula="of:=[.A696]+1" office:value-type="float" office:value="694">
            <text:p>69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697]+1" office:value-type="float" office:value="695">
            <text:p>69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98]+1" office:value-type="float" office:value="696">
            <text:p>69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699]+1" office:value-type="float" office:value="697">
            <text:p>69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00]+1" office:value-type="float" office:value="698">
            <text:p>69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01]+1" office:value-type="float" office:value="699">
            <text:p>69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02]+1" office:value-type="float" office:value="700">
            <text:p>70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03]+1" office:value-type="float" office:value="701">
            <text:p>70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04]+1" office:value-type="float" office:value="702">
            <text:p>70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05]+1"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06]+1" office:value-type="float" office:value="704">
            <text:p>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07]+1" office:value-type="float" office:value="705">
            <text:p>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08]+1" office:value-type="float" office:value="706">
            <text:p>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09]+1" office:value-type="float" office:value="707">
            <text:p>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10]+1"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11]+1" office:value-type="float" office:value="709">
            <text:p>70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12]+1" office:value-type="float" office:value="710">
            <text:p>71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13]+1" office:value-type="float" office:value="711">
            <text:p>71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14]+1" office:value-type="float" office:value="712">
            <text:p>71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15]+1" office:value-type="float" office:value="713">
            <text:p>71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16]+1" office:value-type="float" office:value="714">
            <text:p>71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17]+1" office:value-type="float" office:value="715">
            <text:p>71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18]+1" office:value-type="float" office:value="716">
            <text:p>71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19]+1" office:value-type="float" office:value="717">
            <text:p>71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20]+1" office:value-type="float" office:value="718">
            <text:p>71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21]+1" office:value-type="float" office:value="719">
            <text:p>71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2]+1" office:value-type="float" office:value="720">
            <text:p>72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23]+1" office:value-type="float" office:value="721">
            <text:p>72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24]+1" office:value-type="float" office:value="722">
            <text:p>72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5]+1" office:value-type="float" office:value="723">
            <text:p>72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6]+1" office:value-type="float" office:value="724">
            <text:p>72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27]+1" office:value-type="float" office:value="725">
            <text:p>72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8]+1" office:value-type="float" office:value="726">
            <text:p>72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29]+1" office:value-type="float" office:value="727">
            <text:p>727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 table:formula="of:=[.A730]+1" office:value-type="float" office:value="728">
            <text:p>728</text:p>
          </table:table-cell>
          <table:table-cell office:value-type="float" office:value="12.34">
            <text:p>12,34</text:p>
          </table:table-cell>
        </table:table-row>
        <table:table-row table:style-name="ro1">
          <table:table-cell table:formula="of:=[.A731]+1" office:value-type="float" office:value="729">
            <text:p>729</text:p>
          </table:table-cell>
          <table:table-cell office:value-type="float" office:value="5.84">
            <text:p>5,84</text:p>
          </table:table-cell>
        </table:table-row>
        <table:table-row table:style-name="ro1">
          <table:table-cell table:formula="of:=[.A732]+1" office:value-type="float" office:value="730">
            <text:p>73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733]+1" office:value-type="float" office:value="731">
            <text:p>731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formula="of:=[.A734]+1" office:value-type="float" office:value="732">
            <text:p>732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735]+1" office:value-type="float" office:value="733">
            <text:p>733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formula="of:=[.A736]+1" office:value-type="float" office:value="734">
            <text:p>734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737]+1" office:value-type="float" office:value="735">
            <text:p>73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738]+1" office:value-type="float" office:value="736">
            <text:p>736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739]+1" office:value-type="float" office:value="737">
            <text:p>737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740]+1" office:value-type="float" office:value="738">
            <text:p>73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41]+1" office:value-type="float" office:value="739">
            <text:p>73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42]+1" office:value-type="float" office:value="740">
            <text:p>74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43]+1" office:value-type="float" office:value="741">
            <text:p>74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44]+1" office:value-type="float" office:value="742">
            <text:p>74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745]+1" office:value-type="float" office:value="743">
            <text:p>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46]+1" office:value-type="float" office:value="744">
            <text:p>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47]+1" office:value-type="float" office:value="745">
            <text:p>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48]+1" office:value-type="float" office:value="746">
            <text:p>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49]+1" office:value-type="float" office:value="747">
            <text:p>747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750]+1" office:value-type="float" office:value="748">
            <text:p>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51]+1"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52]+1"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53]+1" office:value-type="float" office:value="751">
            <text:p>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54]+1" office:value-type="float" office:value="752">
            <text:p>752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755]+1" office:value-type="float" office:value="753">
            <text:p>75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56]+1" office:value-type="float" office:value="754">
            <text:p>75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57]+1" office:value-type="float" office:value="755">
            <text:p>75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58]+1" office:value-type="float" office:value="756">
            <text:p>75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59]+1" office:value-type="float" office:value="757">
            <text:p>75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60]+1" office:value-type="float" office:value="758">
            <text:p>75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61]+1" office:value-type="float" office:value="759">
            <text:p>75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62]+1" office:value-type="float" office:value="760">
            <text:p>76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63]+1" office:value-type="float" office:value="761">
            <text:p>76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64]+1" office:value-type="float" office:value="762">
            <text:p>76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65]+1" office:value-type="float" office:value="763">
            <text:p>7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66]+1" office:value-type="float" office:value="764">
            <text:p>76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767]+1" office:value-type="float" office:value="765">
            <text:p>76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68]+1" office:value-type="float" office:value="766">
            <text:p>76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69]+1" office:value-type="float" office:value="767">
            <text:p>76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70]+1" office:value-type="float" office:value="768">
            <text:p>76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71]+1" office:value-type="float" office:value="769">
            <text:p>76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72]+1" office:value-type="float" office:value="770">
            <text:p>77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773]+1" office:value-type="float" office:value="771">
            <text:p>77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774]+1" office:value-type="float" office:value="772">
            <text:p>77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75]+1" office:value-type="float" office:value="773">
            <text:p>77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76]+1" office:value-type="float" office:value="774">
            <text:p>77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77]+1" office:value-type="float" office:value="775">
            <text:p>77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778]+1" office:value-type="float" office:value="776">
            <text:p>77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79]+1"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80]+1" office:value-type="float" office:value="778">
            <text:p>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81]+1" office:value-type="float" office:value="779">
            <text:p>77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82]+1" office:value-type="float" office:value="780">
            <text:p>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83]+1" office:value-type="float" office:value="781">
            <text:p>781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84]+1" office:value-type="float" office:value="782">
            <text:p>78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785]+1" office:value-type="float" office:value="783">
            <text:p>78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786]+1" office:value-type="float" office:value="784">
            <text:p>78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87]+1" office:value-type="float" office:value="785">
            <text:p>7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88]+1" office:value-type="float" office:value="786">
            <text:p>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789]+1" office:value-type="float" office:value="787">
            <text:p>787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790]+1" office:value-type="float" office:value="788">
            <text:p>78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91]+1" office:value-type="float" office:value="789">
            <text:p>78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792]+1" office:value-type="float" office:value="790">
            <text:p>79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793]+1" office:value-type="float" office:value="791">
            <text:p>79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794]+1" office:value-type="float" office:value="792">
            <text:p>792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table:formula="of:=[.A795]+1" office:value-type="float" office:value="793">
            <text:p>793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796]+1" office:value-type="float" office:value="794">
            <text:p>794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797]+1" office:value-type="float" office:value="795">
            <text:p>795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798]+1" office:value-type="float" office:value="796">
            <text:p>796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799]+1" office:value-type="float" office:value="797">
            <text:p>797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800]+1" office:value-type="float" office:value="798">
            <text:p>79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801]+1" office:value-type="float" office:value="799">
            <text:p>79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802]+1" office:value-type="float" office:value="800">
            <text:p>800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803]+1" office:value-type="float" office:value="801">
            <text:p>80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804]+1" office:value-type="float" office:value="802">
            <text:p>80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805]+1" office:value-type="float" office:value="803">
            <text:p>80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06]+1" office:value-type="float" office:value="804">
            <text:p>80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807]+1" office:value-type="float" office:value="805">
            <text:p>80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08]+1" office:value-type="float" office:value="806">
            <text:p>80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09]+1" office:value-type="float" office:value="807">
            <text:p>80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810]+1" office:value-type="float" office:value="808">
            <text:p>80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11]+1" office:value-type="float" office:value="809">
            <text:p>80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12]+1" office:value-type="float" office:value="810">
            <text:p>81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13]+1" office:value-type="float" office:value="811">
            <text:p>81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14]+1" office:value-type="float" office:value="812">
            <text:p>812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815]+1" office:value-type="float" office:value="813">
            <text:p>81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816]+1" office:value-type="float" office:value="814">
            <text:p>81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817]+1" office:value-type="float" office:value="815">
            <text:p>81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818]+1" office:value-type="float" office:value="816">
            <text:p>81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19]+1" office:value-type="float" office:value="817">
            <text:p>81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20]+1" office:value-type="float" office:value="818">
            <text:p>81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21]+1" office:value-type="float" office:value="819">
            <text:p>81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22]+1" office:value-type="float" office:value="820">
            <text:p>82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823]+1" office:value-type="float" office:value="821">
            <text:p>82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24]+1" office:value-type="float" office:value="822">
            <text:p>82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825]+1" office:value-type="float" office:value="823">
            <text:p>82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26]+1" office:value-type="float" office:value="824">
            <text:p>82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27]+1" office:value-type="float" office:value="825">
            <text:p>82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828]+1" office:value-type="float" office:value="826">
            <text:p>82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829]+1" office:value-type="float" office:value="827">
            <text:p>827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830]+1" office:value-type="float" office:value="828">
            <text:p>828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831]+1" office:value-type="float" office:value="829">
            <text:p>82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32]+1" office:value-type="float" office:value="830">
            <text:p>830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833]+1" office:value-type="float" office:value="831">
            <text:p>831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834]+1" office:value-type="float" office:value="832">
            <text:p>83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35]+1" office:value-type="float" office:value="833">
            <text:p>83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836]+1" office:value-type="float" office:value="834">
            <text:p>8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37]+1" office:value-type="float" office:value="835">
            <text:p>83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38]+1" office:value-type="float" office:value="836">
            <text:p>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39]+1" office:value-type="float" office:value="837">
            <text:p>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40]+1" office:value-type="float" office:value="838">
            <text:p>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41]+1" office:value-type="float" office:value="839">
            <text:p>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42]+1" office:value-type="float" office:value="840">
            <text:p>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43]+1" office:value-type="float" office:value="841">
            <text:p>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44]+1" office:value-type="float" office:value="842">
            <text:p>8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45]+1" office:value-type="float" office:value="843">
            <text:p>84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46]+1" office:value-type="float" office:value="844">
            <text:p>84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847]+1" office:value-type="float" office:value="845">
            <text:p>84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848]+1" office:value-type="float" office:value="846">
            <text:p>846</text:p>
          </table:table-cell>
          <table:table-cell office:value-type="float" office:value="2.34">
            <text:p>2,34</text:p>
          </table:table-cell>
        </table:table-row>
        <table:table-row table:style-name="ro1">
          <table:table-cell table:formula="of:=[.A849]+1" office:value-type="float" office:value="847">
            <text:p>847</text:p>
          </table:table-cell>
          <table:table-cell office:value-type="float" office:value="7.85">
            <text:p>7,85</text:p>
          </table:table-cell>
        </table:table-row>
        <table:table-row table:style-name="ro1">
          <table:table-cell table:formula="of:=[.A850]+1" office:value-type="float" office:value="848">
            <text:p>848</text:p>
          </table:table-cell>
          <table:table-cell office:value-type="float" office:value="21.08">
            <text:p>21,08</text:p>
          </table:table-cell>
        </table:table-row>
        <table:table-row table:style-name="ro1">
          <table:table-cell table:formula="of:=[.A851]+1" office:value-type="float" office:value="849">
            <text:p>849</text:p>
          </table:table-cell>
          <table:table-cell office:value-type="float" office:value="26.54">
            <text:p>26,54</text:p>
          </table:table-cell>
        </table:table-row>
        <table:table-row table:style-name="ro1">
          <table:table-cell table:formula="of:=[.A852]+1" office:value-type="float" office:value="850">
            <text:p>850</text:p>
          </table:table-cell>
          <table:table-cell office:value-type="float" office:value="19.35">
            <text:p>19,35</text:p>
          </table:table-cell>
        </table:table-row>
        <table:table-row table:style-name="ro1">
          <table:table-cell table:formula="of:=[.A853]+1" office:value-type="float" office:value="851">
            <text:p>851</text:p>
          </table:table-cell>
          <table:table-cell office:value-type="float" office:value="20.78">
            <text:p>20,78</text:p>
          </table:table-cell>
        </table:table-row>
        <table:table-row table:style-name="ro1">
          <table:table-cell table:formula="of:=[.A854]+1" office:value-type="float" office:value="852">
            <text:p>852</text:p>
          </table:table-cell>
          <table:table-cell office:value-type="float" office:value="11.66">
            <text:p>11,66</text:p>
          </table:table-cell>
        </table:table-row>
        <table:table-row table:style-name="ro1">
          <table:table-cell table:formula="of:=[.A855]+1" office:value-type="float" office:value="853">
            <text:p>853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table:formula="of:=[.A856]+1" office:value-type="float" office:value="854">
            <text:p>854</text:p>
          </table:table-cell>
          <table:table-cell office:value-type="float" office:value="3.35">
            <text:p>3,35</text:p>
          </table:table-cell>
        </table:table-row>
        <table:table-row table:style-name="ro1">
          <table:table-cell table:formula="of:=[.A857]+1" office:value-type="float" office:value="855">
            <text:p>85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table:formula="of:=[.A858]+1" office:value-type="float" office:value="856">
            <text:p>856</text:p>
          </table:table-cell>
          <table:table-cell office:value-type="float" office:value="10.77">
            <text:p>10,77</text:p>
          </table:table-cell>
        </table:table-row>
        <table:table-row table:style-name="ro1">
          <table:table-cell table:formula="of:=[.A859]+1" office:value-type="float" office:value="857">
            <text:p>857</text:p>
          </table:table-cell>
          <table:table-cell office:value-type="float" office:value="8.61">
            <text:p>8,61</text:p>
          </table:table-cell>
        </table:table-row>
        <table:table-row table:style-name="ro1">
          <table:table-cell table:formula="of:=[.A860]+1" office:value-type="float" office:value="858">
            <text:p>858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861]+1" office:value-type="float" office:value="859">
            <text:p>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62]+1" office:value-type="float" office:value="860">
            <text:p>8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63]+1" office:value-type="float" office:value="861">
            <text:p>8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864]+1" office:value-type="float" office:value="862">
            <text:p>86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65]+1" office:value-type="float" office:value="863">
            <text:p>86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66]+1" office:value-type="float" office:value="864">
            <text:p>864</text:p>
          </table:table-cell>
          <table:table-cell office:value-type="float" office:value="13.91">
            <text:p>13,91</text:p>
          </table:table-cell>
        </table:table-row>
        <table:table-row table:style-name="ro1">
          <table:table-cell table:formula="of:=[.A867]+1" office:value-type="float" office:value="865">
            <text:p>865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868]+1" office:value-type="float" office:value="866">
            <text:p>866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869]+1" office:value-type="float" office:value="867">
            <text:p>867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870]+1" office:value-type="float" office:value="868">
            <text:p>868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871]+1" office:value-type="float" office:value="869">
            <text:p>86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72]+1" office:value-type="float" office:value="870">
            <text:p>87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873]+1" office:value-type="float" office:value="871">
            <text:p>871</text:p>
          </table:table-cell>
          <table:table-cell office:value-type="float" office:value="31.94">
            <text:p>31,94</text:p>
          </table:table-cell>
        </table:table-row>
        <table:table-row table:style-name="ro1">
          <table:table-cell table:formula="of:=[.A874]+1" office:value-type="float" office:value="872">
            <text:p>872</text:p>
          </table:table-cell>
          <table:table-cell office:value-type="float" office:value="20.46">
            <text:p>20,46</text:p>
          </table:table-cell>
        </table:table-row>
        <table:table-row table:style-name="ro1">
          <table:table-cell table:formula="of:=[.A875]+1" office:value-type="float" office:value="873">
            <text:p>873</text:p>
          </table:table-cell>
          <table:table-cell office:value-type="float" office:value="2.83">
            <text:p>2,83</text:p>
          </table:table-cell>
        </table:table-row>
        <table:table-row table:style-name="ro1">
          <table:table-cell table:formula="of:=[.A876]+1" office:value-type="float" office:value="874">
            <text:p>874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formula="of:=[.A877]+1" office:value-type="float" office:value="875">
            <text:p>875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table:formula="of:=[.A878]+1" office:value-type="float" office:value="876">
            <text:p>876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table:formula="of:=[.A879]+1" office:value-type="float" office:value="877">
            <text:p>877</text:p>
          </table:table-cell>
          <table:table-cell office:value-type="float" office:value="13.89">
            <text:p>13,89</text:p>
          </table:table-cell>
        </table:table-row>
        <table:table-row table:style-name="ro1">
          <table:table-cell table:formula="of:=[.A880]+1" office:value-type="float" office:value="878">
            <text:p>878</text:p>
          </table:table-cell>
          <table:table-cell office:value-type="float" office:value="12.73">
            <text:p>12,73</text:p>
          </table:table-cell>
        </table:table-row>
        <table:table-row table:style-name="ro1">
          <table:table-cell table:formula="of:=[.A881]+1" office:value-type="float" office:value="879">
            <text:p>879</text:p>
          </table:table-cell>
          <table:table-cell office:value-type="float" office:value="28.99">
            <text:p>28,99</text:p>
          </table:table-cell>
        </table:table-row>
        <table:table-row table:style-name="ro1">
          <table:table-cell table:formula="of:=[.A882]+1" office:value-type="float" office:value="880">
            <text:p>880</text:p>
          </table:table-cell>
          <table:table-cell office:value-type="float" office:value="83.76">
            <text:p>83,76</text:p>
          </table:table-cell>
        </table:table-row>
        <table:table-row table:style-name="ro1">
          <table:table-cell table:formula="of:=[.A883]+1" office:value-type="float" office:value="881">
            <text:p>881</text:p>
          </table:table-cell>
          <table:table-cell office:value-type="float" office:value="49.65">
            <text:p>49,65</text:p>
          </table:table-cell>
        </table:table-row>
        <table:table-row table:style-name="ro1">
          <table:table-cell table:formula="of:=[.A884]+1" office:value-type="float" office:value="882">
            <text:p>882</text:p>
          </table:table-cell>
          <table:table-cell office:value-type="float" office:value="50.06">
            <text:p>50,06</text:p>
          </table:table-cell>
        </table:table-row>
        <table:table-row table:style-name="ro1">
          <table:table-cell table:formula="of:=[.A885]+1" office:value-type="float" office:value="883">
            <text:p>883</text:p>
          </table:table-cell>
          <table:table-cell office:value-type="float" office:value="5.33">
            <text:p>5,33</text:p>
          </table:table-cell>
        </table:table-row>
        <table:table-row table:style-name="ro1">
          <table:table-cell table:formula="of:=[.A886]+1" office:value-type="float" office:value="884">
            <text:p>884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887]+1" office:value-type="float" office:value="885">
            <text:p>885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888]+1" office:value-type="float" office:value="886">
            <text:p>886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889]+1" office:value-type="float" office:value="887">
            <text:p>88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890]+1" office:value-type="float" office:value="888">
            <text:p>888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891]+1" office:value-type="float" office:value="889">
            <text:p>889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892]+1" office:value-type="float" office:value="890">
            <text:p>89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93]+1" office:value-type="float" office:value="891">
            <text:p>89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94]+1" office:value-type="float" office:value="892">
            <text:p>89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95]+1" office:value-type="float" office:value="893">
            <text:p>89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96]+1" office:value-type="float" office:value="894">
            <text:p>89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97]+1" office:value-type="float" office:value="895">
            <text:p>89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898]+1" office:value-type="float" office:value="896">
            <text:p>89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899]+1" office:value-type="float" office:value="897">
            <text:p>89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900]+1" office:value-type="float" office:value="898">
            <text:p>898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901]+1" office:value-type="float" office:value="899">
            <text:p>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02]+1"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03]+1" office:value-type="float" office:value="901">
            <text:p>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04]+1" office:value-type="float" office:value="902">
            <text:p>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05]+1" office:value-type="float" office:value="903">
            <text:p>903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906]+1" office:value-type="float" office:value="904">
            <text:p>90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907]+1" office:value-type="float" office:value="905">
            <text:p>90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908]+1" office:value-type="float" office:value="906">
            <text:p>90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909]+1" office:value-type="float" office:value="907">
            <text:p>90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10]+1" office:value-type="float" office:value="908">
            <text:p>908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table:formula="of:=[.A911]+1" office:value-type="float" office:value="909">
            <text:p>909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912]+1" office:value-type="float" office:value="910">
            <text:p>910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table:formula="of:=[.A913]+1" office:value-type="float" office:value="911">
            <text:p>911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914]+1" office:value-type="float" office:value="912">
            <text:p>912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915]+1" office:value-type="float" office:value="913">
            <text:p>91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916]+1" office:value-type="float" office:value="914">
            <text:p>914</text:p>
          </table:table-cell>
          <table:table-cell office:value-type="float" office:value="22.58">
            <text:p>22,58</text:p>
          </table:table-cell>
        </table:table-row>
        <table:table-row table:style-name="ro1">
          <table:table-cell table:formula="of:=[.A917]+1" office:value-type="float" office:value="915">
            <text:p>915</text:p>
          </table:table-cell>
          <table:table-cell office:value-type="float" office:value="14.32">
            <text:p>14,32</text:p>
          </table:table-cell>
        </table:table-row>
        <table:table-row table:style-name="ro1">
          <table:table-cell table:formula="of:=[.A918]+1" office:value-type="float" office:value="916">
            <text:p>916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table:formula="of:=[.A919]+1" office:value-type="float" office:value="917">
            <text:p>917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table:formula="of:=[.A920]+1" office:value-type="float" office:value="918">
            <text:p>918</text:p>
          </table:table-cell>
          <table:table-cell office:value-type="float" office:value="0.72">
            <text:p>0,72</text:p>
          </table:table-cell>
        </table:table-row>
        <table:table-row table:style-name="ro1">
          <table:table-cell table:formula="of:=[.A921]+1" office:value-type="float" office:value="919">
            <text:p>91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922]+1" office:value-type="float" office:value="920">
            <text:p>920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923]+1" office:value-type="float" office:value="921">
            <text:p>921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924]+1" office:value-type="float" office:value="922">
            <text:p>92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925]+1" office:value-type="float" office:value="923">
            <text:p>92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26]+1" office:value-type="float" office:value="924">
            <text:p>924</text:p>
          </table:table-cell>
          <table:table-cell office:value-type="float" office:value="37.48">
            <text:p>37,48</text:p>
          </table:table-cell>
        </table:table-row>
        <table:table-row table:style-name="ro1">
          <table:table-cell table:formula="of:=[.A927]+1" office:value-type="float" office:value="925">
            <text:p>925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928]+1" office:value-type="float" office:value="926">
            <text:p>92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929]+1" office:value-type="float" office:value="927">
            <text:p>927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930]+1" office:value-type="float" office:value="928">
            <text:p>9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931]+1" office:value-type="float" office:value="929">
            <text:p>929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932]+1" office:value-type="float" office:value="930">
            <text:p>93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33]+1" office:value-type="float" office:value="931">
            <text:p>931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934]+1" office:value-type="float" office:value="932">
            <text:p>93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935]+1" office:value-type="float" office:value="933">
            <text:p>93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36]+1" office:value-type="float" office:value="934">
            <text:p>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37]+1" office:value-type="float" office:value="935">
            <text:p>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38]+1" office:value-type="float" office:value="936">
            <text:p>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39]+1" office:value-type="float" office:value="937">
            <text:p>93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940]+1" office:value-type="float" office:value="938">
            <text:p>93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41]+1" office:value-type="float" office:value="939">
            <text:p>93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42]+1" office:value-type="float" office:value="940">
            <text:p>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43]+1" office:value-type="float" office:value="941">
            <text:p>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44]+1" office:value-type="float" office:value="942">
            <text:p>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45]+1" office:value-type="float" office:value="943">
            <text:p>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46]+1" office:value-type="float" office:value="944">
            <text:p>944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947]+1" office:value-type="float" office:value="945">
            <text:p>94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948]+1" office:value-type="float" office:value="946">
            <text:p>94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949]+1" office:value-type="float" office:value="947">
            <text:p>947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950]+1" office:value-type="float" office:value="948">
            <text:p>948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951]+1" office:value-type="float" office:value="949">
            <text:p>94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952]+1" office:value-type="float" office:value="950">
            <text:p>95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953]+1" office:value-type="float" office:value="951">
            <text:p>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54]+1" office:value-type="float" office:value="952">
            <text:p>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55]+1" office:value-type="float" office:value="953">
            <text:p>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56]+1" office:value-type="float" office:value="954">
            <text:p>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57]+1" office:value-type="float" office:value="955">
            <text:p>955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958]+1" office:value-type="float" office:value="956">
            <text:p>95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59]+1" office:value-type="float" office:value="957">
            <text:p>95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0]+1" office:value-type="float" office:value="958">
            <text:p>95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1]+1" office:value-type="float" office:value="959">
            <text:p>95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2]+1" office:value-type="float" office:value="960">
            <text:p>96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963]+1" office:value-type="float" office:value="961">
            <text:p>96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4]+1" office:value-type="float" office:value="962">
            <text:p>96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5]+1" office:value-type="float" office:value="963">
            <text:p>9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66]+1" office:value-type="float" office:value="964">
            <text:p>96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967]+1" office:value-type="float" office:value="965">
            <text:p>96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968]+1" office:value-type="float" office:value="966">
            <text:p>96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969]+1" office:value-type="float" office:value="967">
            <text:p>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0]+1" office:value-type="float" office:value="968">
            <text:p>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1]+1" office:value-type="float" office:value="969">
            <text:p>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2]+1" office:value-type="float" office:value="970">
            <text:p>9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3]+1" office:value-type="float" office:value="971">
            <text:p>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4]+1" office:value-type="float" office:value="972">
            <text:p>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75]+1" office:value-type="float" office:value="973">
            <text:p>973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formula="of:=[.A976]+1" office:value-type="float" office:value="974">
            <text:p>974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table:formula="of:=[.A977]+1" office:value-type="float" office:value="975">
            <text:p>97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978]+1" office:value-type="float" office:value="976">
            <text:p>97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979]+1" office:value-type="float" office:value="977">
            <text:p>977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980]+1" office:value-type="float" office:value="978">
            <text:p>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1]+1" office:value-type="float" office:value="979">
            <text:p>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2]+1" office:value-type="float" office:value="980">
            <text:p>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3]+1" office:value-type="float" office:value="981">
            <text:p>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4]+1" office:value-type="float" office:value="982">
            <text:p>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5]+1" office:value-type="float" office:value="983">
            <text:p>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6]+1" office:value-type="float" office:value="984">
            <text:p>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7]+1" office:value-type="float" office:value="985">
            <text:p>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8]+1" office:value-type="float" office:value="986">
            <text:p>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89]+1" office:value-type="float" office:value="987">
            <text:p>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90]+1" office:value-type="float" office:value="988">
            <text:p>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91]+1" office:value-type="float" office:value="989">
            <text:p>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92]+1" office:value-type="float" office:value="990">
            <text:p>9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93]+1" office:value-type="float" office:value="991">
            <text:p>99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994]+1" office:value-type="float" office:value="992">
            <text:p>992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995]+1" office:value-type="float" office:value="993">
            <text:p>993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table:formula="of:=[.A996]+1" office:value-type="float" office:value="994">
            <text:p>994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table:formula="of:=[.A997]+1" office:value-type="float" office:value="995">
            <text:p>995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table:formula="of:=[.A998]+1" office:value-type="float" office:value="996">
            <text:p>996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table:formula="of:=[.A999]+1" office:value-type="float" office:value="997">
            <text:p>99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table:formula="of:=[.A1000]+1" office:value-type="float" office:value="998">
            <text:p>998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table:formula="of:=[.A1001]+1" office:value-type="float" office:value="999">
            <text:p>999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1002]+1" office:value-type="float" office:value="1000">
            <text:p>1000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formula="of:=[.A1003]+1" office:value-type="float" office:value="1001">
            <text:p>1001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table:formula="of:=[.A1004]+1" office:value-type="float" office:value="1002">
            <text:p>100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1005]+1" office:value-type="float" office:value="1003">
            <text:p>1003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006]+1" office:value-type="float" office:value="1004">
            <text:p>1004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007]+1" office:value-type="float" office:value="1005">
            <text:p>100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008]+1" office:value-type="float" office:value="1006">
            <text:p>100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009]+1" office:value-type="float" office:value="1007">
            <text:p>100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010]+1" office:value-type="float" office:value="1008">
            <text:p>1008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table:formula="of:=[.A1011]+1" office:value-type="float" office:value="1009">
            <text:p>1009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[.A1012]+1" office:value-type="float" office:value="1010">
            <text:p>1010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[.A1013]+1" office:value-type="float" office:value="1011">
            <text:p>1011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table:formula="of:=[.A1014]+1" office:value-type="float" office:value="1012">
            <text:p>1012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1015]+1" office:value-type="float" office:value="1013">
            <text:p>1013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table:formula="of:=[.A1016]+1" office:value-type="float" office:value="1014">
            <text:p>1014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1017]+1" office:value-type="float" office:value="1015">
            <text:p>1015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table:formula="of:=[.A1018]+1" office:value-type="float" office:value="1016">
            <text:p>1016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1019]+1" office:value-type="float" office:value="1017">
            <text:p>1017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formula="of:=[.A1020]+1" office:value-type="float" office:value="1018">
            <text:p>1018</text:p>
          </table:table-cell>
          <table:table-cell office:value-type="float" office:value="1.93">
            <text:p>1,93</text:p>
          </table:table-cell>
        </table:table-row>
        <table:table-row table:style-name="ro1">
          <table:table-cell table:formula="of:=[.A1021]+1" office:value-type="float" office:value="1019">
            <text:p>1019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table:formula="of:=[.A1022]+1" office:value-type="float" office:value="1020">
            <text:p>1020</text:p>
          </table:table-cell>
          <table:table-cell office:value-type="float" office:value="2.86">
            <text:p>2,86</text:p>
          </table:table-cell>
        </table:table-row>
        <table:table-row table:style-name="ro1">
          <table:table-cell table:formula="of:=[.A1023]+1" office:value-type="float" office:value="1021">
            <text:p>1021</text:p>
          </table:table-cell>
          <table:table-cell office:value-type="float" office:value="3.36">
            <text:p>3,36</text:p>
          </table:table-cell>
        </table:table-row>
        <table:table-row table:style-name="ro1">
          <table:table-cell table:formula="of:=[.A1024]+1" office:value-type="float" office:value="1022">
            <text:p>1022</text:p>
          </table:table-cell>
          <table:table-cell office:value-type="float" office:value="2.76">
            <text:p>2,76</text:p>
          </table:table-cell>
        </table:table-row>
        <table:table-row table:style-name="ro1">
          <table:table-cell table:formula="of:=[.A1025]+1" office:value-type="float" office:value="1023">
            <text:p>1023</text:p>
          </table:table-cell>
          <table:table-cell office:value-type="float" office:value="3.54">
            <text:p>3,54</text:p>
          </table:table-cell>
        </table:table-row>
        <table:table-row table:style-name="ro1">
          <table:table-cell table:formula="of:=[.A1026]+1" office:value-type="float" office:value="1024">
            <text:p>1024</text:p>
          </table:table-cell>
          <table:table-cell office:value-type="float" office:value="6.4">
            <text:p>6,4</text:p>
          </table:table-cell>
        </table:table-row>
        <table:table-row table:style-name="ro1">
          <table:table-cell table:formula="of:=[.A1027]+1" office:value-type="float" office:value="1025">
            <text:p>1025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table:formula="of:=[.A1028]+1" office:value-type="float" office:value="1026">
            <text:p>1026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table:formula="of:=[.A1029]+1" office:value-type="float" office:value="1027">
            <text:p>1027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table:formula="of:=[.A1030]+1" office:value-type="float" office:value="1028">
            <text:p>1028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table:formula="of:=[.A1031]+1" office:value-type="float" office:value="1029">
            <text:p>1029</text:p>
          </table:table-cell>
          <table:table-cell office:value-type="float" office:value="1.74">
            <text:p>1,74</text:p>
          </table:table-cell>
        </table:table-row>
        <table:table-row table:style-name="ro1">
          <table:table-cell table:formula="of:=[.A1032]+1" office:value-type="float" office:value="1030">
            <text:p>1030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table:formula="of:=[.A1033]+1" office:value-type="float" office:value="1031">
            <text:p>1031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table:formula="of:=[.A1034]+1" office:value-type="float" office:value="1032">
            <text:p>1032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formula="of:=[.A1035]+1" office:value-type="float" office:value="1033">
            <text:p>1033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table:formula="of:=[.A1036]+1" office:value-type="float" office:value="1034">
            <text:p>1034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table:formula="of:=[.A1037]+1" office:value-type="float" office:value="1035">
            <text:p>1035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table:formula="of:=[.A1038]+1" office:value-type="float" office:value="1036">
            <text:p>1036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table:formula="of:=[.A1039]+1" office:value-type="float" office:value="1037">
            <text:p>1037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1040]+1" office:value-type="float" office:value="1038">
            <text:p>1038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1041]+1" office:value-type="float" office:value="1039">
            <text:p>1039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1042]+1" office:value-type="float" office:value="1040">
            <text:p>1040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043]+1" office:value-type="float" office:value="1041">
            <text:p>1041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1044]+1" office:value-type="float" office:value="1042">
            <text:p>1042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table:formula="of:=[.A1045]+1" office:value-type="float" office:value="1043">
            <text:p>1043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table:formula="of:=[.A1046]+1" office:value-type="float" office:value="1044">
            <text:p>1044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[.A1047]+1" office:value-type="float" office:value="1045">
            <text:p>104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48]+1" office:value-type="float" office:value="1046">
            <text:p>104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49]+1" office:value-type="float" office:value="1047">
            <text:p>104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50]+1" office:value-type="float" office:value="1048">
            <text:p>104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1]+1" office:value-type="float" office:value="1049">
            <text:p>104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2]+1" office:value-type="float" office:value="1050">
            <text:p>105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53]+1" office:value-type="float" office:value="1051">
            <text:p>105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54]+1" office:value-type="float" office:value="1052">
            <text:p>105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5]+1" office:value-type="float" office:value="1053">
            <text:p>105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56]+1" office:value-type="float" office:value="1054">
            <text:p>105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7]+1" office:value-type="float" office:value="1055">
            <text:p>105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8]+1" office:value-type="float" office:value="1056">
            <text:p>105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59]+1" office:value-type="float" office:value="1057">
            <text:p>105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060]+1" office:value-type="float" office:value="1058">
            <text:p>105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61]+1" office:value-type="float" office:value="1059">
            <text:p>105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62]+1" office:value-type="float" office:value="1060">
            <text:p>106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63]+1" office:value-type="float" office:value="1061">
            <text:p>106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64]+1" office:value-type="float" office:value="1062">
            <text:p>106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65]+1" office:value-type="float" office:value="1063">
            <text:p>106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66]+1" office:value-type="float" office:value="1064">
            <text:p>106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067]+1" office:value-type="float" office:value="1065">
            <text:p>106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68]+1" office:value-type="float" office:value="1066">
            <text:p>106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69]+1" office:value-type="float" office:value="1067">
            <text:p>106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70]+1" office:value-type="float" office:value="1068">
            <text:p>106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71]+1" office:value-type="float" office:value="1069">
            <text:p>106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72]+1" office:value-type="float" office:value="1070">
            <text:p>107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73]+1" office:value-type="float" office:value="1071">
            <text:p>107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74]+1" office:value-type="float" office:value="1072">
            <text:p>107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75]+1" office:value-type="float" office:value="1073">
            <text:p>107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76]+1" office:value-type="float" office:value="1074">
            <text:p>107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77]+1" office:value-type="float" office:value="1075">
            <text:p>10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78]+1" office:value-type="float" office:value="1076">
            <text:p>107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79]+1" office:value-type="float" office:value="1077">
            <text:p>107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80]+1" office:value-type="float" office:value="1078">
            <text:p>107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81]+1" office:value-type="float" office:value="1079">
            <text:p>107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82]+1" office:value-type="float" office:value="1080">
            <text:p>108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83]+1" office:value-type="float" office:value="1081">
            <text:p>108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84]+1" office:value-type="float" office:value="1082">
            <text:p>108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85]+1" office:value-type="float" office:value="1083">
            <text:p>108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86]+1" office:value-type="float" office:value="1084">
            <text:p>108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87]+1" office:value-type="float" office:value="1085">
            <text:p>10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88]+1" office:value-type="float" office:value="1086">
            <text:p>108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89]+1" office:value-type="float" office:value="1087">
            <text:p>108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90]+1" office:value-type="float" office:value="1088">
            <text:p>108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91]+1" office:value-type="float" office:value="1089">
            <text:p>108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92]+1" office:value-type="float" office:value="1090">
            <text:p>109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93]+1" office:value-type="float" office:value="1091">
            <text:p>109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94]+1" office:value-type="float" office:value="1092">
            <text:p>109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095]+1" office:value-type="float" office:value="1093">
            <text:p>109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96]+1" office:value-type="float" office:value="1094">
            <text:p>1094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table:formula="of:=[.A1097]+1" office:value-type="float" office:value="1095">
            <text:p>109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098]+1" office:value-type="float" office:value="1096">
            <text:p>1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099]+1"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0]+1" office:value-type="float" office:value="1098">
            <text:p>10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1]+1"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2]+1"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3]+1" office:value-type="float" office:value="1101">
            <text:p>1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4]+1" office:value-type="float" office:value="1102">
            <text:p>1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5]+1" office:value-type="float" office:value="1103">
            <text:p>1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06]+1" office:value-type="float" office:value="1104">
            <text:p>110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07]+1" office:value-type="float" office:value="1105">
            <text:p>110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08]+1" office:value-type="float" office:value="1106">
            <text:p>110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09]+1" office:value-type="float" office:value="1107">
            <text:p>110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10]+1" office:value-type="float" office:value="1108">
            <text:p>110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11]+1" office:value-type="float" office:value="1109">
            <text:p>110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12]+1" office:value-type="float" office:value="1110">
            <text:p>111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13]+1" office:value-type="float" office:value="1111">
            <text:p>111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14]+1" office:value-type="float" office:value="1112">
            <text:p>111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15]+1" office:value-type="float" office:value="1113">
            <text:p>111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16]+1" office:value-type="float" office:value="1114">
            <text:p>111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17]+1" office:value-type="float" office:value="1115">
            <text:p>111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18]+1" office:value-type="float" office:value="1116">
            <text:p>111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19]+1" office:value-type="float" office:value="1117">
            <text:p>111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20]+1" office:value-type="float" office:value="1118">
            <text:p>111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21]+1" office:value-type="float" office:value="1119">
            <text:p>111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22]+1" office:value-type="float" office:value="1120">
            <text:p>112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23]+1" office:value-type="float" office:value="1121">
            <text:p>112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24]+1" office:value-type="float" office:value="1122">
            <text:p>112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25]+1" office:value-type="float" office:value="1123">
            <text:p>112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126]+1" office:value-type="float" office:value="1124">
            <text:p>112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27]+1" office:value-type="float" office:value="1125">
            <text:p>112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28]+1" office:value-type="float" office:value="1126">
            <text:p>112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29]+1" office:value-type="float" office:value="1127">
            <text:p>112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30]+1" office:value-type="float" office:value="1128">
            <text:p>112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31]+1" office:value-type="float" office:value="1129">
            <text:p>112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32]+1" office:value-type="float" office:value="1130">
            <text:p>113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33]+1" office:value-type="float" office:value="1131">
            <text:p>113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34]+1" office:value-type="float" office:value="1132">
            <text:p>11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35]+1" office:value-type="float" office:value="1133">
            <text:p>1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36]+1" office:value-type="float" office:value="1134">
            <text:p>1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37]+1" office:value-type="float" office:value="1135">
            <text:p>1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38]+1" office:value-type="float" office:value="1136">
            <text:p>1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39]+1" office:value-type="float" office:value="1137">
            <text:p>1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0]+1" office:value-type="float" office:value="1138">
            <text:p>1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1]+1" office:value-type="float" office:value="1139">
            <text:p>1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2]+1" office:value-type="float" office:value="1140">
            <text:p>1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3]+1" office:value-type="float" office:value="1141">
            <text:p>1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4]+1" office:value-type="float" office:value="1142">
            <text:p>1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5]+1" office:value-type="float" office:value="1143">
            <text:p>1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46]+1" office:value-type="float" office:value="1144">
            <text:p>114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147]+1" office:value-type="float" office:value="1145">
            <text:p>1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1148]+1" office:value-type="float" office:value="1146">
            <text:p>1146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table:formula="of:=[.A1149]+1" office:value-type="float" office:value="1147">
            <text:p>114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150]+1" office:value-type="float" office:value="1148">
            <text:p>114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151]+1" office:value-type="float" office:value="1149">
            <text:p>114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152]+1" office:value-type="float" office:value="1150">
            <text:p>1150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table:formula="of:=[.A1153]+1" office:value-type="float" office:value="1151">
            <text:p>1151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1154]+1" office:value-type="float" office:value="1152">
            <text:p>1152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155]+1" office:value-type="float" office:value="1153">
            <text:p>115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56]+1" office:value-type="float" office:value="1154">
            <text:p>115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57]+1" office:value-type="float" office:value="1155">
            <text:p>1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58]+1" office:value-type="float" office:value="1156">
            <text:p>1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59]+1" office:value-type="float" office:value="1157">
            <text:p>1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0]+1" office:value-type="float" office:value="1158">
            <text:p>1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1]+1" office:value-type="float" office:value="1159">
            <text:p>1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2]+1" office:value-type="float" office:value="1160">
            <text:p>1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3]+1" office:value-type="float" office:value="1161">
            <text:p>1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4]+1" office:value-type="float" office:value="1162">
            <text:p>1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165]+1" office:value-type="float" office:value="1163">
            <text:p>1163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166]+1" office:value-type="float" office:value="1164">
            <text:p>116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67]+1" office:value-type="float" office:value="1165">
            <text:p>116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68]+1" office:value-type="float" office:value="1166">
            <text:p>116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69]+1" office:value-type="float" office:value="1167">
            <text:p>116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70]+1" office:value-type="float" office:value="1168">
            <text:p>116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1]+1" office:value-type="float" office:value="1169">
            <text:p>116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2]+1" office:value-type="float" office:value="1170">
            <text:p>117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73]+1" office:value-type="float" office:value="1171">
            <text:p>117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74]+1" office:value-type="float" office:value="1172">
            <text:p>117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5]+1" office:value-type="float" office:value="1173">
            <text:p>117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6]+1" office:value-type="float" office:value="1174">
            <text:p>117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77]+1" office:value-type="float" office:value="1175">
            <text:p>11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8]+1" office:value-type="float" office:value="1176">
            <text:p>117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79]+1" office:value-type="float" office:value="1177">
            <text:p>117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80]+1" office:value-type="float" office:value="1178">
            <text:p>117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81]+1" office:value-type="float" office:value="1179">
            <text:p>117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1182]+1" office:value-type="float" office:value="1180">
            <text:p>118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83]+1" office:value-type="float" office:value="1181">
            <text:p>118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184]+1" office:value-type="float" office:value="1182">
            <text:p>118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185]+1" office:value-type="float" office:value="1183">
            <text:p>1183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 table:formula="of:=[.A1186]+1" office:value-type="float" office:value="1184">
            <text:p>1184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187]+1" office:value-type="float" office:value="1185">
            <text:p>1185</text:p>
          </table:table-cell>
          <table:table-cell office:value-type="float" office:value="8.64">
            <text:p>8,64</text:p>
          </table:table-cell>
        </table:table-row>
        <table:table-row table:style-name="ro1">
          <table:table-cell table:formula="of:=[.A1188]+1" office:value-type="float" office:value="1186">
            <text:p>1186</text:p>
          </table:table-cell>
          <table:table-cell office:value-type="float" office:value="47.6">
            <text:p>47,6</text:p>
          </table:table-cell>
        </table:table-row>
        <table:table-row table:style-name="ro1">
          <table:table-cell table:formula="of:=[.A1189]+1" office:value-type="float" office:value="1187">
            <text:p>1187</text:p>
          </table:table-cell>
          <table:table-cell office:value-type="float" office:value="21.36">
            <text:p>21,36</text:p>
          </table:table-cell>
        </table:table-row>
        <table:table-row table:style-name="ro1">
          <table:table-cell table:formula="of:=[.A1190]+1" office:value-type="float" office:value="1188">
            <text:p>1188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1191]+1" office:value-type="float" office:value="1189">
            <text:p>1189</text:p>
          </table:table-cell>
          <table:table-cell office:value-type="float" office:value="36.86">
            <text:p>36,86</text:p>
          </table:table-cell>
        </table:table-row>
        <table:table-row table:style-name="ro1">
          <table:table-cell table:formula="of:=[.A1192]+1" office:value-type="float" office:value="1190">
            <text:p>1190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table:formula="of:=[.A1193]+1" office:value-type="float" office:value="1191">
            <text:p>1191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1194]+1" office:value-type="float" office:value="1192">
            <text:p>1192</text:p>
          </table:table-cell>
          <table:table-cell office:value-type="float" office:value="25.4">
            <text:p>25,4</text:p>
          </table:table-cell>
        </table:table-row>
        <table:table-row table:style-name="ro1">
          <table:table-cell table:formula="of:=[.A1195]+1" office:value-type="float" office:value="1193">
            <text:p>1193</text:p>
          </table:table-cell>
          <table:table-cell office:value-type="float" office:value="66.52">
            <text:p>66,52</text:p>
          </table:table-cell>
        </table:table-row>
        <table:table-row table:style-name="ro1">
          <table:table-cell table:formula="of:=[.A1196]+1" office:value-type="float" office:value="1194">
            <text:p>1194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1197]+1" office:value-type="float" office:value="1195">
            <text:p>119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198]+1" office:value-type="float" office:value="1196">
            <text:p>119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199]+1" office:value-type="float" office:value="1197">
            <text:p>1197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table:formula="of:=[.A1200]+1" office:value-type="float" office:value="1198">
            <text:p>119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01]+1" office:value-type="float" office:value="1199">
            <text:p>119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02]+1" office:value-type="float" office:value="1200">
            <text:p>120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03]+1" office:value-type="float" office:value="1201">
            <text:p>120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04]+1" office:value-type="float" office:value="1202">
            <text:p>120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05]+1" office:value-type="float" office:value="1203">
            <text:p>120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06]+1" office:value-type="float" office:value="1204">
            <text:p>120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07]+1" office:value-type="float" office:value="1205">
            <text:p>120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08]+1" office:value-type="float" office:value="1206">
            <text:p>120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209]+1" office:value-type="float" office:value="1207">
            <text:p>120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10]+1" office:value-type="float" office:value="1208">
            <text:p>120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11]+1" office:value-type="float" office:value="1209">
            <text:p>120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12]+1" office:value-type="float" office:value="1210">
            <text:p>121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13]+1" office:value-type="float" office:value="1211">
            <text:p>121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14]+1" office:value-type="float" office:value="1212">
            <text:p>121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15]+1" office:value-type="float" office:value="1213">
            <text:p>121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16]+1" office:value-type="float" office:value="1214">
            <text:p>121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17]+1" office:value-type="float" office:value="1215">
            <text:p>1215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table:formula="of:=[.A1218]+1" office:value-type="float" office:value="1216">
            <text:p>1216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1219]+1" office:value-type="float" office:value="1217">
            <text:p>1217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20]+1" office:value-type="float" office:value="1218">
            <text:p>121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21]+1" office:value-type="float" office:value="1219">
            <text:p>121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22]+1" office:value-type="float" office:value="1220">
            <text:p>122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23]+1" office:value-type="float" office:value="1221">
            <text:p>122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24]+1" office:value-type="float" office:value="1222">
            <text:p>122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25]+1" office:value-type="float" office:value="1223">
            <text:p>122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26]+1" office:value-type="float" office:value="1224">
            <text:p>1224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table:formula="of:=[.A1227]+1" office:value-type="float" office:value="1225">
            <text:p>12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1228]+1" office:value-type="float" office:value="1226">
            <text:p>122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29]+1" office:value-type="float" office:value="1227">
            <text:p>1227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230]+1" office:value-type="float" office:value="1228">
            <text:p>1228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231]+1" office:value-type="float" office:value="1229">
            <text:p>1229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1232]+1" office:value-type="float" office:value="1230">
            <text:p>123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33]+1" office:value-type="float" office:value="1231">
            <text:p>123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34]+1" office:value-type="float" office:value="1232">
            <text:p>123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35]+1" office:value-type="float" office:value="1233">
            <text:p>1233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1236]+1" office:value-type="float" office:value="1234">
            <text:p>12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37]+1" office:value-type="float" office:value="1235">
            <text:p>123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38]+1" office:value-type="float" office:value="1236">
            <text:p>123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39]+1" office:value-type="float" office:value="1237">
            <text:p>123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40]+1" office:value-type="float" office:value="1238">
            <text:p>123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41]+1" office:value-type="float" office:value="1239">
            <text:p>123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42]+1" office:value-type="float" office:value="1240">
            <text:p>124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43]+1" office:value-type="float" office:value="1241">
            <text:p>124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44]+1" office:value-type="float" office:value="1242">
            <text:p>124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45]+1" office:value-type="float" office:value="1243">
            <text:p>124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46]+1" office:value-type="float" office:value="1244">
            <text:p>124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47]+1" office:value-type="float" office:value="1245">
            <text:p>1245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248]+1" office:value-type="float" office:value="1246">
            <text:p>124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49]+1" office:value-type="float" office:value="1247">
            <text:p>1247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1250]+1" office:value-type="float" office:value="1248">
            <text:p>124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51]+1" office:value-type="float" office:value="1249">
            <text:p>124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52]+1" office:value-type="float" office:value="1250">
            <text:p>1250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table:formula="of:=[.A1253]+1" office:value-type="float" office:value="1251">
            <text:p>1251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table:formula="of:=[.A1254]+1" office:value-type="float" office:value="1252">
            <text:p>1252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255]+1" office:value-type="float" office:value="1253">
            <text:p>1253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1256]+1" office:value-type="float" office:value="1254">
            <text:p>125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257]+1" office:value-type="float" office:value="1255">
            <text:p>125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258]+1" office:value-type="float" office:value="1256">
            <text:p>1256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1259]+1" office:value-type="float" office:value="1257">
            <text:p>1257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1260]+1" office:value-type="float" office:value="1258">
            <text:p>1258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1261]+1" office:value-type="float" office:value="1259">
            <text:p>1259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262]+1" office:value-type="float" office:value="1260">
            <text:p>1260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263]+1" office:value-type="float" office:value="1261">
            <text:p>126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64]+1" office:value-type="float" office:value="1262">
            <text:p>126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65]+1" office:value-type="float" office:value="1263">
            <text:p>126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266]+1" office:value-type="float" office:value="1264">
            <text:p>126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67]+1" office:value-type="float" office:value="1265">
            <text:p>126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68]+1" office:value-type="float" office:value="1266">
            <text:p>126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69]+1" office:value-type="float" office:value="1267">
            <text:p>126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0]+1" office:value-type="float" office:value="1268">
            <text:p>126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271]+1" office:value-type="float" office:value="1269">
            <text:p>126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72]+1" office:value-type="float" office:value="1270">
            <text:p>127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73]+1" office:value-type="float" office:value="1271">
            <text:p>127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4]+1" office:value-type="float" office:value="1272">
            <text:p>127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75]+1" office:value-type="float" office:value="1273">
            <text:p>127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76]+1" office:value-type="float" office:value="1274">
            <text:p>127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7]+1" office:value-type="float" office:value="1275">
            <text:p>127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8]+1" office:value-type="float" office:value="1276">
            <text:p>127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9]+1" office:value-type="float" office:value="1277">
            <text:p>127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280]+1" office:value-type="float" office:value="1278">
            <text:p>127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81]+1" office:value-type="float" office:value="1279">
            <text:p>127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82]+1" office:value-type="float" office:value="1280">
            <text:p>128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83]+1" office:value-type="float" office:value="1281">
            <text:p>128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formula="of:=[.A1284]+1" office:value-type="float" office:value="1282">
            <text:p>128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285]+1" office:value-type="float" office:value="1283">
            <text:p>128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286]+1" office:value-type="float" office:value="1284">
            <text:p>1284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formula="of:=[.A1287]+1" office:value-type="float" office:value="1285">
            <text:p>128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88]+1" office:value-type="float" office:value="1286">
            <text:p>128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89]+1" office:value-type="float" office:value="1287">
            <text:p>128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90]+1" office:value-type="float" office:value="1288">
            <text:p>128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291]+1" office:value-type="float" office:value="1289">
            <text:p>128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92]+1" office:value-type="float" office:value="1290">
            <text:p>129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93]+1" office:value-type="float" office:value="1291">
            <text:p>1291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294]+1" office:value-type="float" office:value="1292">
            <text:p>129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1295]+1" office:value-type="float" office:value="1293">
            <text:p>1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96]+1" office:value-type="float" office:value="1294">
            <text:p>1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97]+1" office:value-type="float" office:value="1295">
            <text:p>1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98]+1" office:value-type="float" office:value="1296">
            <text:p>1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299]+1" office:value-type="float" office:value="1297">
            <text:p>1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0]+1" office:value-type="float" office:value="1298">
            <text:p>1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1]+1" office:value-type="float" office:value="1299">
            <text:p>1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2]+1" office:value-type="float" office:value="1300">
            <text:p>1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3]+1" office:value-type="float" office:value="1301">
            <text:p>1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4]+1" office:value-type="float" office:value="1302">
            <text:p>1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5]+1" office:value-type="float" office:value="1303">
            <text:p>1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6]+1" office:value-type="float" office:value="1304">
            <text:p>1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7]+1" office:value-type="float" office:value="1305">
            <text:p>1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8]+1" office:value-type="float" office:value="1306">
            <text:p>1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09]+1" office:value-type="float" office:value="1307">
            <text:p>1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0]+1" office:value-type="float" office:value="1308">
            <text:p>1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1]+1" office:value-type="float" office:value="1309">
            <text:p>1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2]+1" office:value-type="float" office:value="1310">
            <text:p>13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3]+1" office:value-type="float" office:value="1311">
            <text:p>1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4]+1" office:value-type="float" office:value="1312">
            <text:p>1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5]+1" office:value-type="float" office:value="1313">
            <text:p>13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6]+1" office:value-type="float" office:value="1314">
            <text:p>1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7]+1" office:value-type="float" office:value="1315">
            <text:p>1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8]+1" office:value-type="float" office:value="1316">
            <text:p>1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19]+1" office:value-type="float" office:value="1317">
            <text:p>1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20]+1" office:value-type="float" office:value="1318">
            <text:p>1318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formula="of:=[.A1321]+1" office:value-type="float" office:value="1319">
            <text:p>1319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322]+1" office:value-type="float" office:value="1320">
            <text:p>132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23]+1" office:value-type="float" office:value="1321">
            <text:p>132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24]+1" office:value-type="float" office:value="1322">
            <text:p>132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325]+1" office:value-type="float" office:value="1323">
            <text:p>132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26]+1" office:value-type="float" office:value="1324">
            <text:p>132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327]+1" office:value-type="float" office:value="1325">
            <text:p>1325</text:p>
          </table:table-cell>
          <table:table-cell office:value-type="float" office:value="65.9">
            <text:p>65,9</text:p>
          </table:table-cell>
        </table:table-row>
        <table:table-row table:style-name="ro1">
          <table:table-cell table:formula="of:=[.A1328]+1" office:value-type="float" office:value="1326">
            <text:p>1326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329]+1" office:value-type="float" office:value="1327">
            <text:p>1327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30]+1" office:value-type="float" office:value="1328">
            <text:p>132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31]+1" office:value-type="float" office:value="1329">
            <text:p>1329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332]+1" office:value-type="float" office:value="1330">
            <text:p>1330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333]+1" office:value-type="float" office:value="1331">
            <text:p>133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334]+1" office:value-type="float" office:value="1332">
            <text:p>1332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335]+1" office:value-type="float" office:value="1333">
            <text:p>133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36]+1" office:value-type="float" office:value="1334">
            <text:p>13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37]+1" office:value-type="float" office:value="1335">
            <text:p>133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338]+1" office:value-type="float" office:value="1336">
            <text:p>133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339]+1" office:value-type="float" office:value="1337">
            <text:p>133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40]+1" office:value-type="float" office:value="1338">
            <text:p>133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41]+1" office:value-type="float" office:value="1339">
            <text:p>133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42]+1" office:value-type="float" office:value="1340">
            <text:p>134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43]+1" office:value-type="float" office:value="1341">
            <text:p>134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44]+1" office:value-type="float" office:value="1342">
            <text:p>13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45]+1" office:value-type="float" office:value="1343">
            <text:p>134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46]+1" office:value-type="float" office:value="1344">
            <text:p>134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47]+1" office:value-type="float" office:value="1345">
            <text:p>1345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348]+1" office:value-type="float" office:value="1346">
            <text:p>134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[.A1349]+1" office:value-type="float" office:value="1347">
            <text:p>1347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formula="of:=[.A1350]+1" office:value-type="float" office:value="1348">
            <text:p>1348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table:formula="of:=[.A1351]+1" office:value-type="float" office:value="1349">
            <text:p>134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table:formula="of:=[.A1352]+1" office:value-type="float" office:value="1350">
            <text:p>135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53]+1" office:value-type="float" office:value="1351">
            <text:p>1351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1354]+1" office:value-type="float" office:value="1352">
            <text:p>135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355]+1" office:value-type="float" office:value="1353">
            <text:p>135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56]+1" office:value-type="float" office:value="1354">
            <text:p>135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57]+1" office:value-type="float" office:value="1355">
            <text:p>1355</text:p>
          </table:table-cell>
          <table:table-cell office:value-type="float" office:value="28.36">
            <text:p>28,36</text:p>
          </table:table-cell>
        </table:table-row>
        <table:table-row table:style-name="ro1">
          <table:table-cell table:formula="of:=[.A1358]+1" office:value-type="float" office:value="1356">
            <text:p>135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59]+1" office:value-type="float" office:value="1357">
            <text:p>135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formula="of:=[.A1360]+1" office:value-type="float" office:value="1358">
            <text:p>1358</text:p>
          </table:table-cell>
          <table:table-cell office:value-type="float" office:value="49.94">
            <text:p>49,94</text:p>
          </table:table-cell>
        </table:table-row>
        <table:table-row table:style-name="ro1">
          <table:table-cell table:formula="of:=[.A1361]+1" office:value-type="float" office:value="1359">
            <text:p>1359</text:p>
          </table:table-cell>
          <table:table-cell office:value-type="float" office:value="53.2">
            <text:p>53,2</text:p>
          </table:table-cell>
        </table:table-row>
        <table:table-row table:style-name="ro1">
          <table:table-cell table:formula="of:=[.A1362]+1" office:value-type="float" office:value="1360">
            <text:p>136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[.A1363]+1" office:value-type="float" office:value="1361">
            <text:p>1361</text:p>
          </table:table-cell>
          <table:table-cell office:value-type="float" office:value="4.12">
            <text:p>4,12</text:p>
          </table:table-cell>
        </table:table-row>
        <table:table-row table:style-name="ro1">
          <table:table-cell table:formula="of:=[.A1364]+1" office:value-type="float" office:value="1362">
            <text:p>1362</text:p>
          </table:table-cell>
          <table:table-cell office:value-type="float" office:value="3.34">
            <text:p>3,34</text:p>
          </table:table-cell>
        </table:table-row>
        <table:table-row table:style-name="ro1">
          <table:table-cell table:formula="of:=[.A1365]+1" office:value-type="float" office:value="1363">
            <text:p>1363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table:formula="of:=[.A1366]+1" office:value-type="float" office:value="1364">
            <text:p>1364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table:formula="of:=[.A1367]+1" office:value-type="float" office:value="1365">
            <text:p>1365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1368]+1" office:value-type="float" office:value="1366">
            <text:p>136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69]+1" office:value-type="float" office:value="1367">
            <text:p>136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370]+1" office:value-type="float" office:value="1368">
            <text:p>136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371]+1" office:value-type="float" office:value="1369">
            <text:p>136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72]+1" office:value-type="float" office:value="1370">
            <text:p>1370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formula="of:=[.A1373]+1" office:value-type="float" office:value="1371">
            <text:p>1371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374]+1" office:value-type="float" office:value="1372">
            <text:p>1372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1375]+1" office:value-type="float" office:value="1373">
            <text:p>1373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376]+1" office:value-type="float" office:value="1374">
            <text:p>1374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377]+1" office:value-type="float" office:value="1375">
            <text:p>137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378]+1" office:value-type="float" office:value="1376">
            <text:p>137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379]+1" office:value-type="float" office:value="1377">
            <text:p>137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380]+1" office:value-type="float" office:value="1378">
            <text:p>137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381]+1" office:value-type="float" office:value="1379">
            <text:p>1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2]+1" office:value-type="float" office:value="1380">
            <text:p>1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3]+1" office:value-type="float" office:value="1381">
            <text:p>1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4]+1" office:value-type="float" office:value="1382">
            <text:p>1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5]+1" office:value-type="float" office:value="1383">
            <text:p>1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6]+1" office:value-type="float" office:value="1384">
            <text:p>1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7]+1" office:value-type="float" office:value="1385">
            <text:p>1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8]+1" office:value-type="float" office:value="1386">
            <text:p>1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89]+1" office:value-type="float" office:value="1387">
            <text:p>1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90]+1" office:value-type="float" office:value="1388">
            <text:p>1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91]+1" office:value-type="float" office:value="1389">
            <text:p>1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92]+1" office:value-type="float" office:value="1390">
            <text:p>1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393]+1" office:value-type="float" office:value="1391">
            <text:p>1391</text:p>
          </table:table-cell>
          <table:table-cell office:value-type="float" office:value="60.26">
            <text:p>60,26</text:p>
          </table:table-cell>
        </table:table-row>
        <table:table-row table:style-name="ro1">
          <table:table-cell table:formula="of:=[.A1394]+1" office:value-type="float" office:value="1392">
            <text:p>1392</text:p>
          </table:table-cell>
          <table:table-cell office:value-type="float" office:value="50.5">
            <text:p>50,5</text:p>
          </table:table-cell>
        </table:table-row>
        <table:table-row table:style-name="ro1">
          <table:table-cell table:formula="of:=[.A1395]+1" office:value-type="float" office:value="1393">
            <text:p>1393</text:p>
          </table:table-cell>
          <table:table-cell office:value-type="float" office:value="57.68">
            <text:p>57,68</text:p>
          </table:table-cell>
        </table:table-row>
        <table:table-row table:style-name="ro1">
          <table:table-cell table:formula="of:=[.A1396]+1" office:value-type="float" office:value="1394">
            <text:p>1394</text:p>
          </table:table-cell>
          <table:table-cell office:value-type="float" office:value="50.7">
            <text:p>50,7</text:p>
          </table:table-cell>
        </table:table-row>
        <table:table-row table:style-name="ro1">
          <table:table-cell table:formula="of:=[.A1397]+1" office:value-type="float" office:value="1395">
            <text:p>1395</text:p>
          </table:table-cell>
          <table:table-cell office:value-type="float" office:value="38.94">
            <text:p>38,94</text:p>
          </table:table-cell>
        </table:table-row>
        <table:table-row table:style-name="ro1">
          <table:table-cell table:formula="of:=[.A1398]+1" office:value-type="float" office:value="1396">
            <text:p>1396</text:p>
          </table:table-cell>
          <table:table-cell office:value-type="float" office:value="6.66">
            <text:p>6,66</text:p>
          </table:table-cell>
        </table:table-row>
        <table:table-row table:style-name="ro1">
          <table:table-cell table:formula="of:=[.A1399]+1" office:value-type="float" office:value="1397">
            <text:p>1397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table:formula="of:=[.A1400]+1" office:value-type="float" office:value="1398">
            <text:p>1398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table:formula="of:=[.A1401]+1" office:value-type="float" office:value="1399">
            <text:p>139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402]+1" office:value-type="float" office:value="1400">
            <text:p>1400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table:formula="of:=[.A1403]+1" office:value-type="float" office:value="1401">
            <text:p>140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404]+1" office:value-type="float" office:value="1402">
            <text:p>1402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table:formula="of:=[.A1405]+1" office:value-type="float" office:value="1403">
            <text:p>1403</text:p>
          </table:table-cell>
          <table:table-cell office:value-type="float" office:value="10.02">
            <text:p>10,02</text:p>
          </table:table-cell>
        </table:table-row>
        <table:table-row table:style-name="ro1">
          <table:table-cell table:formula="of:=[.A1406]+1" office:value-type="float" office:value="1404">
            <text:p>1404</text:p>
          </table:table-cell>
          <table:table-cell office:value-type="float" office:value="13.04">
            <text:p>13,04</text:p>
          </table:table-cell>
        </table:table-row>
        <table:table-row table:style-name="ro1">
          <table:table-cell table:formula="of:=[.A1407]+1" office:value-type="float" office:value="1405">
            <text:p>1405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table:formula="of:=[.A1408]+1" office:value-type="float" office:value="1406">
            <text:p>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1409]+1" office:value-type="float" office:value="1407">
            <text:p>140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410]+1" office:value-type="float" office:value="1408">
            <text:p>140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411]+1" office:value-type="float" office:value="1409">
            <text:p>140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412]+1" office:value-type="float" office:value="1410">
            <text:p>141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413]+1" office:value-type="float" office:value="1411">
            <text:p>141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414]+1" office:value-type="float" office:value="1412">
            <text:p>1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15]+1" office:value-type="float" office:value="1413">
            <text:p>1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16]+1" office:value-type="float" office:value="1414">
            <text:p>1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17]+1" office:value-type="float" office:value="1415">
            <text:p>1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18]+1" office:value-type="float" office:value="1416">
            <text:p>1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19]+1" office:value-type="float" office:value="1417">
            <text:p>1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420]+1" office:value-type="float" office:value="1418">
            <text:p>1418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table:formula="of:=[.A1421]+1" office:value-type="float" office:value="1419">
            <text:p>1419</text:p>
          </table:table-cell>
          <table:table-cell office:value-type="float" office:value="5.26">
            <text:p>5,26</text:p>
          </table:table-cell>
        </table:table-row>
      </table:table>
      <table:table table:name="QTest" table:style-name="ta1" table:print="false">
        <table:table-column table:style-name="co1" table:number-columns-repeated="2" table:default-cell-style-name="Excel_20_Built-in_20_Normal"/>
        <table:table-row table:style-name="ro1">
          <table:table-cell office:value-type="string">
            <text:p>(30% - VALIDATION) Apports Liquides-Solide Barrage Sidi Aissa</text:p>
          </table:table-cell>
          <table:table-cell/>
        </table:table-row>
        <table:table-row table:style-name="ro1">
          <table:table-cell office:value-type="string">
            <text:p>Apports Liquides Q-Solide C, Barrage Sidi Aissa RU160614 (30% =608 observation)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.024">
            <text:p>1,024</text:p>
          </table:table-cell>
        </table:table-row>
        <table:table-row table:style-name="ro1">
          <table:table-cell table:formula="of:=[.A4]+1" office:value-type="float" office:value="1420">
            <text:p>1420</text:p>
          </table:table-cell>
          <table:table-cell office:value-type="float" office:value="0.619">
            <text:p>0,619</text:p>
          </table:table-cell>
        </table:table-row>
        <table:table-row table:style-name="ro1">
          <table:table-cell table:formula="of:=[.A5]+1" office:value-type="float" office:value="1421">
            <text:p>1421</text:p>
          </table:table-cell>
          <table:table-cell office:value-type="float" office:value="0.508">
            <text:p>0,508</text:p>
          </table:table-cell>
        </table:table-row>
        <table:table-row table:style-name="ro1">
          <table:table-cell table:formula="of:=[.A6]+1" office:value-type="float" office:value="1422">
            <text:p>1422</text:p>
          </table:table-cell>
          <table:table-cell office:value-type="float" office:value="0.508">
            <text:p>0,508</text:p>
          </table:table-cell>
        </table:table-row>
        <table:table-row table:style-name="ro1">
          <table:table-cell table:formula="of:=[.A7]+1" office:value-type="float" office:value="1423">
            <text:p>1423</text:p>
          </table:table-cell>
          <table:table-cell office:value-type="float" office:value="0.396">
            <text:p>0,396</text:p>
          </table:table-cell>
        </table:table-row>
        <table:table-row table:style-name="ro1">
          <table:table-cell table:formula="of:=[.A8]+1" office:value-type="float" office:value="1424">
            <text:p>1424</text:p>
          </table:table-cell>
          <table:table-cell office:value-type="float" office:value="0.367">
            <text:p>0,367</text:p>
          </table:table-cell>
        </table:table-row>
        <table:table-row table:style-name="ro1">
          <table:table-cell table:formula="of:=[.A9]+1" office:value-type="float" office:value="1425">
            <text:p>1425</text:p>
          </table:table-cell>
          <table:table-cell office:value-type="float" office:value="0.338">
            <text:p>0,338</text:p>
          </table:table-cell>
        </table:table-row>
        <table:table-row table:style-name="ro1">
          <table:table-cell table:formula="of:=[.A10]+1" office:value-type="float" office:value="1426">
            <text:p>1426</text:p>
          </table:table-cell>
          <table:table-cell office:value-type="float" office:value="0.536">
            <text:p>0,536</text:p>
          </table:table-cell>
        </table:table-row>
        <table:table-row table:style-name="ro1">
          <table:table-cell table:formula="of:=[.A11]+1" office:value-type="float" office:value="1427">
            <text:p>1427</text:p>
          </table:table-cell>
          <table:table-cell office:value-type="float" office:value="0.703">
            <text:p>0,703</text:p>
          </table:table-cell>
        </table:table-row>
        <table:table-row table:style-name="ro1">
          <table:table-cell table:formula="of:=[.A12]+1" office:value-type="float" office:value="1428">
            <text:p>1428</text:p>
          </table:table-cell>
          <table:table-cell office:value-type="float" office:value="0.536">
            <text:p>0,536</text:p>
          </table:table-cell>
        </table:table-row>
        <table:table-row table:style-name="ro1">
          <table:table-cell table:formula="of:=[.A13]+1" office:value-type="float" office:value="1429">
            <text:p>1429</text:p>
          </table:table-cell>
          <table:table-cell office:value-type="float" office:value="0.396">
            <text:p>0,396</text:p>
          </table:table-cell>
        </table:table-row>
        <table:table-row table:style-name="ro1">
          <table:table-cell table:formula="of:=[.A14]+1" office:value-type="float" office:value="1430">
            <text:p>1430</text:p>
          </table:table-cell>
          <table:table-cell office:value-type="float" office:value="0.367">
            <text:p>0,367</text:p>
          </table:table-cell>
        </table:table-row>
        <table:table-row table:style-name="ro1">
          <table:table-cell table:formula="of:=[.A15]+1" office:value-type="float" office:value="1431">
            <text:p>1431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table:formula="of:=[.A16]+1" office:value-type="float" office:value="1432">
            <text:p>1432</text:p>
          </table:table-cell>
          <table:table-cell office:value-type="float" office:value="0.281">
            <text:p>0,281</text:p>
          </table:table-cell>
        </table:table-row>
        <table:table-row table:style-name="ro1">
          <table:table-cell table:formula="of:=[.A17]+1" office:value-type="float" office:value="1433">
            <text:p>1433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18]+1" office:value-type="float" office:value="1434">
            <text:p>1434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19]+1" office:value-type="float" office:value="1435">
            <text:p>1435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20]+1" office:value-type="float" office:value="1436">
            <text:p>1436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21]+1" office:value-type="float" office:value="1437">
            <text:p>1437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22]+1" office:value-type="float" office:value="1438">
            <text:p>1438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23]+1" office:value-type="float" office:value="1439">
            <text:p>1439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24]+1" office:value-type="float" office:value="1440">
            <text:p>1440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25]+1" office:value-type="float" office:value="1441">
            <text:p>1441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26]+1" office:value-type="float" office:value="1442">
            <text:p>1442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27]+1" office:value-type="float" office:value="1443">
            <text:p>1443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28]+1" office:value-type="float" office:value="1444">
            <text:p>1444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29]+1" office:value-type="float" office:value="1445">
            <text:p>1445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30]+1" office:value-type="float" office:value="1446">
            <text:p>1446</text:p>
          </table:table-cell>
          <table:table-cell office:value-type="float" office:value="0.196">
            <text:p>0,196</text:p>
          </table:table-cell>
        </table:table-row>
        <table:table-row table:style-name="ro1">
          <table:table-cell table:formula="of:=[.A31]+1" office:value-type="float" office:value="1447">
            <text:p>1447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32]+1" office:value-type="float" office:value="1448">
            <text:p>1448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33]+1" office:value-type="float" office:value="1449">
            <text:p>1449</text:p>
          </table:table-cell>
          <table:table-cell office:value-type="float" office:value="0.168">
            <text:p>0,168</text:p>
          </table:table-cell>
        </table:table-row>
        <table:table-row table:style-name="ro1">
          <table:table-cell table:formula="of:=[.A34]+1" office:value-type="float" office:value="1450">
            <text:p>1450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35]+1" office:value-type="float" office:value="1451">
            <text:p>1451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36]+1" office:value-type="float" office:value="1452">
            <text:p>1452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37]+1" office:value-type="float" office:value="1453">
            <text:p>1453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38]+1" office:value-type="float" office:value="1454">
            <text:p>1454</text:p>
          </table:table-cell>
          <table:table-cell office:value-type="float" office:value="0.112">
            <text:p>0,112</text:p>
          </table:table-cell>
        </table:table-row>
        <table:table-row table:style-name="ro1">
          <table:table-cell table:formula="of:=[.A39]+1" office:value-type="float" office:value="1455">
            <text:p>1455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40]+1" office:value-type="float" office:value="1456">
            <text:p>1456</text:p>
          </table:table-cell>
          <table:table-cell office:value-type="float" office:value="0.112">
            <text:p>0,112</text:p>
          </table:table-cell>
        </table:table-row>
        <table:table-row table:style-name="ro1">
          <table:table-cell table:formula="of:=[.A41]+1" office:value-type="float" office:value="1457">
            <text:p>1457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2]+1" office:value-type="float" office:value="1458">
            <text:p>1458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3]+1" office:value-type="float" office:value="1459">
            <text:p>1459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4]+1" office:value-type="float" office:value="1460">
            <text:p>1460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45]+1" office:value-type="float" office:value="1461">
            <text:p>1461</text:p>
          </table:table-cell>
          <table:table-cell office:value-type="float" office:value="0.112">
            <text:p>0,112</text:p>
          </table:table-cell>
        </table:table-row>
        <table:table-row table:style-name="ro1">
          <table:table-cell table:formula="of:=[.A46]+1" office:value-type="float" office:value="1462">
            <text:p>1462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47]+1" office:value-type="float" office:value="1463">
            <text:p>1463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48]+1" office:value-type="float" office:value="1464">
            <text:p>1464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49]+1" office:value-type="float" office:value="1465">
            <text:p>1465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50]+1" office:value-type="float" office:value="1466">
            <text:p>1466</text:p>
          </table:table-cell>
          <table:table-cell office:value-type="float" office:value="0.139">
            <text:p>0,139</text:p>
          </table:table-cell>
        </table:table-row>
        <table:table-row table:style-name="ro1">
          <table:table-cell table:formula="of:=[.A51]+1" office:value-type="float" office:value="1467">
            <text:p>1467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52]+1" office:value-type="float" office:value="1468">
            <text:p>1468</text:p>
          </table:table-cell>
          <table:table-cell office:value-type="float" office:value="0.099">
            <text:p>0,099</text:p>
          </table:table-cell>
        </table:table-row>
        <table:table-row table:style-name="ro1">
          <table:table-cell table:formula="of:=[.A53]+1" office:value-type="float" office:value="1469">
            <text:p>1469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54]+1" office:value-type="float" office:value="1470">
            <text:p>1470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55]+1" office:value-type="float" office:value="1471">
            <text:p>1471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56]+1" office:value-type="float" office:value="1472">
            <text:p>1472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57]+1" office:value-type="float" office:value="1473">
            <text:p>1473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58]+1" office:value-type="float" office:value="1474">
            <text:p>1474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59]+1" office:value-type="float" office:value="1475">
            <text:p>1475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60]+1" office:value-type="float" office:value="1476">
            <text:p>1476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[.A61]+1" office:value-type="float" office:value="1477">
            <text:p>1477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62]+1" office:value-type="float" office:value="1478">
            <text:p>1478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63]+1" office:value-type="float" office:value="1479">
            <text:p>1479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64]+1" office:value-type="float" office:value="1480">
            <text:p>1480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[.A65]+1" office:value-type="float" office:value="1481">
            <text:p>1481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66]+1" office:value-type="float" office:value="1482">
            <text:p>1482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table:formula="of:=[.A67]+1" office:value-type="float" office:value="1483">
            <text:p>1483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table:formula="of:=[.A68]+1" office:value-type="float" office:value="1484">
            <text:p>1484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69]+1" office:value-type="float" office:value="1485">
            <text:p>1485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70]+1" office:value-type="float" office:value="1486">
            <text:p>1486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71]+1" office:value-type="float" office:value="1487">
            <text:p>1487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[.A72]+1" office:value-type="float" office:value="1488">
            <text:p>1488</text:p>
          </table:table-cell>
          <table:table-cell office:value-type="float" office:value="0.058">
            <text:p>0,058</text:p>
          </table:table-cell>
        </table:table-row>
        <table:table-row table:style-name="ro1">
          <table:table-cell table:formula="of:=[.A73]+1" office:value-type="float" office:value="1489">
            <text:p>1489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74]+1" office:value-type="float" office:value="1490">
            <text:p>1490</text:p>
          </table:table-cell>
          <table:table-cell office:value-type="float" office:value="0.338">
            <text:p>0,338</text:p>
          </table:table-cell>
        </table:table-row>
        <table:table-row table:style-name="ro1">
          <table:table-cell table:formula="of:=[.A75]+1" office:value-type="float" office:value="1491">
            <text:p>1491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table:formula="of:=[.A76]+1" office:value-type="float" office:value="1492">
            <text:p>1492</text:p>
          </table:table-cell>
          <table:table-cell office:value-type="float" office:value="0.058">
            <text:p>0,058</text:p>
          </table:table-cell>
        </table:table-row>
        <table:table-row table:style-name="ro1">
          <table:table-cell table:formula="of:=[.A77]+1" office:value-type="float" office:value="1493">
            <text:p>1493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table:formula="of:=[.A78]+1" office:value-type="float" office:value="1494">
            <text:p>1494</text:p>
          </table:table-cell>
          <table:table-cell office:value-type="float" office:value="1.494">
            <text:p>1,494</text:p>
          </table:table-cell>
        </table:table-row>
        <table:table-row table:style-name="ro1">
          <table:table-cell table:formula="of:=[.A79]+1" office:value-type="float" office:value="1495">
            <text:p>1495</text:p>
          </table:table-cell>
          <table:table-cell office:value-type="float" office:value="2.365">
            <text:p>2,365</text:p>
          </table:table-cell>
        </table:table-row>
        <table:table-row table:style-name="ro1">
          <table:table-cell table:formula="of:=[.A80]+1" office:value-type="float" office:value="1496">
            <text:p>1496</text:p>
          </table:table-cell>
          <table:table-cell office:value-type="float" office:value="10.59">
            <text:p>10,59</text:p>
          </table:table-cell>
        </table:table-row>
        <table:table-row table:style-name="ro1">
          <table:table-cell table:formula="of:=[.A81]+1" office:value-type="float" office:value="1497">
            <text:p>1497</text:p>
          </table:table-cell>
          <table:table-cell office:value-type="float" office:value="31.48">
            <text:p>31,48</text:p>
          </table:table-cell>
        </table:table-row>
        <table:table-row table:style-name="ro1">
          <table:table-cell table:formula="of:=[.A82]+1" office:value-type="float" office:value="1498">
            <text:p>1498</text:p>
          </table:table-cell>
          <table:table-cell office:value-type="float" office:value="2.71">
            <text:p>2,71</text:p>
          </table:table-cell>
        </table:table-row>
        <table:table-row table:style-name="ro1">
          <table:table-cell table:formula="of:=[.A83]+1" office:value-type="float" office:value="1499">
            <text:p>1499</text:p>
          </table:table-cell>
          <table:table-cell office:value-type="float" office:value="1.494">
            <text:p>1,494</text:p>
          </table:table-cell>
        </table:table-row>
        <table:table-row table:style-name="ro1">
          <table:table-cell table:formula="of:=[.A84]+1" office:value-type="float" office:value="1500">
            <text:p>1500</text:p>
          </table:table-cell>
          <table:table-cell office:value-type="float" office:value="0.72">
            <text:p>0,72</text:p>
          </table:table-cell>
        </table:table-row>
        <table:table-row table:style-name="ro1">
          <table:table-cell table:formula="of:=[.A85]+1" office:value-type="float" office:value="1501">
            <text:p>1501</text:p>
          </table:table-cell>
          <table:table-cell office:value-type="float" office:value="1.442">
            <text:p>1,442</text:p>
          </table:table-cell>
        </table:table-row>
        <table:table-row table:style-name="ro1">
          <table:table-cell table:formula="of:=[.A86]+1" office:value-type="float" office:value="1502">
            <text:p>1502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87]+1" office:value-type="float" office:value="1503">
            <text:p>1503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88]+1" office:value-type="float" office:value="1504">
            <text:p>1504</text:p>
          </table:table-cell>
          <table:table-cell office:value-type="float" office:value="0.128">
            <text:p>0,128</text:p>
          </table:table-cell>
        </table:table-row>
        <table:table-row table:style-name="ro1">
          <table:table-cell table:formula="of:=[.A89]+1" office:value-type="float" office:value="1505">
            <text:p>1505</text:p>
          </table:table-cell>
          <table:table-cell office:value-type="float" office:value="0.115">
            <text:p>0,115</text:p>
          </table:table-cell>
        </table:table-row>
        <table:table-row table:style-name="ro1">
          <table:table-cell table:formula="of:=[.A90]+1" office:value-type="float" office:value="1506">
            <text:p>1506</text:p>
          </table:table-cell>
          <table:table-cell office:value-type="float" office:value="0.103">
            <text:p>0,103</text:p>
          </table:table-cell>
        </table:table-row>
        <table:table-row table:style-name="ro1">
          <table:table-cell table:formula="of:=[.A91]+1" office:value-type="float" office:value="1507">
            <text:p>1507</text:p>
          </table:table-cell>
          <table:table-cell office:value-type="float" office:value="0.103">
            <text:p>0,103</text:p>
          </table:table-cell>
        </table:table-row>
        <table:table-row table:style-name="ro1">
          <table:table-cell table:formula="of:=[.A92]+1" office:value-type="float" office:value="1508">
            <text:p>1508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3]+1" office:value-type="float" office:value="1509">
            <text:p>1509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4]+1" office:value-type="float" office:value="1510">
            <text:p>151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5]+1" office:value-type="float" office:value="1511">
            <text:p>1511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96]+1" office:value-type="float" office:value="1512">
            <text:p>1512</text:p>
          </table:table-cell>
          <table:table-cell office:value-type="float" office:value="20.44">
            <text:p>20,44</text:p>
          </table:table-cell>
        </table:table-row>
        <table:table-row table:style-name="ro1">
          <table:table-cell table:formula="of:=[.A97]+1" office:value-type="float" office:value="1513">
            <text:p>1513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table:formula="of:=[.A98]+1" office:value-type="float" office:value="1514">
            <text:p>1514</text:p>
          </table:table-cell>
          <table:table-cell office:value-type="float" office:value="1.546">
            <text:p>1,546</text:p>
          </table:table-cell>
        </table:table-row>
        <table:table-row table:style-name="ro1">
          <table:table-cell table:formula="of:=[.A99]+1" office:value-type="float" office:value="1515">
            <text:p>1515</text:p>
          </table:table-cell>
          <table:table-cell office:value-type="float" office:value="11.28">
            <text:p>11,28</text:p>
          </table:table-cell>
        </table:table-row>
        <table:table-row table:style-name="ro1">
          <table:table-cell table:formula="of:=[.A100]+1" office:value-type="float" office:value="1516">
            <text:p>1516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table:formula="of:=[.A101]+1" office:value-type="float" office:value="1517">
            <text:p>1517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table:formula="of:=[.A102]+1" office:value-type="float" office:value="1518">
            <text:p>1518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103]+1" office:value-type="float" office:value="1519">
            <text:p>1519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104]+1" office:value-type="float" office:value="1520">
            <text:p>1520</text:p>
          </table:table-cell>
          <table:table-cell office:value-type="float" office:value="0.164">
            <text:p>0,164</text:p>
          </table:table-cell>
        </table:table-row>
        <table:table-row table:style-name="ro1">
          <table:table-cell table:formula="of:=[.A105]+1" office:value-type="float" office:value="1521">
            <text:p>1521</text:p>
          </table:table-cell>
          <table:table-cell office:value-type="float" office:value="0.164">
            <text:p>0,164</text:p>
          </table:table-cell>
        </table:table-row>
        <table:table-row table:style-name="ro1">
          <table:table-cell table:formula="of:=[.A106]+1" office:value-type="float" office:value="1522">
            <text:p>1522</text:p>
          </table:table-cell>
          <table:table-cell office:value-type="float" office:value="0.164">
            <text:p>0,164</text:p>
          </table:table-cell>
        </table:table-row>
        <table:table-row table:style-name="ro1">
          <table:table-cell table:formula="of:=[.A107]+1" office:value-type="float" office:value="1523">
            <text:p>152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08]+1" office:value-type="float" office:value="1524">
            <text:p>1524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109]+1" office:value-type="float" office:value="1525">
            <text:p>1525</text:p>
          </table:table-cell>
          <table:table-cell office:value-type="float" office:value="0.164">
            <text:p>0,164</text:p>
          </table:table-cell>
        </table:table-row>
        <table:table-row table:style-name="ro1">
          <table:table-cell table:formula="of:=[.A110]+1" office:value-type="float" office:value="1526">
            <text:p>152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11]+1" office:value-type="float" office:value="1527">
            <text:p>1527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12]+1" office:value-type="float" office:value="1528">
            <text:p>1528</text:p>
          </table:table-cell>
          <table:table-cell office:value-type="float" office:value="0.128">
            <text:p>0,128</text:p>
          </table:table-cell>
        </table:table-row>
        <table:table-row table:style-name="ro1">
          <table:table-cell table:formula="of:=[.A113]+1" office:value-type="float" office:value="1529">
            <text:p>1529</text:p>
          </table:table-cell>
          <table:table-cell office:value-type="float" office:value="0.115">
            <text:p>0,115</text:p>
          </table:table-cell>
        </table:table-row>
        <table:table-row table:style-name="ro1">
          <table:table-cell table:formula="of:=[.A114]+1" office:value-type="float" office:value="1530">
            <text:p>1530</text:p>
          </table:table-cell>
          <table:table-cell office:value-type="float" office:value="0.103">
            <text:p>0,103</text:p>
          </table:table-cell>
        </table:table-row>
        <table:table-row table:style-name="ro1">
          <table:table-cell table:formula="of:=[.A115]+1" office:value-type="float" office:value="1531">
            <text:p>1531</text:p>
          </table:table-cell>
          <table:table-cell office:value-type="float" office:value="0.103">
            <text:p>0,103</text:p>
          </table:table-cell>
        </table:table-row>
        <table:table-row table:style-name="ro1">
          <table:table-cell table:formula="of:=[.A116]+1" office:value-type="float" office:value="1532">
            <text:p>153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17]+1" office:value-type="float" office:value="1533">
            <text:p>1533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table:formula="of:=[.A118]+1" office:value-type="float" office:value="1534">
            <text:p>1534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19]+1" office:value-type="float" office:value="1535">
            <text:p>153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0]+1" office:value-type="float" office:value="1536">
            <text:p>1536</text:p>
          </table:table-cell>
          <table:table-cell office:value-type="float" office:value="0.308">
            <text:p>0,308</text:p>
          </table:table-cell>
        </table:table-row>
        <table:table-row table:style-name="ro1">
          <table:table-cell table:formula="of:=[.A121]+1" office:value-type="float" office:value="1537">
            <text:p>1537</text:p>
          </table:table-cell>
          <table:table-cell office:value-type="float" office:value="0.212">
            <text:p>0,212</text:p>
          </table:table-cell>
        </table:table-row>
        <table:table-row table:style-name="ro1">
          <table:table-cell table:formula="of:=[.A122]+1" office:value-type="float" office:value="1538">
            <text:p>1538</text:p>
          </table:table-cell>
          <table:table-cell office:value-type="float" office:value="0.188">
            <text:p>0,188</text:p>
          </table:table-cell>
        </table:table-row>
        <table:table-row table:style-name="ro1">
          <table:table-cell table:formula="of:=[.A123]+1" office:value-type="float" office:value="1539">
            <text:p>153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4]+1" office:value-type="float" office:value="1540">
            <text:p>154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5]+1" office:value-type="float" office:value="1541">
            <text:p>1541</text:p>
          </table:table-cell>
          <table:table-cell office:value-type="float" office:value="0.164">
            <text:p>0,164</text:p>
          </table:table-cell>
        </table:table-row>
        <table:table-row table:style-name="ro1">
          <table:table-cell table:formula="of:=[.A126]+1" office:value-type="float" office:value="1542">
            <text:p>154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27]+1" office:value-type="float" office:value="1543">
            <text:p>1543</text:p>
          </table:table-cell>
          <table:table-cell office:value-type="float" office:value="0.128">
            <text:p>0,128</text:p>
          </table:table-cell>
        </table:table-row>
        <table:table-row table:style-name="ro1">
          <table:table-cell table:formula="of:=[.A128]+1" office:value-type="float" office:value="1544">
            <text:p>1544</text:p>
          </table:table-cell>
          <table:table-cell office:value-type="float" office:value="0.115">
            <text:p>0,115</text:p>
          </table:table-cell>
        </table:table-row>
        <table:table-row table:style-name="ro1">
          <table:table-cell table:formula="of:=[.A129]+1" office:value-type="float" office:value="1545">
            <text:p>1545</text:p>
          </table:table-cell>
          <table:table-cell office:value-type="float" office:value="3.055">
            <text:p>3,055</text:p>
          </table:table-cell>
        </table:table-row>
        <table:table-row table:style-name="ro1">
          <table:table-cell table:formula="of:=[.A130]+1" office:value-type="float" office:value="1546">
            <text:p>1546</text:p>
          </table:table-cell>
          <table:table-cell office:value-type="float" office:value="3.97">
            <text:p>3,97</text:p>
          </table:table-cell>
        </table:table-row>
        <table:table-row table:style-name="ro1">
          <table:table-cell table:formula="of:=[.A131]+1" office:value-type="float" office:value="1547">
            <text:p>1547</text:p>
          </table:table-cell>
          <table:table-cell office:value-type="float" office:value="0.448">
            <text:p>0,448</text:p>
          </table:table-cell>
        </table:table-row>
        <table:table-row table:style-name="ro1">
          <table:table-cell table:formula="of:=[.A132]+1" office:value-type="float" office:value="1548">
            <text:p>1548</text:p>
          </table:table-cell>
          <table:table-cell office:value-type="float" office:value="0.414">
            <text:p>0,414</text:p>
          </table:table-cell>
        </table:table-row>
        <table:table-row table:style-name="ro1">
          <table:table-cell table:formula="of:=[.A133]+1" office:value-type="float" office:value="1549">
            <text:p>1549</text:p>
          </table:table-cell>
          <table:table-cell office:value-type="float" office:value="0.308">
            <text:p>0,308</text:p>
          </table:table-cell>
        </table:table-row>
        <table:table-row table:style-name="ro1">
          <table:table-cell table:formula="of:=[.A134]+1" office:value-type="float" office:value="1550">
            <text:p>1550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table:formula="of:=[.A135]+1" office:value-type="float" office:value="1551">
            <text:p>1551</text:p>
          </table:table-cell>
          <table:table-cell office:value-type="float" office:value="0.356">
            <text:p>0,356</text:p>
          </table:table-cell>
        </table:table-row>
        <table:table-row table:style-name="ro1">
          <table:table-cell table:formula="of:=[.A136]+1" office:value-type="float" office:value="1552">
            <text:p>1552</text:p>
          </table:table-cell>
          <table:table-cell office:value-type="float" office:value="0.356">
            <text:p>0,356</text:p>
          </table:table-cell>
        </table:table-row>
        <table:table-row table:style-name="ro1">
          <table:table-cell table:formula="of:=[.A137]+1" office:value-type="float" office:value="1553">
            <text:p>1553</text:p>
          </table:table-cell>
          <table:table-cell office:value-type="float" office:value="0.308">
            <text:p>0,308</text:p>
          </table:table-cell>
        </table:table-row>
        <table:table-row table:style-name="ro1">
          <table:table-cell table:formula="of:=[.A138]+1" office:value-type="float" office:value="1554">
            <text:p>1554</text:p>
          </table:table-cell>
          <table:table-cell office:value-type="float" office:value="0.332">
            <text:p>0,332</text:p>
          </table:table-cell>
        </table:table-row>
        <table:table-row table:style-name="ro1">
          <table:table-cell table:formula="of:=[.A139]+1" office:value-type="float" office:value="1555">
            <text:p>1555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table:formula="of:=[.A140]+1" office:value-type="float" office:value="1556">
            <text:p>1556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table:formula="of:=[.A141]+1" office:value-type="float" office:value="1557">
            <text:p>1557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42]+1" office:value-type="float" office:value="1558">
            <text:p>1558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table:formula="of:=[.A143]+1" office:value-type="float" office:value="1559">
            <text:p>1559</text:p>
          </table:table-cell>
          <table:table-cell office:value-type="float" office:value="0.236">
            <text:p>0,236</text:p>
          </table:table-cell>
        </table:table-row>
        <table:table-row table:style-name="ro1">
          <table:table-cell table:formula="of:=[.A144]+1" office:value-type="float" office:value="1560">
            <text:p>1560</text:p>
          </table:table-cell>
          <table:table-cell office:value-type="float" office:value="30.52">
            <text:p>30,52</text:p>
          </table:table-cell>
        </table:table-row>
        <table:table-row table:style-name="ro1">
          <table:table-cell table:formula="of:=[.A145]+1" office:value-type="float" office:value="1561">
            <text:p>1561</text:p>
          </table:table-cell>
          <table:table-cell office:value-type="float" office:value="37.24">
            <text:p>37,24</text:p>
          </table:table-cell>
        </table:table-row>
        <table:table-row table:style-name="ro1">
          <table:table-cell table:formula="of:=[.A146]+1" office:value-type="float" office:value="1562">
            <text:p>1562</text:p>
          </table:table-cell>
          <table:table-cell office:value-type="float" office:value="42.04">
            <text:p>42,04</text:p>
          </table:table-cell>
        </table:table-row>
        <table:table-row table:style-name="ro1">
          <table:table-cell table:formula="of:=[.A147]+1" office:value-type="float" office:value="1563">
            <text:p>1563</text:p>
          </table:table-cell>
          <table:table-cell office:value-type="float" office:value="48.28">
            <text:p>48,28</text:p>
          </table:table-cell>
        </table:table-row>
        <table:table-row table:style-name="ro1">
          <table:table-cell table:formula="of:=[.A148]+1" office:value-type="float" office:value="1564">
            <text:p>1564</text:p>
          </table:table-cell>
          <table:table-cell office:value-type="float" office:value="16.42">
            <text:p>16,42</text:p>
          </table:table-cell>
        </table:table-row>
        <table:table-row table:style-name="ro1">
          <table:table-cell table:formula="of:=[.A149]+1" office:value-type="float" office:value="1565">
            <text:p>1565</text:p>
          </table:table-cell>
          <table:table-cell office:value-type="float" office:value="12.04">
            <text:p>12,04</text:p>
          </table:table-cell>
        </table:table-row>
        <table:table-row table:style-name="ro1">
          <table:table-cell table:formula="of:=[.A150]+1" office:value-type="float" office:value="1566">
            <text:p>1566</text:p>
          </table:table-cell>
          <table:table-cell office:value-type="float" office:value="9.66">
            <text:p>9,66</text:p>
          </table:table-cell>
        </table:table-row>
        <table:table-row table:style-name="ro1">
          <table:table-cell table:formula="of:=[.A151]+1" office:value-type="float" office:value="1567">
            <text:p>1567</text:p>
          </table:table-cell>
          <table:table-cell office:value-type="float" office:value="5.11">
            <text:p>5,11</text:p>
          </table:table-cell>
        </table:table-row>
        <table:table-row table:style-name="ro1">
          <table:table-cell table:formula="of:=[.A152]+1" office:value-type="float" office:value="1568">
            <text:p>1568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table:formula="of:=[.A153]+1" office:value-type="float" office:value="1569">
            <text:p>1569</text:p>
          </table:table-cell>
          <table:table-cell office:value-type="float" office:value="1.598">
            <text:p>1,598</text:p>
          </table:table-cell>
        </table:table-row>
        <table:table-row table:style-name="ro1">
          <table:table-cell table:formula="of:=[.A154]+1" office:value-type="float" office:value="1570">
            <text:p>1570</text:p>
          </table:table-cell>
          <table:table-cell office:value-type="float" office:value="1.007">
            <text:p>1,007</text:p>
          </table:table-cell>
        </table:table-row>
        <table:table-row table:style-name="ro1">
          <table:table-cell table:formula="of:=[.A155]+1" office:value-type="float" office:value="1571">
            <text:p>1571</text:p>
          </table:table-cell>
          <table:table-cell office:value-type="float" office:value="0.652">
            <text:p>0,652</text:p>
          </table:table-cell>
        </table:table-row>
        <table:table-row table:style-name="ro1">
          <table:table-cell table:formula="of:=[.A156]+1" office:value-type="float" office:value="1572">
            <text:p>1572</text:p>
          </table:table-cell>
          <table:table-cell office:value-type="float" office:value="0.584">
            <text:p>0,584</text:p>
          </table:table-cell>
        </table:table-row>
        <table:table-row table:style-name="ro1">
          <table:table-cell table:formula="of:=[.A157]+1" office:value-type="float" office:value="1573">
            <text:p>1573</text:p>
          </table:table-cell>
          <table:table-cell office:value-type="float" office:value="0.448">
            <text:p>0,448</text:p>
          </table:table-cell>
        </table:table-row>
        <table:table-row table:style-name="ro1">
          <table:table-cell table:formula="of:=[.A158]+1" office:value-type="float" office:value="1574">
            <text:p>1574</text:p>
          </table:table-cell>
          <table:table-cell office:value-type="float" office:value="0.414">
            <text:p>0,414</text:p>
          </table:table-cell>
        </table:table-row>
        <table:table-row table:style-name="ro1">
          <table:table-cell table:formula="of:=[.A159]+1" office:value-type="float" office:value="1575">
            <text:p>1575</text:p>
          </table:table-cell>
          <table:table-cell office:value-type="float" office:value="0.448">
            <text:p>0,448</text:p>
          </table:table-cell>
        </table:table-row>
        <table:table-row table:style-name="ro1">
          <table:table-cell table:formula="of:=[.A160]+1" office:value-type="float" office:value="1576">
            <text:p>1576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table:formula="of:=[.A161]+1" office:value-type="float" office:value="1577">
            <text:p>1577</text:p>
          </table:table-cell>
          <table:table-cell office:value-type="float" office:value="0.356">
            <text:p>0,356</text:p>
          </table:table-cell>
        </table:table-row>
        <table:table-row table:style-name="ro1">
          <table:table-cell table:formula="of:=[.A162]+1" office:value-type="float" office:value="1578">
            <text:p>1578</text:p>
          </table:table-cell>
          <table:table-cell office:value-type="float" office:value="0.332">
            <text:p>0,332</text:p>
          </table:table-cell>
        </table:table-row>
        <table:table-row table:style-name="ro1">
          <table:table-cell table:formula="of:=[.A163]+1" office:value-type="float" office:value="1579">
            <text:p>1579</text:p>
          </table:table-cell>
          <table:table-cell office:value-type="float" office:value="0.332">
            <text:p>0,332</text:p>
          </table:table-cell>
        </table:table-row>
        <table:table-row table:style-name="ro1">
          <table:table-cell table:formula="of:=[.A164]+1" office:value-type="float" office:value="1580">
            <text:p>1580</text:p>
          </table:table-cell>
          <table:table-cell office:value-type="float" office:value="0.332">
            <text:p>0,332</text:p>
          </table:table-cell>
        </table:table-row>
        <table:table-row table:style-name="ro1">
          <table:table-cell table:formula="of:=[.A165]+1" office:value-type="float" office:value="1581">
            <text:p>1581</text:p>
          </table:table-cell>
          <table:table-cell office:value-type="float" office:value="0.516">
            <text:p>0,516</text:p>
          </table:table-cell>
        </table:table-row>
        <table:table-row table:style-name="ro1">
          <table:table-cell table:formula="of:=[.A166]+1" office:value-type="float" office:value="1582">
            <text:p>1582</text:p>
          </table:table-cell>
          <table:table-cell office:value-type="float" office:value="0.966">
            <text:p>0,966</text:p>
          </table:table-cell>
        </table:table-row>
        <table:table-row table:style-name="ro1">
          <table:table-cell table:formula="of:=[.A167]+1" office:value-type="float" office:value="1583">
            <text:p>1583</text:p>
          </table:table-cell>
          <table:table-cell office:value-type="float" office:value="21.06">
            <text:p>21,06</text:p>
          </table:table-cell>
        </table:table-row>
        <table:table-row table:style-name="ro1">
          <table:table-cell table:formula="of:=[.A168]+1" office:value-type="float" office:value="1584">
            <text:p>1584</text:p>
          </table:table-cell>
          <table:table-cell office:value-type="float" office:value="29.38">
            <text:p>29,38</text:p>
          </table:table-cell>
        </table:table-row>
        <table:table-row table:style-name="ro1">
          <table:table-cell table:formula="of:=[.A169]+1" office:value-type="float" office:value="1585">
            <text:p>1585</text:p>
          </table:table-cell>
          <table:table-cell office:value-type="float" office:value="44.82">
            <text:p>44,82</text:p>
          </table:table-cell>
        </table:table-row>
        <table:table-row table:style-name="ro1">
          <table:table-cell table:formula="of:=[.A170]+1" office:value-type="float" office:value="1586">
            <text:p>1586</text:p>
          </table:table-cell>
          <table:table-cell office:value-type="float" office:value="10.02">
            <text:p>10,02</text:p>
          </table:table-cell>
        </table:table-row>
        <table:table-row table:style-name="ro1">
          <table:table-cell table:formula="of:=[.A171]+1" office:value-type="float" office:value="1587">
            <text:p>1587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table:formula="of:=[.A172]+1" office:value-type="float" office:value="1588">
            <text:p>1588</text:p>
          </table:table-cell>
          <table:table-cell office:value-type="float" office:value="4.305">
            <text:p>4,305</text:p>
          </table:table-cell>
        </table:table-row>
        <table:table-row table:style-name="ro1">
          <table:table-cell table:formula="of:=[.A173]+1" office:value-type="float" office:value="1589">
            <text:p>1589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table:formula="of:=[.A174]+1" office:value-type="float" office:value="1590">
            <text:p>1590</text:p>
          </table:table-cell>
          <table:table-cell office:value-type="float" office:value="1.943">
            <text:p>1,943</text:p>
          </table:table-cell>
        </table:table-row>
        <table:table-row table:style-name="ro1">
          <table:table-cell table:formula="of:=[.A175]+1" office:value-type="float" office:value="1591">
            <text:p>1591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table:formula="of:=[.A176]+1" office:value-type="float" office:value="1592">
            <text:p>1592</text:p>
          </table:table-cell>
          <table:table-cell office:value-type="float" office:value="1.045">
            <text:p>1,045</text:p>
          </table:table-cell>
        </table:table-row>
        <table:table-row table:style-name="ro1">
          <table:table-cell table:formula="of:=[.A177]+1" office:value-type="float" office:value="1593">
            <text:p>1593</text:p>
          </table:table-cell>
          <table:table-cell office:value-type="float" office:value="0.869">
            <text:p>0,869</text:p>
          </table:table-cell>
        </table:table-row>
        <table:table-row table:style-name="ro1">
          <table:table-cell table:formula="of:=[.A178]+1" office:value-type="float" office:value="1594">
            <text:p>1594</text:p>
          </table:table-cell>
          <table:table-cell office:value-type="float" office:value="0.658">
            <text:p>0,658</text:p>
          </table:table-cell>
        </table:table-row>
        <table:table-row table:style-name="ro1">
          <table:table-cell table:formula="of:=[.A179]+1" office:value-type="float" office:value="1595">
            <text:p>1595</text:p>
          </table:table-cell>
          <table:table-cell office:value-type="float" office:value="0.587">
            <text:p>0,587</text:p>
          </table:table-cell>
        </table:table-row>
        <table:table-row table:style-name="ro1">
          <table:table-cell table:formula="of:=[.A180]+1" office:value-type="float" office:value="1596">
            <text:p>1596</text:p>
          </table:table-cell>
          <table:table-cell office:value-type="float" office:value="0.552">
            <text:p>0,552</text:p>
          </table:table-cell>
        </table:table-row>
        <table:table-row table:style-name="ro1">
          <table:table-cell table:formula="of:=[.A181]+1" office:value-type="float" office:value="1597">
            <text:p>1597</text:p>
          </table:table-cell>
          <table:table-cell office:value-type="float" office:value="0.482">
            <text:p>0,482</text:p>
          </table:table-cell>
        </table:table-row>
        <table:table-row table:style-name="ro1">
          <table:table-cell table:formula="of:=[.A182]+1" office:value-type="float" office:value="1598">
            <text:p>1598</text:p>
          </table:table-cell>
          <table:table-cell office:value-type="float" office:value="0.411">
            <text:p>0,411</text:p>
          </table:table-cell>
        </table:table-row>
        <table:table-row table:style-name="ro1">
          <table:table-cell table:formula="of:=[.A183]+1" office:value-type="float" office:value="1599">
            <text:p>1599</text:p>
          </table:table-cell>
          <table:table-cell office:value-type="float" office:value="0.352">
            <text:p>0,352</text:p>
          </table:table-cell>
        </table:table-row>
        <table:table-row table:style-name="ro1">
          <table:table-cell table:formula="of:=[.A184]+1" office:value-type="float" office:value="1600">
            <text:p>1600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table:formula="of:=[.A185]+1" office:value-type="float" office:value="1601">
            <text:p>1601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table:formula="of:=[.A186]+1" office:value-type="float" office:value="1602">
            <text:p>1602</text:p>
          </table:table-cell>
          <table:table-cell office:value-type="float" office:value="0.156">
            <text:p>0,156</text:p>
          </table:table-cell>
        </table:table-row>
        <table:table-row table:style-name="ro1">
          <table:table-cell table:formula="of:=[.A187]+1" office:value-type="float" office:value="1603">
            <text:p>1603</text:p>
          </table:table-cell>
          <table:table-cell office:value-type="float" office:value="0.205">
            <text:p>0,205</text:p>
          </table:table-cell>
        </table:table-row>
        <table:table-row table:style-name="ro1">
          <table:table-cell table:formula="of:=[.A188]+1" office:value-type="float" office:value="1604">
            <text:p>1604</text:p>
          </table:table-cell>
          <table:table-cell office:value-type="float" office:value="0.181">
            <text:p>0,181</text:p>
          </table:table-cell>
        </table:table-row>
        <table:table-row table:style-name="ro1">
          <table:table-cell table:formula="of:=[.A189]+1" office:value-type="float" office:value="1605">
            <text:p>160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0]+1" office:value-type="float" office:value="1606">
            <text:p>1606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191]+1" office:value-type="float" office:value="1607">
            <text:p>160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2]+1" office:value-type="float" office:value="1608">
            <text:p>1608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193]+1" office:value-type="float" office:value="1609">
            <text:p>1609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194]+1" office:value-type="float" office:value="1610">
            <text:p>1610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195]+1" office:value-type="float" office:value="1611">
            <text:p>1611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196]+1" office:value-type="float" office:value="1612">
            <text:p>161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197]+1" office:value-type="float" office:value="1613">
            <text:p>1613</text:p>
          </table:table-cell>
          <table:table-cell office:value-type="float" office:value="0.096">
            <text:p>0,096</text:p>
          </table:table-cell>
        </table:table-row>
        <table:table-row table:style-name="ro1">
          <table:table-cell table:formula="of:=[.A198]+1" office:value-type="float" office:value="1614">
            <text:p>1614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199]+1" office:value-type="float" office:value="1615">
            <text:p>161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00]+1" office:value-type="float" office:value="1616">
            <text:p>1616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201]+1" office:value-type="float" office:value="1617">
            <text:p>1617</text:p>
          </table:table-cell>
          <table:table-cell office:value-type="float" office:value="0.156">
            <text:p>0,156</text:p>
          </table:table-cell>
        </table:table-row>
        <table:table-row table:style-name="ro1">
          <table:table-cell table:formula="of:=[.A202]+1" office:value-type="float" office:value="1618">
            <text:p>161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03]+1" office:value-type="float" office:value="1619">
            <text:p>1619</text:p>
          </table:table-cell>
          <table:table-cell office:value-type="float" office:value="0.156">
            <text:p>0,156</text:p>
          </table:table-cell>
        </table:table-row>
        <table:table-row table:style-name="ro1">
          <table:table-cell table:formula="of:=[.A204]+1" office:value-type="float" office:value="1620">
            <text:p>1620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205]+1" office:value-type="float" office:value="1621">
            <text:p>1621</text:p>
          </table:table-cell>
          <table:table-cell office:value-type="float" office:value="0.181">
            <text:p>0,181</text:p>
          </table:table-cell>
        </table:table-row>
        <table:table-row table:style-name="ro1">
          <table:table-cell table:formula="of:=[.A206]+1" office:value-type="float" office:value="1622">
            <text:p>162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07]+1" office:value-type="float" office:value="1623">
            <text:p>162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08]+1" office:value-type="float" office:value="1624">
            <text:p>162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09]+1" office:value-type="float" office:value="1625">
            <text:p>162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10]+1" office:value-type="float" office:value="1626">
            <text:p>1626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211]+1" office:value-type="float" office:value="1627">
            <text:p>1627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12]+1" office:value-type="float" office:value="1628">
            <text:p>1628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213]+1" office:value-type="float" office:value="1629">
            <text:p>1629</text:p>
          </table:table-cell>
          <table:table-cell office:value-type="float" office:value="0.132">
            <text:p>0,132</text:p>
          </table:table-cell>
        </table:table-row>
        <table:table-row table:style-name="ro1">
          <table:table-cell table:formula="of:=[.A214]+1" office:value-type="float" office:value="1630">
            <text:p>1630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15]+1" office:value-type="float" office:value="1631">
            <text:p>163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16]+1" office:value-type="float" office:value="1632">
            <text:p>1632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217]+1" office:value-type="float" office:value="1633">
            <text:p>163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18]+1" office:value-type="float" office:value="1634">
            <text:p>163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19]+1" office:value-type="float" office:value="1635">
            <text:p>163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20]+1" office:value-type="float" office:value="1636">
            <text:p>1636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[.A221]+1" office:value-type="float" office:value="1637">
            <text:p>1637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table:formula="of:=[.A222]+1" office:value-type="float" office:value="1638">
            <text:p>1638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[.A223]+1" office:value-type="float" office:value="1639">
            <text:p>1639</text:p>
          </table:table-cell>
          <table:table-cell office:value-type="float" office:value="0.446">
            <text:p>0,446</text:p>
          </table:table-cell>
        </table:table-row>
        <table:table-row table:style-name="ro1">
          <table:table-cell table:formula="of:=[.A224]+1" office:value-type="float" office:value="1640">
            <text:p>1640</text:p>
          </table:table-cell>
          <table:table-cell office:value-type="float" office:value="0.763">
            <text:p>0,763</text:p>
          </table:table-cell>
        </table:table-row>
        <table:table-row table:style-name="ro1">
          <table:table-cell table:formula="of:=[.A225]+1" office:value-type="float" office:value="1641">
            <text:p>1641</text:p>
          </table:table-cell>
          <table:table-cell office:value-type="float" office:value="0.327">
            <text:p>0,327</text:p>
          </table:table-cell>
        </table:table-row>
        <table:table-row table:style-name="ro1">
          <table:table-cell table:formula="of:=[.A226]+1" office:value-type="float" office:value="1642">
            <text:p>1642</text:p>
          </table:table-cell>
          <table:table-cell office:value-type="float" office:value="0.108">
            <text:p>0,108</text:p>
          </table:table-cell>
        </table:table-row>
        <table:table-row table:style-name="ro1">
          <table:table-cell table:formula="of:=[.A227]+1" office:value-type="float" office:value="1643">
            <text:p>1643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[.A228]+1" office:value-type="float" office:value="1644">
            <text:p>1644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table:formula="of:=[.A229]+1" office:value-type="float" office:value="1645">
            <text:p>1645</text:p>
          </table:table-cell>
          <table:table-cell office:value-type="float" office:value="25.5">
            <text:p>25,5</text:p>
          </table:table-cell>
        </table:table-row>
        <table:table-row table:style-name="ro1">
          <table:table-cell table:formula="of:=[.A230]+1" office:value-type="float" office:value="1646">
            <text:p>164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formula="of:=[.A231]+1" office:value-type="float" office:value="1647">
            <text:p>1647</text:p>
          </table:table-cell>
          <table:table-cell office:value-type="float" office:value="51.667">
            <text:p>51,667</text:p>
          </table:table-cell>
        </table:table-row>
        <table:table-row table:style-name="ro1">
          <table:table-cell table:formula="of:=[.A232]+1" office:value-type="float" office:value="1648">
            <text:p>1648</text:p>
          </table:table-cell>
          <table:table-cell office:value-type="float" office:value="105.8">
            <text:p>105,8</text:p>
          </table:table-cell>
        </table:table-row>
        <table:table-row table:style-name="ro1">
          <table:table-cell table:formula="of:=[.A233]+1" office:value-type="float" office:value="1649">
            <text:p>1649</text:p>
          </table:table-cell>
          <table:table-cell office:value-type="float" office:value="66.667">
            <text:p>66,667</text:p>
          </table:table-cell>
        </table:table-row>
        <table:table-row table:style-name="ro1">
          <table:table-cell table:formula="of:=[.A234]+1" office:value-type="float" office:value="1650">
            <text:p>1650</text:p>
          </table:table-cell>
          <table:table-cell office:value-type="float" office:value="3.44">
            <text:p>3,44</text:p>
          </table:table-cell>
        </table:table-row>
        <table:table-row table:style-name="ro1">
          <table:table-cell table:formula="of:=[.A235]+1" office:value-type="float" office:value="1651">
            <text:p>1651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table:formula="of:=[.A236]+1" office:value-type="float" office:value="1652">
            <text:p>1652</text:p>
          </table:table-cell>
          <table:table-cell office:value-type="float" office:value="0.862">
            <text:p>0,862</text:p>
          </table:table-cell>
        </table:table-row>
        <table:table-row table:style-name="ro1">
          <table:table-cell table:formula="of:=[.A237]+1" office:value-type="float" office:value="1653">
            <text:p>1653</text:p>
          </table:table-cell>
          <table:table-cell office:value-type="float" office:value="0.629">
            <text:p>0,629</text:p>
          </table:table-cell>
        </table:table-row>
        <table:table-row table:style-name="ro1">
          <table:table-cell table:formula="of:=[.A238]+1" office:value-type="float" office:value="1654">
            <text:p>1654</text:p>
          </table:table-cell>
          <table:table-cell office:value-type="float" office:value="0.262">
            <text:p>0,262</text:p>
          </table:table-cell>
        </table:table-row>
        <table:table-row table:style-name="ro1">
          <table:table-cell table:formula="of:=[.A239]+1" office:value-type="float" office:value="1655">
            <text:p>1655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table:formula="of:=[.A240]+1" office:value-type="float" office:value="1656">
            <text:p>1656</text:p>
          </table:table-cell>
          <table:table-cell office:value-type="float" office:value="0.125">
            <text:p>0,125</text:p>
          </table:table-cell>
        </table:table-row>
        <table:table-row table:style-name="ro1">
          <table:table-cell table:formula="of:=[.A241]+1" office:value-type="float" office:value="1657">
            <text:p>1657</text:p>
          </table:table-cell>
          <table:table-cell office:value-type="float" office:value="0.091">
            <text:p>0,091</text:p>
          </table:table-cell>
        </table:table-row>
        <table:table-row table:style-name="ro1">
          <table:table-cell table:formula="of:=[.A242]+1" office:value-type="float" office:value="1658">
            <text:p>1658</text:p>
          </table:table-cell>
          <table:table-cell office:value-type="float" office:value="0.068">
            <text:p>0,068</text:p>
          </table:table-cell>
        </table:table-row>
        <table:table-row table:style-name="ro1">
          <table:table-cell table:formula="of:=[.A243]+1" office:value-type="float" office:value="1659">
            <text:p>1659</text:p>
          </table:table-cell>
          <table:table-cell office:value-type="float" office:value="0.068">
            <text:p>0,068</text:p>
          </table:table-cell>
        </table:table-row>
        <table:table-row table:style-name="ro1">
          <table:table-cell table:formula="of:=[.A244]+1" office:value-type="float" office:value="1660">
            <text:p>1660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245]+1" office:value-type="float" office:value="1661">
            <text:p>1661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table:formula="of:=[.A246]+1" office:value-type="float" office:value="1662">
            <text:p>1662</text:p>
          </table:table-cell>
          <table:table-cell office:value-type="float" office:value="0.035">
            <text:p>0,035</text:p>
          </table:table-cell>
        </table:table-row>
        <table:table-row table:style-name="ro1">
          <table:table-cell table:formula="of:=[.A247]+1" office:value-type="float" office:value="1663">
            <text:p>1663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table:formula="of:=[.A248]+1" office:value-type="float" office:value="1664">
            <text:p>1664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table:formula="of:=[.A249]+1" office:value-type="float" office:value="1665">
            <text:p>1665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table:formula="of:=[.A250]+1" office:value-type="float" office:value="1666">
            <text:p>1666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table:formula="of:=[.A251]+1" office:value-type="float" office:value="1667">
            <text:p>1667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252]+1" office:value-type="float" office:value="1668">
            <text:p>1668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table:formula="of:=[.A253]+1" office:value-type="float" office:value="1669">
            <text:p>1669</text:p>
          </table:table-cell>
          <table:table-cell office:value-type="float" office:value="0.035">
            <text:p>0,035</text:p>
          </table:table-cell>
        </table:table-row>
        <table:table-row table:style-name="ro1">
          <table:table-cell table:formula="of:=[.A254]+1" office:value-type="float" office:value="1670">
            <text:p>1670</text:p>
          </table:table-cell>
          <table:table-cell office:value-type="float" office:value="6.34">
            <text:p>6,34</text:p>
          </table:table-cell>
        </table:table-row>
        <table:table-row table:style-name="ro1">
          <table:table-cell table:formula="of:=[.A255]+1" office:value-type="float" office:value="1671">
            <text:p>1671</text:p>
          </table:table-cell>
          <table:table-cell office:value-type="float" office:value="26.8">
            <text:p>26,8</text:p>
          </table:table-cell>
        </table:table-row>
        <table:table-row table:style-name="ro1">
          <table:table-cell table:formula="of:=[.A256]+1" office:value-type="float" office:value="1672">
            <text:p>1672</text:p>
          </table:table-cell>
          <table:table-cell office:value-type="float" office:value="50.88">
            <text:p>50,88</text:p>
          </table:table-cell>
        </table:table-row>
        <table:table-row table:style-name="ro1">
          <table:table-cell table:formula="of:=[.A257]+1" office:value-type="float" office:value="1673">
            <text:p>1673</text:p>
          </table:table-cell>
          <table:table-cell office:value-type="float" office:value="60.48">
            <text:p>60,48</text:p>
          </table:table-cell>
        </table:table-row>
        <table:table-row table:style-name="ro1">
          <table:table-cell table:formula="of:=[.A258]+1" office:value-type="float" office:value="1674">
            <text:p>1674</text:p>
          </table:table-cell>
          <table:table-cell office:value-type="float" office:value="66.24">
            <text:p>66,24</text:p>
          </table:table-cell>
        </table:table-row>
        <table:table-row table:style-name="ro1">
          <table:table-cell table:formula="of:=[.A259]+1" office:value-type="float" office:value="1675">
            <text:p>1675</text:p>
          </table:table-cell>
          <table:table-cell office:value-type="float" office:value="15.35">
            <text:p>15,35</text:p>
          </table:table-cell>
        </table:table-row>
        <table:table-row table:style-name="ro1">
          <table:table-cell table:formula="of:=[.A260]+1" office:value-type="float" office:value="1676">
            <text:p>1676</text:p>
          </table:table-cell>
          <table:table-cell office:value-type="float" office:value="8.54">
            <text:p>8,54</text:p>
          </table:table-cell>
        </table:table-row>
        <table:table-row table:style-name="ro1">
          <table:table-cell table:formula="of:=[.A261]+1" office:value-type="float" office:value="1677">
            <text:p>1677</text:p>
          </table:table-cell>
          <table:table-cell office:value-type="float" office:value="4.335">
            <text:p>4,335</text:p>
          </table:table-cell>
        </table:table-row>
        <table:table-row table:style-name="ro1">
          <table:table-cell table:formula="of:=[.A262]+1" office:value-type="float" office:value="1678">
            <text:p>1678</text:p>
          </table:table-cell>
          <table:table-cell office:value-type="float" office:value="1.336">
            <text:p>1,336</text:p>
          </table:table-cell>
        </table:table-row>
        <table:table-row table:style-name="ro1">
          <table:table-cell table:formula="of:=[.A263]+1" office:value-type="float" office:value="1679">
            <text:p>1679</text:p>
          </table:table-cell>
          <table:table-cell office:value-type="float" office:value="1.071">
            <text:p>1,071</text:p>
          </table:table-cell>
        </table:table-row>
        <table:table-row table:style-name="ro1">
          <table:table-cell table:formula="of:=[.A264]+1" office:value-type="float" office:value="1680">
            <text:p>1680</text:p>
          </table:table-cell>
          <table:table-cell office:value-type="float" office:value="0.672">
            <text:p>0,672</text:p>
          </table:table-cell>
        </table:table-row>
        <table:table-row table:style-name="ro1">
          <table:table-cell table:formula="of:=[.A265]+1" office:value-type="float" office:value="1681">
            <text:p>1681</text:p>
          </table:table-cell>
          <table:table-cell office:value-type="float" office:value="1.232">
            <text:p>1,232</text:p>
          </table:table-cell>
        </table:table-row>
        <table:table-row table:style-name="ro1">
          <table:table-cell table:formula="of:=[.A266]+1" office:value-type="float" office:value="1682">
            <text:p>1682</text:p>
          </table:table-cell>
          <table:table-cell office:value-type="float" office:value="0.854">
            <text:p>0,854</text:p>
          </table:table-cell>
        </table:table-row>
        <table:table-row table:style-name="ro1">
          <table:table-cell table:formula="of:=[.A267]+1" office:value-type="float" office:value="1683">
            <text:p>1683</text:p>
          </table:table-cell>
          <table:table-cell office:value-type="float" office:value="0.672">
            <text:p>0,672</text:p>
          </table:table-cell>
        </table:table-row>
        <table:table-row table:style-name="ro1">
          <table:table-cell table:formula="of:=[.A268]+1" office:value-type="float" office:value="1684">
            <text:p>1684</text:p>
          </table:table-cell>
          <table:table-cell office:value-type="float" office:value="0.526">
            <text:p>0,526</text:p>
          </table:table-cell>
        </table:table-row>
        <table:table-row table:style-name="ro1">
          <table:table-cell table:formula="of:=[.A269]+1" office:value-type="float" office:value="1685">
            <text:p>1685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270]+1" office:value-type="float" office:value="1686">
            <text:p>1686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table:formula="of:=[.A271]+1" office:value-type="float" office:value="1687">
            <text:p>1687</text:p>
          </table:table-cell>
          <table:table-cell office:value-type="float" office:value="0.453">
            <text:p>0,453</text:p>
          </table:table-cell>
        </table:table-row>
        <table:table-row table:style-name="ro1">
          <table:table-cell table:formula="of:=[.A272]+1" office:value-type="float" office:value="1688">
            <text:p>1688</text:p>
          </table:table-cell>
          <table:table-cell office:value-type="float" office:value="0.418">
            <text:p>0,418</text:p>
          </table:table-cell>
        </table:table-row>
        <table:table-row table:style-name="ro1">
          <table:table-cell table:formula="of:=[.A273]+1" office:value-type="float" office:value="1689">
            <text:p>1689</text:p>
          </table:table-cell>
          <table:table-cell office:value-type="float" office:value="0.383">
            <text:p>0,383</text:p>
          </table:table-cell>
        </table:table-row>
        <table:table-row table:style-name="ro1">
          <table:table-cell table:formula="of:=[.A274]+1" office:value-type="float" office:value="1690">
            <text:p>1690</text:p>
          </table:table-cell>
          <table:table-cell office:value-type="float" office:value="0.349">
            <text:p>0,349</text:p>
          </table:table-cell>
        </table:table-row>
        <table:table-row table:style-name="ro1">
          <table:table-cell table:formula="of:=[.A275]+1" office:value-type="float" office:value="1691">
            <text:p>1691</text:p>
          </table:table-cell>
          <table:table-cell office:value-type="float" office:value="0.349">
            <text:p>0,349</text:p>
          </table:table-cell>
        </table:table-row>
        <table:table-row table:style-name="ro1">
          <table:table-cell table:formula="of:=[.A276]+1" office:value-type="float" office:value="1692">
            <text:p>1692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77]+1" office:value-type="float" office:value="1693">
            <text:p>1693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78]+1" office:value-type="float" office:value="1694">
            <text:p>1694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79]+1" office:value-type="float" office:value="1695">
            <text:p>1695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0]+1" office:value-type="float" office:value="1696">
            <text:p>1696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1]+1" office:value-type="float" office:value="1697">
            <text:p>1697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2]+1" office:value-type="float" office:value="1698">
            <text:p>1698</text:p>
          </table:table-cell>
          <table:table-cell office:value-type="float" office:value="0.383">
            <text:p>0,383</text:p>
          </table:table-cell>
        </table:table-row>
        <table:table-row table:style-name="ro1">
          <table:table-cell table:formula="of:=[.A283]+1" office:value-type="float" office:value="1699">
            <text:p>1699</text:p>
          </table:table-cell>
          <table:table-cell office:value-type="float" office:value="0.383">
            <text:p>0,383</text:p>
          </table:table-cell>
        </table:table-row>
        <table:table-row table:style-name="ro1">
          <table:table-cell table:formula="of:=[.A284]+1" office:value-type="float" office:value="1700">
            <text:p>1700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5]+1" office:value-type="float" office:value="1701">
            <text:p>1701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6]+1" office:value-type="float" office:value="1702">
            <text:p>1702</text:p>
          </table:table-cell>
          <table:table-cell office:value-type="float" office:value="0.314">
            <text:p>0,314</text:p>
          </table:table-cell>
        </table:table-row>
        <table:table-row table:style-name="ro1">
          <table:table-cell table:formula="of:=[.A287]+1" office:value-type="float" office:value="1703">
            <text:p>1703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288]+1" office:value-type="float" office:value="1704">
            <text:p>1704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289]+1" office:value-type="float" office:value="1705">
            <text:p>1705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290]+1" office:value-type="float" office:value="1706">
            <text:p>1706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291]+1" office:value-type="float" office:value="1707">
            <text:p>1707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292]+1" office:value-type="float" office:value="1708">
            <text:p>1708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293]+1" office:value-type="float" office:value="1709">
            <text:p>1709</text:p>
          </table:table-cell>
          <table:table-cell office:value-type="float" office:value="0.209">
            <text:p>0,209</text:p>
          </table:table-cell>
        </table:table-row>
        <table:table-row table:style-name="ro1">
          <table:table-cell table:formula="of:=[.A294]+1" office:value-type="float" office:value="1710">
            <text:p>1710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295]+1" office:value-type="float" office:value="1711">
            <text:p>1711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296]+1" office:value-type="float" office:value="1712">
            <text:p>1712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97]+1" office:value-type="float" office:value="1713">
            <text:p>1713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98]+1" office:value-type="float" office:value="1714">
            <text:p>1714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299]+1" office:value-type="float" office:value="1715">
            <text:p>1715</text:p>
          </table:table-cell>
          <table:table-cell office:value-type="float" office:value="0.209">
            <text:p>0,209</text:p>
          </table:table-cell>
        </table:table-row>
        <table:table-row table:style-name="ro1">
          <table:table-cell table:formula="of:=[.A300]+1" office:value-type="float" office:value="1716">
            <text:p>171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01]+1" office:value-type="float" office:value="1717">
            <text:p>1717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02]+1" office:value-type="float" office:value="1718">
            <text:p>1718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03]+1" office:value-type="float" office:value="1719">
            <text:p>171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04]+1" office:value-type="float" office:value="1720">
            <text:p>172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05]+1" office:value-type="float" office:value="1721">
            <text:p>1721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06]+1" office:value-type="float" office:value="1722">
            <text:p>1722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07]+1" office:value-type="float" office:value="1723">
            <text:p>1723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08]+1" office:value-type="float" office:value="1724">
            <text:p>1724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09]+1" office:value-type="float" office:value="1725">
            <text:p>1725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10]+1" office:value-type="float" office:value="1726">
            <text:p>1726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11]+1" office:value-type="float" office:value="1727">
            <text:p>1727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312]+1" office:value-type="float" office:value="1728">
            <text:p>1728</text:p>
          </table:table-cell>
          <table:table-cell office:value-type="float" office:value="0.086">
            <text:p>0,086</text:p>
          </table:table-cell>
        </table:table-row>
        <table:table-row table:style-name="ro1">
          <table:table-cell table:formula="of:=[.A313]+1" office:value-type="float" office:value="1729">
            <text:p>1729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14]+1" office:value-type="float" office:value="1730">
            <text:p>1730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15]+1" office:value-type="float" office:value="1731">
            <text:p>1731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16]+1" office:value-type="float" office:value="1732">
            <text:p>1732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17]+1" office:value-type="float" office:value="1733">
            <text:p>1733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18]+1" office:value-type="float" office:value="1734">
            <text:p>1734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19]+1" office:value-type="float" office:value="1735">
            <text:p>1735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20]+1" office:value-type="float" office:value="1736">
            <text:p>1736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21]+1" office:value-type="float" office:value="1737">
            <text:p>1737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[.A322]+1" office:value-type="float" office:value="1738">
            <text:p>1738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[.A323]+1" office:value-type="float" office:value="1739">
            <text:p>1739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[.A324]+1" office:value-type="float" office:value="1740">
            <text:p>1740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25]+1" office:value-type="float" office:value="1741">
            <text:p>1741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26]+1" office:value-type="float" office:value="1742">
            <text:p>1742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327]+1" office:value-type="float" office:value="1743">
            <text:p>1743</text:p>
          </table:table-cell>
          <table:table-cell office:value-type="float" office:value="0.599">
            <text:p>0,599</text:p>
          </table:table-cell>
        </table:table-row>
        <table:table-row table:style-name="ro1">
          <table:table-cell table:formula="of:=[.A328]+1" office:value-type="float" office:value="1744">
            <text:p>1744</text:p>
          </table:table-cell>
          <table:table-cell office:value-type="float" office:value="0.453">
            <text:p>0,453</text:p>
          </table:table-cell>
        </table:table-row>
        <table:table-row table:style-name="ro1">
          <table:table-cell table:formula="of:=[.A329]+1" office:value-type="float" office:value="1745">
            <text:p>1745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30]+1" office:value-type="float" office:value="1746">
            <text:p>1746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31]+1" office:value-type="float" office:value="1747">
            <text:p>1747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32]+1" office:value-type="float" office:value="1748">
            <text:p>1748</text:p>
          </table:table-cell>
          <table:table-cell office:value-type="float" office:value="0.781">
            <text:p>0,781</text:p>
          </table:table-cell>
        </table:table-row>
        <table:table-row table:style-name="ro1">
          <table:table-cell table:formula="of:=[.A333]+1" office:value-type="float" office:value="1749">
            <text:p>1749</text:p>
          </table:table-cell>
          <table:table-cell office:value-type="float" office:value="0.709">
            <text:p>0,709</text:p>
          </table:table-cell>
        </table:table-row>
        <table:table-row table:style-name="ro1">
          <table:table-cell table:formula="of:=[.A334]+1" office:value-type="float" office:value="1750">
            <text:p>1750</text:p>
          </table:table-cell>
          <table:table-cell office:value-type="float" office:value="0.349">
            <text:p>0,349</text:p>
          </table:table-cell>
        </table:table-row>
        <table:table-row table:style-name="ro1">
          <table:table-cell table:formula="of:=[.A335]+1" office:value-type="float" office:value="1751">
            <text:p>1751</text:p>
          </table:table-cell>
          <table:table-cell office:value-type="float" office:value="0.175">
            <text:p>0,175</text:p>
          </table:table-cell>
        </table:table-row>
        <table:table-row table:style-name="ro1">
          <table:table-cell table:formula="of:=[.A336]+1" office:value-type="float" office:value="1752">
            <text:p>1752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37]+1" office:value-type="float" office:value="1753">
            <text:p>1753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[.A338]+1" office:value-type="float" office:value="1754">
            <text:p>1754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39]+1" office:value-type="float" office:value="1755">
            <text:p>1755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40]+1" office:value-type="float" office:value="1756">
            <text:p>1756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41]+1" office:value-type="float" office:value="1757">
            <text:p>1757</text:p>
          </table:table-cell>
          <table:table-cell office:value-type="float" office:value="0.963">
            <text:p>0,963</text:p>
          </table:table-cell>
        </table:table-row>
        <table:table-row table:style-name="ro1">
          <table:table-cell table:formula="of:=[.A342]+1" office:value-type="float" office:value="1758">
            <text:p>1758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table:formula="of:=[.A343]+1" office:value-type="float" office:value="1759">
            <text:p>1759</text:p>
          </table:table-cell>
          <table:table-cell office:value-type="float" office:value="0.453">
            <text:p>0,453</text:p>
          </table:table-cell>
        </table:table-row>
        <table:table-row table:style-name="ro1">
          <table:table-cell table:formula="of:=[.A344]+1" office:value-type="float" office:value="1760">
            <text:p>1760</text:p>
          </table:table-cell>
          <table:table-cell office:value-type="float" office:value="0.279">
            <text:p>0,279</text:p>
          </table:table-cell>
        </table:table-row>
        <table:table-row table:style-name="ro1">
          <table:table-cell table:formula="of:=[.A345]+1" office:value-type="float" office:value="1761">
            <text:p>1761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table:formula="of:=[.A346]+1" office:value-type="float" office:value="1762">
            <text:p>1762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347]+1" office:value-type="float" office:value="1763">
            <text:p>1763</text:p>
          </table:table-cell>
          <table:table-cell office:value-type="float" office:value="0.105">
            <text:p>0,105</text:p>
          </table:table-cell>
        </table:table-row>
        <table:table-row table:style-name="ro1">
          <table:table-cell table:formula="of:=[.A348]+1" office:value-type="float" office:value="1764">
            <text:p>1764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[.A349]+1" office:value-type="float" office:value="1765">
            <text:p>1765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350]+1" office:value-type="float" office:value="1766">
            <text:p>1766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51]+1" office:value-type="float" office:value="1767">
            <text:p>1767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52]+1" office:value-type="float" office:value="1768">
            <text:p>1768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53]+1" office:value-type="float" office:value="1769">
            <text:p>1769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354]+1" office:value-type="float" office:value="1770">
            <text:p>1770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[.A355]+1" office:value-type="float" office:value="1771">
            <text:p>1771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[.A356]+1" office:value-type="float" office:value="1772">
            <text:p>1772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[.A357]+1" office:value-type="float" office:value="1773">
            <text:p>1773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[.A358]+1" office:value-type="float" office:value="1774">
            <text:p>1774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table:formula="of:=[.A359]+1" office:value-type="float" office:value="1775">
            <text:p>1775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table:formula="of:=[.A360]+1" office:value-type="float" office:value="1776">
            <text:p>1776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table:formula="of:=[.A361]+1" office:value-type="float" office:value="1777">
            <text:p>1777</text:p>
          </table:table-cell>
          <table:table-cell office:value-type="float" office:value="1.74">
            <text:p>1,74</text:p>
          </table:table-cell>
        </table:table-row>
        <table:table-row table:style-name="ro1">
          <table:table-cell table:formula="of:=[.A362]+1" office:value-type="float" office:value="1778">
            <text:p>1778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363]+1" office:value-type="float" office:value="1779">
            <text:p>1779</text:p>
          </table:table-cell>
          <table:table-cell office:value-type="float" office:value="0.656">
            <text:p>0,656</text:p>
          </table:table-cell>
        </table:table-row>
        <table:table-row table:style-name="ro1">
          <table:table-cell table:formula="of:=[.A364]+1" office:value-type="float" office:value="1780">
            <text:p>178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365]+1" office:value-type="float" office:value="1781">
            <text:p>1781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366]+1" office:value-type="float" office:value="1782">
            <text:p>1782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367]+1" office:value-type="float" office:value="1783">
            <text:p>1783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368]+1" office:value-type="float" office:value="1784">
            <text:p>1784</text:p>
          </table:table-cell>
          <table:table-cell office:value-type="float" office:value="0.066">
            <text:p>0,066</text:p>
          </table:table-cell>
        </table:table-row>
        <table:table-row table:style-name="ro1">
          <table:table-cell table:formula="of:=[.A369]+1" office:value-type="float" office:value="1785">
            <text:p>1785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370]+1" office:value-type="float" office:value="1786">
            <text:p>1786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371]+1" office:value-type="float" office:value="1787">
            <text:p>1787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372]+1" office:value-type="float" office:value="1788">
            <text:p>1788</text:p>
          </table:table-cell>
          <table:table-cell office:value-type="float" office:value="2.76">
            <text:p>2,76</text:p>
          </table:table-cell>
        </table:table-row>
        <table:table-row table:style-name="ro1">
          <table:table-cell table:formula="of:=[.A373]+1" office:value-type="float" office:value="1789">
            <text:p>1789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table:formula="of:=[.A374]+1" office:value-type="float" office:value="1790">
            <text:p>1790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table:formula="of:=[.A375]+1" office:value-type="float" office:value="1791">
            <text:p>1791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table:formula="of:=[.A376]+1" office:value-type="float" office:value="1792">
            <text:p>1792</text:p>
          </table:table-cell>
          <table:table-cell office:value-type="float" office:value="0.468">
            <text:p>0,468</text:p>
          </table:table-cell>
        </table:table-row>
        <table:table-row table:style-name="ro1">
          <table:table-cell table:formula="of:=[.A377]+1" office:value-type="float" office:value="1793">
            <text:p>1793</text:p>
          </table:table-cell>
          <table:table-cell office:value-type="float" office:value="0.306">
            <text:p>0,306</text:p>
          </table:table-cell>
        </table:table-row>
        <table:table-row table:style-name="ro1">
          <table:table-cell table:formula="of:=[.A378]+1" office:value-type="float" office:value="1794">
            <text:p>1794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table:formula="of:=[.A379]+1" office:value-type="float" office:value="1795">
            <text:p>1795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80]+1" office:value-type="float" office:value="1796">
            <text:p>1796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81]+1" office:value-type="float" office:value="1797">
            <text:p>1797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82]+1" office:value-type="float" office:value="1798">
            <text:p>1798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83]+1" office:value-type="float" office:value="1799">
            <text:p>1799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84]+1" office:value-type="float" office:value="1800">
            <text:p>1800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85]+1" office:value-type="float" office:value="1801">
            <text:p>1801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86]+1" office:value-type="float" office:value="1802">
            <text:p>1802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87]+1" office:value-type="float" office:value="1803">
            <text:p>1803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88]+1" office:value-type="float" office:value="1804">
            <text:p>1804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389]+1" office:value-type="float" office:value="1805">
            <text:p>1805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90]+1" office:value-type="float" office:value="1806">
            <text:p>1806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91]+1" office:value-type="float" office:value="1807">
            <text:p>1807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92]+1" office:value-type="float" office:value="1808">
            <text:p>1808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393]+1" office:value-type="float" office:value="1809">
            <text:p>1809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94]+1" office:value-type="float" office:value="1810">
            <text:p>1810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95]+1" office:value-type="float" office:value="1811">
            <text:p>1811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96]+1" office:value-type="float" office:value="1812">
            <text:p>1812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97]+1" office:value-type="float" office:value="1813">
            <text:p>1813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table:formula="of:=[.A398]+1" office:value-type="float" office:value="1814">
            <text:p>1814</text:p>
          </table:table-cell>
          <table:table-cell office:value-type="float" office:value="0.144">
            <text:p>0,144</text:p>
          </table:table-cell>
        </table:table-row>
        <table:table-row table:style-name="ro1">
          <table:table-cell table:formula="of:=[.A399]+1" office:value-type="float" office:value="1815">
            <text:p>1815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table:formula="of:=[.A400]+1" office:value-type="float" office:value="1816">
            <text:p>1816</text:p>
          </table:table-cell>
          <table:table-cell office:value-type="float" office:value="0.803">
            <text:p>0,803</text:p>
          </table:table-cell>
        </table:table-row>
        <table:table-row table:style-name="ro1">
          <table:table-cell table:formula="of:=[.A401]+1" office:value-type="float" office:value="1817">
            <text:p>1817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formula="of:=[.A402]+1" office:value-type="float" office:value="1818">
            <text:p>1818</text:p>
          </table:table-cell>
          <table:table-cell office:value-type="float" office:value="4.64">
            <text:p>4,64</text:p>
          </table:table-cell>
        </table:table-row>
        <table:table-row table:style-name="ro1">
          <table:table-cell table:formula="of:=[.A403]+1" office:value-type="float" office:value="1819">
            <text:p>1819</text:p>
          </table:table-cell>
          <table:table-cell office:value-type="float" office:value="9.92">
            <text:p>9,92</text:p>
          </table:table-cell>
        </table:table-row>
        <table:table-row table:style-name="ro1">
          <table:table-cell table:formula="of:=[.A404]+1" office:value-type="float" office:value="1820">
            <text:p>1820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 table:formula="of:=[.A405]+1" office:value-type="float" office:value="1821">
            <text:p>1821</text:p>
          </table:table-cell>
          <table:table-cell office:value-type="float" office:value="5.76">
            <text:p>5,76</text:p>
          </table:table-cell>
        </table:table-row>
        <table:table-row table:style-name="ro1">
          <table:table-cell table:formula="of:=[.A406]+1" office:value-type="float" office:value="1822">
            <text:p>182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[.A407]+1" office:value-type="float" office:value="1823">
            <text:p>1823</text:p>
          </table:table-cell>
          <table:table-cell office:value-type="float" office:value="0.705">
            <text:p>0,705</text:p>
          </table:table-cell>
        </table:table-row>
        <table:table-row table:style-name="ro1">
          <table:table-cell table:formula="of:=[.A408]+1" office:value-type="float" office:value="1824">
            <text:p>1824</text:p>
          </table:table-cell>
          <table:table-cell office:value-type="float" office:value="0.606">
            <text:p>0,606</text:p>
          </table:table-cell>
        </table:table-row>
        <table:table-row table:style-name="ro1">
          <table:table-cell table:formula="of:=[.A409]+1" office:value-type="float" office:value="1825">
            <text:p>1825</text:p>
          </table:table-cell>
          <table:table-cell office:value-type="float" office:value="2.76">
            <text:p>2,76</text:p>
          </table:table-cell>
        </table:table-row>
        <table:table-row table:style-name="ro1">
          <table:table-cell table:formula="of:=[.A410]+1" office:value-type="float" office:value="1826">
            <text:p>1826</text:p>
          </table:table-cell>
          <table:table-cell office:value-type="float" office:value="0.656">
            <text:p>0,656</text:p>
          </table:table-cell>
        </table:table-row>
        <table:table-row table:style-name="ro1">
          <table:table-cell table:formula="of:=[.A411]+1" office:value-type="float" office:value="1827">
            <text:p>1827</text:p>
          </table:table-cell>
          <table:table-cell office:value-type="float" office:value="0.606">
            <text:p>0,606</text:p>
          </table:table-cell>
        </table:table-row>
        <table:table-row table:style-name="ro1">
          <table:table-cell table:formula="of:=[.A412]+1" office:value-type="float" office:value="1828">
            <text:p>1828</text:p>
          </table:table-cell>
          <table:table-cell office:value-type="float" office:value="0.606">
            <text:p>0,606</text:p>
          </table:table-cell>
        </table:table-row>
        <table:table-row table:style-name="ro1">
          <table:table-cell table:formula="of:=[.A413]+1" office:value-type="float" office:value="1829">
            <text:p>1829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table:formula="of:=[.A414]+1" office:value-type="float" office:value="1830">
            <text:p>1830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table:formula="of:=[.A415]+1" office:value-type="float" office:value="1831">
            <text:p>1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416]+1" office:value-type="float" office:value="1832">
            <text:p>1832</text:p>
          </table:table-cell>
          <table:table-cell office:value-type="float" office:value="0.705">
            <text:p>0,705</text:p>
          </table:table-cell>
        </table:table-row>
        <table:table-row table:style-name="ro1">
          <table:table-cell table:formula="of:=[.A417]+1" office:value-type="float" office:value="1833">
            <text:p>1833</text:p>
          </table:table-cell>
          <table:table-cell office:value-type="float" office:value="0.557">
            <text:p>0,557</text:p>
          </table:table-cell>
        </table:table-row>
        <table:table-row table:style-name="ro1">
          <table:table-cell table:formula="of:=[.A418]+1" office:value-type="float" office:value="1834">
            <text:p>1834</text:p>
          </table:table-cell>
          <table:table-cell office:value-type="float" office:value="0.557">
            <text:p>0,557</text:p>
          </table:table-cell>
        </table:table-row>
        <table:table-row table:style-name="ro1">
          <table:table-cell table:formula="of:=[.A419]+1" office:value-type="float" office:value="1835">
            <text:p>1835</text:p>
          </table:table-cell>
          <table:table-cell office:value-type="float" office:value="0.803">
            <text:p>0,803</text:p>
          </table:table-cell>
        </table:table-row>
        <table:table-row table:style-name="ro1">
          <table:table-cell table:formula="of:=[.A420]+1" office:value-type="float" office:value="1836">
            <text:p>1836</text:p>
          </table:table-cell>
          <table:table-cell office:value-type="float" office:value="0.902">
            <text:p>0,902</text:p>
          </table:table-cell>
        </table:table-row>
        <table:table-row table:style-name="ro1">
          <table:table-cell table:formula="of:=[.A421]+1" office:value-type="float" office:value="1837">
            <text:p>1837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table:formula="of:=[.A422]+1" office:value-type="float" office:value="1838">
            <text:p>1838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table:formula="of:=[.A423]+1" office:value-type="float" office:value="1839">
            <text:p>1839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table:formula="of:=[.A424]+1" office:value-type="float" office:value="1840">
            <text:p>1840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table:formula="of:=[.A425]+1" office:value-type="float" office:value="1841">
            <text:p>1841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table:formula="of:=[.A426]+1" office:value-type="float" office:value="1842">
            <text:p>1842</text:p>
          </table:table-cell>
          <table:table-cell office:value-type="float" office:value="5.28">
            <text:p>5,28</text:p>
          </table:table-cell>
        </table:table-row>
        <table:table-row table:style-name="ro1">
          <table:table-cell table:formula="of:=[.A427]+1" office:value-type="float" office:value="1843">
            <text:p>1843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table:formula="of:=[.A428]+1" office:value-type="float" office:value="1844">
            <text:p>1844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table:formula="of:=[.A429]+1" office:value-type="float" office:value="1845">
            <text:p>1845</text:p>
          </table:table-cell>
          <table:table-cell office:value-type="float" office:value="2.43">
            <text:p>2,43</text:p>
          </table:table-cell>
        </table:table-row>
        <table:table-row table:style-name="ro1">
          <table:table-cell table:formula="of:=[.A430]+1" office:value-type="float" office:value="1846">
            <text:p>1846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table:formula="of:=[.A431]+1" office:value-type="float" office:value="1847">
            <text:p>1847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table:formula="of:=[.A432]+1" office:value-type="float" office:value="1848">
            <text:p>1848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433]+1" office:value-type="float" office:value="1849">
            <text:p>1849</text:p>
          </table:table-cell>
          <table:table-cell office:value-type="float" office:value="2.87">
            <text:p>2,87</text:p>
          </table:table-cell>
        </table:table-row>
        <table:table-row table:style-name="ro1">
          <table:table-cell table:formula="of:=[.A434]+1" office:value-type="float" office:value="1850">
            <text:p>1850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table:formula="of:=[.A435]+1" office:value-type="float" office:value="1851">
            <text:p>1851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table:formula="of:=[.A436]+1" office:value-type="float" office:value="1852">
            <text:p>1852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437]+1" office:value-type="float" office:value="1853">
            <text:p>1853</text:p>
          </table:table-cell>
          <table:table-cell office:value-type="float" office:value="1.15">
            <text:p>1,15</text:p>
          </table:table-cell>
        </table:table-row>
        <table:table-row table:style-name="ro1">
          <table:table-cell table:formula="of:=[.A438]+1" office:value-type="float" office:value="1854">
            <text:p>1854</text:p>
          </table:table-cell>
          <table:table-cell office:value-type="float" office:value="0.951">
            <text:p>0,951</text:p>
          </table:table-cell>
        </table:table-row>
        <table:table-row table:style-name="ro1">
          <table:table-cell table:formula="of:=[.A439]+1" office:value-type="float" office:value="1855">
            <text:p>1855</text:p>
          </table:table-cell>
          <table:table-cell office:value-type="float" office:value="0.803">
            <text:p>0,803</text:p>
          </table:table-cell>
        </table:table-row>
        <table:table-row table:style-name="ro1">
          <table:table-cell table:formula="of:=[.A440]+1" office:value-type="float" office:value="1856">
            <text:p>1856</text:p>
          </table:table-cell>
          <table:table-cell office:value-type="float" office:value="0.705">
            <text:p>0,705</text:p>
          </table:table-cell>
        </table:table-row>
        <table:table-row table:style-name="ro1">
          <table:table-cell table:formula="of:=[.A441]+1" office:value-type="float" office:value="1857">
            <text:p>1857</text:p>
          </table:table-cell>
          <table:table-cell office:value-type="float" office:value="0.606">
            <text:p>0,606</text:p>
          </table:table-cell>
        </table:table-row>
        <table:table-row table:style-name="ro1">
          <table:table-cell table:formula="of:=[.A442]+1" office:value-type="float" office:value="1858">
            <text:p>1858</text:p>
          </table:table-cell>
          <table:table-cell office:value-type="float" office:value="0.508">
            <text:p>0,508</text:p>
          </table:table-cell>
        </table:table-row>
        <table:table-row table:style-name="ro1">
          <table:table-cell table:formula="of:=[.A443]+1" office:value-type="float" office:value="1859">
            <text:p>1859</text:p>
          </table:table-cell>
          <table:table-cell office:value-type="float" office:value="0.427">
            <text:p>0,427</text:p>
          </table:table-cell>
        </table:table-row>
        <table:table-row table:style-name="ro1">
          <table:table-cell table:formula="of:=[.A444]+1" office:value-type="float" office:value="1860">
            <text:p>1860</text:p>
          </table:table-cell>
          <table:table-cell office:value-type="float" office:value="0.427">
            <text:p>0,427</text:p>
          </table:table-cell>
        </table:table-row>
        <table:table-row table:style-name="ro1">
          <table:table-cell table:formula="of:=[.A445]+1" office:value-type="float" office:value="1861">
            <text:p>1861</text:p>
          </table:table-cell>
          <table:table-cell office:value-type="float" office:value="0.387">
            <text:p>0,387</text:p>
          </table:table-cell>
        </table:table-row>
        <table:table-row table:style-name="ro1">
          <table:table-cell table:formula="of:=[.A446]+1" office:value-type="float" office:value="1862">
            <text:p>1862</text:p>
          </table:table-cell>
          <table:table-cell office:value-type="float" office:value="0.306">
            <text:p>0,306</text:p>
          </table:table-cell>
        </table:table-row>
        <table:table-row table:style-name="ro1">
          <table:table-cell table:formula="of:=[.A447]+1" office:value-type="float" office:value="1863">
            <text:p>1863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table:formula="of:=[.A448]+1" office:value-type="float" office:value="1864">
            <text:p>1864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table:formula="of:=[.A449]+1" office:value-type="float" office:value="1865">
            <text:p>1865</text:p>
          </table:table-cell>
          <table:table-cell office:value-type="float" office:value="0.306">
            <text:p>0,306</text:p>
          </table:table-cell>
        </table:table-row>
        <table:table-row table:style-name="ro1">
          <table:table-cell table:formula="of:=[.A450]+1" office:value-type="float" office:value="1866">
            <text:p>1866</text:p>
          </table:table-cell>
          <table:table-cell office:value-type="float" office:value="0.066">
            <text:p>0,066</text:p>
          </table:table-cell>
        </table:table-row>
        <table:table-row table:style-name="ro1">
          <table:table-cell table:formula="of:=[.A451]+1" office:value-type="float" office:value="1867">
            <text:p>1867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[.A452]+1" office:value-type="float" office:value="1868">
            <text:p>1868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453]+1" office:value-type="float" office:value="1869">
            <text:p>1869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table:formula="of:=[.A454]+1" office:value-type="float" office:value="1870">
            <text:p>1870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455]+1" office:value-type="float" office:value="1871">
            <text:p>1871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456]+1" office:value-type="float" office:value="1872">
            <text:p>1872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457]+1" office:value-type="float" office:value="1873">
            <text:p>1873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458]+1" office:value-type="float" office:value="1874">
            <text:p>1874</text:p>
          </table:table-cell>
          <table:table-cell office:value-type="float" office:value="0.066">
            <text:p>0,066</text:p>
          </table:table-cell>
        </table:table-row>
        <table:table-row table:style-name="ro1">
          <table:table-cell table:formula="of:=[.A459]+1" office:value-type="float" office:value="1875">
            <text:p>1875</text:p>
          </table:table-cell>
          <table:table-cell office:value-type="float" office:value="0.066">
            <text:p>0,066</text:p>
          </table:table-cell>
        </table:table-row>
        <table:table-row table:style-name="ro1">
          <table:table-cell table:formula="of:=[.A460]+1" office:value-type="float" office:value="1876">
            <text:p>1876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461]+1" office:value-type="float" office:value="1877">
            <text:p>1877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462]+1" office:value-type="float" office:value="1878">
            <text:p>1878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463]+1" office:value-type="float" office:value="1879">
            <text:p>1879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464]+1" office:value-type="float" office:value="1880">
            <text:p>1880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[.A465]+1" office:value-type="float" office:value="1881">
            <text:p>1881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[.A466]+1" office:value-type="float" office:value="1882">
            <text:p>1882</text:p>
          </table:table-cell>
          <table:table-cell office:value-type="float" office:value="0.009">
            <text:p>0,009</text:p>
          </table:table-cell>
        </table:table-row>
        <table:table-row table:style-name="ro1">
          <table:table-cell table:formula="of:=[.A467]+1" office:value-type="float" office:value="1883">
            <text:p>1883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468]+1" office:value-type="float" office:value="1884">
            <text:p>1884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469]+1" office:value-type="float" office:value="1885">
            <text:p>188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470]+1" office:value-type="float" office:value="1886">
            <text:p>1886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table:formula="of:=[.A471]+1" office:value-type="float" office:value="1887">
            <text:p>1887</text:p>
          </table:table-cell>
          <table:table-cell office:value-type="float" office:value="0.007">
            <text:p>0,007</text:p>
          </table:table-cell>
        </table:table-row>
        <table:table-row table:style-name="ro1">
          <table:table-cell table:formula="of:=[.A472]+1" office:value-type="float" office:value="1888">
            <text:p>1888</text:p>
          </table:table-cell>
          <table:table-cell office:value-type="float" office:value="0.007">
            <text:p>0,007</text:p>
          </table:table-cell>
        </table:table-row>
        <table:table-row table:style-name="ro1">
          <table:table-cell table:formula="of:=[.A473]+1" office:value-type="float" office:value="1889">
            <text:p>1889</text:p>
          </table:table-cell>
          <table:table-cell office:value-type="float" office:value="0.007">
            <text:p>0,007</text:p>
          </table:table-cell>
        </table:table-row>
        <table:table-row table:style-name="ro1">
          <table:table-cell table:formula="of:=[.A474]+1" office:value-type="float" office:value="1890">
            <text:p>1890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table:formula="of:=[.A475]+1" office:value-type="float" office:value="1891">
            <text:p>1891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table:formula="of:=[.A476]+1" office:value-type="float" office:value="1892">
            <text:p>1892</text:p>
          </table:table-cell>
          <table:table-cell office:value-type="float" office:value="0.705">
            <text:p>0,705</text:p>
          </table:table-cell>
        </table:table-row>
        <table:table-row table:style-name="ro1">
          <table:table-cell table:formula="of:=[.A477]+1" office:value-type="float" office:value="1893">
            <text:p>1893</text:p>
          </table:table-cell>
          <table:table-cell office:value-type="float" office:value="0.225">
            <text:p>0,225</text:p>
          </table:table-cell>
        </table:table-row>
        <table:table-row table:style-name="ro1">
          <table:table-cell table:formula="of:=[.A478]+1" office:value-type="float" office:value="1894">
            <text:p>1894</text:p>
          </table:table-cell>
          <table:table-cell office:value-type="float" office:value="0.085">
            <text:p>0,085</text:p>
          </table:table-cell>
        </table:table-row>
        <table:table-row table:style-name="ro1">
          <table:table-cell table:formula="of:=[.A479]+1" office:value-type="float" office:value="1895">
            <text:p>189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480]+1" office:value-type="float" office:value="1896">
            <text:p>1896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table:formula="of:=[.A481]+1" office:value-type="float" office:value="1897">
            <text:p>1897</text:p>
          </table:table-cell>
          <table:table-cell office:value-type="float" office:value="0.009">
            <text:p>0,009</text:p>
          </table:table-cell>
        </table:table-row>
        <table:table-row table:style-name="ro1">
          <table:table-cell table:formula="of:=[.A482]+1" office:value-type="float" office:value="1898">
            <text:p>189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483]+1" office:value-type="float" office:value="1899">
            <text:p>189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formula="of:=[.A484]+1" office:value-type="float" office:value="1900">
            <text:p>1900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[.A485]+1" office:value-type="float" office:value="1901">
            <text:p>1901</text:p>
          </table:table-cell>
          <table:table-cell office:value-type="float" office:value="94.28">
            <text:p>94,28</text:p>
          </table:table-cell>
        </table:table-row>
        <table:table-row table:style-name="ro1">
          <table:table-cell table:formula="of:=[.A486]+1" office:value-type="float" office:value="1902">
            <text:p>1902</text:p>
          </table:table-cell>
          <table:table-cell office:value-type="float" office:value="20.78">
            <text:p>20,78</text:p>
          </table:table-cell>
        </table:table-row>
        <table:table-row table:style-name="ro1">
          <table:table-cell table:formula="of:=[.A487]+1" office:value-type="float" office:value="1903">
            <text:p>1903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table:formula="of:=[.A488]+1" office:value-type="float" office:value="1904">
            <text:p>1904</text:p>
          </table:table-cell>
          <table:table-cell office:value-type="float" office:value="8.075">
            <text:p>8,075</text:p>
          </table:table-cell>
        </table:table-row>
        <table:table-row table:style-name="ro1">
          <table:table-cell table:formula="of:=[.A489]+1" office:value-type="float" office:value="1905">
            <text:p>1905</text:p>
          </table:table-cell>
          <table:table-cell office:value-type="float" office:value="3.17">
            <text:p>3,17</text:p>
          </table:table-cell>
        </table:table-row>
        <table:table-row table:style-name="ro1">
          <table:table-cell table:formula="of:=[.A490]+1" office:value-type="float" office:value="1906">
            <text:p>1906</text:p>
          </table:table-cell>
          <table:table-cell office:value-type="float" office:value="0.419">
            <text:p>0,419</text:p>
          </table:table-cell>
        </table:table-row>
        <table:table-row table:style-name="ro1">
          <table:table-cell table:formula="of:=[.A491]+1" office:value-type="float" office:value="1907">
            <text:p>1907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492]+1" office:value-type="float" office:value="1908">
            <text:p>1908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493]+1" office:value-type="float" office:value="1909">
            <text:p>1909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table:formula="of:=[.A494]+1" office:value-type="float" office:value="1910">
            <text:p>1910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495]+1" office:value-type="float" office:value="1911">
            <text:p>1911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496]+1" office:value-type="float" office:value="1912">
            <text:p>1912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497]+1" office:value-type="float" office:value="1913">
            <text:p>191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498]+1" office:value-type="float" office:value="1914">
            <text:p>1914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499]+1" office:value-type="float" office:value="1915">
            <text:p>1915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500]+1" office:value-type="float" office:value="1916">
            <text:p>1916</text:p>
          </table:table-cell>
          <table:table-cell office:value-type="float" office:value="0.117">
            <text:p>0,117</text:p>
          </table:table-cell>
        </table:table-row>
        <table:table-row table:style-name="ro1">
          <table:table-cell table:formula="of:=[.A501]+1" office:value-type="float" office:value="1917">
            <text:p>1917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02]+1" office:value-type="float" office:value="1918">
            <text:p>191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503]+1" office:value-type="float" office:value="1919">
            <text:p>1919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504]+1" office:value-type="float" office:value="1920">
            <text:p>192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table:formula="of:=[.A505]+1" office:value-type="float" office:value="1921">
            <text:p>1921</text:p>
          </table:table-cell>
          <table:table-cell office:value-type="float" office:value="3.92">
            <text:p>3,92</text:p>
          </table:table-cell>
        </table:table-row>
        <table:table-row table:style-name="ro1">
          <table:table-cell table:formula="of:=[.A506]+1" office:value-type="float" office:value="1922">
            <text:p>1922</text:p>
          </table:table-cell>
          <table:table-cell office:value-type="float" office:value="8.25">
            <text:p>8,25</text:p>
          </table:table-cell>
        </table:table-row>
        <table:table-row table:style-name="ro1">
          <table:table-cell table:formula="of:=[.A507]+1" office:value-type="float" office:value="1923">
            <text:p>19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[.A508]+1" office:value-type="float" office:value="1924">
            <text:p>1924</text:p>
          </table:table-cell>
          <table:table-cell office:value-type="float" office:value="5.38">
            <text:p>5,38</text:p>
          </table:table-cell>
        </table:table-row>
        <table:table-row table:style-name="ro1">
          <table:table-cell table:formula="of:=[.A509]+1" office:value-type="float" office:value="1925">
            <text:p>1925</text:p>
          </table:table-cell>
          <table:table-cell office:value-type="float" office:value="2.105">
            <text:p>2,105</text:p>
          </table:table-cell>
        </table:table-row>
        <table:table-row table:style-name="ro1">
          <table:table-cell table:formula="of:=[.A510]+1" office:value-type="float" office:value="1926">
            <text:p>1926</text:p>
          </table:table-cell>
          <table:table-cell office:value-type="float" office:value="1.633">
            <text:p>1,633</text:p>
          </table:table-cell>
        </table:table-row>
        <table:table-row table:style-name="ro1">
          <table:table-cell table:formula="of:=[.A511]+1" office:value-type="float" office:value="1927">
            <text:p>1927</text:p>
          </table:table-cell>
          <table:table-cell office:value-type="float" office:value="1.028">
            <text:p>1,028</text:p>
          </table:table-cell>
        </table:table-row>
        <table:table-row table:style-name="ro1">
          <table:table-cell table:formula="of:=[.A512]+1" office:value-type="float" office:value="1928">
            <text:p>1928</text:p>
          </table:table-cell>
          <table:table-cell office:value-type="float" office:value="0.465">
            <text:p>0,465</text:p>
          </table:table-cell>
        </table:table-row>
        <table:table-row table:style-name="ro1">
          <table:table-cell table:formula="of:=[.A513]+1" office:value-type="float" office:value="1929">
            <text:p>1929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14]+1" office:value-type="float" office:value="1930">
            <text:p>1930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15]+1" office:value-type="float" office:value="1931">
            <text:p>1931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16]+1" office:value-type="float" office:value="1932">
            <text:p>1932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17]+1" office:value-type="float" office:value="1933">
            <text:p>1933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518]+1" office:value-type="float" office:value="1934">
            <text:p>1934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19]+1" office:value-type="float" office:value="1935">
            <text:p>1935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20]+1" office:value-type="float" office:value="1936">
            <text:p>1936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21]+1" office:value-type="float" office:value="1937">
            <text:p>1937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22]+1" office:value-type="float" office:value="1938">
            <text:p>1938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23]+1" office:value-type="float" office:value="1939">
            <text:p>193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24]+1" office:value-type="float" office:value="1940">
            <text:p>1940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25]+1" office:value-type="float" office:value="1941">
            <text:p>1941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26]+1" office:value-type="float" office:value="1942">
            <text:p>1942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27]+1" office:value-type="float" office:value="1943">
            <text:p>1943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28]+1" office:value-type="float" office:value="1944">
            <text:p>1944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29]+1" office:value-type="float" office:value="1945">
            <text:p>1945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30]+1" office:value-type="float" office:value="1946">
            <text:p>1946</text:p>
          </table:table-cell>
          <table:table-cell office:value-type="float" office:value="0.932">
            <text:p>0,932</text:p>
          </table:table-cell>
        </table:table-row>
        <table:table-row table:style-name="ro1">
          <table:table-cell table:formula="of:=[.A531]+1" office:value-type="float" office:value="1947">
            <text:p>1947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32]+1" office:value-type="float" office:value="1948">
            <text:p>1948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33]+1" office:value-type="float" office:value="1949">
            <text:p>1949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534]+1" office:value-type="float" office:value="1950">
            <text:p>1950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535]+1" office:value-type="float" office:value="1951">
            <text:p>1951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536]+1" office:value-type="float" office:value="1952">
            <text:p>1952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537]+1" office:value-type="float" office:value="1953">
            <text:p>1953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38]+1" office:value-type="float" office:value="1954">
            <text:p>1954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39]+1" office:value-type="float" office:value="1955">
            <text:p>1955</text:p>
          </table:table-cell>
          <table:table-cell office:value-type="float" office:value="0.511">
            <text:p>0,511</text:p>
          </table:table-cell>
        </table:table-row>
        <table:table-row table:style-name="ro1">
          <table:table-cell table:formula="of:=[.A540]+1" office:value-type="float" office:value="1956">
            <text:p>1956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41]+1" office:value-type="float" office:value="1957">
            <text:p>1957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42]+1" office:value-type="float" office:value="1958">
            <text:p>1958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43]+1" office:value-type="float" office:value="1959">
            <text:p>1959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44]+1" office:value-type="float" office:value="1960">
            <text:p>1960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45]+1" office:value-type="float" office:value="1961">
            <text:p>1961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46]+1" office:value-type="float" office:value="1962">
            <text:p>1962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47]+1" office:value-type="float" office:value="1963">
            <text:p>1963</text:p>
          </table:table-cell>
          <table:table-cell office:value-type="float" office:value="0.694">
            <text:p>0,694</text:p>
          </table:table-cell>
        </table:table-row>
        <table:table-row table:style-name="ro1">
          <table:table-cell table:formula="of:=[.A548]+1" office:value-type="float" office:value="1964">
            <text:p>1964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549]+1" office:value-type="float" office:value="1965">
            <text:p>1965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50]+1" office:value-type="float" office:value="1966">
            <text:p>1966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551]+1" office:value-type="float" office:value="1967">
            <text:p>1967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52]+1" office:value-type="float" office:value="1968">
            <text:p>1968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53]+1" office:value-type="float" office:value="1969">
            <text:p>1969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54]+1" office:value-type="float" office:value="1970">
            <text:p>1970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55]+1" office:value-type="float" office:value="1971">
            <text:p>1971</text:p>
          </table:table-cell>
          <table:table-cell office:value-type="float" office:value="1.028">
            <text:p>1,028</text:p>
          </table:table-cell>
        </table:table-row>
        <table:table-row table:style-name="ro1">
          <table:table-cell table:formula="of:=[.A556]+1" office:value-type="float" office:value="1972">
            <text:p>1972</text:p>
          </table:table-cell>
          <table:table-cell office:value-type="float" office:value="1.928">
            <text:p>1,928</text:p>
          </table:table-cell>
        </table:table-row>
        <table:table-row table:style-name="ro1">
          <table:table-cell table:formula="of:=[.A557]+1" office:value-type="float" office:value="1973">
            <text:p>1973</text:p>
          </table:table-cell>
          <table:table-cell office:value-type="float" office:value="1.028">
            <text:p>1,028</text:p>
          </table:table-cell>
        </table:table-row>
        <table:table-row table:style-name="ro1">
          <table:table-cell table:formula="of:=[.A558]+1" office:value-type="float" office:value="1974">
            <text:p>1974</text:p>
          </table:table-cell>
          <table:table-cell office:value-type="float" office:value="0.788">
            <text:p>0,788</text:p>
          </table:table-cell>
        </table:table-row>
        <table:table-row table:style-name="ro1">
          <table:table-cell table:formula="of:=[.A559]+1" office:value-type="float" office:value="1975">
            <text:p>1975</text:p>
          </table:table-cell>
          <table:table-cell office:value-type="float" office:value="0.603">
            <text:p>0,603</text:p>
          </table:table-cell>
        </table:table-row>
        <table:table-row table:style-name="ro1">
          <table:table-cell table:formula="of:=[.A560]+1" office:value-type="float" office:value="1976">
            <text:p>1976</text:p>
          </table:table-cell>
          <table:table-cell office:value-type="float" office:value="0.511">
            <text:p>0,511</text:p>
          </table:table-cell>
        </table:table-row>
        <table:table-row table:style-name="ro1">
          <table:table-cell table:formula="of:=[.A561]+1" office:value-type="float" office:value="1977">
            <text:p>1977</text:p>
          </table:table-cell>
          <table:table-cell office:value-type="float" office:value="0.511">
            <text:p>0,511</text:p>
          </table:table-cell>
        </table:table-row>
        <table:table-row table:style-name="ro1">
          <table:table-cell table:formula="of:=[.A562]+1" office:value-type="float" office:value="1978">
            <text:p>1978</text:p>
          </table:table-cell>
          <table:table-cell office:value-type="float" office:value="0.419">
            <text:p>0,419</text:p>
          </table:table-cell>
        </table:table-row>
        <table:table-row table:style-name="ro1">
          <table:table-cell table:formula="of:=[.A563]+1" office:value-type="float" office:value="1979">
            <text:p>1979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64]+1" office:value-type="float" office:value="1980">
            <text:p>1980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565]+1" office:value-type="float" office:value="1981">
            <text:p>1981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66]+1" office:value-type="float" office:value="1982">
            <text:p>198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67]+1" office:value-type="float" office:value="1983">
            <text:p>198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568]+1" office:value-type="float" office:value="1984">
            <text:p>1984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69]+1" office:value-type="float" office:value="1985">
            <text:p>1985</text:p>
          </table:table-cell>
          <table:table-cell office:value-type="float" office:value="0.328">
            <text:p>0,328</text:p>
          </table:table-cell>
        </table:table-row>
        <table:table-row table:style-name="ro1">
          <table:table-cell table:formula="of:=[.A570]+1" office:value-type="float" office:value="1986">
            <text:p>1986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71]+1" office:value-type="float" office:value="1987">
            <text:p>1987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72]+1" office:value-type="float" office:value="1988">
            <text:p>1988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table:formula="of:=[.A573]+1" office:value-type="float" office:value="1989">
            <text:p>1989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74]+1" office:value-type="float" office:value="1990">
            <text:p>1990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575]+1" office:value-type="float" office:value="1991">
            <text:p>1991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576]+1" office:value-type="float" office:value="1992">
            <text:p>1992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577]+1" office:value-type="float" office:value="1993">
            <text:p>1993</text:p>
          </table:table-cell>
          <table:table-cell office:value-type="float" office:value="0.117">
            <text:p>0,117</text:p>
          </table:table-cell>
        </table:table-row>
        <table:table-row table:style-name="ro1">
          <table:table-cell table:formula="of:=[.A578]+1" office:value-type="float" office:value="1994">
            <text:p>1994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579]+1" office:value-type="float" office:value="1995">
            <text:p>1995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580]+1" office:value-type="float" office:value="1996">
            <text:p>1996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581]+1" office:value-type="float" office:value="1997">
            <text:p>1997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582]+1" office:value-type="float" office:value="1998">
            <text:p>1998</text:p>
          </table:table-cell>
          <table:table-cell office:value-type="float" office:value="0.117">
            <text:p>0,117</text:p>
          </table:table-cell>
        </table:table-row>
        <table:table-row table:style-name="ro1">
          <table:table-cell table:formula="of:=[.A583]+1" office:value-type="float" office:value="1999">
            <text:p>1999</text:p>
          </table:table-cell>
          <table:table-cell office:value-type="float" office:value="0.158">
            <text:p>0,158</text:p>
          </table:table-cell>
        </table:table-row>
        <table:table-row table:style-name="ro1">
          <table:table-cell table:formula="of:=[.A584]+1" office:value-type="float" office:value="2000">
            <text:p>2000</text:p>
          </table:table-cell>
          <table:table-cell office:value-type="float" office:value="0.603">
            <text:p>0,603</text:p>
          </table:table-cell>
        </table:table-row>
        <table:table-row table:style-name="ro1">
          <table:table-cell table:formula="of:=[.A585]+1" office:value-type="float" office:value="2001">
            <text:p>2001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86]+1" office:value-type="float" office:value="2002">
            <text:p>2002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87]+1" office:value-type="float" office:value="2003">
            <text:p>2003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88]+1" office:value-type="float" office:value="2004">
            <text:p>2004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589]+1" office:value-type="float" office:value="2005">
            <text:p>2005</text:p>
          </table:table-cell>
          <table:table-cell office:value-type="float" office:value="0.241">
            <text:p>0,241</text:p>
          </table:table-cell>
        </table:table-row>
        <table:table-row table:style-name="ro1">
          <table:table-cell table:formula="of:=[.A590]+1" office:value-type="float" office:value="2006">
            <text:p>2006</text:p>
          </table:table-cell>
          <table:table-cell office:value-type="float" office:value="0.465">
            <text:p>0,465</text:p>
          </table:table-cell>
        </table:table-row>
        <table:table-row table:style-name="ro1">
          <table:table-cell table:formula="of:=[.A591]+1" office:value-type="float" office:value="2007">
            <text:p>2007</text:p>
          </table:table-cell>
          <table:table-cell office:value-type="float" office:value="0.511">
            <text:p>0,511</text:p>
          </table:table-cell>
        </table:table-row>
        <table:table-row table:style-name="ro1">
          <table:table-cell table:formula="of:=[.A592]+1" office:value-type="float" office:value="2008">
            <text:p>2008</text:p>
          </table:table-cell>
          <table:table-cell office:value-type="float" office:value="0.603">
            <text:p>0,603</text:p>
          </table:table-cell>
        </table:table-row>
        <table:table-row table:style-name="ro1">
          <table:table-cell table:formula="of:=[.A593]+1" office:value-type="float" office:value="2009">
            <text:p>2009</text:p>
          </table:table-cell>
          <table:table-cell office:value-type="float" office:value="0.419">
            <text:p>0,419</text:p>
          </table:table-cell>
        </table:table-row>
        <table:table-row table:style-name="ro1">
          <table:table-cell table:formula="of:=[.A594]+1" office:value-type="float" office:value="2010">
            <text:p>2010</text:p>
          </table:table-cell>
          <table:table-cell office:value-type="float" office:value="0.374">
            <text:p>0,374</text:p>
          </table:table-cell>
        </table:table-row>
        <table:table-row table:style-name="ro1">
          <table:table-cell table:formula="of:=[.A595]+1" office:value-type="float" office:value="2011">
            <text:p>2011</text:p>
          </table:table-cell>
          <table:table-cell office:value-type="float" office:value="0.261">
            <text:p>0,261</text:p>
          </table:table-cell>
        </table:table-row>
        <table:table-row table:style-name="ro1">
          <table:table-cell table:formula="of:=[.A596]+1" office:value-type="float" office:value="2012">
            <text:p>2012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597]+1" office:value-type="float" office:value="2013">
            <text:p>2013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598]+1" office:value-type="float" office:value="2014">
            <text:p>2014</text:p>
          </table:table-cell>
          <table:table-cell office:value-type="float" office:value="0.097">
            <text:p>0,097</text:p>
          </table:table-cell>
        </table:table-row>
        <table:table-row table:style-name="ro1">
          <table:table-cell table:formula="of:=[.A599]+1" office:value-type="float" office:value="2015">
            <text:p>2015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600]+1" office:value-type="float" office:value="2016">
            <text:p>201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601]+1" office:value-type="float" office:value="2017">
            <text:p>2017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602]+1" office:value-type="float" office:value="2018">
            <text:p>2018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603]+1" office:value-type="float" office:value="2019">
            <text:p>2019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604]+1" office:value-type="float" office:value="2020">
            <text:p>2020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605]+1" office:value-type="float" office:value="2021">
            <text:p>2021</text:p>
          </table:table-cell>
          <table:table-cell office:value-type="float" office:value="0.179">
            <text:p>0,179</text:p>
          </table:table-cell>
        </table:table-row>
        <table:table-row table:style-name="ro1">
          <table:table-cell table:formula="of:=[.A606]+1" office:value-type="float" office:value="2022">
            <text:p>2022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table:formula="of:=[.A607]+1" office:value-type="float" office:value="2023">
            <text:p>2023</text:p>
          </table:table-cell>
          <table:table-cell office:value-type="float" office:value="0.076">
            <text:p>0,076</text:p>
          </table:table-cell>
        </table:table-row>
        <table:table-row table:style-name="ro1">
          <table:table-cell table:formula="of:=[.A608]+1" office:value-type="float" office:value="2024">
            <text:p>2024</text:p>
          </table:table-cell>
          <table:table-cell office:value-type="float" office:value="0.069">
            <text:p>0,069</text:p>
          </table:table-cell>
        </table:table-row>
        <table:table-row table:style-name="ro1">
          <table:table-cell table:formula="of:=[.A609]+1" office:value-type="float" office:value="2025">
            <text:p>2025</text:p>
          </table:table-cell>
          <table:table-cell office:value-type="float" office:value="0.062">
            <text:p>0,062</text:p>
          </table:table-cell>
        </table:table-row>
        <table:table-row table:style-name="ro1">
          <table:table-cell table:formula="of:=[.A610]+1" office:value-type="float" office:value="2026">
            <text:p>2026</text:p>
          </table:table-cell>
          <table:table-cell office:value-type="float" office:value="0.062">
            <text:p>0,062</text:p>
          </table:table-cell>
        </table:table-row>
      </table:table>
      <table:table table:name="CTest" table:style-name="ta1" table:print="false">
        <table:table-column table:style-name="co1" table:number-columns-repeated="2" table:default-cell-style-name="Excel_20_Built-in_20_Normal"/>
        <table:table-row table:style-name="ro1">
          <table:table-cell office:value-type="string">
            <text:p>(30% - VALIDATION) Apports Liquides-Solide Barrage Sidi Aissa</text:p>
          </table:table-cell>
          <table:table-cell table:style-name="Default"/>
        </table:table-row>
        <table:table-row table:style-name="ro1">
          <table:table-cell office:value-type="string">
            <text:p>Apports Liquides Q-Solide C, Barrage Sidi Aissa RU160614 (30% =608 observation)</text:p>
          </table:table-cell>
          <table:table-cell table:style-name="Default"/>
        </table:table-row>
        <table:table-row table:style-name="ro1">
          <table:table-cell office:value-type="string">
            <text:p>N</text:p>
          </table:table-cell>
          <table:table-cell table:style-name="Default" office:value-type="string">
            <text:p>C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5.26">
            <text:p>5,26</text:p>
          </table:table-cell>
        </table:table-row>
        <table:table-row table:style-name="ro1">
          <table:table-cell table:formula="of:=[.A4]+1" office:value-type="float" office:value="1420">
            <text:p>1420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5]+1" office:value-type="float" office:value="1421">
            <text:p>1421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6]+1" office:value-type="float" office:value="1422">
            <text:p>1422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7]+1" office:value-type="float" office:value="1423">
            <text:p>1423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8]+1" office:value-type="float" office:value="1424">
            <text:p>142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9]+1" office:value-type="float" office:value="1425">
            <text:p>142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]+1" office:value-type="float" office:value="1426">
            <text:p>1426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table:formula="of:=[.A11]+1" office:value-type="float" office:value="1427">
            <text:p>1427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]+1" office:value-type="float" office:value="1428">
            <text:p>1428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3]+1" office:value-type="float" office:value="1429">
            <text:p>142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4]+1" office:value-type="float" office:value="1430">
            <text:p>143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5]+1" office:value-type="float" office:value="1431">
            <text:p>143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6]+1" office:value-type="float" office:value="1432">
            <text:p>143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7]+1" office:value-type="float" office:value="1433">
            <text:p>143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8]+1" office:value-type="float" office:value="1434">
            <text:p>143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9]+1" office:value-type="float" office:value="1435">
            <text:p>143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0]+1" office:value-type="float" office:value="1436">
            <text:p>143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1]+1" office:value-type="float" office:value="1437">
            <text:p>1437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22]+1" office:value-type="float" office:value="1438">
            <text:p>143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3]+1" office:value-type="float" office:value="1439">
            <text:p>143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]+1" office:value-type="float" office:value="1440">
            <text:p>1440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5]+1" office:value-type="float" office:value="1441">
            <text:p>1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6]+1" office:value-type="float" office:value="1442">
            <text:p>1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]+1" office:value-type="float" office:value="1443">
            <text:p>1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]+1" office:value-type="float" office:value="1444">
            <text:p>1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]+1" office:value-type="float" office:value="1445">
            <text:p>1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]+1" office:value-type="float" office:value="1446">
            <text:p>1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]+1" office:value-type="float" office:value="1447">
            <text:p>1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]+1" office:value-type="float" office:value="1448">
            <text:p>1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3]+1" office:value-type="float" office:value="1449">
            <text:p>1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4]+1" office:value-type="float" office:value="1450">
            <text:p>1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]+1"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6]+1" office:value-type="float" office:value="1452">
            <text:p>1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]+1" office:value-type="float" office:value="1453">
            <text:p>1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]+1" office:value-type="float" office:value="1454">
            <text:p>1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]+1" office:value-type="float" office:value="1455">
            <text:p>1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0]+1" office:value-type="float" office:value="1456">
            <text:p>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1]+1" office:value-type="float" office:value="1457">
            <text:p>1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2]+1" office:value-type="float" office:value="1458">
            <text:p>1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3]+1" office:value-type="float" office:value="1459">
            <text:p>1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]+1" office:value-type="float" office:value="1460">
            <text:p>14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]+1" office:value-type="float" office:value="1461">
            <text:p>1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]+1" office:value-type="float" office:value="1462">
            <text:p>1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]+1" office:value-type="float" office:value="1463">
            <text:p>1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]+1" office:value-type="float" office:value="1464">
            <text:p>1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]+1" office:value-type="float" office:value="1465">
            <text:p>1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]+1" office:value-type="float" office:value="1466">
            <text:p>1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1]+1" office:value-type="float" office:value="1467">
            <text:p>1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]+1" office:value-type="float" office:value="1468">
            <text:p>1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]+1" office:value-type="float" office:value="1469">
            <text:p>1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]+1" office:value-type="float" office:value="1470">
            <text:p>14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]+1" office:value-type="float" office:value="1471">
            <text:p>1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]+1" office:value-type="float" office:value="1472">
            <text:p>1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]+1" office:value-type="float" office:value="1473">
            <text:p>1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]+1" office:value-type="float" office:value="1474">
            <text:p>1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9]+1" office:value-type="float" office:value="1475">
            <text:p>1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]+1" office:value-type="float" office:value="1476">
            <text:p>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1]+1" office:value-type="float" office:value="1477">
            <text:p>1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2]+1" office:value-type="float" office:value="1478">
            <text:p>1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3]+1" office:value-type="float" office:value="1479">
            <text:p>1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4]+1" office:value-type="float" office:value="1480">
            <text:p>1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5]+1" office:value-type="float" office:value="1481">
            <text:p>1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6]+1" office:value-type="float" office:value="1482">
            <text:p>1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7]+1" office:value-type="float" office:value="1483">
            <text:p>1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8]+1" office:value-type="float" office:value="1484">
            <text:p>148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69]+1" office:value-type="float" office:value="1485">
            <text:p>148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70]+1" office:value-type="float" office:value="1486">
            <text:p>148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71]+1" office:value-type="float" office:value="1487">
            <text:p>1487</text:p>
          </table:table-cell>
          <table:table-cell office:value-type="float" office:value="15.47">
            <text:p>15,47</text:p>
          </table:table-cell>
        </table:table-row>
        <table:table-row table:style-name="ro1">
          <table:table-cell table:formula="of:=[.A72]+1" office:value-type="float" office:value="1488">
            <text:p>1488</text:p>
          </table:table-cell>
          <table:table-cell office:value-type="float" office:value="4.54">
            <text:p>4,54</text:p>
          </table:table-cell>
        </table:table-row>
        <table:table-row table:style-name="ro1">
          <table:table-cell table:formula="of:=[.A73]+1" office:value-type="float" office:value="1489">
            <text:p>1489</text:p>
          </table:table-cell>
          <table:table-cell office:value-type="float" office:value="7.46">
            <text:p>7,46</text:p>
          </table:table-cell>
        </table:table-row>
        <table:table-row table:style-name="ro1">
          <table:table-cell table:formula="of:=[.A74]+1" office:value-type="float" office:value="1490">
            <text:p>1490</text:p>
          </table:table-cell>
          <table:table-cell office:value-type="float" office:value="3.56">
            <text:p>3,56</text:p>
          </table:table-cell>
        </table:table-row>
        <table:table-row table:style-name="ro1">
          <table:table-cell table:formula="of:=[.A75]+1" office:value-type="float" office:value="1491">
            <text:p>1491</text:p>
          </table:table-cell>
          <table:table-cell office:value-type="float" office:value="3.58">
            <text:p>3,58</text:p>
          </table:table-cell>
        </table:table-row>
        <table:table-row table:style-name="ro1">
          <table:table-cell table:formula="of:=[.A76]+1" office:value-type="float" office:value="1492">
            <text:p>1492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77]+1" office:value-type="float" office:value="1493">
            <text:p>1493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78]+1" office:value-type="float" office:value="1494">
            <text:p>1494</text:p>
          </table:table-cell>
          <table:table-cell office:value-type="float" office:value="9.84">
            <text:p>9,84</text:p>
          </table:table-cell>
        </table:table-row>
        <table:table-row table:style-name="ro1">
          <table:table-cell table:formula="of:=[.A79]+1" office:value-type="float" office:value="1495">
            <text:p>1495</text:p>
          </table:table-cell>
          <table:table-cell office:value-type="float" office:value="14.7">
            <text:p>14,7</text:p>
          </table:table-cell>
        </table:table-row>
        <table:table-row table:style-name="ro1">
          <table:table-cell table:formula="of:=[.A80]+1" office:value-type="float" office:value="1496">
            <text:p>1496</text:p>
          </table:table-cell>
          <table:table-cell office:value-type="float" office:value="42.59">
            <text:p>42,59</text:p>
          </table:table-cell>
        </table:table-row>
        <table:table-row table:style-name="ro1">
          <table:table-cell table:formula="of:=[.A81]+1" office:value-type="float" office:value="1497">
            <text:p>1497</text:p>
          </table:table-cell>
          <table:table-cell office:value-type="float" office:value="16.36">
            <text:p>16,36</text:p>
          </table:table-cell>
        </table:table-row>
        <table:table-row table:style-name="ro1">
          <table:table-cell table:formula="of:=[.A82]+1" office:value-type="float" office:value="1498">
            <text:p>1498</text:p>
          </table:table-cell>
          <table:table-cell office:value-type="float" office:value="6.96">
            <text:p>6,96</text:p>
          </table:table-cell>
        </table:table-row>
        <table:table-row table:style-name="ro1">
          <table:table-cell table:formula="of:=[.A83]+1" office:value-type="float" office:value="1499">
            <text:p>1499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formula="of:=[.A84]+1" office:value-type="float" office:value="1500">
            <text:p>1500</text:p>
          </table:table-cell>
          <table:table-cell office:value-type="float" office:value="6.12">
            <text:p>6,12</text:p>
          </table:table-cell>
        </table:table-row>
        <table:table-row table:style-name="ro1">
          <table:table-cell table:formula="of:=[.A85]+1" office:value-type="float" office:value="1501">
            <text:p>1501</text:p>
          </table:table-cell>
          <table:table-cell office:value-type="float" office:value="7.02">
            <text:p>7,02</text:p>
          </table:table-cell>
        </table:table-row>
        <table:table-row table:style-name="ro1">
          <table:table-cell table:formula="of:=[.A86]+1" office:value-type="float" office:value="1502">
            <text:p>1502</text:p>
          </table:table-cell>
          <table:table-cell office:value-type="float" office:value="13.2">
            <text:p>13,2</text:p>
          </table:table-cell>
        </table:table-row>
        <table:table-row table:style-name="ro1">
          <table:table-cell table:formula="of:=[.A87]+1" office:value-type="float" office:value="1503">
            <text:p>150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88]+1" office:value-type="float" office:value="1504">
            <text:p>150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89]+1" office:value-type="float" office:value="1505">
            <text:p>15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0]+1" office:value-type="float" office:value="1506">
            <text:p>1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1]+1"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2]+1" office:value-type="float" office:value="1508">
            <text:p>1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3]+1" office:value-type="float" office:value="1509">
            <text:p>1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4]+1" office:value-type="float" office:value="1510">
            <text:p>1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5]+1" office:value-type="float" office:value="1511">
            <text:p>1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96]+1" office:value-type="float" office:value="1512">
            <text:p>1512</text:p>
          </table:table-cell>
          <table:table-cell office:value-type="float" office:value="53.92">
            <text:p>53,92</text:p>
          </table:table-cell>
        </table:table-row>
        <table:table-row table:style-name="ro1">
          <table:table-cell table:formula="of:=[.A97]+1" office:value-type="float" office:value="1513">
            <text:p>1513</text:p>
          </table:table-cell>
          <table:table-cell office:value-type="float" office:value="22.55">
            <text:p>22,55</text:p>
          </table:table-cell>
        </table:table-row>
        <table:table-row table:style-name="ro1">
          <table:table-cell table:formula="of:=[.A98]+1" office:value-type="float" office:value="1514">
            <text:p>1514</text:p>
          </table:table-cell>
          <table:table-cell office:value-type="float" office:value="4.73">
            <text:p>4,73</text:p>
          </table:table-cell>
        </table:table-row>
        <table:table-row table:style-name="ro1">
          <table:table-cell table:formula="of:=[.A99]+1" office:value-type="float" office:value="1515">
            <text:p>1515</text:p>
          </table:table-cell>
          <table:table-cell office:value-type="float" office:value="47.85">
            <text:p>47,85</text:p>
          </table:table-cell>
        </table:table-row>
        <table:table-row table:style-name="ro1">
          <table:table-cell table:formula="of:=[.A100]+1" office:value-type="float" office:value="1516">
            <text:p>1516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table:formula="of:=[.A101]+1" office:value-type="float" office:value="1517">
            <text:p>151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102]+1" office:value-type="float" office:value="1518">
            <text:p>151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3]+1" office:value-type="float" office:value="1519">
            <text:p>151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4]+1" office:value-type="float" office:value="1520">
            <text:p>152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05]+1" office:value-type="float" office:value="1521">
            <text:p>152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06]+1" office:value-type="float" office:value="1522">
            <text:p>152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07]+1" office:value-type="float" office:value="1523">
            <text:p>1523</text:p>
          </table:table-cell>
          <table:table-cell office:value-type="float" office:value="17.6">
            <text:p>17,6</text:p>
          </table:table-cell>
        </table:table-row>
        <table:table-row table:style-name="ro1">
          <table:table-cell table:formula="of:=[.A108]+1" office:value-type="float" office:value="1524">
            <text:p>152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09]+1" office:value-type="float" office:value="1525">
            <text:p>1525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0]+1" office:value-type="float" office:value="1526">
            <text:p>152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11]+1" office:value-type="float" office:value="1527">
            <text:p>1527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2]+1" office:value-type="float" office:value="1528">
            <text:p>1528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3]+1" office:value-type="float" office:value="1529">
            <text:p>1529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4]+1" office:value-type="float" office:value="1530">
            <text:p>153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5]+1" office:value-type="float" office:value="1531">
            <text:p>153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16]+1" office:value-type="float" office:value="1532">
            <text:p>153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7]+1" office:value-type="float" office:value="1533">
            <text:p>153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18]+1" office:value-type="float" office:value="1534">
            <text:p>15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19]+1" office:value-type="float" office:value="1535">
            <text:p>153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20]+1" office:value-type="float" office:value="1536">
            <text:p>153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121]+1" office:value-type="float" office:value="1537">
            <text:p>1537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formula="of:=[.A122]+1" office:value-type="float" office:value="1538">
            <text:p>153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23]+1" office:value-type="float" office:value="1539">
            <text:p>1539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4]+1" office:value-type="float" office:value="1540">
            <text:p>154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5]+1" office:value-type="float" office:value="1541">
            <text:p>154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6]+1" office:value-type="float" office:value="1542">
            <text:p>154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7]+1" office:value-type="float" office:value="1543">
            <text:p>154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28]+1" office:value-type="float" office:value="1544">
            <text:p>154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29]+1" office:value-type="float" office:value="1545">
            <text:p>1545</text:p>
          </table:table-cell>
          <table:table-cell office:value-type="float" office:value="52.12">
            <text:p>52,12</text:p>
          </table:table-cell>
        </table:table-row>
        <table:table-row table:style-name="ro1">
          <table:table-cell table:formula="of:=[.A130]+1" office:value-type="float" office:value="1546">
            <text:p>1546</text:p>
          </table:table-cell>
          <table:table-cell office:value-type="float" office:value="31.56">
            <text:p>31,56</text:p>
          </table:table-cell>
        </table:table-row>
        <table:table-row table:style-name="ro1">
          <table:table-cell table:formula="of:=[.A131]+1" office:value-type="float" office:value="1547">
            <text:p>1547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table:formula="of:=[.A132]+1" office:value-type="float" office:value="1548">
            <text:p>1548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table:formula="of:=[.A133]+1" office:value-type="float" office:value="1549">
            <text:p>1549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formula="of:=[.A134]+1" office:value-type="float" office:value="1550">
            <text:p>155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135]+1" office:value-type="float" office:value="1551">
            <text:p>1551</text:p>
          </table:table-cell>
          <table:table-cell office:value-type="float" office:value="14.94">
            <text:p>14,94</text:p>
          </table:table-cell>
        </table:table-row>
        <table:table-row table:style-name="ro1">
          <table:table-cell table:formula="of:=[.A136]+1" office:value-type="float" office:value="1552">
            <text:p>1552</text:p>
          </table:table-cell>
          <table:table-cell office:value-type="float" office:value="15.3">
            <text:p>15,3</text:p>
          </table:table-cell>
        </table:table-row>
        <table:table-row table:style-name="ro1">
          <table:table-cell table:formula="of:=[.A137]+1" office:value-type="float" office:value="1553">
            <text:p>1553</text:p>
          </table:table-cell>
          <table:table-cell office:value-type="float" office:value="15.78">
            <text:p>15,78</text:p>
          </table:table-cell>
        </table:table-row>
        <table:table-row table:style-name="ro1">
          <table:table-cell table:formula="of:=[.A138]+1" office:value-type="float" office:value="1554">
            <text:p>155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39]+1" office:value-type="float" office:value="1555">
            <text:p>155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40]+1" office:value-type="float" office:value="1556">
            <text:p>155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141]+1" office:value-type="float" office:value="1557">
            <text:p>155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42]+1" office:value-type="float" office:value="1558">
            <text:p>155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43]+1" office:value-type="float" office:value="1559">
            <text:p>155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44]+1" office:value-type="float" office:value="1560">
            <text:p>1560</text:p>
          </table:table-cell>
          <table:table-cell office:value-type="float" office:value="16.14">
            <text:p>16,14</text:p>
          </table:table-cell>
        </table:table-row>
        <table:table-row table:style-name="ro1">
          <table:table-cell table:formula="of:=[.A145]+1" office:value-type="float" office:value="1561">
            <text:p>1561</text:p>
          </table:table-cell>
          <table:table-cell office:value-type="float" office:value="22.66">
            <text:p>22,66</text:p>
          </table:table-cell>
        </table:table-row>
        <table:table-row table:style-name="ro1">
          <table:table-cell table:formula="of:=[.A146]+1" office:value-type="float" office:value="1562">
            <text:p>1562</text:p>
          </table:table-cell>
          <table:table-cell office:value-type="float" office:value="15.36">
            <text:p>15,36</text:p>
          </table:table-cell>
        </table:table-row>
        <table:table-row table:style-name="ro1">
          <table:table-cell table:formula="of:=[.A147]+1" office:value-type="float" office:value="1563">
            <text:p>1563</text:p>
          </table:table-cell>
          <table:table-cell office:value-type="float" office:value="21.6">
            <text:p>21,6</text:p>
          </table:table-cell>
        </table:table-row>
        <table:table-row table:style-name="ro1">
          <table:table-cell table:formula="of:=[.A148]+1" office:value-type="float" office:value="1564">
            <text:p>1564</text:p>
          </table:table-cell>
          <table:table-cell office:value-type="float" office:value="4.76">
            <text:p>4,76</text:p>
          </table:table-cell>
        </table:table-row>
        <table:table-row table:style-name="ro1">
          <table:table-cell table:formula="of:=[.A149]+1" office:value-type="float" office:value="1565">
            <text:p>156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50]+1" office:value-type="float" office:value="1566">
            <text:p>1566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table:formula="of:=[.A151]+1" office:value-type="float" office:value="1567">
            <text:p>1567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152]+1" office:value-type="float" office:value="1568">
            <text:p>1568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table:formula="of:=[.A153]+1" office:value-type="float" office:value="1569">
            <text:p>1569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table:formula="of:=[.A154]+1" office:value-type="float" office:value="1570">
            <text:p>1570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155]+1" office:value-type="float" office:value="1571">
            <text:p>1571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156]+1" office:value-type="float" office:value="1572">
            <text:p>157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157]+1" office:value-type="float" office:value="1573">
            <text:p>157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formula="of:=[.A158]+1" office:value-type="float" office:value="1574">
            <text:p>1574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159]+1" office:value-type="float" office:value="1575">
            <text:p>157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60]+1" office:value-type="float" office:value="1576">
            <text:p>157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61]+1" office:value-type="float" office:value="1577">
            <text:p>157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162]+1" office:value-type="float" office:value="1578">
            <text:p>157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63]+1" office:value-type="float" office:value="1579">
            <text:p>157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64]+1" office:value-type="float" office:value="1580">
            <text:p>1580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65]+1" office:value-type="float" office:value="1581">
            <text:p>1581</text:p>
          </table:table-cell>
          <table:table-cell office:value-type="float" office:value="4.38">
            <text:p>4,38</text:p>
          </table:table-cell>
        </table:table-row>
        <table:table-row table:style-name="ro1">
          <table:table-cell table:formula="of:=[.A166]+1" office:value-type="float" office:value="1582">
            <text:p>1582</text:p>
          </table:table-cell>
          <table:table-cell office:value-type="float" office:value="37.16">
            <text:p>37,16</text:p>
          </table:table-cell>
        </table:table-row>
        <table:table-row table:style-name="ro1">
          <table:table-cell table:formula="of:=[.A167]+1" office:value-type="float" office:value="1583">
            <text:p>1583</text:p>
          </table:table-cell>
          <table:table-cell office:value-type="float" office:value="13.08">
            <text:p>13,08</text:p>
          </table:table-cell>
        </table:table-row>
        <table:table-row table:style-name="ro1">
          <table:table-cell table:formula="of:=[.A168]+1" office:value-type="float" office:value="1584">
            <text:p>1584</text:p>
          </table:table-cell>
          <table:table-cell office:value-type="float" office:value="5.52">
            <text:p>5,52</text:p>
          </table:table-cell>
        </table:table-row>
        <table:table-row table:style-name="ro1">
          <table:table-cell table:formula="of:=[.A169]+1" office:value-type="float" office:value="1585">
            <text:p>1585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170]+1" office:value-type="float" office:value="1586">
            <text:p>158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table:formula="of:=[.A171]+1" office:value-type="float" office:value="1587">
            <text:p>1587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172]+1" office:value-type="float" office:value="1588">
            <text:p>158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173]+1" office:value-type="float" office:value="1589">
            <text:p>158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174]+1" office:value-type="float" office:value="1590">
            <text:p>159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75]+1" office:value-type="float" office:value="1591">
            <text:p>1591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176]+1" office:value-type="float" office:value="1592">
            <text:p>1592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77]+1" office:value-type="float" office:value="1593">
            <text:p>1593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178]+1" office:value-type="float" office:value="1594">
            <text:p>159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179]+1" office:value-type="float" office:value="1595">
            <text:p>1595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180]+1" office:value-type="float" office:value="1596">
            <text:p>159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81]+1" office:value-type="float" office:value="1597">
            <text:p>159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82]+1" office:value-type="float" office:value="1598">
            <text:p>1598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183]+1" office:value-type="float" office:value="1599">
            <text:p>1599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184]+1" office:value-type="float" office:value="1600">
            <text:p>160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185]+1" office:value-type="float" office:value="1601">
            <text:p>160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186]+1" office:value-type="float" office:value="1602">
            <text:p>160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87]+1" office:value-type="float" office:value="1603">
            <text:p>1603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188]+1" office:value-type="float" office:value="1604">
            <text:p>1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89]+1" office:value-type="float" office:value="1605">
            <text:p>1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0]+1" office:value-type="float" office:value="1606">
            <text:p>1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1]+1" office:value-type="float" office:value="1607">
            <text:p>1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2]+1" office:value-type="float" office:value="1608">
            <text:p>1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3]+1" office:value-type="float" office:value="1609">
            <text:p>1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4]+1" office:value-type="float" office:value="1610">
            <text:p>1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5]+1" office:value-type="float" office:value="1611">
            <text:p>1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6]+1" office:value-type="float" office:value="1612">
            <text:p>1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7]+1" office:value-type="float" office:value="1613">
            <text:p>1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8]+1" office:value-type="float" office:value="1614">
            <text:p>1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199]+1" office:value-type="float" office:value="1615">
            <text:p>1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0]+1" office:value-type="float" office:value="1616">
            <text:p>1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1]+1" office:value-type="float" office:value="1617">
            <text:p>1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2]+1" office:value-type="float" office:value="1618">
            <text:p>1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3]+1" office:value-type="float" office:value="1619">
            <text:p>1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4]+1" office:value-type="float" office:value="1620">
            <text:p>1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5]+1" office:value-type="float" office:value="1621">
            <text:p>1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6]+1" office:value-type="float" office:value="1622">
            <text:p>1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7]+1" office:value-type="float" office:value="1623">
            <text:p>1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8]+1" office:value-type="float" office:value="1624">
            <text:p>1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09]+1" office:value-type="float" office:value="1625">
            <text:p>1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0]+1" office:value-type="float" office:value="1626">
            <text:p>1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1]+1" office:value-type="float" office:value="1627">
            <text:p>1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2]+1" office:value-type="float" office:value="1628">
            <text:p>1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3]+1" office:value-type="float" office:value="1629">
            <text:p>16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4]+1" office:value-type="float" office:value="1630">
            <text:p>16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5]+1" office:value-type="float" office:value="1631">
            <text:p>1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6]+1" office:value-type="float" office:value="1632">
            <text:p>1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7]+1" office:value-type="float" office:value="1633">
            <text:p>1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8]+1" office:value-type="float" office:value="1634">
            <text:p>1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19]+1" office:value-type="float" office:value="1635">
            <text:p>1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0]+1" office:value-type="float" office:value="1636">
            <text:p>16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1]+1" office:value-type="float" office:value="1637">
            <text:p>1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2]+1" office:value-type="float" office:value="1638">
            <text:p>1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23]+1" office:value-type="float" office:value="1639">
            <text:p>1639</text:p>
          </table:table-cell>
          <table:table-cell office:value-type="float" office:value="18.75">
            <text:p>18,75</text:p>
          </table:table-cell>
        </table:table-row>
        <table:table-row table:style-name="ro1">
          <table:table-cell table:formula="of:=[.A224]+1" office:value-type="float" office:value="1640">
            <text:p>1640</text:p>
          </table:table-cell>
          <table:table-cell office:value-type="float" office:value="29.12">
            <text:p>29,12</text:p>
          </table:table-cell>
        </table:table-row>
        <table:table-row table:style-name="ro1">
          <table:table-cell table:formula="of:=[.A225]+1" office:value-type="float" office:value="1641">
            <text:p>1641</text:p>
          </table:table-cell>
          <table:table-cell office:value-type="float" office:value="25.94">
            <text:p>25,94</text:p>
          </table:table-cell>
        </table:table-row>
        <table:table-row table:style-name="ro1">
          <table:table-cell table:formula="of:=[.A226]+1" office:value-type="float" office:value="1642">
            <text:p>1642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table:formula="of:=[.A227]+1" office:value-type="float" office:value="1643">
            <text:p>1643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228]+1" office:value-type="float" office:value="1644">
            <text:p>1644</text:p>
          </table:table-cell>
          <table:table-cell office:value-type="float" office:value="31.71">
            <text:p>31,71</text:p>
          </table:table-cell>
        </table:table-row>
        <table:table-row table:style-name="ro1">
          <table:table-cell table:formula="of:=[.A229]+1" office:value-type="float" office:value="1645">
            <text:p>1645</text:p>
          </table:table-cell>
          <table:table-cell office:value-type="float" office:value="102.6">
            <text:p>102,6</text:p>
          </table:table-cell>
        </table:table-row>
        <table:table-row table:style-name="ro1">
          <table:table-cell table:formula="of:=[.A230]+1" office:value-type="float" office:value="1646">
            <text:p>1646</text:p>
          </table:table-cell>
          <table:table-cell office:value-type="float" office:value="74.42">
            <text:p>74,42</text:p>
          </table:table-cell>
        </table:table-row>
        <table:table-row table:style-name="ro1">
          <table:table-cell table:formula="of:=[.A231]+1" office:value-type="float" office:value="1647">
            <text:p>1647</text:p>
          </table:table-cell>
          <table:table-cell office:value-type="float" office:value="42.4">
            <text:p>42,4</text:p>
          </table:table-cell>
        </table:table-row>
        <table:table-row table:style-name="ro1">
          <table:table-cell table:formula="of:=[.A232]+1" office:value-type="float" office:value="1648">
            <text:p>1648</text:p>
          </table:table-cell>
          <table:table-cell office:value-type="float" office:value="56.14">
            <text:p>56,14</text:p>
          </table:table-cell>
        </table:table-row>
        <table:table-row table:style-name="ro1">
          <table:table-cell table:formula="of:=[.A233]+1" office:value-type="float" office:value="1649">
            <text:p>1649</text:p>
          </table:table-cell>
          <table:table-cell office:value-type="float" office:value="53.5">
            <text:p>53,5</text:p>
          </table:table-cell>
        </table:table-row>
        <table:table-row table:style-name="ro1">
          <table:table-cell table:formula="of:=[.A234]+1" office:value-type="float" office:value="1650">
            <text:p>1650</text:p>
          </table:table-cell>
          <table:table-cell office:value-type="float" office:value="33.02">
            <text:p>33,02</text:p>
          </table:table-cell>
        </table:table-row>
        <table:table-row table:style-name="ro1">
          <table:table-cell table:formula="of:=[.A235]+1" office:value-type="float" office:value="1651">
            <text:p>1651</text:p>
          </table:table-cell>
          <table:table-cell office:value-type="float" office:value="36.44">
            <text:p>36,44</text:p>
          </table:table-cell>
        </table:table-row>
        <table:table-row table:style-name="ro1">
          <table:table-cell table:formula="of:=[.A236]+1" office:value-type="float" office:value="1652">
            <text:p>1652</text:p>
          </table:table-cell>
          <table:table-cell office:value-type="float" office:value="10.04">
            <text:p>10,04</text:p>
          </table:table-cell>
        </table:table-row>
        <table:table-row table:style-name="ro1">
          <table:table-cell table:formula="of:=[.A237]+1" office:value-type="float" office:value="1653">
            <text:p>1653</text:p>
          </table:table-cell>
          <table:table-cell office:value-type="float" office:value="8.51">
            <text:p>8,51</text:p>
          </table:table-cell>
        </table:table-row>
        <table:table-row table:style-name="ro1">
          <table:table-cell table:formula="of:=[.A238]+1" office:value-type="float" office:value="1654">
            <text:p>1654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table:formula="of:=[.A239]+1" office:value-type="float" office:value="1655">
            <text:p>165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240]+1" office:value-type="float" office:value="1656">
            <text:p>1656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241]+1" office:value-type="float" office:value="1657">
            <text:p>16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2]+1" office:value-type="float" office:value="1658">
            <text:p>1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3]+1" office:value-type="float" office:value="1659">
            <text:p>1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4]+1" office:value-type="float" office:value="1660">
            <text:p>16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5]+1" office:value-type="float" office:value="1661">
            <text:p>1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46]+1" office:value-type="float" office:value="1662">
            <text:p>166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47]+1" office:value-type="float" office:value="1663">
            <text:p>166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48]+1" office:value-type="float" office:value="1664">
            <text:p>1664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249]+1" office:value-type="float" office:value="1665">
            <text:p>166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250]+1" office:value-type="float" office:value="1666">
            <text:p>1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1]+1" office:value-type="float" office:value="1667">
            <text:p>1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2]+1" office:value-type="float" office:value="1668">
            <text:p>16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3]+1" office:value-type="float" office:value="1669">
            <text:p>1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54]+1" office:value-type="float" office:value="1670">
            <text:p>1670</text:p>
          </table:table-cell>
          <table:table-cell office:value-type="float" office:value="12.34">
            <text:p>12,34</text:p>
          </table:table-cell>
        </table:table-row>
        <table:table-row table:style-name="ro1">
          <table:table-cell table:formula="of:=[.A255]+1" office:value-type="float" office:value="1671">
            <text:p>1671</text:p>
          </table:table-cell>
          <table:table-cell office:value-type="float" office:value="25.9">
            <text:p>25,9</text:p>
          </table:table-cell>
        </table:table-row>
        <table:table-row table:style-name="ro1">
          <table:table-cell table:formula="of:=[.A256]+1" office:value-type="float" office:value="1672">
            <text:p>1672</text:p>
          </table:table-cell>
          <table:table-cell office:value-type="float" office:value="30.64">
            <text:p>30,64</text:p>
          </table:table-cell>
        </table:table-row>
        <table:table-row table:style-name="ro1">
          <table:table-cell table:formula="of:=[.A257]+1" office:value-type="float" office:value="1673">
            <text:p>1673</text:p>
          </table:table-cell>
          <table:table-cell office:value-type="float" office:value="34.62">
            <text:p>34,62</text:p>
          </table:table-cell>
        </table:table-row>
        <table:table-row table:style-name="ro1">
          <table:table-cell table:formula="of:=[.A258]+1" office:value-type="float" office:value="1674">
            <text:p>1674</text:p>
          </table:table-cell>
          <table:table-cell office:value-type="float" office:value="44.64">
            <text:p>44,64</text:p>
          </table:table-cell>
        </table:table-row>
        <table:table-row table:style-name="ro1">
          <table:table-cell table:formula="of:=[.A259]+1" office:value-type="float" office:value="1675">
            <text:p>1675</text:p>
          </table:table-cell>
          <table:table-cell office:value-type="float" office:value="4.04">
            <text:p>4,04</text:p>
          </table:table-cell>
        </table:table-row>
        <table:table-row table:style-name="ro1">
          <table:table-cell table:formula="of:=[.A260]+1" office:value-type="float" office:value="1676">
            <text:p>1676</text:p>
          </table:table-cell>
          <table:table-cell office:value-type="float" office:value="2.78">
            <text:p>2,78</text:p>
          </table:table-cell>
        </table:table-row>
        <table:table-row table:style-name="ro1">
          <table:table-cell table:formula="of:=[.A261]+1" office:value-type="float" office:value="1677">
            <text:p>1677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table:formula="of:=[.A262]+1" office:value-type="float" office:value="1678">
            <text:p>167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formula="of:=[.A263]+1" office:value-type="float" office:value="1679">
            <text:p>1679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table:formula="of:=[.A264]+1" office:value-type="float" office:value="1680">
            <text:p>1680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265]+1" office:value-type="float" office:value="1681">
            <text:p>1681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formula="of:=[.A266]+1" office:value-type="float" office:value="1682">
            <text:p>1682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table:formula="of:=[.A267]+1" office:value-type="float" office:value="1683">
            <text:p>1683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formula="of:=[.A268]+1" office:value-type="float" office:value="1684">
            <text:p>168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269]+1" office:value-type="float" office:value="1685">
            <text:p>1685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table:formula="of:=[.A270]+1" office:value-type="float" office:value="1686">
            <text:p>168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71]+1" office:value-type="float" office:value="1687">
            <text:p>168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72]+1" office:value-type="float" office:value="1688">
            <text:p>1688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73]+1" office:value-type="float" office:value="1689">
            <text:p>168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274]+1" office:value-type="float" office:value="1690">
            <text:p>1690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275]+1" office:value-type="float" office:value="1691">
            <text:p>1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6]+1" office:value-type="float" office:value="1692">
            <text:p>1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7]+1" office:value-type="float" office:value="1693">
            <text:p>1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8]+1" office:value-type="float" office:value="1694">
            <text:p>1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79]+1" office:value-type="float" office:value="1695">
            <text:p>1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0]+1" office:value-type="float" office:value="1696">
            <text:p>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1]+1" office:value-type="float" office:value="1697">
            <text:p>1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2]+1" office:value-type="float" office:value="1698">
            <text:p>16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3]+1" office:value-type="float" office:value="1699">
            <text:p>1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4]+1" office:value-type="float" office:value="1700">
            <text:p>17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5]+1" office:value-type="float" office:value="1701">
            <text:p>1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6]+1" office:value-type="float" office:value="1702">
            <text:p>1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7]+1" office:value-type="float" office:value="1703">
            <text:p>1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8]+1" office:value-type="float" office:value="1704">
            <text:p>1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89]+1" office:value-type="float" office:value="1705">
            <text:p>1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0]+1" office:value-type="float" office:value="1706">
            <text:p>1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1]+1" office:value-type="float" office:value="1707">
            <text:p>1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2]+1" office:value-type="float" office:value="1708">
            <text:p>1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3]+1" office:value-type="float" office:value="1709">
            <text:p>1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4]+1" office:value-type="float" office:value="1710">
            <text:p>17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5]+1" office:value-type="float" office:value="1711">
            <text:p>1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6]+1" office:value-type="float" office:value="1712">
            <text:p>1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7]+1" office:value-type="float" office:value="1713">
            <text:p>17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8]+1" office:value-type="float" office:value="1714">
            <text:p>1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99]+1" office:value-type="float" office:value="1715">
            <text:p>1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0]+1" office:value-type="float" office:value="1716">
            <text:p>1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1]+1" office:value-type="float" office:value="1717">
            <text:p>1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2]+1" office:value-type="float" office:value="1718">
            <text:p>1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3]+1" office:value-type="float" office:value="1719">
            <text:p>1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4]+1" office:value-type="float" office:value="1720">
            <text:p>17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5]+1" office:value-type="float" office:value="1721">
            <text:p>1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6]+1" office:value-type="float" office:value="1722">
            <text:p>1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7]+1" office:value-type="float" office:value="1723">
            <text:p>1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8]+1" office:value-type="float" office:value="1724">
            <text:p>1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09]+1" office:value-type="float" office:value="1725">
            <text:p>1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0]+1" office:value-type="float" office:value="1726">
            <text:p>1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1]+1" office:value-type="float" office:value="1727">
            <text:p>1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2]+1" office:value-type="float" office:value="1728">
            <text:p>1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3]+1" office:value-type="float" office:value="1729">
            <text:p>1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4]+1" office:value-type="float" office:value="1730">
            <text:p>17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5]+1" office:value-type="float" office:value="1731">
            <text:p>1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6]+1" office:value-type="float" office:value="1732">
            <text:p>1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7]+1" office:value-type="float" office:value="1733">
            <text:p>1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8]+1" office:value-type="float" office:value="1734">
            <text:p>1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19]+1" office:value-type="float" office:value="1735">
            <text:p>1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0]+1" office:value-type="float" office:value="1736">
            <text:p>1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1]+1" office:value-type="float" office:value="1737">
            <text:p>1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2]+1" office:value-type="float" office:value="1738">
            <text:p>1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3]+1" office:value-type="float" office:value="1739">
            <text:p>1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4]+1" office:value-type="float" office:value="1740">
            <text:p>17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5]+1" office:value-type="float" office:value="1741">
            <text:p>1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26]+1" office:value-type="float" office:value="1742">
            <text:p>174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27]+1" office:value-type="float" office:value="1743">
            <text:p>1743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table:formula="of:=[.A328]+1" office:value-type="float" office:value="1744">
            <text:p>1744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table:formula="of:=[.A329]+1" office:value-type="float" office:value="1745">
            <text:p>1745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330]+1" office:value-type="float" office:value="1746">
            <text:p>1746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331]+1" office:value-type="float" office:value="1747">
            <text:p>174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32]+1" office:value-type="float" office:value="1748">
            <text:p>1748</text:p>
          </table:table-cell>
          <table:table-cell office:value-type="float" office:value="7.94">
            <text:p>7,94</text:p>
          </table:table-cell>
        </table:table-row>
        <table:table-row table:style-name="ro1">
          <table:table-cell table:formula="of:=[.A333]+1" office:value-type="float" office:value="1749">
            <text:p>1749</text:p>
          </table:table-cell>
          <table:table-cell office:value-type="float" office:value="17.3">
            <text:p>17,3</text:p>
          </table:table-cell>
        </table:table-row>
        <table:table-row table:style-name="ro1">
          <table:table-cell table:formula="of:=[.A334]+1" office:value-type="float" office:value="1750">
            <text:p>1750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335]+1" office:value-type="float" office:value="1751">
            <text:p>1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36]+1" office:value-type="float" office:value="1752">
            <text:p>1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37]+1" office:value-type="float" office:value="1753">
            <text:p>1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38]+1" office:value-type="float" office:value="1754">
            <text:p>1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39]+1" office:value-type="float" office:value="1755">
            <text:p>175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40]+1" office:value-type="float" office:value="1756">
            <text:p>175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41]+1" office:value-type="float" office:value="1757">
            <text:p>1757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342]+1" office:value-type="float" office:value="1758">
            <text:p>1758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table:formula="of:=[.A343]+1" office:value-type="float" office:value="1759">
            <text:p>175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A344]+1" office:value-type="float" office:value="1760">
            <text:p>1760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formula="of:=[.A345]+1" office:value-type="float" office:value="1761">
            <text:p>1761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table:formula="of:=[.A346]+1" office:value-type="float" office:value="1762">
            <text:p>1762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347]+1" office:value-type="float" office:value="1763">
            <text:p>1763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348]+1" office:value-type="float" office:value="1764">
            <text:p>176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349]+1" office:value-type="float" office:value="1765">
            <text:p>1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0]+1" office:value-type="float" office:value="1766">
            <text:p>1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1]+1" office:value-type="float" office:value="1767">
            <text:p>1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2]+1" office:value-type="float" office:value="1768">
            <text:p>1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3]+1" office:value-type="float" office:value="1769">
            <text:p>1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4]+1" office:value-type="float" office:value="1770">
            <text:p>1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5]+1" office:value-type="float" office:value="1771">
            <text:p>1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6]+1" office:value-type="float" office:value="1772">
            <text:p>1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7]+1" office:value-type="float" office:value="1773">
            <text:p>17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58]+1" office:value-type="float" office:value="1774">
            <text:p>1774</text:p>
          </table:table-cell>
          <table:table-cell office:value-type="float" office:value="23.78">
            <text:p>23,78</text:p>
          </table:table-cell>
        </table:table-row>
        <table:table-row table:style-name="ro1">
          <table:table-cell table:formula="of:=[.A359]+1" office:value-type="float" office:value="1775">
            <text:p>1775</text:p>
          </table:table-cell>
          <table:table-cell office:value-type="float" office:value="20.82">
            <text:p>20,82</text:p>
          </table:table-cell>
        </table:table-row>
        <table:table-row table:style-name="ro1">
          <table:table-cell table:formula="of:=[.A360]+1" office:value-type="float" office:value="1776">
            <text:p>1776</text:p>
          </table:table-cell>
          <table:table-cell office:value-type="float" office:value="17.32">
            <text:p>17,32</text:p>
          </table:table-cell>
        </table:table-row>
        <table:table-row table:style-name="ro1">
          <table:table-cell table:formula="of:=[.A361]+1" office:value-type="float" office:value="1777">
            <text:p>1777</text:p>
          </table:table-cell>
          <table:table-cell office:value-type="float" office:value="15.12">
            <text:p>15,12</text:p>
          </table:table-cell>
        </table:table-row>
        <table:table-row table:style-name="ro1">
          <table:table-cell table:formula="of:=[.A362]+1" office:value-type="float" office:value="1778">
            <text:p>1778</text:p>
          </table:table-cell>
          <table:table-cell office:value-type="float" office:value="14.16">
            <text:p>14,16</text:p>
          </table:table-cell>
        </table:table-row>
        <table:table-row table:style-name="ro1">
          <table:table-cell table:formula="of:=[.A363]+1" office:value-type="float" office:value="1779">
            <text:p>1779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 table:formula="of:=[.A364]+1" office:value-type="float" office:value="1780">
            <text:p>1780</text:p>
          </table:table-cell>
          <table:table-cell office:value-type="float" office:value="4.88">
            <text:p>4,88</text:p>
          </table:table-cell>
        </table:table-row>
        <table:table-row table:style-name="ro1">
          <table:table-cell table:formula="of:=[.A365]+1" office:value-type="float" office:value="1781">
            <text:p>1781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table:formula="of:=[.A366]+1" office:value-type="float" office:value="1782">
            <text:p>17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67]+1" office:value-type="float" office:value="1783">
            <text:p>1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68]+1" office:value-type="float" office:value="1784">
            <text:p>1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69]+1" office:value-type="float" office:value="1785">
            <text:p>1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0]+1" office:value-type="float" office:value="1786">
            <text:p>1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1]+1" office:value-type="float" office:value="1787">
            <text:p>1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2]+1" office:value-type="float" office:value="1788">
            <text:p>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3]+1" office:value-type="float" office:value="1789">
            <text:p>1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4]+1" office:value-type="float" office:value="1790">
            <text:p>17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5]+1" office:value-type="float" office:value="1791">
            <text:p>1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6]+1" office:value-type="float" office:value="1792">
            <text:p>17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7]+1" office:value-type="float" office:value="1793">
            <text:p>1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8]+1" office:value-type="float" office:value="1794">
            <text:p>1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79]+1" office:value-type="float" office:value="1795">
            <text:p>1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0]+1" office:value-type="float" office:value="1796">
            <text:p>1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1]+1" office:value-type="float" office:value="1797">
            <text:p>1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2]+1" office:value-type="float" office:value="1798">
            <text:p>1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3]+1" office:value-type="float" office:value="1799">
            <text:p>1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4]+1" office:value-type="float" office:value="1800">
            <text:p>1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5]+1" office:value-type="float" office:value="1801">
            <text:p>1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6]+1" office:value-type="float" office:value="1802">
            <text:p>18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7]+1" office:value-type="float" office:value="1803">
            <text:p>1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8]+1" office:value-type="float" office:value="1804">
            <text:p>1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89]+1" office:value-type="float" office:value="1805">
            <text:p>1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0]+1" office:value-type="float" office:value="1806">
            <text:p>1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1]+1" office:value-type="float" office:value="1807">
            <text:p>1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2]+1" office:value-type="float" office:value="1808">
            <text:p>1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3]+1" office:value-type="float" office:value="1809">
            <text:p>1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4]+1" office:value-type="float" office:value="1810">
            <text:p>1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395]+1" office:value-type="float" office:value="1811">
            <text:p>181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formula="of:=[.A396]+1" office:value-type="float" office:value="1812">
            <text:p>181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397]+1" office:value-type="float" office:value="1813">
            <text:p>181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98]+1" office:value-type="float" office:value="1814">
            <text:p>181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399]+1" office:value-type="float" office:value="1815">
            <text:p>1815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formula="of:=[.A400]+1" office:value-type="float" office:value="1816">
            <text:p>1816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table:formula="of:=[.A401]+1" office:value-type="float" office:value="1817">
            <text:p>1817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formula="of:=[.A402]+1" office:value-type="float" office:value="1818">
            <text:p>1818</text:p>
          </table:table-cell>
          <table:table-cell office:value-type="float" office:value="7.88">
            <text:p>7,88</text:p>
          </table:table-cell>
        </table:table-row>
        <table:table-row table:style-name="ro1">
          <table:table-cell table:formula="of:=[.A403]+1" office:value-type="float" office:value="1819">
            <text:p>1819</text:p>
          </table:table-cell>
          <table:table-cell office:value-type="float" office:value="6.16">
            <text:p>6,16</text:p>
          </table:table-cell>
        </table:table-row>
        <table:table-row table:style-name="ro1">
          <table:table-cell table:formula="of:=[.A404]+1" office:value-type="float" office:value="1820">
            <text:p>1820</text:p>
          </table:table-cell>
          <table:table-cell office:value-type="float" office:value="4.88">
            <text:p>4,88</text:p>
          </table:table-cell>
        </table:table-row>
        <table:table-row table:style-name="ro1">
          <table:table-cell table:formula="of:=[.A405]+1" office:value-type="float" office:value="1821">
            <text:p>182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formula="of:=[.A406]+1" office:value-type="float" office:value="1822">
            <text:p>182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407]+1" office:value-type="float" office:value="1823">
            <text:p>1823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408]+1" office:value-type="float" office:value="1824">
            <text:p>1824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409]+1" office:value-type="float" office:value="1825">
            <text:p>1825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410]+1" office:value-type="float" office:value="1826">
            <text:p>182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411]+1" office:value-type="float" office:value="1827">
            <text:p>182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412]+1" office:value-type="float" office:value="1828">
            <text:p>182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413]+1" office:value-type="float" office:value="1829">
            <text:p>182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formula="of:=[.A414]+1" office:value-type="float" office:value="1830">
            <text:p>183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15]+1" office:value-type="float" office:value="1831">
            <text:p>183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16]+1" office:value-type="float" office:value="1832">
            <text:p>1832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17]+1" office:value-type="float" office:value="1833">
            <text:p>1833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18]+1" office:value-type="float" office:value="1834">
            <text:p>1834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table:formula="of:=[.A419]+1" office:value-type="float" office:value="1835">
            <text:p>1835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420]+1" office:value-type="float" office:value="1836">
            <text:p>183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421]+1" office:value-type="float" office:value="1837">
            <text:p>1837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422]+1" office:value-type="float" office:value="1838">
            <text:p>1838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423]+1" office:value-type="float" office:value="1839">
            <text:p>1839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424]+1" office:value-type="float" office:value="1840">
            <text:p>1840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425]+1" office:value-type="float" office:value="1841">
            <text:p>184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426]+1" office:value-type="float" office:value="1842">
            <text:p>1842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427]+1" office:value-type="float" office:value="1843">
            <text:p>1843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428]+1" office:value-type="float" office:value="1844">
            <text:p>1844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table:formula="of:=[.A429]+1" office:value-type="float" office:value="1845">
            <text:p>1845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430]+1" office:value-type="float" office:value="1846">
            <text:p>1846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431]+1" office:value-type="float" office:value="1847">
            <text:p>1847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432]+1" office:value-type="float" office:value="1848">
            <text:p>1848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433]+1" office:value-type="float" office:value="1849">
            <text:p>1849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434]+1" office:value-type="float" office:value="1850">
            <text:p>1850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435]+1" office:value-type="float" office:value="1851">
            <text:p>1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36]+1" office:value-type="float" office:value="1852">
            <text:p>18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37]+1" office:value-type="float" office:value="1853">
            <text:p>1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38]+1" office:value-type="float" office:value="1854">
            <text:p>1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39]+1" office:value-type="float" office:value="1855">
            <text:p>1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0]+1" office:value-type="float" office:value="1856">
            <text:p>1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1]+1" office:value-type="float" office:value="1857">
            <text:p>1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2]+1" office:value-type="float" office:value="1858">
            <text:p>1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3]+1" office:value-type="float" office:value="1859">
            <text:p>1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4]+1" office:value-type="float" office:value="1860">
            <text:p>18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5]+1" office:value-type="float" office:value="1861">
            <text:p>186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6]+1" office:value-type="float" office:value="1862">
            <text:p>1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7]+1" office:value-type="float" office:value="1863">
            <text:p>1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8]+1" office:value-type="float" office:value="1864">
            <text:p>1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49]+1" office:value-type="float" office:value="1865">
            <text:p>1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0]+1" office:value-type="float" office:value="1866">
            <text:p>1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1]+1" office:value-type="float" office:value="1867">
            <text:p>1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2]+1" office:value-type="float" office:value="1868">
            <text:p>1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3]+1" office:value-type="float" office:value="1869">
            <text:p>1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4]+1" office:value-type="float" office:value="1870">
            <text:p>18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5]+1" office:value-type="float" office:value="1871">
            <text:p>1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6]+1" office:value-type="float" office:value="1872">
            <text:p>1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7]+1" office:value-type="float" office:value="1873">
            <text:p>1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8]+1" office:value-type="float" office:value="1874">
            <text:p>1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59]+1" office:value-type="float" office:value="1875">
            <text:p>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0]+1" office:value-type="float" office:value="1876">
            <text:p>1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1]+1" office:value-type="float" office:value="1877">
            <text:p>1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2]+1" office:value-type="float" office:value="1878">
            <text:p>1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3]+1" office:value-type="float" office:value="1879">
            <text:p>1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4]+1" office:value-type="float" office:value="1880">
            <text:p>18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5]+1" office:value-type="float" office:value="1881">
            <text:p>18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6]+1" office:value-type="float" office:value="1882">
            <text:p>1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7]+1" office:value-type="float" office:value="1883">
            <text:p>1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8]+1" office:value-type="float" office:value="1884">
            <text:p>1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69]+1" office:value-type="float" office:value="1885">
            <text:p>1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0]+1" office:value-type="float" office:value="1886">
            <text:p>1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1]+1" office:value-type="float" office:value="1887">
            <text:p>18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2]+1" office:value-type="float" office:value="1888">
            <text:p>1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3]+1" office:value-type="float" office:value="1889">
            <text:p>1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74]+1" office:value-type="float" office:value="1890">
            <text:p>1890</text:p>
          </table:table-cell>
          <table:table-cell office:value-type="float" office:value="24.65">
            <text:p>24,65</text:p>
          </table:table-cell>
        </table:table-row>
        <table:table-row table:style-name="ro1">
          <table:table-cell table:formula="of:=[.A475]+1" office:value-type="float" office:value="1891">
            <text:p>1891</text:p>
          </table:table-cell>
          <table:table-cell office:value-type="float" office:value="24.54">
            <text:p>24,54</text:p>
          </table:table-cell>
        </table:table-row>
        <table:table-row table:style-name="ro1">
          <table:table-cell table:formula="of:=[.A476]+1" office:value-type="float" office:value="1892">
            <text:p>1892</text:p>
          </table:table-cell>
          <table:table-cell office:value-type="float" office:value="22.76">
            <text:p>22,76</text:p>
          </table:table-cell>
        </table:table-row>
        <table:table-row table:style-name="ro1">
          <table:table-cell table:formula="of:=[.A477]+1" office:value-type="float" office:value="1893">
            <text:p>1893</text:p>
          </table:table-cell>
          <table:table-cell office:value-type="float" office:value="9.28">
            <text:p>9,28</text:p>
          </table:table-cell>
        </table:table-row>
        <table:table-row table:style-name="ro1">
          <table:table-cell table:formula="of:=[.A478]+1" office:value-type="float" office:value="1894">
            <text:p>189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479]+1" office:value-type="float" office:value="1895">
            <text:p>1895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480]+1" office:value-type="float" office:value="1896">
            <text:p>1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1]+1" office:value-type="float" office:value="1897">
            <text:p>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2]+1" office:value-type="float" office:value="1898">
            <text:p>18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3]+1" office:value-type="float" office:value="1899">
            <text:p>1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84]+1" office:value-type="float" office:value="1900">
            <text:p>190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485]+1" office:value-type="float" office:value="1901">
            <text:p>1901</text:p>
          </table:table-cell>
          <table:table-cell office:value-type="float" office:value="35.38">
            <text:p>35,38</text:p>
          </table:table-cell>
        </table:table-row>
        <table:table-row table:style-name="ro1">
          <table:table-cell table:formula="of:=[.A486]+1" office:value-type="float" office:value="1902">
            <text:p>1902</text:p>
          </table:table-cell>
          <table:table-cell office:value-type="float" office:value="35.38">
            <text:p>35,38</text:p>
          </table:table-cell>
        </table:table-row>
        <table:table-row table:style-name="ro1">
          <table:table-cell table:formula="of:=[.A487]+1" office:value-type="float" office:value="1903">
            <text:p>1903</text:p>
          </table:table-cell>
          <table:table-cell office:value-type="float" office:value="32.18">
            <text:p>32,18</text:p>
          </table:table-cell>
        </table:table-row>
        <table:table-row table:style-name="ro1">
          <table:table-cell table:formula="of:=[.A488]+1" office:value-type="float" office:value="1904">
            <text:p>1904</text:p>
          </table:table-cell>
          <table:table-cell office:value-type="float" office:value="31.24">
            <text:p>31,24</text:p>
          </table:table-cell>
        </table:table-row>
        <table:table-row table:style-name="ro1">
          <table:table-cell table:formula="of:=[.A489]+1" office:value-type="float" office:value="1905">
            <text:p>1905</text:p>
          </table:table-cell>
          <table:table-cell office:value-type="float" office:value="20.8">
            <text:p>20,8</text:p>
          </table:table-cell>
        </table:table-row>
        <table:table-row table:style-name="ro1">
          <table:table-cell table:formula="of:=[.A490]+1" office:value-type="float" office:value="1906">
            <text:p>1906</text:p>
          </table:table-cell>
          <table:table-cell office:value-type="float" office:value="3.68">
            <text:p>3,68</text:p>
          </table:table-cell>
        </table:table-row>
        <table:table-row table:style-name="ro1">
          <table:table-cell table:formula="of:=[.A491]+1" office:value-type="float" office:value="1907">
            <text:p>1907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table:formula="of:=[.A492]+1" office:value-type="float" office:value="1908">
            <text:p>1908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formula="of:=[.A493]+1" office:value-type="float" office:value="1909">
            <text:p>1909</text:p>
          </table:table-cell>
          <table:table-cell office:value-type="float" office:value="13.72">
            <text:p>13,72</text:p>
          </table:table-cell>
        </table:table-row>
        <table:table-row table:style-name="ro1">
          <table:table-cell table:formula="of:=[.A494]+1" office:value-type="float" office:value="1910">
            <text:p>1910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table:formula="of:=[.A495]+1" office:value-type="float" office:value="1911">
            <text:p>1911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formula="of:=[.A496]+1" office:value-type="float" office:value="1912">
            <text:p>1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7]+1" office:value-type="float" office:value="1913">
            <text:p>1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8]+1" office:value-type="float" office:value="1914">
            <text:p>1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99]+1" office:value-type="float" office:value="1915">
            <text:p>1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0]+1" office:value-type="float" office:value="1916">
            <text:p>1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1]+1" office:value-type="float" office:value="1917">
            <text:p>1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2]+1" office:value-type="float" office:value="1918">
            <text:p>1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3]+1" office:value-type="float" office:value="1919">
            <text:p>1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04]+1" office:value-type="float" office:value="1920">
            <text:p>1920</text:p>
          </table:table-cell>
          <table:table-cell office:value-type="float" office:value="4.8">
            <text:p>4,8</text:p>
          </table:table-cell>
        </table:table-row>
        <table:table-row table:style-name="ro1">
          <table:table-cell table:formula="of:=[.A505]+1" office:value-type="float" office:value="1921">
            <text:p>1921</text:p>
          </table:table-cell>
          <table:table-cell office:value-type="float" office:value="6.54">
            <text:p>6,54</text:p>
          </table:table-cell>
        </table:table-row>
        <table:table-row table:style-name="ro1">
          <table:table-cell table:formula="of:=[.A506]+1" office:value-type="float" office:value="1922">
            <text:p>1922</text:p>
          </table:table-cell>
          <table:table-cell office:value-type="float" office:value="9.26">
            <text:p>9,26</text:p>
          </table:table-cell>
        </table:table-row>
        <table:table-row table:style-name="ro1">
          <table:table-cell table:formula="of:=[.A507]+1" office:value-type="float" office:value="1923">
            <text:p>1923</text:p>
          </table:table-cell>
          <table:table-cell office:value-type="float" office:value="3.68">
            <text:p>3,68</text:p>
          </table:table-cell>
        </table:table-row>
        <table:table-row table:style-name="ro1">
          <table:table-cell table:formula="of:=[.A508]+1" office:value-type="float" office:value="1924">
            <text:p>1924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table:formula="of:=[.A509]+1" office:value-type="float" office:value="1925">
            <text:p>1925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formula="of:=[.A510]+1" office:value-type="float" office:value="1926">
            <text:p>192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511]+1" office:value-type="float" office:value="1927">
            <text:p>1927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512]+1" office:value-type="float" office:value="1928">
            <text:p>1928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513]+1" office:value-type="float" office:value="1929">
            <text:p>1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14]+1" office:value-type="float" office:value="1930">
            <text:p>19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15]+1" office:value-type="float" office:value="1931">
            <text:p>19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16]+1" office:value-type="float" office:value="1932">
            <text:p>193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formula="of:=[.A517]+1" office:value-type="float" office:value="1933">
            <text:p>1933</text:p>
          </table:table-cell>
          <table:table-cell office:value-type="float" office:value="2.26">
            <text:p>2,26</text:p>
          </table:table-cell>
        </table:table-row>
        <table:table-row table:style-name="ro1">
          <table:table-cell table:formula="of:=[.A518]+1" office:value-type="float" office:value="1934">
            <text:p>1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19]+1" office:value-type="float" office:value="1935">
            <text:p>1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0]+1" office:value-type="float" office:value="1936">
            <text:p>1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1]+1" office:value-type="float" office:value="1937">
            <text:p>1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2]+1" office:value-type="float" office:value="1938">
            <text:p>1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3]+1" office:value-type="float" office:value="1939">
            <text:p>193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4]+1" office:value-type="float" office:value="1940">
            <text:p>1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5]+1" office:value-type="float" office:value="1941">
            <text:p>1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6]+1" office:value-type="float" office:value="1942">
            <text:p>1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7]+1" office:value-type="float" office:value="1943">
            <text:p>1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8]+1" office:value-type="float" office:value="1944">
            <text:p>1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29]+1" office:value-type="float" office:value="1945">
            <text:p>1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0]+1" office:value-type="float" office:value="1946">
            <text:p>194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31]+1" office:value-type="float" office:value="1947">
            <text:p>1947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32]+1" office:value-type="float" office:value="1948">
            <text:p>1948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formula="of:=[.A533]+1" office:value-type="float" office:value="1949">
            <text:p>1949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534]+1" office:value-type="float" office:value="1950">
            <text:p>195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535]+1" office:value-type="float" office:value="1951">
            <text:p>195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36]+1" office:value-type="float" office:value="1952">
            <text:p>1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7]+1" office:value-type="float" office:value="1953">
            <text:p>1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8]+1" office:value-type="float" office:value="1954">
            <text:p>1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39]+1" office:value-type="float" office:value="1955">
            <text:p>1955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40]+1" office:value-type="float" office:value="1956">
            <text:p>1956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41]+1" office:value-type="float" office:value="1957">
            <text:p>1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2]+1" office:value-type="float" office:value="1958">
            <text:p>1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3]+1" office:value-type="float" office:value="1959">
            <text:p>1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4]+1" office:value-type="float" office:value="1960">
            <text:p>19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5]+1" office:value-type="float" office:value="1961">
            <text:p>196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46]+1" office:value-type="float" office:value="1962">
            <text:p>1962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547]+1" office:value-type="float" office:value="1963">
            <text:p>1963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548]+1" office:value-type="float" office:value="1964">
            <text:p>1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49]+1" office:value-type="float" office:value="1965">
            <text:p>1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0]+1" office:value-type="float" office:value="1966">
            <text:p>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1]+1" office:value-type="float" office:value="1967">
            <text:p>1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2]+1" office:value-type="float" office:value="1968">
            <text:p>1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3]+1" office:value-type="float" office:value="1969">
            <text:p>1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4]+1" office:value-type="float" office:value="1970">
            <text:p>19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55]+1" office:value-type="float" office:value="1971">
            <text:p>1971</text:p>
          </table:table-cell>
          <table:table-cell office:value-type="float" office:value="14.76">
            <text:p>14,76</text:p>
          </table:table-cell>
        </table:table-row>
        <table:table-row table:style-name="ro1">
          <table:table-cell table:formula="of:=[.A556]+1" office:value-type="float" office:value="1972">
            <text:p>1972</text:p>
          </table:table-cell>
          <table:table-cell office:value-type="float" office:value="13.7">
            <text:p>13,7</text:p>
          </table:table-cell>
        </table:table-row>
        <table:table-row table:style-name="ro1">
          <table:table-cell table:formula="of:=[.A557]+1" office:value-type="float" office:value="1973">
            <text:p>1973</text:p>
          </table:table-cell>
          <table:table-cell office:value-type="float" office:value="2.79">
            <text:p>2,79</text:p>
          </table:table-cell>
        </table:table-row>
        <table:table-row table:style-name="ro1">
          <table:table-cell table:formula="of:=[.A558]+1" office:value-type="float" office:value="1974">
            <text:p>1974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559]+1" office:value-type="float" office:value="1975">
            <text:p>1975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table:formula="of:=[.A560]+1" office:value-type="float" office:value="1976">
            <text:p>1976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formula="of:=[.A561]+1" office:value-type="float" office:value="1977">
            <text:p>1977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formula="of:=[.A562]+1" office:value-type="float" office:value="1978">
            <text:p>1978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formula="of:=[.A563]+1" office:value-type="float" office:value="1979">
            <text:p>1979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formula="of:=[.A564]+1" office:value-type="float" office:value="1980">
            <text:p>1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5]+1" office:value-type="float" office:value="1981">
            <text:p>1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6]+1" office:value-type="float" office:value="1982">
            <text:p>1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7]+1" office:value-type="float" office:value="1983">
            <text:p>1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8]+1" office:value-type="float" office:value="1984">
            <text:p>1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69]+1" office:value-type="float" office:value="1985">
            <text:p>1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0]+1" office:value-type="float" office:value="1986">
            <text:p>1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1]+1" office:value-type="float" office:value="1987">
            <text:p>1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2]+1" office:value-type="float" office:value="1988">
            <text:p>1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3]+1" office:value-type="float" office:value="1989">
            <text:p>1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4]+1" office:value-type="float" office:value="1990">
            <text:p>199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5]+1" office:value-type="float" office:value="1991">
            <text:p>199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6]+1"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7]+1"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8]+1"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79]+1"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0]+1"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1]+1"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2]+1"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3]+1"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84]+1" office:value-type="float" office:value="2000">
            <text:p>200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85]+1" office:value-type="float" office:value="2001">
            <text:p>2001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table:formula="of:=[.A586]+1" office:value-type="float" office:value="2002">
            <text:p>2002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87]+1" office:value-type="float" office:value="2003">
            <text:p>2003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88]+1" office:value-type="float" office:value="2004">
            <text:p>2004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formula="of:=[.A589]+1" office:value-type="float" office:value="2005">
            <text:p>2005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table:formula="of:=[.A590]+1" office:value-type="float" office:value="2006">
            <text:p>2006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table:formula="of:=[.A591]+1" office:value-type="float" office:value="2007">
            <text:p>2007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table:formula="of:=[.A592]+1" office:value-type="float" office:value="2008">
            <text:p>2008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table:formula="of:=[.A593]+1" office:value-type="float" office:value="2009">
            <text:p>2009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table:formula="of:=[.A594]+1" office:value-type="float" office:value="2010">
            <text:p>201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95]+1" office:value-type="float" office:value="2011">
            <text:p>2011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formula="of:=[.A596]+1"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97]+1"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98]+1" office:value-type="float" office:value="2014">
            <text:p>2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599]+1"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0]+1"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1]+1"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2]+1"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3]+1"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4]+1"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5]+1" office:value-type="float" office:value="2021">
            <text:p>2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6]+1" office:value-type="float" office:value="2022">
            <text:p>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7]+1" office:value-type="float" office:value="2023">
            <text:p>2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8]+1" office:value-type="float" office:value="2024">
            <text:p>2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09]+1" office:value-type="float" office:value="2025">
            <text:p>2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610]+1" office:value-type="float" office:value="2026">
            <text:p>202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13/12/2020</text:date>, <text:time>21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 SD</meta:initial-creator>
    <meta:creation-date>2020-12-13T21:47:20.54</meta:creation-date>
    <meta:generator>OpenOffice/4.1.8$Win32 OpenOffice.org_project/418m3$Build-9803</meta:generator>
    <meta:document-statistic meta:table-count="4" meta:cell-count="8122" meta:object-count="0"/>
  </office:meta>
</office:document-meta>
</file>